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2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>
            <text:p>Kp</text:p>
          </table:table-cell>
          <table:table-cell office:value-type="string">
            <text:p><text:s/>0.135</text:p>
          </table:table-cell>
          <table:table-cell table:number-columns-repeated="4"/>
        </table:table-row>
        <table:table-row table:style-name="ro1">
          <table:table-cell office:value-type="string">
            <text:p>Ki</text:p>
          </table:table-cell>
          <table:table-cell office:value-type="string">
            <text:p><text:s/>0.055181</text:p>
          </table:table-cell>
          <table:table-cell table:number-columns-repeated="3"/>
          <table:table-cell>
            <draw:frame table:end-cell-address="Tabelle1.S36" table:end-x="0.563cm" table:end-y="0.293cm" draw:z-index="0" draw:style-name="gr1" draw:text-style-name="P1" svg:width="28.51cm" svg:height="15.408cm" svg:x="1.409cm" svg:y="0.24cm">
              <draw:object draw:notify-on-update-of-ranges="Tabelle1.C12:Tabelle1.C12 Tabelle1.C13:Tabelle1.C1140 Tabelle1.E12:Tabelle1.E12 Tabelle1.E13:Tabelle1.E114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Kd</text:p>
          </table:table-cell>
          <table:table-cell office:value-type="string">
            <text:p><text:s/>0</text:p>
          </table:table-cell>
          <table:table-cell table:number-columns-repeated="4"/>
        </table:table-row>
        <table:table-row table:style-name="ro1">
          <table:table-cell office:value-type="string">
            <text:p>tau</text:p>
          </table:table-cell>
          <table:table-cell office:value-type="string">
            <text:p><text:s/>0.025</text:p>
          </table:table-cell>
          <table:table-cell table:number-columns-repeated="4"/>
        </table:table-row>
        <table:table-row table:style-name="ro1">
          <table:table-cell office:value-type="string">
            <text:p>limMin</text:p>
          </table:table-cell>
          <table:table-cell office:value-type="string">
            <text:p><text:s/>0.25</text:p>
          </table:table-cell>
          <table:table-cell table:number-columns-repeated="4"/>
        </table:table-row>
        <table:table-row table:style-name="ro1">
          <table:table-cell office:value-type="string">
            <text:p>limMax</text:p>
          </table:table-cell>
          <table:table-cell office:value-type="string">
            <text:p><text:s/>0.765</text:p>
          </table:table-cell>
          <table:table-cell table:number-columns-repeated="4"/>
        </table:table-row>
        <table:table-row table:style-name="ro1">
          <table:table-cell office:value-type="string">
            <text:p>intLimMin</text:p>
          </table:table-cell>
          <table:table-cell office:value-type="string">
            <text:p><text:s/>0.25</text:p>
          </table:table-cell>
          <table:table-cell table:number-columns-repeated="4"/>
        </table:table-row>
        <table:table-row table:style-name="ro1">
          <table:table-cell office:value-type="string">
            <text:p>intLimMax</text:p>
          </table:table-cell>
          <table:table-cell office:value-type="string">
            <text:p><text:s/>0.5</text:p>
          </table:table-cell>
          <table:table-cell table:number-columns-repeated="4"/>
        </table:table-row>
        <table:table-row table:style-name="ro1">
          <table:table-cell office:value-type="string">
            <text:p>holdSpeed</text:p>
          </table:table-cell>
          <table:table-cell office:value-type="string">
            <text:p><text:s/>180</text:p>
          </table:table-cell>
          <table:table-cell table:number-columns-repeated="4"/>
        </table:table-row>
        <table:table-row table:style-name="ro1">
          <table:table-cell office:value-type="string">
            <text:p>T</text:p>
          </table:table-cell>
          <table:table-cell office:value-type="string">
            <text:p><text:s/>0.025</text:p>
          </table:table-cell>
          <table:table-cell table:number-columns-repeated="4"/>
        </table:table-row>
        <table:table-row table:style-name="ro1">
          <table:table-cell office:value-type="string">
            <text:p>setpoint</text:p>
          </table:table-cell>
          <table:table-cell office:value-type="string">
            <text:p><text:s/>180</text:p>
          </table:table-cell>
          <table:table-cell table:number-columns-repeated="4"/>
        </table:table-row>
        <table:table-row table:style-name="ro1">
          <table:table-cell office:value-type="string">
            <text:p>t</text:p>
          </table:table-cell>
          <table:table-cell office:value-type="string">
            <text:p>error</text:p>
          </table:table-cell>
          <table:table-cell office:value-type="string">
            <text:p>speed</text:p>
          </table:table-cell>
          <table:table-cell office:value-type="string">
            <text:p>out</text:p>
          </table:table-cell>
          <table:table-cell office:value-type="string">
            <text:p>setpoint</text:p>
          </table:table-cell>
          <table:table-cell/>
        </table:table-row>
        <table:table-row table:style-name="ro1">
          <table:table-cell office:value-type="float" office:value="0.148193">
            <text:p>0.148193</text:p>
          </table:table-cell>
          <table:table-cell office:value-type="float" office:value="30.5998">
            <text:p>30.5998</text:p>
          </table:table-cell>
          <table:table-cell office:value-type="float" office:value="149.4">
            <text:p>149.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0.27124">
            <text:p>0.27124</text:p>
          </table:table-cell>
          <table:table-cell office:value-type="float" office:value="30.6398">
            <text:p>30.6398</text:p>
          </table:table-cell>
          <table:table-cell office:value-type="float" office:value="149.36">
            <text:p>149.3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0.393311">
            <text:p>0.393311</text:p>
          </table:table-cell>
          <table:table-cell office:value-type="float" office:value="30.6774">
            <text:p>30.6774</text:p>
          </table:table-cell>
          <table:table-cell office:value-type="float" office:value="149.323">
            <text:p>149.32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0.515381">
            <text:p>0.515381</text:p>
          </table:table-cell>
          <table:table-cell office:value-type="float" office:value="30.7101">
            <text:p>30.7101</text:p>
          </table:table-cell>
          <table:table-cell office:value-type="float" office:value="149.29">
            <text:p>149.2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0.637939">
            <text:p>0.637939</text:p>
          </table:table-cell>
          <table:table-cell office:value-type="float" office:value="30.7354">
            <text:p>30.7354</text:p>
          </table:table-cell>
          <table:table-cell office:value-type="float" office:value="149.265">
            <text:p>149.26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0.750732">
            <text:p>0.750732</text:p>
          </table:table-cell>
          <table:table-cell office:value-type="float" office:value="30.7497">
            <text:p>30.7497</text:p>
          </table:table-cell>
          <table:table-cell office:value-type="float" office:value="149.25">
            <text:p>149.2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0.878418">
            <text:p>0.878418</text:p>
          </table:table-cell>
          <table:table-cell office:value-type="float" office:value="30.7533">
            <text:p>30.7533</text:p>
          </table:table-cell>
          <table:table-cell office:value-type="float" office:value="149.247">
            <text:p>149.24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.00757">
            <text:p>1.00757</text:p>
          </table:table-cell>
          <table:table-cell office:value-type="float" office:value="30.741">
            <text:p>30.741</text:p>
          </table:table-cell>
          <table:table-cell office:value-type="float" office:value="149.259">
            <text:p>149.25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.12866">
            <text:p>1.12866</text:p>
          </table:table-cell>
          <table:table-cell office:value-type="float" office:value="30.7136">
            <text:p>30.7136</text:p>
          </table:table-cell>
          <table:table-cell office:value-type="float" office:value="149.286">
            <text:p>149.28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.25171">
            <text:p>1.25171</text:p>
          </table:table-cell>
          <table:table-cell office:value-type="float" office:value="30.6693">
            <text:p>30.6693</text:p>
          </table:table-cell>
          <table:table-cell office:value-type="float" office:value="149.331">
            <text:p>149.33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.38062">
            <text:p>1.38062</text:p>
          </table:table-cell>
          <table:table-cell office:value-type="float" office:value="30.6046">
            <text:p>30.6046</text:p>
          </table:table-cell>
          <table:table-cell office:value-type="float" office:value="149.395">
            <text:p>149.39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.49536">
            <text:p>1.49536</text:p>
          </table:table-cell>
          <table:table-cell office:value-type="float" office:value="30.5309">
            <text:p>30.5309</text:p>
          </table:table-cell>
          <table:table-cell office:value-type="float" office:value="149.469">
            <text:p>149.46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.60059">
            <text:p>1.60059</text:p>
          </table:table-cell>
          <table:table-cell office:value-type="float" office:value="30.451">
            <text:p>30.451</text:p>
          </table:table-cell>
          <table:table-cell office:value-type="float" office:value="149.549">
            <text:p>149.54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.7124">
            <text:p>1.7124</text:p>
          </table:table-cell>
          <table:table-cell office:value-type="float" office:value="30.3528">
            <text:p>30.3528</text:p>
          </table:table-cell>
          <table:table-cell office:value-type="float" office:value="149.647">
            <text:p>149.64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.82324">
            <text:p>1.82324</text:p>
          </table:table-cell>
          <table:table-cell office:value-type="float" office:value="30.2429">
            <text:p>30.2429</text:p>
          </table:table-cell>
          <table:table-cell office:value-type="float" office:value="149.757">
            <text:p>149.75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.93286">
            <text:p>1.93286</text:p>
          </table:table-cell>
          <table:table-cell office:value-type="float" office:value="30.1227">
            <text:p>30.1227</text:p>
          </table:table-cell>
          <table:table-cell office:value-type="float" office:value="149.877">
            <text:p>149.87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.04297">
            <text:p>2.04297</text:p>
          </table:table-cell>
          <table:table-cell office:value-type="float" office:value="29.991">
            <text:p>29.991</text:p>
          </table:table-cell>
          <table:table-cell office:value-type="float" office:value="150.009">
            <text:p>150.00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.15405">
            <text:p>2.15405</text:p>
          </table:table-cell>
          <table:table-cell office:value-type="float" office:value="29.8484">
            <text:p>29.8484</text:p>
          </table:table-cell>
          <table:table-cell office:value-type="float" office:value="150.152">
            <text:p>150.15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.2627">
            <text:p>2.2627</text:p>
          </table:table-cell>
          <table:table-cell office:value-type="float" office:value="29.6996">
            <text:p>29.6996</text:p>
          </table:table-cell>
          <table:table-cell office:value-type="float" office:value="150.3">
            <text:p>150.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.37256">
            <text:p>2.37256</text:p>
          </table:table-cell>
          <table:table-cell office:value-type="float" office:value="29.5411">
            <text:p>29.5411</text:p>
          </table:table-cell>
          <table:table-cell office:value-type="float" office:value="150.459">
            <text:p>150.45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.48438">
            <text:p>2.48438</text:p>
          </table:table-cell>
          <table:table-cell office:value-type="float" office:value="29.3716">
            <text:p>29.3716</text:p>
          </table:table-cell>
          <table:table-cell office:value-type="float" office:value="150.628">
            <text:p>150.62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.59448">
            <text:p>2.59448</text:p>
          </table:table-cell>
          <table:table-cell office:value-type="float" office:value="29.1987">
            <text:p>29.1987</text:p>
          </table:table-cell>
          <table:table-cell office:value-type="float" office:value="150.801">
            <text:p>150.80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.70508">
            <text:p>2.70508</text:p>
          </table:table-cell>
          <table:table-cell office:value-type="float" office:value="29.019">
            <text:p>29.019</text:p>
          </table:table-cell>
          <table:table-cell office:value-type="float" office:value="150.981">
            <text:p>150.98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.8147">
            <text:p>2.8147</text:p>
          </table:table-cell>
          <table:table-cell office:value-type="float" office:value="28.836">
            <text:p>28.836</text:p>
          </table:table-cell>
          <table:table-cell office:value-type="float" office:value="151.164">
            <text:p>151.16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.92798">
            <text:p>2.92798</text:p>
          </table:table-cell>
          <table:table-cell office:value-type="float" office:value="28.6425">
            <text:p>28.6425</text:p>
          </table:table-cell>
          <table:table-cell office:value-type="float" office:value="151.357">
            <text:p>151.35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.03979">
            <text:p>3.03979</text:p>
          </table:table-cell>
          <table:table-cell office:value-type="float" office:value="28.4482">
            <text:p>28.4482</text:p>
          </table:table-cell>
          <table:table-cell office:value-type="float" office:value="151.552">
            <text:p>151.55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.15015">
            <text:p>3.15015</text:p>
          </table:table-cell>
          <table:table-cell office:value-type="float" office:value="28.2528">
            <text:p>28.2528</text:p>
          </table:table-cell>
          <table:table-cell office:value-type="float" office:value="151.747">
            <text:p>151.74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.2583">
            <text:p>3.2583</text:p>
          </table:table-cell>
          <table:table-cell office:value-type="float" office:value="28.0594">
            <text:p>28.0594</text:p>
          </table:table-cell>
          <table:table-cell office:value-type="float" office:value="151.941">
            <text:p>151.94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.36279">
            <text:p>3.36279</text:p>
          </table:table-cell>
          <table:table-cell office:value-type="float" office:value="27.8707">
            <text:p>27.8707</text:p>
          </table:table-cell>
          <table:table-cell office:value-type="float" office:value="152.129">
            <text:p>152.12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.46289">
            <text:p>3.46289</text:p>
          </table:table-cell>
          <table:table-cell office:value-type="float" office:value="27.6891">
            <text:p>27.6891</text:p>
          </table:table-cell>
          <table:table-cell office:value-type="float" office:value="152.311">
            <text:p>152.31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.58447">
            <text:p>3.58447</text:p>
          </table:table-cell>
          <table:table-cell office:value-type="float" office:value="27.4669">
            <text:p>27.4669</text:p>
          </table:table-cell>
          <table:table-cell office:value-type="float" office:value="152.533">
            <text:p>152.53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.70117">
            <text:p>3.70117</text:p>
          </table:table-cell>
          <table:table-cell office:value-type="float" office:value="27.2531">
            <text:p>27.2531</text:p>
          </table:table-cell>
          <table:table-cell office:value-type="float" office:value="152.747">
            <text:p>152.74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.81445">
            <text:p>3.81445</text:p>
          </table:table-cell>
          <table:table-cell office:value-type="float" office:value="27.0459">
            <text:p>27.0459</text:p>
          </table:table-cell>
          <table:table-cell office:value-type="float" office:value="152.954">
            <text:p>152.95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.91675">
            <text:p>3.91675</text:p>
          </table:table-cell>
          <table:table-cell office:value-type="float" office:value="26.8584">
            <text:p>26.8584</text:p>
          </table:table-cell>
          <table:table-cell office:value-type="float" office:value="153.142">
            <text:p>153.14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.01855">
            <text:p>4.01855</text:p>
          </table:table-cell>
          <table:table-cell office:value-type="float" office:value="26.6719">
            <text:p>26.6719</text:p>
          </table:table-cell>
          <table:table-cell office:value-type="float" office:value="153.328">
            <text:p>153.32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.12695">
            <text:p>4.12695</text:p>
          </table:table-cell>
          <table:table-cell office:value-type="float" office:value="26.4742">
            <text:p>26.4742</text:p>
          </table:table-cell>
          <table:table-cell office:value-type="float" office:value="153.526">
            <text:p>153.52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.24341">
            <text:p>4.24341</text:p>
          </table:table-cell>
          <table:table-cell office:value-type="float" office:value="26.2628">
            <text:p>26.2628</text:p>
          </table:table-cell>
          <table:table-cell office:value-type="float" office:value="153.737">
            <text:p>153.73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.36426">
            <text:p>4.36426</text:p>
          </table:table-cell>
          <table:table-cell office:value-type="float" office:value="26.0446">
            <text:p>26.0446</text:p>
          </table:table-cell>
          <table:table-cell office:value-type="float" office:value="153.955">
            <text:p>153.95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.47144">
            <text:p>4.47144</text:p>
          </table:table-cell>
          <table:table-cell office:value-type="float" office:value="25.8523">
            <text:p>25.8523</text:p>
          </table:table-cell>
          <table:table-cell office:value-type="float" office:value="154.148">
            <text:p>154.14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.59985">
            <text:p>4.59985</text:p>
          </table:table-cell>
          <table:table-cell office:value-type="float" office:value="25.6231">
            <text:p>25.6231</text:p>
          </table:table-cell>
          <table:table-cell office:value-type="float" office:value="154.377">
            <text:p>154.37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.72192">
            <text:p>4.72192</text:p>
          </table:table-cell>
          <table:table-cell office:value-type="float" office:value="25.4075">
            <text:p>25.4075</text:p>
          </table:table-cell>
          <table:table-cell office:value-type="float" office:value="154.592">
            <text:p>154.59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.84302">
            <text:p>4.84302</text:p>
          </table:table-cell>
          <table:table-cell office:value-type="float" office:value="25.1957">
            <text:p>25.1957</text:p>
          </table:table-cell>
          <table:table-cell office:value-type="float" office:value="154.804">
            <text:p>154.80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.96021">
            <text:p>4.96021</text:p>
          </table:table-cell>
          <table:table-cell office:value-type="float" office:value="24.9931">
            <text:p>24.9931</text:p>
          </table:table-cell>
          <table:table-cell office:value-type="float" office:value="155.007">
            <text:p>155.00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.07007">
            <text:p>5.07007</text:p>
          </table:table-cell>
          <table:table-cell office:value-type="float" office:value="24.8044">
            <text:p>24.8044</text:p>
          </table:table-cell>
          <table:table-cell office:value-type="float" office:value="155.196">
            <text:p>155.19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.17969">
            <text:p>5.17969</text:p>
          </table:table-cell>
          <table:table-cell office:value-type="float" office:value="24.6186">
            <text:p>24.6186</text:p>
          </table:table-cell>
          <table:table-cell office:value-type="float" office:value="155.381">
            <text:p>155.38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.29077">
            <text:p>5.29077</text:p>
          </table:table-cell>
          <table:table-cell office:value-type="float" office:value="24.432">
            <text:p>24.432</text:p>
          </table:table-cell>
          <table:table-cell office:value-type="float" office:value="155.568">
            <text:p>155.56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.40186">
            <text:p>5.40186</text:p>
          </table:table-cell>
          <table:table-cell office:value-type="float" office:value="24.2473">
            <text:p>24.2473</text:p>
          </table:table-cell>
          <table:table-cell office:value-type="float" office:value="155.753">
            <text:p>155.75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.51318">
            <text:p>5.51318</text:p>
          </table:table-cell>
          <table:table-cell office:value-type="float" office:value="24.0641">
            <text:p>24.0641</text:p>
          </table:table-cell>
          <table:table-cell office:value-type="float" office:value="155.936">
            <text:p>155.93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.6228">
            <text:p>5.6228</text:p>
          </table:table-cell>
          <table:table-cell office:value-type="float" office:value="23.8859">
            <text:p>23.8859</text:p>
          </table:table-cell>
          <table:table-cell office:value-type="float" office:value="156.114">
            <text:p>156.11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.73267">
            <text:p>5.73267</text:p>
          </table:table-cell>
          <table:table-cell office:value-type="float" office:value="23.7087">
            <text:p>23.7087</text:p>
          </table:table-cell>
          <table:table-cell office:value-type="float" office:value="156.291">
            <text:p>156.29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.84131">
            <text:p>5.84131</text:p>
          </table:table-cell>
          <table:table-cell office:value-type="float" office:value="23.5358">
            <text:p>23.5358</text:p>
          </table:table-cell>
          <table:table-cell office:value-type="float" office:value="156.464">
            <text:p>156.46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.95044">
            <text:p>5.95044</text:p>
          </table:table-cell>
          <table:table-cell office:value-type="float" office:value="23.3632">
            <text:p>23.3632</text:p>
          </table:table-cell>
          <table:table-cell office:value-type="float" office:value="156.637">
            <text:p>156.63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.06104">
            <text:p>6.06104</text:p>
          </table:table-cell>
          <table:table-cell office:value-type="float" office:value="23.1904">
            <text:p>23.1904</text:p>
          </table:table-cell>
          <table:table-cell office:value-type="float" office:value="156.81">
            <text:p>156.8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.17041">
            <text:p>6.17041</text:p>
          </table:table-cell>
          <table:table-cell office:value-type="float" office:value="23.0211">
            <text:p>23.0211</text:p>
          </table:table-cell>
          <table:table-cell office:value-type="float" office:value="156.979">
            <text:p>156.97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.28174">
            <text:p>6.28174</text:p>
          </table:table-cell>
          <table:table-cell office:value-type="float" office:value="22.8502">
            <text:p>22.8502</text:p>
          </table:table-cell>
          <table:table-cell office:value-type="float" office:value="157.15">
            <text:p>157.1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.39185">
            <text:p>6.39185</text:p>
          </table:table-cell>
          <table:table-cell office:value-type="float" office:value="22.683">
            <text:p>22.683</text:p>
          </table:table-cell>
          <table:table-cell office:value-type="float" office:value="157.317">
            <text:p>157.31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.50171">
            <text:p>6.50171</text:p>
          </table:table-cell>
          <table:table-cell office:value-type="float" office:value="22.5175">
            <text:p>22.5175</text:p>
          </table:table-cell>
          <table:table-cell office:value-type="float" office:value="157.483">
            <text:p>157.48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.6167">
            <text:p>6.6167</text:p>
          </table:table-cell>
          <table:table-cell office:value-type="float" office:value="22.3457">
            <text:p>22.3457</text:p>
          </table:table-cell>
          <table:table-cell office:value-type="float" office:value="157.654">
            <text:p>157.65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.72168">
            <text:p>6.72168</text:p>
          </table:table-cell>
          <table:table-cell office:value-type="float" office:value="22.1906">
            <text:p>22.1906</text:p>
          </table:table-cell>
          <table:table-cell office:value-type="float" office:value="157.809">
            <text:p>157.80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.83081">
            <text:p>6.83081</text:p>
          </table:table-cell>
          <table:table-cell office:value-type="float" office:value="22.0305">
            <text:p>22.0305</text:p>
          </table:table-cell>
          <table:table-cell office:value-type="float" office:value="157.97">
            <text:p>157.9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.94385">
            <text:p>6.94385</text:p>
          </table:table-cell>
          <table:table-cell office:value-type="float" office:value="21.8658">
            <text:p>21.8658</text:p>
          </table:table-cell>
          <table:table-cell office:value-type="float" office:value="158.134">
            <text:p>158.13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.05591">
            <text:p>7.05591</text:p>
          </table:table-cell>
          <table:table-cell office:value-type="float" office:value="21.7039">
            <text:p>21.7039</text:p>
          </table:table-cell>
          <table:table-cell office:value-type="float" office:value="158.296">
            <text:p>158.29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.16772">
            <text:p>7.16772</text:p>
          </table:table-cell>
          <table:table-cell office:value-type="float" office:value="21.5437">
            <text:p>21.5437</text:p>
          </table:table-cell>
          <table:table-cell office:value-type="float" office:value="158.456">
            <text:p>158.45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.27856">
            <text:p>7.27856</text:p>
          </table:table-cell>
          <table:table-cell office:value-type="float" office:value="21.3857">
            <text:p>21.3857</text:p>
          </table:table-cell>
          <table:table-cell office:value-type="float" office:value="158.614">
            <text:p>158.61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.39087">
            <text:p>7.39087</text:p>
          </table:table-cell>
          <table:table-cell office:value-type="float" office:value="21.2266">
            <text:p>21.2266</text:p>
          </table:table-cell>
          <table:table-cell office:value-type="float" office:value="158.773">
            <text:p>158.77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.5022">
            <text:p>7.5022</text:p>
          </table:table-cell>
          <table:table-cell office:value-type="float" office:value="21.0702">
            <text:p>21.0702</text:p>
          </table:table-cell>
          <table:table-cell office:value-type="float" office:value="158.93">
            <text:p>158.9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.61475">
            <text:p>7.61475</text:p>
          </table:table-cell>
          <table:table-cell office:value-type="float" office:value="20.9125">
            <text:p>20.9125</text:p>
          </table:table-cell>
          <table:table-cell office:value-type="float" office:value="159.087">
            <text:p>159.08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.72168">
            <text:p>7.72168</text:p>
          </table:table-cell>
          <table:table-cell office:value-type="float" office:value="20.764">
            <text:p>20.764</text:p>
          </table:table-cell>
          <table:table-cell office:value-type="float" office:value="159.236">
            <text:p>159.23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.83032">
            <text:p>7.83032</text:p>
          </table:table-cell>
          <table:table-cell office:value-type="float" office:value="20.6134">
            <text:p>20.6134</text:p>
          </table:table-cell>
          <table:table-cell office:value-type="float" office:value="159.387">
            <text:p>159.38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.93945">
            <text:p>7.93945</text:p>
          </table:table-cell>
          <table:table-cell office:value-type="float" office:value="20.463">
            <text:p>20.463</text:p>
          </table:table-cell>
          <table:table-cell office:value-type="float" office:value="159.537">
            <text:p>159.53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.04956">
            <text:p>8.04956</text:p>
          </table:table-cell>
          <table:table-cell office:value-type="float" office:value="20.3116">
            <text:p>20.3116</text:p>
          </table:table-cell>
          <table:table-cell office:value-type="float" office:value="159.688">
            <text:p>159.68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.15869">
            <text:p>8.15869</text:p>
          </table:table-cell>
          <table:table-cell office:value-type="float" office:value="20.1619">
            <text:p>20.1619</text:p>
          </table:table-cell>
          <table:table-cell office:value-type="float" office:value="159.838">
            <text:p>159.83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.27051">
            <text:p>8.27051</text:p>
          </table:table-cell>
          <table:table-cell office:value-type="float" office:value="20.0094">
            <text:p>20.0094</text:p>
          </table:table-cell>
          <table:table-cell office:value-type="float" office:value="159.991">
            <text:p>159.99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.37329">
            <text:p>8.37329</text:p>
          </table:table-cell>
          <table:table-cell office:value-type="float" office:value="19.8694">
            <text:p>19.8694</text:p>
          </table:table-cell>
          <table:table-cell office:value-type="float" office:value="160.131">
            <text:p>160.13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.4751">
            <text:p>8.4751</text:p>
          </table:table-cell>
          <table:table-cell office:value-type="float" office:value="19.7313">
            <text:p>19.7313</text:p>
          </table:table-cell>
          <table:table-cell office:value-type="float" office:value="160.269">
            <text:p>160.26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.57739">
            <text:p>8.57739</text:p>
          </table:table-cell>
          <table:table-cell office:value-type="float" office:value="19.5925">
            <text:p>19.5925</text:p>
          </table:table-cell>
          <table:table-cell office:value-type="float" office:value="160.407">
            <text:p>160.40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.67871">
            <text:p>8.67871</text:p>
          </table:table-cell>
          <table:table-cell office:value-type="float" office:value="19.4557">
            <text:p>19.4557</text:p>
          </table:table-cell>
          <table:table-cell office:value-type="float" office:value="160.544">
            <text:p>160.54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.80566">
            <text:p>8.80566</text:p>
          </table:table-cell>
          <table:table-cell office:value-type="float" office:value="19.2845">
            <text:p>19.2845</text:p>
          </table:table-cell>
          <table:table-cell office:value-type="float" office:value="160.715">
            <text:p>160.71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.92651">
            <text:p>8.92651</text:p>
          </table:table-cell>
          <table:table-cell office:value-type="float" office:value="19.1221">
            <text:p>19.1221</text:p>
          </table:table-cell>
          <table:table-cell office:value-type="float" office:value="160.878">
            <text:p>160.87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.05396">
            <text:p>9.05396</text:p>
          </table:table-cell>
          <table:table-cell office:value-type="float" office:value="18.9511">
            <text:p>18.9511</text:p>
          </table:table-cell>
          <table:table-cell office:value-type="float" office:value="161.049">
            <text:p>161.04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.15625">
            <text:p>9.15625</text:p>
          </table:table-cell>
          <table:table-cell office:value-type="float" office:value="18.8143">
            <text:p>18.8143</text:p>
          </table:table-cell>
          <table:table-cell office:value-type="float" office:value="161.186">
            <text:p>161.18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.27612">
            <text:p>9.27612</text:p>
          </table:table-cell>
          <table:table-cell office:value-type="float" office:value="18.6537">
            <text:p>18.6537</text:p>
          </table:table-cell>
          <table:table-cell office:value-type="float" office:value="161.346">
            <text:p>161.34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.40405">
            <text:p>9.40405</text:p>
          </table:table-cell>
          <table:table-cell office:value-type="float" office:value="18.4823">
            <text:p>18.4823</text:p>
          </table:table-cell>
          <table:table-cell office:value-type="float" office:value="161.518">
            <text:p>161.51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.53223">
            <text:p>9.53223</text:p>
          </table:table-cell>
          <table:table-cell office:value-type="float" office:value="18.3107">
            <text:p>18.3107</text:p>
          </table:table-cell>
          <table:table-cell office:value-type="float" office:value="161.689">
            <text:p>161.68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.65308">
            <text:p>9.65308</text:p>
          </table:table-cell>
          <table:table-cell office:value-type="float" office:value="18.1489">
            <text:p>18.1489</text:p>
          </table:table-cell>
          <table:table-cell office:value-type="float" office:value="161.851">
            <text:p>161.85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.75952">
            <text:p>9.75952</text:p>
          </table:table-cell>
          <table:table-cell office:value-type="float" office:value="18.006">
            <text:p>18.006</text:p>
          </table:table-cell>
          <table:table-cell office:value-type="float" office:value="161.994">
            <text:p>161.99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.88086">
            <text:p>9.88086</text:p>
          </table:table-cell>
          <table:table-cell office:value-type="float" office:value="17.8431">
            <text:p>17.8431</text:p>
          </table:table-cell>
          <table:table-cell office:value-type="float" office:value="162.157">
            <text:p>162.15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.0027">
            <text:p>10.0027</text:p>
          </table:table-cell>
          <table:table-cell office:value-type="float" office:value="17.679">
            <text:p>17.679</text:p>
          </table:table-cell>
          <table:table-cell office:value-type="float" office:value="162.321">
            <text:p>162.32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.1055">
            <text:p>10.1055</text:p>
          </table:table-cell>
          <table:table-cell office:value-type="float" office:value="17.5405">
            <text:p>17.5405</text:p>
          </table:table-cell>
          <table:table-cell office:value-type="float" office:value="162.459">
            <text:p>162.45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.2136">
            <text:p>10.2136</text:p>
          </table:table-cell>
          <table:table-cell office:value-type="float" office:value="17.3941">
            <text:p>17.3941</text:p>
          </table:table-cell>
          <table:table-cell office:value-type="float" office:value="162.606">
            <text:p>162.60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.3164">
            <text:p>10.3164</text:p>
          </table:table-cell>
          <table:table-cell office:value-type="float" office:value="17.2545">
            <text:p>17.2545</text:p>
          </table:table-cell>
          <table:table-cell office:value-type="float" office:value="162.745">
            <text:p>162.74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.418">
            <text:p>10.418</text:p>
          </table:table-cell>
          <table:table-cell office:value-type="float" office:value="17.1162">
            <text:p>17.1162</text:p>
          </table:table-cell>
          <table:table-cell office:value-type="float" office:value="162.884">
            <text:p>162.88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.5195">
            <text:p>10.5195</text:p>
          </table:table-cell>
          <table:table-cell office:value-type="float" office:value="16.9775">
            <text:p>16.9775</text:p>
          </table:table-cell>
          <table:table-cell office:value-type="float" office:value="163.023">
            <text:p>163.02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.625">
            <text:p>10.625</text:p>
          </table:table-cell>
          <table:table-cell office:value-type="float" office:value="16.833">
            <text:p>16.833</text:p>
          </table:table-cell>
          <table:table-cell office:value-type="float" office:value="163.167">
            <text:p>163.16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.7368">
            <text:p>10.7368</text:p>
          </table:table-cell>
          <table:table-cell office:value-type="float" office:value="16.6789">
            <text:p>16.6789</text:p>
          </table:table-cell>
          <table:table-cell office:value-type="float" office:value="163.321">
            <text:p>163.32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.8586">
            <text:p>10.8586</text:p>
          </table:table-cell>
          <table:table-cell office:value-type="float" office:value="16.5105">
            <text:p>16.5105</text:p>
          </table:table-cell>
          <table:table-cell office:value-type="float" office:value="163.49">
            <text:p>163.4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.979">
            <text:p>10.979</text:p>
          </table:table-cell>
          <table:table-cell office:value-type="float" office:value="16.3431">
            <text:p>16.3431</text:p>
          </table:table-cell>
          <table:table-cell office:value-type="float" office:value="163.657">
            <text:p>163.65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.106">
            <text:p>11.106</text:p>
          </table:table-cell>
          <table:table-cell office:value-type="float" office:value="16.1652">
            <text:p>16.1652</text:p>
          </table:table-cell>
          <table:table-cell office:value-type="float" office:value="163.835">
            <text:p>163.83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.2219">
            <text:p>11.2219</text:p>
          </table:table-cell>
          <table:table-cell office:value-type="float" office:value="16.0018">
            <text:p>16.0018</text:p>
          </table:table-cell>
          <table:table-cell office:value-type="float" office:value="163.998">
            <text:p>163.99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.3296">
            <text:p>11.3296</text:p>
          </table:table-cell>
          <table:table-cell office:value-type="float" office:value="15.8494">
            <text:p>15.8494</text:p>
          </table:table-cell>
          <table:table-cell office:value-type="float" office:value="164.151">
            <text:p>164.15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.4309">
            <text:p>11.4309</text:p>
          </table:table-cell>
          <table:table-cell office:value-type="float" office:value="15.7051">
            <text:p>15.7051</text:p>
          </table:table-cell>
          <table:table-cell office:value-type="float" office:value="164.295">
            <text:p>164.29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.5325">
            <text:p>11.5325</text:p>
          </table:table-cell>
          <table:table-cell office:value-type="float" office:value="15.5599">
            <text:p>15.5599</text:p>
          </table:table-cell>
          <table:table-cell office:value-type="float" office:value="164.44">
            <text:p>164.4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.637">
            <text:p>11.637</text:p>
          </table:table-cell>
          <table:table-cell office:value-type="float" office:value="15.4095">
            <text:p>15.4095</text:p>
          </table:table-cell>
          <table:table-cell office:value-type="float" office:value="164.59">
            <text:p>164.5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.759">
            <text:p>11.759</text:p>
          </table:table-cell>
          <table:table-cell office:value-type="float" office:value="15.2328">
            <text:p>15.2328</text:p>
          </table:table-cell>
          <table:table-cell office:value-type="float" office:value="164.767">
            <text:p>164.76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.8672">
            <text:p>11.8672</text:p>
          </table:table-cell>
          <table:table-cell office:value-type="float" office:value="15.0753">
            <text:p>15.0753</text:p>
          </table:table-cell>
          <table:table-cell office:value-type="float" office:value="164.925">
            <text:p>164.92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.9688">
            <text:p>11.9688</text:p>
          </table:table-cell>
          <table:table-cell office:value-type="float" office:value="14.9268">
            <text:p>14.9268</text:p>
          </table:table-cell>
          <table:table-cell office:value-type="float" office:value="165.073">
            <text:p>165.07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.0698">
            <text:p>12.0698</text:p>
          </table:table-cell>
          <table:table-cell office:value-type="float" office:value="14.7781">
            <text:p>14.7781</text:p>
          </table:table-cell>
          <table:table-cell office:value-type="float" office:value="165.222">
            <text:p>165.22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.1724">
            <text:p>12.1724</text:p>
          </table:table-cell>
          <table:table-cell office:value-type="float" office:value="14.6262">
            <text:p>14.6262</text:p>
          </table:table-cell>
          <table:table-cell office:value-type="float" office:value="165.374">
            <text:p>165.37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.2998">
            <text:p>12.2998</text:p>
          </table:table-cell>
          <table:table-cell office:value-type="float" office:value="14.4365">
            <text:p>14.4365</text:p>
          </table:table-cell>
          <table:table-cell office:value-type="float" office:value="165.564">
            <text:p>165.56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.4077">
            <text:p>12.4077</text:p>
          </table:table-cell>
          <table:table-cell office:value-type="float" office:value="14.275">
            <text:p>14.275</text:p>
          </table:table-cell>
          <table:table-cell office:value-type="float" office:value="165.725">
            <text:p>165.72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.5149">
            <text:p>12.5149</text:p>
          </table:table-cell>
          <table:table-cell office:value-type="float" office:value="14.1135">
            <text:p>14.1135</text:p>
          </table:table-cell>
          <table:table-cell office:value-type="float" office:value="165.887">
            <text:p>165.88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.6172">
            <text:p>12.6172</text:p>
          </table:table-cell>
          <table:table-cell office:value-type="float" office:value="13.9587">
            <text:p>13.9587</text:p>
          </table:table-cell>
          <table:table-cell office:value-type="float" office:value="166.041">
            <text:p>166.04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.7297">
            <text:p>12.7297</text:p>
          </table:table-cell>
          <table:table-cell office:value-type="float" office:value="13.7874">
            <text:p>13.7874</text:p>
          </table:table-cell>
          <table:table-cell office:value-type="float" office:value="166.213">
            <text:p>166.21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.853">
            <text:p>12.853</text:p>
          </table:table-cell>
          <table:table-cell office:value-type="float" office:value="13.5987">
            <text:p>13.5987</text:p>
          </table:table-cell>
          <table:table-cell office:value-type="float" office:value="166.401">
            <text:p>166.40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.9822">
            <text:p>12.9822</text:p>
          </table:table-cell>
          <table:table-cell office:value-type="float" office:value="13.3999">
            <text:p>13.3999</text:p>
          </table:table-cell>
          <table:table-cell office:value-type="float" office:value="166.6">
            <text:p>166.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3.1113">
            <text:p>13.1113</text:p>
          </table:table-cell>
          <table:table-cell office:value-type="float" office:value="13.1997">
            <text:p>13.1997</text:p>
          </table:table-cell>
          <table:table-cell office:value-type="float" office:value="166.8">
            <text:p>166.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3.2205">
            <text:p>13.2205</text:p>
          </table:table-cell>
          <table:table-cell office:value-type="float" office:value="13.0294">
            <text:p>13.0294</text:p>
          </table:table-cell>
          <table:table-cell office:value-type="float" office:value="166.971">
            <text:p>166.97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3.3225">
            <text:p>13.3225</text:p>
          </table:table-cell>
          <table:table-cell office:value-type="float" office:value="12.8698">
            <text:p>12.8698</text:p>
          </table:table-cell>
          <table:table-cell office:value-type="float" office:value="167.13">
            <text:p>167.1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3.4236">
            <text:p>13.4236</text:p>
          </table:table-cell>
          <table:table-cell office:value-type="float" office:value="12.711">
            <text:p>12.711</text:p>
          </table:table-cell>
          <table:table-cell office:value-type="float" office:value="167.289">
            <text:p>167.28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3.5256">
            <text:p>13.5256</text:p>
          </table:table-cell>
          <table:table-cell office:value-type="float" office:value="12.5496">
            <text:p>12.5496</text:p>
          </table:table-cell>
          <table:table-cell office:value-type="float" office:value="167.45">
            <text:p>167.4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3.627">
            <text:p>13.627</text:p>
          </table:table-cell>
          <table:table-cell office:value-type="float" office:value="12.3889">
            <text:p>12.3889</text:p>
          </table:table-cell>
          <table:table-cell office:value-type="float" office:value="167.611">
            <text:p>167.61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3.7302">
            <text:p>13.7302</text:p>
          </table:table-cell>
          <table:table-cell office:value-type="float" office:value="12.2246">
            <text:p>12.2246</text:p>
          </table:table-cell>
          <table:table-cell office:value-type="float" office:value="167.775">
            <text:p>167.77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3.8325">
            <text:p>13.8325</text:p>
          </table:table-cell>
          <table:table-cell office:value-type="float" office:value="12.0608">
            <text:p>12.0608</text:p>
          </table:table-cell>
          <table:table-cell office:value-type="float" office:value="167.939">
            <text:p>167.93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3.9346">
            <text:p>13.9346</text:p>
          </table:table-cell>
          <table:table-cell office:value-type="float" office:value="11.8972">
            <text:p>11.8972</text:p>
          </table:table-cell>
          <table:table-cell office:value-type="float" office:value="168.103">
            <text:p>168.10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4.0364">
            <text:p>14.0364</text:p>
          </table:table-cell>
          <table:table-cell office:value-type="float" office:value="11.733">
            <text:p>11.733</text:p>
          </table:table-cell>
          <table:table-cell office:value-type="float" office:value="168.267">
            <text:p>168.26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4.146">
            <text:p>14.146</text:p>
          </table:table-cell>
          <table:table-cell office:value-type="float" office:value="11.5554">
            <text:p>11.5554</text:p>
          </table:table-cell>
          <table:table-cell office:value-type="float" office:value="168.445">
            <text:p>168.44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4.2693">
            <text:p>14.2693</text:p>
          </table:table-cell>
          <table:table-cell office:value-type="float" office:value="11.3553">
            <text:p>11.3553</text:p>
          </table:table-cell>
          <table:table-cell office:value-type="float" office:value="168.645">
            <text:p>168.64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4.3916">
            <text:p>14.3916</text:p>
          </table:table-cell>
          <table:table-cell office:value-type="float" office:value="11.1559">
            <text:p>11.1559</text:p>
          </table:table-cell>
          <table:table-cell office:value-type="float" office:value="168.844">
            <text:p>168.84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4.4939">
            <text:p>14.4939</text:p>
          </table:table-cell>
          <table:table-cell office:value-type="float" office:value="10.9887">
            <text:p>10.9887</text:p>
          </table:table-cell>
          <table:table-cell office:value-type="float" office:value="169.011">
            <text:p>169.01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4.5959">
            <text:p>14.5959</text:p>
          </table:table-cell>
          <table:table-cell office:value-type="float" office:value="10.8209">
            <text:p>10.8209</text:p>
          </table:table-cell>
          <table:table-cell office:value-type="float" office:value="169.179">
            <text:p>169.17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4.7061">
            <text:p>14.7061</text:p>
          </table:table-cell>
          <table:table-cell office:value-type="float" office:value="10.6396">
            <text:p>10.6396</text:p>
          </table:table-cell>
          <table:table-cell office:value-type="float" office:value="169.36">
            <text:p>169.3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4.8325">
            <text:p>14.8325</text:p>
          </table:table-cell>
          <table:table-cell office:value-type="float" office:value="10.4305">
            <text:p>10.4305</text:p>
          </table:table-cell>
          <table:table-cell office:value-type="float" office:value="169.57">
            <text:p>169.5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4.9602">
            <text:p>14.9602</text:p>
          </table:table-cell>
          <table:table-cell office:value-type="float" office:value="10.2187">
            <text:p>10.2187</text:p>
          </table:table-cell>
          <table:table-cell office:value-type="float" office:value="169.781">
            <text:p>169.78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5.0808">
            <text:p>15.0808</text:p>
          </table:table-cell>
          <table:table-cell office:value-type="float" office:value="10.018">
            <text:p>10.018</text:p>
          </table:table-cell>
          <table:table-cell office:value-type="float" office:value="169.982">
            <text:p>169.98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5.1895">
            <text:p>15.1895</text:p>
          </table:table-cell>
          <table:table-cell office:value-type="float" office:value="9.83676">
            <text:p>9.83676</text:p>
          </table:table-cell>
          <table:table-cell office:value-type="float" office:value="170.163">
            <text:p>170.16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5.3167">
            <text:p>15.3167</text:p>
          </table:table-cell>
          <table:table-cell office:value-type="float" office:value="9.62408">
            <text:p>9.62408</text:p>
          </table:table-cell>
          <table:table-cell office:value-type="float" office:value="170.376">
            <text:p>170.37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5.438">
            <text:p>15.438</text:p>
          </table:table-cell>
          <table:table-cell office:value-type="float" office:value="9.42072">
            <text:p>9.42072</text:p>
          </table:table-cell>
          <table:table-cell office:value-type="float" office:value="170.579">
            <text:p>170.57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5.5383">
            <text:p>15.5383</text:p>
          </table:table-cell>
          <table:table-cell office:value-type="float" office:value="9.25238">
            <text:p>9.25238</text:p>
          </table:table-cell>
          <table:table-cell office:value-type="float" office:value="170.748">
            <text:p>170.74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5.6411">
            <text:p>15.6411</text:p>
          </table:table-cell>
          <table:table-cell office:value-type="float" office:value="9.07959">
            <text:p>9.07959</text:p>
          </table:table-cell>
          <table:table-cell office:value-type="float" office:value="170.92">
            <text:p>170.9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5.7573">
            <text:p>15.7573</text:p>
          </table:table-cell>
          <table:table-cell office:value-type="float" office:value="8.8833">
            <text:p>8.8833</text:p>
          </table:table-cell>
          <table:table-cell office:value-type="float" office:value="171.117">
            <text:p>171.11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5.8584">
            <text:p>15.8584</text:p>
          </table:table-cell>
          <table:table-cell office:value-type="float" office:value="8.71255">
            <text:p>8.71255</text:p>
          </table:table-cell>
          <table:table-cell office:value-type="float" office:value="171.287">
            <text:p>171.28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5.96">
            <text:p>15.96</text:p>
          </table:table-cell>
          <table:table-cell office:value-type="float" office:value="8.54056">
            <text:p>8.54056</text:p>
          </table:table-cell>
          <table:table-cell office:value-type="float" office:value="171.459">
            <text:p>171.45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6.0632">
            <text:p>16.0632</text:p>
          </table:table-cell>
          <table:table-cell office:value-type="float" office:value="8.36584">
            <text:p>8.36584</text:p>
          </table:table-cell>
          <table:table-cell office:value-type="float" office:value="171.634">
            <text:p>171.63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6.1655">
            <text:p>16.1655</text:p>
          </table:table-cell>
          <table:table-cell office:value-type="float" office:value="8.19215">
            <text:p>8.19215</text:p>
          </table:table-cell>
          <table:table-cell office:value-type="float" office:value="171.808">
            <text:p>171.80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6.2939">
            <text:p>16.2939</text:p>
          </table:table-cell>
          <table:table-cell office:value-type="float" office:value="7.97403">
            <text:p>7.97403</text:p>
          </table:table-cell>
          <table:table-cell office:value-type="float" office:value="172.026">
            <text:p>172.02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6.4221">
            <text:p>16.4221</text:p>
          </table:table-cell>
          <table:table-cell office:value-type="float" office:value="7.7561">
            <text:p>7.7561</text:p>
          </table:table-cell>
          <table:table-cell office:value-type="float" office:value="172.244">
            <text:p>172.24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6.5413">
            <text:p>16.5413</text:p>
          </table:table-cell>
          <table:table-cell office:value-type="float" office:value="7.55299">
            <text:p>7.55299</text:p>
          </table:table-cell>
          <table:table-cell office:value-type="float" office:value="172.447">
            <text:p>172.44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6.6558">
            <text:p>16.6558</text:p>
          </table:table-cell>
          <table:table-cell office:value-type="float" office:value="7.35765">
            <text:p>7.35765</text:p>
          </table:table-cell>
          <table:table-cell office:value-type="float" office:value="172.642">
            <text:p>172.64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6.772">
            <text:p>16.772</text:p>
          </table:table-cell>
          <table:table-cell office:value-type="float" office:value="7.15945">
            <text:p>7.15945</text:p>
          </table:table-cell>
          <table:table-cell office:value-type="float" office:value="172.841">
            <text:p>172.84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6.8862">
            <text:p>16.8862</text:p>
          </table:table-cell>
          <table:table-cell office:value-type="float" office:value="6.96463">
            <text:p>6.96463</text:p>
          </table:table-cell>
          <table:table-cell office:value-type="float" office:value="173.035">
            <text:p>173.03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7.0083">
            <text:p>17.0083</text:p>
          </table:table-cell>
          <table:table-cell office:value-type="float" office:value="6.7558">
            <text:p>6.7558</text:p>
          </table:table-cell>
          <table:table-cell office:value-type="float" office:value="173.244">
            <text:p>173.24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7.1301">
            <text:p>17.1301</text:p>
          </table:table-cell>
          <table:table-cell office:value-type="float" office:value="6.54787">
            <text:p>6.54787</text:p>
          </table:table-cell>
          <table:table-cell office:value-type="float" office:value="173.452">
            <text:p>173.45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7.252">
            <text:p>17.252</text:p>
          </table:table-cell>
          <table:table-cell office:value-type="float" office:value="6.33963">
            <text:p>6.33963</text:p>
          </table:table-cell>
          <table:table-cell office:value-type="float" office:value="173.66">
            <text:p>173.6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7.3713">
            <text:p>17.3713</text:p>
          </table:table-cell>
          <table:table-cell office:value-type="float" office:value="6.13551">
            <text:p>6.13551</text:p>
          </table:table-cell>
          <table:table-cell office:value-type="float" office:value="173.864">
            <text:p>173.86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7.481">
            <text:p>17.481</text:p>
          </table:table-cell>
          <table:table-cell office:value-type="float" office:value="5.94795">
            <text:p>5.94795</text:p>
          </table:table-cell>
          <table:table-cell office:value-type="float" office:value="174.052">
            <text:p>174.05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7.5833">
            <text:p>17.5833</text:p>
          </table:table-cell>
          <table:table-cell office:value-type="float" office:value="5.77313">
            <text:p>5.77313</text:p>
          </table:table-cell>
          <table:table-cell office:value-type="float" office:value="174.227">
            <text:p>174.22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7.6956">
            <text:p>17.6956</text:p>
          </table:table-cell>
          <table:table-cell office:value-type="float" office:value="5.58121">
            <text:p>5.58121</text:p>
          </table:table-cell>
          <table:table-cell office:value-type="float" office:value="174.419">
            <text:p>174.41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7.8103">
            <text:p>17.8103</text:p>
          </table:table-cell>
          <table:table-cell office:value-type="float" office:value="5.38541">
            <text:p>5.38541</text:p>
          </table:table-cell>
          <table:table-cell office:value-type="float" office:value="174.615">
            <text:p>174.61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7.939">
            <text:p>17.939</text:p>
          </table:table-cell>
          <table:table-cell office:value-type="float" office:value="5.166">
            <text:p>5.166</text:p>
          </table:table-cell>
          <table:table-cell office:value-type="float" office:value="174.834">
            <text:p>174.83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.0591">
            <text:p>18.0591</text:p>
          </table:table-cell>
          <table:table-cell office:value-type="float" office:value="4.96107">
            <text:p>4.96107</text:p>
          </table:table-cell>
          <table:table-cell office:value-type="float" office:value="175.039">
            <text:p>175.03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.1738">
            <text:p>18.1738</text:p>
          </table:table-cell>
          <table:table-cell office:value-type="float" office:value="4.76585">
            <text:p>4.76585</text:p>
          </table:table-cell>
          <table:table-cell office:value-type="float" office:value="175.234">
            <text:p>175.23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.2944">
            <text:p>18.2944</text:p>
          </table:table-cell>
          <table:table-cell office:value-type="float" office:value="4.56036">
            <text:p>4.56036</text:p>
          </table:table-cell>
          <table:table-cell office:value-type="float" office:value="175.44">
            <text:p>175.4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.4153">
            <text:p>18.4153</text:p>
          </table:table-cell>
          <table:table-cell office:value-type="float" office:value="4.35492">
            <text:p>4.35492</text:p>
          </table:table-cell>
          <table:table-cell office:value-type="float" office:value="175.645">
            <text:p>175.64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.5364">
            <text:p>18.5364</text:p>
          </table:table-cell>
          <table:table-cell office:value-type="float" office:value="4.1492">
            <text:p>4.1492</text:p>
          </table:table-cell>
          <table:table-cell office:value-type="float" office:value="175.851">
            <text:p>175.85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.6543">
            <text:p>18.6543</text:p>
          </table:table-cell>
          <table:table-cell office:value-type="float" office:value="3.94902">
            <text:p>3.94902</text:p>
          </table:table-cell>
          <table:table-cell office:value-type="float" office:value="176.051">
            <text:p>176.05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.7578">
            <text:p>18.7578</text:p>
          </table:table-cell>
          <table:table-cell office:value-type="float" office:value="3.77382">
            <text:p>3.77382</text:p>
          </table:table-cell>
          <table:table-cell office:value-type="float" office:value="176.226">
            <text:p>176.22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.8792">
            <text:p>18.8792</text:p>
          </table:table-cell>
          <table:table-cell office:value-type="float" office:value="3.56866">
            <text:p>3.56866</text:p>
          </table:table-cell>
          <table:table-cell office:value-type="float" office:value="176.431">
            <text:p>176.43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9.0071">
            <text:p>19.0071</text:p>
          </table:table-cell>
          <table:table-cell office:value-type="float" office:value="3.35313">
            <text:p>3.35313</text:p>
          </table:table-cell>
          <table:table-cell office:value-type="float" office:value="176.647">
            <text:p>176.64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9.1152">
            <text:p>19.1152</text:p>
          </table:table-cell>
          <table:table-cell office:value-type="float" office:value="3.17116">
            <text:p>3.17116</text:p>
          </table:table-cell>
          <table:table-cell office:value-type="float" office:value="176.829">
            <text:p>176.82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9.2256">
            <text:p>19.2256</text:p>
          </table:table-cell>
          <table:table-cell office:value-type="float" office:value="2.98604">
            <text:p>2.98604</text:p>
          </table:table-cell>
          <table:table-cell office:value-type="float" office:value="177.014">
            <text:p>177.01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9.3481">
            <text:p>19.3481</text:p>
          </table:table-cell>
          <table:table-cell office:value-type="float" office:value="2.78073">
            <text:p>2.78073</text:p>
          </table:table-cell>
          <table:table-cell office:value-type="float" office:value="177.219">
            <text:p>177.21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9.4573">
            <text:p>19.4573</text:p>
          </table:table-cell>
          <table:table-cell office:value-type="float" office:value="2.59891">
            <text:p>2.59891</text:p>
          </table:table-cell>
          <table:table-cell office:value-type="float" office:value="177.401">
            <text:p>177.40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9.5596">
            <text:p>19.5596</text:p>
          </table:table-cell>
          <table:table-cell office:value-type="float" office:value="2.42845">
            <text:p>2.42845</text:p>
          </table:table-cell>
          <table:table-cell office:value-type="float" office:value="177.572">
            <text:p>177.57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9.6633">
            <text:p>19.6633</text:p>
          </table:table-cell>
          <table:table-cell office:value-type="float" office:value="2.25618">
            <text:p>2.25618</text:p>
          </table:table-cell>
          <table:table-cell office:value-type="float" office:value="177.744">
            <text:p>177.74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9.7754">
            <text:p>19.7754</text:p>
          </table:table-cell>
          <table:table-cell office:value-type="float" office:value="2.07092">
            <text:p>2.07092</text:p>
          </table:table-cell>
          <table:table-cell office:value-type="float" office:value="177.929">
            <text:p>177.92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9.9031">
            <text:p>19.9031</text:p>
          </table:table-cell>
          <table:table-cell office:value-type="float" office:value="1.85983">
            <text:p>1.85983</text:p>
          </table:table-cell>
          <table:table-cell office:value-type="float" office:value="178.14">
            <text:p>178.14</text:p>
          </table:table-cell>
          <table:table-cell office:value-type="float" office:value="0.751077">
            <text:p>0.75107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0.0186">
            <text:p>20.0186</text:p>
          </table:table-cell>
          <table:table-cell office:value-type="float" office:value="1.67015">
            <text:p>1.67015</text:p>
          </table:table-cell>
          <table:table-cell office:value-type="float" office:value="178.33">
            <text:p>178.33</text:p>
          </table:table-cell>
          <table:table-cell office:value-type="float" office:value="0.72547">
            <text:p>0.7254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0.1206">
            <text:p>20.1206</text:p>
          </table:table-cell>
          <table:table-cell office:value-type="float" office:value="1.50266">
            <text:p>1.50266</text:p>
          </table:table-cell>
          <table:table-cell office:value-type="float" office:value="178.497">
            <text:p>178.497</text:p>
          </table:table-cell>
          <table:table-cell office:value-type="float" office:value="0.702858">
            <text:p>0.70285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0.2295">
            <text:p>20.2295</text:p>
          </table:table-cell>
          <table:table-cell office:value-type="float" office:value="1.32518">
            <text:p>1.32518</text:p>
          </table:table-cell>
          <table:table-cell office:value-type="float" office:value="178.675">
            <text:p>178.675</text:p>
          </table:table-cell>
          <table:table-cell office:value-type="float" office:value="0.678899">
            <text:p>0.67889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0.3567">
            <text:p>20.3567</text:p>
          </table:table-cell>
          <table:table-cell office:value-type="float" office:value="1.11909">
            <text:p>1.11909</text:p>
          </table:table-cell>
          <table:table-cell office:value-type="float" office:value="178.881">
            <text:p>178.881</text:p>
          </table:table-cell>
          <table:table-cell office:value-type="float" office:value="0.651078">
            <text:p>0.65107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0.4705">
            <text:p>20.4705</text:p>
          </table:table-cell>
          <table:table-cell office:value-type="float" office:value="0.936707">
            <text:p>0.936707</text:p>
          </table:table-cell>
          <table:table-cell office:value-type="float" office:value="179.063">
            <text:p>179.063</text:p>
          </table:table-cell>
          <table:table-cell office:value-type="float" office:value="0.626455">
            <text:p>0.62645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0.5903">
            <text:p>20.5903</text:p>
          </table:table-cell>
          <table:table-cell office:value-type="float" office:value="0.747284">
            <text:p>0.747284</text:p>
          </table:table-cell>
          <table:table-cell office:value-type="float" office:value="179.253">
            <text:p>179.253</text:p>
          </table:table-cell>
          <table:table-cell office:value-type="float" office:value="0.600883">
            <text:p>0.60088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0.7129">
            <text:p>20.7129</text:p>
          </table:table-cell>
          <table:table-cell office:value-type="float" office:value="0.556915">
            <text:p>0.556915</text:p>
          </table:table-cell>
          <table:table-cell office:value-type="float" office:value="179.443">
            <text:p>179.443</text:p>
          </table:table-cell>
          <table:table-cell office:value-type="float" office:value="0.575184">
            <text:p>0.57518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0.8167">
            <text:p>20.8167</text:p>
          </table:table-cell>
          <table:table-cell office:value-type="float" office:value="0.400391">
            <text:p>0.400391</text:p>
          </table:table-cell>
          <table:table-cell office:value-type="float" office:value="179.6">
            <text:p>179.6</text:p>
          </table:table-cell>
          <table:table-cell office:value-type="float" office:value="0.554053">
            <text:p>0.55405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0.9458">
            <text:p>20.9458</text:p>
          </table:table-cell>
          <table:table-cell office:value-type="float" office:value="0.211365">
            <text:p>0.211365</text:p>
          </table:table-cell>
          <table:table-cell office:value-type="float" office:value="179.789">
            <text:p>179.789</text:p>
          </table:table-cell>
          <table:table-cell office:value-type="float" office:value="0.528534">
            <text:p>0.52853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1.0659">
            <text:p>21.0659</text:p>
          </table:table-cell>
          <table:table-cell office:value-type="float" office:value="0.0433502">
            <text:p>0.0433502</text:p>
          </table:table-cell>
          <table:table-cell office:value-type="float" office:value="179.957">
            <text:p>179.957</text:p>
          </table:table-cell>
          <table:table-cell office:value-type="float" office:value="0.505852">
            <text:p>0.50585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1.1702">
            <text:p>21.1702</text:p>
          </table:table-cell>
          <table:table-cell office:value-type="float" office:value="-0.0955658">
            <text:p>-0.0955658</text:p>
          </table:table-cell>
          <table:table-cell office:value-type="float" office:value="180.096">
            <text:p>180.096</text:p>
          </table:table-cell>
          <table:table-cell office:value-type="float" office:value="0.486909">
            <text:p>0.48690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1.2993">
            <text:p>21.2993</text:p>
          </table:table-cell>
          <table:table-cell office:value-type="float" office:value="-0.257629">
            <text:p>-0.257629</text:p>
          </table:table-cell>
          <table:table-cell office:value-type="float" office:value="180.258">
            <text:p>180.258</text:p>
          </table:table-cell>
          <table:table-cell office:value-type="float" office:value="0.463766">
            <text:p>0.46376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1.4265">
            <text:p>21.4265</text:p>
          </table:table-cell>
          <table:table-cell office:value-type="float" office:value="-0.405136">
            <text:p>-0.405136</text:p>
          </table:table-cell>
          <table:table-cell office:value-type="float" office:value="180.405">
            <text:p>180.405</text:p>
          </table:table-cell>
          <table:table-cell office:value-type="float" office:value="0.44152">
            <text:p>0.4415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1.5347">
            <text:p>21.5347</text:p>
          </table:table-cell>
          <table:table-cell office:value-type="float" office:value="-0.520691">
            <text:p>-0.520691</text:p>
          </table:table-cell>
          <table:table-cell office:value-type="float" office:value="180.521">
            <text:p>180.521</text:p>
          </table:table-cell>
          <table:table-cell office:value-type="float" office:value="0.423152">
            <text:p>0.42315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1.6375">
            <text:p>21.6375</text:p>
          </table:table-cell>
          <table:table-cell office:value-type="float" office:value="-0.621063">
            <text:p>-0.621063</text:p>
          </table:table-cell>
          <table:table-cell office:value-type="float" office:value="180.621">
            <text:p>180.621</text:p>
          </table:table-cell>
          <table:table-cell office:value-type="float" office:value="0.40636">
            <text:p>0.4063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1.748">
            <text:p>21.748</text:p>
          </table:table-cell>
          <table:table-cell office:value-type="float" office:value="-0.718933">
            <text:p>-0.718933</text:p>
          </table:table-cell>
          <table:table-cell office:value-type="float" office:value="180.719">
            <text:p>180.719</text:p>
          </table:table-cell>
          <table:table-cell office:value-type="float" office:value="0.389053">
            <text:p>0.38905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1.8499">
            <text:p>21.8499</text:p>
          </table:table-cell>
          <table:table-cell office:value-type="float" office:value="-0.798798">
            <text:p>-0.798798</text:p>
          </table:table-cell>
          <table:table-cell office:value-type="float" office:value="180.799">
            <text:p>180.799</text:p>
          </table:table-cell>
          <table:table-cell office:value-type="float" office:value="0.374004">
            <text:p>0.37400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1.9521">
            <text:p>21.9521</text:p>
          </table:table-cell>
          <table:table-cell office:value-type="float" office:value="-0.869461">
            <text:p>-0.869461</text:p>
          </table:table-cell>
          <table:table-cell office:value-type="float" office:value="180.869">
            <text:p>180.869</text:p>
          </table:table-cell>
          <table:table-cell office:value-type="float" office:value="0.359752">
            <text:p>0.35975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2.0535">
            <text:p>22.0535</text:p>
          </table:table-cell>
          <table:table-cell office:value-type="float" office:value="-0.929398">
            <text:p>-0.929398</text:p>
          </table:table-cell>
          <table:table-cell office:value-type="float" office:value="180.929">
            <text:p>180.929</text:p>
          </table:table-cell>
          <table:table-cell office:value-type="float" office:value="0.346627">
            <text:p>0.34662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2.157">
            <text:p>22.157</text:p>
          </table:table-cell>
          <table:table-cell office:value-type="float" office:value="-0.980316">
            <text:p>-0.980316</text:p>
          </table:table-cell>
          <table:table-cell office:value-type="float" office:value="180.98">
            <text:p>180.98</text:p>
          </table:table-cell>
          <table:table-cell office:value-type="float" office:value="0.334294">
            <text:p>0.33429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2.2786">
            <text:p>22.2786</text:p>
          </table:table-cell>
          <table:table-cell office:value-type="float" office:value="-1.02696">
            <text:p>-1.02696</text:p>
          </table:table-cell>
          <table:table-cell office:value-type="float" office:value="181.027">
            <text:p>181.027</text:p>
          </table:table-cell>
          <table:table-cell office:value-type="float" office:value="0.321256">
            <text:p>0.32125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2.3931">
            <text:p>22.3931</text:p>
          </table:table-cell>
          <table:table-cell office:value-type="float" office:value="-1.05762">
            <text:p>-1.05762</text:p>
          </table:table-cell>
          <table:table-cell office:value-type="float" office:value="181.058">
            <text:p>181.058</text:p>
          </table:table-cell>
          <table:table-cell office:value-type="float" office:value="0.310526">
            <text:p>0.31052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2.4978">
            <text:p>22.4978</text:p>
          </table:table-cell>
          <table:table-cell office:value-type="float" office:value="-1.0748">
            <text:p>-1.0748</text:p>
          </table:table-cell>
          <table:table-cell office:value-type="float" office:value="181.075">
            <text:p>181.075</text:p>
          </table:table-cell>
          <table:table-cell office:value-type="float" office:value="0.30204">
            <text:p>0.3020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2.6125">
            <text:p>22.6125</text:p>
          </table:table-cell>
          <table:table-cell office:value-type="float" office:value="-1.08156">
            <text:p>-1.08156</text:p>
          </table:table-cell>
          <table:table-cell office:value-type="float" office:value="181.082">
            <text:p>181.082</text:p>
          </table:table-cell>
          <table:table-cell office:value-type="float" office:value="0.294294">
            <text:p>0.29429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2.7324">
            <text:p>22.7324</text:p>
          </table:table-cell>
          <table:table-cell office:value-type="float" office:value="-1.07593">
            <text:p>-1.07593</text:p>
          </table:table-cell>
          <table:table-cell office:value-type="float" office:value="181.076">
            <text:p>181.076</text:p>
          </table:table-cell>
          <table:table-cell office:value-type="float" office:value="0.287912">
            <text:p>0.28791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2.8408">
            <text:p>22.8408</text:p>
          </table:table-cell>
          <table:table-cell office:value-type="float" office:value="-1.0602">
            <text:p>-1.0602</text:p>
          </table:table-cell>
          <table:table-cell office:value-type="float" office:value="181.06">
            <text:p>181.06</text:p>
          </table:table-cell>
          <table:table-cell office:value-type="float" office:value="0.283643">
            <text:p>0.28364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2.9614">
            <text:p>22.9614</text:p>
          </table:table-cell>
          <table:table-cell office:value-type="float" office:value="-1.03142">
            <text:p>-1.03142</text:p>
          </table:table-cell>
          <table:table-cell office:value-type="float" office:value="181.031">
            <text:p>181.031</text:p>
          </table:table-cell>
          <table:table-cell office:value-type="float" office:value="0.280562">
            <text:p>0.28056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3.0747">
            <text:p>23.0747</text:p>
          </table:table-cell>
          <table:table-cell office:value-type="float" office:value="-0.994217">
            <text:p>-0.994217</text:p>
          </table:table-cell>
          <table:table-cell office:value-type="float" office:value="180.994">
            <text:p>180.994</text:p>
          </table:table-cell>
          <table:table-cell office:value-type="float" office:value="0.279249">
            <text:p>0.27924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3.1907">
            <text:p>23.1907</text:p>
          </table:table-cell>
          <table:table-cell office:value-type="float" office:value="-0.946655">
            <text:p>-0.946655</text:p>
          </table:table-cell>
          <table:table-cell office:value-type="float" office:value="180.947">
            <text:p>180.947</text:p>
          </table:table-cell>
          <table:table-cell office:value-type="float" office:value="0.279455">
            <text:p>0.27945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3.3191">
            <text:p>23.3191</text:p>
          </table:table-cell>
          <table:table-cell office:value-type="float" office:value="-0.883682">
            <text:p>-0.883682</text:p>
          </table:table-cell>
          <table:table-cell office:value-type="float" office:value="180.884">
            <text:p>180.884</text:p>
          </table:table-cell>
          <table:table-cell office:value-type="float" office:value="0.281466">
            <text:p>0.28146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3.4368">
            <text:p>23.4368</text:p>
          </table:table-cell>
          <table:table-cell office:value-type="float" office:value="-0.817337">
            <text:p>-0.817337</text:p>
          </table:table-cell>
          <table:table-cell office:value-type="float" office:value="180.817">
            <text:p>180.817</text:p>
          </table:table-cell>
          <table:table-cell office:value-type="float" office:value="0.284896">
            <text:p>0.28489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3.5383">
            <text:p>23.5383</text:p>
          </table:table-cell>
          <table:table-cell office:value-type="float" office:value="-0.754074">
            <text:p>-0.754074</text:p>
          </table:table-cell>
          <table:table-cell office:value-type="float" office:value="180.754">
            <text:p>180.754</text:p>
          </table:table-cell>
          <table:table-cell office:value-type="float" office:value="0.28903">
            <text:p>0.2890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3.6416">
            <text:p>23.6416</text:p>
          </table:table-cell>
          <table:table-cell office:value-type="float" office:value="-0.684494">
            <text:p>-0.684494</text:p>
          </table:table-cell>
          <table:table-cell office:value-type="float" office:value="180.684">
            <text:p>180.684</text:p>
          </table:table-cell>
          <table:table-cell office:value-type="float" office:value="0.294322">
            <text:p>0.29432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3.7646">
            <text:p>23.7646</text:p>
          </table:table-cell>
          <table:table-cell office:value-type="float" office:value="-0.595474">
            <text:p>-0.595474</text:p>
          </table:table-cell>
          <table:table-cell office:value-type="float" office:value="180.595">
            <text:p>180.595</text:p>
          </table:table-cell>
          <table:table-cell office:value-type="float" office:value="0.301991">
            <text:p>0.30199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3.8848">
            <text:p>23.8848</text:p>
          </table:table-cell>
          <table:table-cell office:value-type="float" office:value="-0.502655">
            <text:p>-0.502655</text:p>
          </table:table-cell>
          <table:table-cell office:value-type="float" office:value="180.503">
            <text:p>180.503</text:p>
          </table:table-cell>
          <table:table-cell office:value-type="float" office:value="0.310879">
            <text:p>0.31087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4.0122">
            <text:p>24.0122</text:p>
          </table:table-cell>
          <table:table-cell office:value-type="float" office:value="-0.39859">
            <text:p>-0.39859</text:p>
          </table:table-cell>
          <table:table-cell office:value-type="float" office:value="180.399">
            <text:p>180.399</text:p>
          </table:table-cell>
          <table:table-cell office:value-type="float" office:value="0.321756">
            <text:p>0.32175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4.1379">
            <text:p>24.1379</text:p>
          </table:table-cell>
          <table:table-cell office:value-type="float" office:value="-0.291122">
            <text:p>-0.291122</text:p>
          </table:table-cell>
          <table:table-cell office:value-type="float" office:value="180.291">
            <text:p>180.291</text:p>
          </table:table-cell>
          <table:table-cell office:value-type="float" office:value="0.333869">
            <text:p>0.33386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4.2607">
            <text:p>24.2607</text:p>
          </table:table-cell>
          <table:table-cell office:value-type="float" office:value="-0.182068">
            <text:p>-0.182068</text:p>
          </table:table-cell>
          <table:table-cell office:value-type="float" office:value="180.182">
            <text:p>180.182</text:p>
          </table:table-cell>
          <table:table-cell office:value-type="float" office:value="0.346986">
            <text:p>0.34698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4.3877">
            <text:p>24.3877</text:p>
          </table:table-cell>
          <table:table-cell office:value-type="float" office:value="-0.06604">
            <text:p>-0.06604</text:p>
          </table:table-cell>
          <table:table-cell office:value-type="float" office:value="180.066">
            <text:p>180.066</text:p>
          </table:table-cell>
          <table:table-cell office:value-type="float" office:value="0.361779">
            <text:p>0.36177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4.5024">
            <text:p>24.5024</text:p>
          </table:table-cell>
          <table:table-cell office:value-type="float" office:value="0.0416565">
            <text:p>0.0416565</text:p>
          </table:table-cell>
          <table:table-cell office:value-type="float" office:value="179.958">
            <text:p>179.958</text:p>
          </table:table-cell>
          <table:table-cell office:value-type="float" office:value="0.376239">
            <text:p>0.37623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4.6042">
            <text:p>24.6042</text:p>
          </table:table-cell>
          <table:table-cell office:value-type="float" office:value="0.138809">
            <text:p>0.138809</text:p>
          </table:table-cell>
          <table:table-cell office:value-type="float" office:value="179.861">
            <text:p>179.861</text:p>
          </table:table-cell>
          <table:table-cell office:value-type="float" office:value="0.389862">
            <text:p>0.38986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4.7131">
            <text:p>24.7131</text:p>
          </table:table-cell>
          <table:table-cell office:value-type="float" office:value="0.24437">
            <text:p>0.24437</text:p>
          </table:table-cell>
          <table:table-cell office:value-type="float" office:value="179.756">
            <text:p>179.756</text:p>
          </table:table-cell>
          <table:table-cell office:value-type="float" office:value="0.405262">
            <text:p>0.40526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4.8301">
            <text:p>24.8301</text:p>
          </table:table-cell>
          <table:table-cell office:value-type="float" office:value="0.358582">
            <text:p>0.358582</text:p>
          </table:table-cell>
          <table:table-cell office:value-type="float" office:value="179.641">
            <text:p>179.641</text:p>
          </table:table-cell>
          <table:table-cell office:value-type="float" office:value="0.422626">
            <text:p>0.42262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4.959">
            <text:p>24.959</text:p>
          </table:table-cell>
          <table:table-cell office:value-type="float" office:value="0.485443">
            <text:p>0.485443</text:p>
          </table:table-cell>
          <table:table-cell office:value-type="float" office:value="179.515">
            <text:p>179.515</text:p>
          </table:table-cell>
          <table:table-cell office:value-type="float" office:value="0.442754">
            <text:p>0.44275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5.0789">
            <text:p>25.0789</text:p>
          </table:table-cell>
          <table:table-cell office:value-type="float" office:value="0.603485">
            <text:p>0.603485</text:p>
          </table:table-cell>
          <table:table-cell office:value-type="float" office:value="179.397">
            <text:p>179.397</text:p>
          </table:table-cell>
          <table:table-cell office:value-type="float" office:value="0.462291">
            <text:p>0.46229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5.2002">
            <text:p>25.2002</text:p>
          </table:table-cell>
          <table:table-cell office:value-type="float" office:value="0.722458">
            <text:p>0.722458</text:p>
          </table:table-cell>
          <table:table-cell office:value-type="float" office:value="179.278">
            <text:p>179.278</text:p>
          </table:table-cell>
          <table:table-cell office:value-type="float" office:value="0.482792">
            <text:p>0.48279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5.3271">
            <text:p>25.3271</text:p>
          </table:table-cell>
          <table:table-cell office:value-type="float" office:value="0.845795">
            <text:p>0.845795</text:p>
          </table:table-cell>
          <table:table-cell office:value-type="float" office:value="179.154">
            <text:p>179.154</text:p>
          </table:table-cell>
          <table:table-cell office:value-type="float" office:value="0.504936">
            <text:p>0.50493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5.4397">
            <text:p>25.4397</text:p>
          </table:table-cell>
          <table:table-cell office:value-type="float" office:value="0.953201">
            <text:p>0.953201</text:p>
          </table:table-cell>
          <table:table-cell office:value-type="float" office:value="179.047">
            <text:p>179.047</text:p>
          </table:table-cell>
          <table:table-cell office:value-type="float" office:value="0.525023">
            <text:p>0.52502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5.5679">
            <text:p>25.5679</text:p>
          </table:table-cell>
          <table:table-cell office:value-type="float" office:value="1.07253">
            <text:p>1.07253</text:p>
          </table:table-cell>
          <table:table-cell office:value-type="float" office:value="178.927">
            <text:p>178.927</text:p>
          </table:table-cell>
          <table:table-cell office:value-type="float" office:value="0.548298">
            <text:p>0.54829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5.6819">
            <text:p>25.6819</text:p>
          </table:table-cell>
          <table:table-cell office:value-type="float" office:value="1.17542">
            <text:p>1.17542</text:p>
          </table:table-cell>
          <table:table-cell office:value-type="float" office:value="178.825">
            <text:p>178.825</text:p>
          </table:table-cell>
          <table:table-cell office:value-type="float" office:value="0.569261">
            <text:p>0.56926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5.8079">
            <text:p>25.8079</text:p>
          </table:table-cell>
          <table:table-cell office:value-type="float" office:value="1.28423">
            <text:p>1.28423</text:p>
          </table:table-cell>
          <table:table-cell office:value-type="float" office:value="178.716">
            <text:p>178.716</text:p>
          </table:table-cell>
          <table:table-cell office:value-type="float" office:value="0.592503">
            <text:p>0.59250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5.9373">
            <text:p>25.9373</text:p>
          </table:table-cell>
          <table:table-cell office:value-type="float" office:value="1.38963">
            <text:p>1.38963</text:p>
          </table:table-cell>
          <table:table-cell office:value-type="float" office:value="178.61">
            <text:p>178.61</text:p>
          </table:table-cell>
          <table:table-cell office:value-type="float" office:value="0.616283">
            <text:p>0.61628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6.05">
            <text:p>26.05</text:p>
          </table:table-cell>
          <table:table-cell office:value-type="float" office:value="1.47523">
            <text:p>1.47523</text:p>
          </table:table-cell>
          <table:table-cell office:value-type="float" office:value="178.525">
            <text:p>178.525</text:p>
          </table:table-cell>
          <table:table-cell office:value-type="float" office:value="0.636758">
            <text:p>0.63675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6.1731">
            <text:p>26.1731</text:p>
          </table:table-cell>
          <table:table-cell office:value-type="float" office:value="1.56076">
            <text:p>1.56076</text:p>
          </table:table-cell>
          <table:table-cell office:value-type="float" office:value="178.439">
            <text:p>178.439</text:p>
          </table:table-cell>
          <table:table-cell office:value-type="float" office:value="0.658615">
            <text:p>0.65861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6.2927">
            <text:p>26.2927</text:p>
          </table:table-cell>
          <table:table-cell office:value-type="float" office:value="1.63486">
            <text:p>1.63486</text:p>
          </table:table-cell>
          <table:table-cell office:value-type="float" office:value="178.365">
            <text:p>178.365</text:p>
          </table:table-cell>
          <table:table-cell office:value-type="float" office:value="0.67917">
            <text:p>0.6791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6.4216">
            <text:p>26.4216</text:p>
          </table:table-cell>
          <table:table-cell office:value-type="float" office:value="1.70406">
            <text:p>1.70406</text:p>
          </table:table-cell>
          <table:table-cell office:value-type="float" office:value="178.296">
            <text:p>178.296</text:p>
          </table:table-cell>
          <table:table-cell office:value-type="float" office:value="0.700394">
            <text:p>0.70039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6.5508">
            <text:p>26.5508</text:p>
          </table:table-cell>
          <table:table-cell office:value-type="float" office:value="1.76117">
            <text:p>1.76117</text:p>
          </table:table-cell>
          <table:table-cell office:value-type="float" office:value="178.239">
            <text:p>178.239</text:p>
          </table:table-cell>
          <table:table-cell office:value-type="float" office:value="0.720459">
            <text:p>0.72045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6.6707">
            <text:p>26.6707</text:p>
          </table:table-cell>
          <table:table-cell office:value-type="float" office:value="1.80234">
            <text:p>1.80234</text:p>
          </table:table-cell>
          <table:table-cell office:value-type="float" office:value="178.198">
            <text:p>178.198</text:p>
          </table:table-cell>
          <table:table-cell office:value-type="float" office:value="0.737809">
            <text:p>0.73780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6.7874">
            <text:p>26.7874</text:p>
          </table:table-cell>
          <table:table-cell office:value-type="float" office:value="1.83015">
            <text:p>1.83015</text:p>
          </table:table-cell>
          <table:table-cell office:value-type="float" office:value="178.17">
            <text:p>178.17</text:p>
          </table:table-cell>
          <table:table-cell office:value-type="float" office:value="0.747071">
            <text:p>0.74707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6.907">
            <text:p>26.907</text:p>
          </table:table-cell>
          <table:table-cell office:value-type="float" office:value="1.8459">
            <text:p>1.8459</text:p>
          </table:table-cell>
          <table:table-cell office:value-type="float" office:value="178.154">
            <text:p>178.154</text:p>
          </table:table-cell>
          <table:table-cell office:value-type="float" office:value="0.749197">
            <text:p>0.74919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7.0356">
            <text:p>27.0356</text:p>
          </table:table-cell>
          <table:table-cell office:value-type="float" office:value="1.84773">
            <text:p>1.84773</text:p>
          </table:table-cell>
          <table:table-cell office:value-type="float" office:value="178.152">
            <text:p>178.152</text:p>
          </table:table-cell>
          <table:table-cell office:value-type="float" office:value="0.749444">
            <text:p>0.74944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7.1575">
            <text:p>27.1575</text:p>
          </table:table-cell>
          <table:table-cell office:value-type="float" office:value="1.83437">
            <text:p>1.83437</text:p>
          </table:table-cell>
          <table:table-cell office:value-type="float" office:value="178.166">
            <text:p>178.166</text:p>
          </table:table-cell>
          <table:table-cell office:value-type="float" office:value="0.747639">
            <text:p>0.74763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7.2725">
            <text:p>27.2725</text:p>
          </table:table-cell>
          <table:table-cell office:value-type="float" office:value="1.808">
            <text:p>1.808</text:p>
          </table:table-cell>
          <table:table-cell office:value-type="float" office:value="178.192">
            <text:p>178.192</text:p>
          </table:table-cell>
          <table:table-cell office:value-type="float" office:value="0.74408">
            <text:p>0.7440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7.3857">
            <text:p>27.3857</text:p>
          </table:table-cell>
          <table:table-cell office:value-type="float" office:value="1.76907">
            <text:p>1.76907</text:p>
          </table:table-cell>
          <table:table-cell office:value-type="float" office:value="178.231">
            <text:p>178.231</text:p>
          </table:table-cell>
          <table:table-cell office:value-type="float" office:value="0.738825">
            <text:p>0.7388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7.5144">
            <text:p>27.5144</text:p>
          </table:table-cell>
          <table:table-cell office:value-type="float" office:value="1.7093">
            <text:p>1.7093</text:p>
          </table:table-cell>
          <table:table-cell office:value-type="float" office:value="178.291">
            <text:p>178.291</text:p>
          </table:table-cell>
          <table:table-cell office:value-type="float" office:value="0.730756">
            <text:p>0.73075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7.6255">
            <text:p>27.6255</text:p>
          </table:table-cell>
          <table:table-cell office:value-type="float" office:value="1.6452">
            <text:p>1.6452</text:p>
          </table:table-cell>
          <table:table-cell office:value-type="float" office:value="178.355">
            <text:p>178.355</text:p>
          </table:table-cell>
          <table:table-cell office:value-type="float" office:value="0.722102">
            <text:p>0.72210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7.7317">
            <text:p>27.7317</text:p>
          </table:table-cell>
          <table:table-cell office:value-type="float" office:value="1.57362">
            <text:p>1.57362</text:p>
          </table:table-cell>
          <table:table-cell office:value-type="float" office:value="178.426">
            <text:p>178.426</text:p>
          </table:table-cell>
          <table:table-cell office:value-type="float" office:value="0.712439">
            <text:p>0.71243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7.8433">
            <text:p>27.8433</text:p>
          </table:table-cell>
          <table:table-cell office:value-type="float" office:value="1.48798">
            <text:p>1.48798</text:p>
          </table:table-cell>
          <table:table-cell office:value-type="float" office:value="178.512">
            <text:p>178.512</text:p>
          </table:table-cell>
          <table:table-cell office:value-type="float" office:value="0.700877">
            <text:p>0.70087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7.9546">
            <text:p>27.9546</text:p>
          </table:table-cell>
          <table:table-cell office:value-type="float" office:value="1.39296">
            <text:p>1.39296</text:p>
          </table:table-cell>
          <table:table-cell office:value-type="float" office:value="178.607">
            <text:p>178.607</text:p>
          </table:table-cell>
          <table:table-cell office:value-type="float" office:value="0.68805">
            <text:p>0.6880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8.0667">
            <text:p>28.0667</text:p>
          </table:table-cell>
          <table:table-cell office:value-type="float" office:value="1.28873">
            <text:p>1.28873</text:p>
          </table:table-cell>
          <table:table-cell office:value-type="float" office:value="178.711">
            <text:p>178.711</text:p>
          </table:table-cell>
          <table:table-cell office:value-type="float" office:value="0.673978">
            <text:p>0.67397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8.1777">
            <text:p>28.1777</text:p>
          </table:table-cell>
          <table:table-cell office:value-type="float" office:value="1.17816">
            <text:p>1.17816</text:p>
          </table:table-cell>
          <table:table-cell office:value-type="float" office:value="178.822">
            <text:p>178.822</text:p>
          </table:table-cell>
          <table:table-cell office:value-type="float" office:value="0.659052">
            <text:p>0.65905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8.2886">
            <text:p>28.2886</text:p>
          </table:table-cell>
          <table:table-cell office:value-type="float" office:value="1.06137">
            <text:p>1.06137</text:p>
          </table:table-cell>
          <table:table-cell office:value-type="float" office:value="178.939">
            <text:p>178.939</text:p>
          </table:table-cell>
          <table:table-cell office:value-type="float" office:value="0.643285">
            <text:p>0.64328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8.3987">
            <text:p>28.3987</text:p>
          </table:table-cell>
          <table:table-cell office:value-type="float" office:value="0.940277">
            <text:p>0.940277</text:p>
          </table:table-cell>
          <table:table-cell office:value-type="float" office:value="179.06">
            <text:p>179.06</text:p>
          </table:table-cell>
          <table:table-cell office:value-type="float" office:value="0.626937">
            <text:p>0.62693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8.5095">
            <text:p>28.5095</text:p>
          </table:table-cell>
          <table:table-cell office:value-type="float" office:value="0.814407">
            <text:p>0.814407</text:p>
          </table:table-cell>
          <table:table-cell office:value-type="float" office:value="179.186">
            <text:p>179.186</text:p>
          </table:table-cell>
          <table:table-cell office:value-type="float" office:value="0.609945">
            <text:p>0.60994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8.6206">
            <text:p>28.6206</text:p>
          </table:table-cell>
          <table:table-cell office:value-type="float" office:value="0.685944">
            <text:p>0.685944</text:p>
          </table:table-cell>
          <table:table-cell office:value-type="float" office:value="179.314">
            <text:p>179.314</text:p>
          </table:table-cell>
          <table:table-cell office:value-type="float" office:value="0.592602">
            <text:p>0.59260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8.731">
            <text:p>28.731</text:p>
          </table:table-cell>
          <table:table-cell office:value-type="float" office:value="0.55658">
            <text:p>0.55658</text:p>
          </table:table-cell>
          <table:table-cell office:value-type="float" office:value="179.443">
            <text:p>179.443</text:p>
          </table:table-cell>
          <table:table-cell office:value-type="float" office:value="0.575138">
            <text:p>0.57513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8.8462">
            <text:p>28.8462</text:p>
          </table:table-cell>
          <table:table-cell office:value-type="float" office:value="0.421173">
            <text:p>0.421173</text:p>
          </table:table-cell>
          <table:table-cell office:value-type="float" office:value="179.579">
            <text:p>179.579</text:p>
          </table:table-cell>
          <table:table-cell office:value-type="float" office:value="0.556858">
            <text:p>0.55685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8.9631">
            <text:p>28.9631</text:p>
          </table:table-cell>
          <table:table-cell office:value-type="float" office:value="0.284836">
            <text:p>0.284836</text:p>
          </table:table-cell>
          <table:table-cell office:value-type="float" office:value="179.715">
            <text:p>179.715</text:p>
          </table:table-cell>
          <table:table-cell office:value-type="float" office:value="0.538453">
            <text:p>0.53845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9.0767">
            <text:p>29.0767</text:p>
          </table:table-cell>
          <table:table-cell office:value-type="float" office:value="0.154785">
            <text:p>0.154785</text:p>
          </table:table-cell>
          <table:table-cell office:value-type="float" office:value="179.845">
            <text:p>179.845</text:p>
          </table:table-cell>
          <table:table-cell office:value-type="float" office:value="0.520896">
            <text:p>0.52089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9.1865">
            <text:p>29.1865</text:p>
          </table:table-cell>
          <table:table-cell office:value-type="float" office:value="0.0321198">
            <text:p>0.0321198</text:p>
          </table:table-cell>
          <table:table-cell office:value-type="float" office:value="179.968">
            <text:p>179.968</text:p>
          </table:table-cell>
          <table:table-cell office:value-type="float" office:value="0.504336">
            <text:p>0.50433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9.2964">
            <text:p>29.2964</text:p>
          </table:table-cell>
          <table:table-cell office:value-type="float" office:value="-0.0862122">
            <text:p>-0.0862122</text:p>
          </table:table-cell>
          <table:table-cell office:value-type="float" office:value="180.086">
            <text:p>180.086</text:p>
          </table:table-cell>
          <table:table-cell office:value-type="float" office:value="0.488169">
            <text:p>0.48816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9.4067">
            <text:p>29.4067</text:p>
          </table:table-cell>
          <table:table-cell office:value-type="float" office:value="-0.200104">
            <text:p>-0.200104</text:p>
          </table:table-cell>
          <table:table-cell office:value-type="float" office:value="180.2">
            <text:p>180.2</text:p>
          </table:table-cell>
          <table:table-cell office:value-type="float" office:value="0.47192">
            <text:p>0.4719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9.5186">
            <text:p>29.5186</text:p>
          </table:table-cell>
          <table:table-cell office:value-type="float" office:value="-0.309189">
            <text:p>-0.309189</text:p>
          </table:table-cell>
          <table:table-cell office:value-type="float" office:value="180.309">
            <text:p>180.309</text:p>
          </table:table-cell>
          <table:table-cell office:value-type="float" office:value="0.45562">
            <text:p>0.4556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9.6299">
            <text:p>29.6299</text:p>
          </table:table-cell>
          <table:table-cell office:value-type="float" office:value="-0.410889">
            <text:p>-0.410889</text:p>
          </table:table-cell>
          <table:table-cell office:value-type="float" office:value="180.411">
            <text:p>180.411</text:p>
          </table:table-cell>
          <table:table-cell office:value-type="float" office:value="0.439675">
            <text:p>0.43967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9.739">
            <text:p>29.739</text:p>
          </table:table-cell>
          <table:table-cell office:value-type="float" office:value="-0.503372">
            <text:p>-0.503372</text:p>
          </table:table-cell>
          <table:table-cell office:value-type="float" office:value="180.503">
            <text:p>180.503</text:p>
          </table:table-cell>
          <table:table-cell office:value-type="float" office:value="0.424434">
            <text:p>0.42443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9.8491">
            <text:p>29.8491</text:p>
          </table:table-cell>
          <table:table-cell office:value-type="float" office:value="-0.588715">
            <text:p>-0.588715</text:p>
          </table:table-cell>
          <table:table-cell office:value-type="float" office:value="180.589">
            <text:p>180.589</text:p>
          </table:table-cell>
          <table:table-cell office:value-type="float" office:value="0.409591">
            <text:p>0.40959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29.9597">
            <text:p>29.9597</text:p>
          </table:table-cell>
          <table:table-cell office:value-type="float" office:value="-0.665741">
            <text:p>-0.665741</text:p>
          </table:table-cell>
          <table:table-cell office:value-type="float" office:value="180.666">
            <text:p>180.666</text:p>
          </table:table-cell>
          <table:table-cell office:value-type="float" office:value="0.39536">
            <text:p>0.3953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0.0713">
            <text:p>30.0713</text:p>
          </table:table-cell>
          <table:table-cell office:value-type="float" office:value="-0.734344">
            <text:p>-0.734344</text:p>
          </table:table-cell>
          <table:table-cell office:value-type="float" office:value="180.734">
            <text:p>180.734</text:p>
          </table:table-cell>
          <table:table-cell office:value-type="float" office:value="0.381785">
            <text:p>0.38178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0.1821">
            <text:p>30.1821</text:p>
          </table:table-cell>
          <table:table-cell office:value-type="float" office:value="-0.792969">
            <text:p>-0.792969</text:p>
          </table:table-cell>
          <table:table-cell office:value-type="float" office:value="180.793">
            <text:p>180.793</text:p>
          </table:table-cell>
          <table:table-cell office:value-type="float" office:value="0.369195">
            <text:p>0.36919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0.293">
            <text:p>30.293</text:p>
          </table:table-cell>
          <table:table-cell office:value-type="float" office:value="-0.84201">
            <text:p>-0.84201</text:p>
          </table:table-cell>
          <table:table-cell office:value-type="float" office:value="180.842">
            <text:p>180.842</text:p>
          </table:table-cell>
          <table:table-cell office:value-type="float" office:value="0.35757">
            <text:p>0.3575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0.4033">
            <text:p>30.4033</text:p>
          </table:table-cell>
          <table:table-cell office:value-type="float" office:value="-0.880905">
            <text:p>-0.880905</text:p>
          </table:table-cell>
          <table:table-cell office:value-type="float" office:value="180.881">
            <text:p>180.881</text:p>
          </table:table-cell>
          <table:table-cell office:value-type="float" office:value="0.347069">
            <text:p>0.34706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0.5137">
            <text:p>30.5137</text:p>
          </table:table-cell>
          <table:table-cell office:value-type="float" office:value="-0.909805">
            <text:p>-0.909805</text:p>
          </table:table-cell>
          <table:table-cell office:value-type="float" office:value="180.91">
            <text:p>180.91</text:p>
          </table:table-cell>
          <table:table-cell office:value-type="float" office:value="0.337711">
            <text:p>0.33771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0.6279">
            <text:p>30.6279</text:p>
          </table:table-cell>
          <table:table-cell office:value-type="float" office:value="-0.929199">
            <text:p>-0.929199</text:p>
          </table:table-cell>
          <table:table-cell office:value-type="float" office:value="180.929">
            <text:p>180.929</text:p>
          </table:table-cell>
          <table:table-cell office:value-type="float" office:value="0.32929">
            <text:p>0.3292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0.7434">
            <text:p>30.7434</text:p>
          </table:table-cell>
          <table:table-cell office:value-type="float" office:value="-0.937973">
            <text:p>-0.937973</text:p>
          </table:table-cell>
          <table:table-cell office:value-type="float" office:value="180.938">
            <text:p>180.938</text:p>
          </table:table-cell>
          <table:table-cell office:value-type="float" office:value="0.322151">
            <text:p>0.32215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0.8552">
            <text:p>30.8552</text:p>
          </table:table-cell>
          <table:table-cell office:value-type="float" office:value="-0.936172">
            <text:p>-0.936172</text:p>
          </table:table-cell>
          <table:table-cell office:value-type="float" office:value="180.936">
            <text:p>180.936</text:p>
          </table:table-cell>
          <table:table-cell office:value-type="float" office:value="0.316608">
            <text:p>0.31660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0.9656">
            <text:p>30.9656</text:p>
          </table:table-cell>
          <table:table-cell office:value-type="float" office:value="-0.924622">
            <text:p>-0.924622</text:p>
          </table:table-cell>
          <table:table-cell office:value-type="float" office:value="180.925">
            <text:p>180.925</text:p>
          </table:table-cell>
          <table:table-cell office:value-type="float" office:value="0.312497">
            <text:p>0.31249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1.0784">
            <text:p>31.0784</text:p>
          </table:table-cell>
          <table:table-cell office:value-type="float" office:value="-0.903091">
            <text:p>-0.903091</text:p>
          </table:table-cell>
          <table:table-cell office:value-type="float" office:value="180.903">
            <text:p>180.903</text:p>
          </table:table-cell>
          <table:table-cell office:value-type="float" office:value="0.309711">
            <text:p>0.30971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1.1902">
            <text:p>31.1902</text:p>
          </table:table-cell>
          <table:table-cell office:value-type="float" office:value="-0.872437">
            <text:p>-0.872437</text:p>
          </table:table-cell>
          <table:table-cell office:value-type="float" office:value="180.872">
            <text:p>180.872</text:p>
          </table:table-cell>
          <table:table-cell office:value-type="float" office:value="0.308368">
            <text:p>0.30836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1.3005">
            <text:p>31.3005</text:p>
          </table:table-cell>
          <table:table-cell office:value-type="float" office:value="-0.833389">
            <text:p>-0.833389</text:p>
          </table:table-cell>
          <table:table-cell office:value-type="float" office:value="180.833">
            <text:p>180.833</text:p>
          </table:table-cell>
          <table:table-cell office:value-type="float" office:value="0.308441">
            <text:p>0.30844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1.4114">
            <text:p>31.4114</text:p>
          </table:table-cell>
          <table:table-cell office:value-type="float" office:value="-0.785904">
            <text:p>-0.785904</text:p>
          </table:table-cell>
          <table:table-cell office:value-type="float" office:value="180.786">
            <text:p>180.786</text:p>
          </table:table-cell>
          <table:table-cell office:value-type="float" office:value="0.309896">
            <text:p>0.30989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1.5215">
            <text:p>31.5215</text:p>
          </table:table-cell>
          <table:table-cell office:value-type="float" office:value="-0.731094">
            <text:p>-0.731094</text:p>
          </table:table-cell>
          <table:table-cell office:value-type="float" office:value="180.731">
            <text:p>180.731</text:p>
          </table:table-cell>
          <table:table-cell office:value-type="float" office:value="0.312683">
            <text:p>0.31268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1.6321">
            <text:p>31.6321</text:p>
          </table:table-cell>
          <table:table-cell office:value-type="float" office:value="-0.668762">
            <text:p>-0.668762</text:p>
          </table:table-cell>
          <table:table-cell office:value-type="float" office:value="180.669">
            <text:p>180.669</text:p>
          </table:table-cell>
          <table:table-cell office:value-type="float" office:value="0.316823">
            <text:p>0.31682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1.7422">
            <text:p>31.7422</text:p>
          </table:table-cell>
          <table:table-cell office:value-type="float" office:value="-0.59964">
            <text:p>-0.59964</text:p>
          </table:table-cell>
          <table:table-cell office:value-type="float" office:value="180.6">
            <text:p>180.6</text:p>
          </table:table-cell>
          <table:table-cell office:value-type="float" office:value="0.322298">
            <text:p>0.32229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1.8518">
            <text:p>31.8518</text:p>
          </table:table-cell>
          <table:table-cell office:value-type="float" office:value="-0.524689">
            <text:p>-0.524689</text:p>
          </table:table-cell>
          <table:table-cell office:value-type="float" office:value="180.525">
            <text:p>180.525</text:p>
          </table:table-cell>
          <table:table-cell office:value-type="float" office:value="0.329013">
            <text:p>0.32901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1.9622">
            <text:p>31.9622</text:p>
          </table:table-cell>
          <table:table-cell office:value-type="float" office:value="-0.443558">
            <text:p>-0.443558</text:p>
          </table:table-cell>
          <table:table-cell office:value-type="float" office:value="180.444">
            <text:p>180.444</text:p>
          </table:table-cell>
          <table:table-cell office:value-type="float" office:value="0.337015">
            <text:p>0.33701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2.074">
            <text:p>32.074</text:p>
          </table:table-cell>
          <table:table-cell office:value-type="float" office:value="-0.355545">
            <text:p>-0.355545</text:p>
          </table:table-cell>
          <table:table-cell office:value-type="float" office:value="180.356">
            <text:p>180.356</text:p>
          </table:table-cell>
          <table:table-cell office:value-type="float" office:value="0.346429">
            <text:p>0.34642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2.1838">
            <text:p>32.1838</text:p>
          </table:table-cell>
          <table:table-cell office:value-type="float" office:value="-0.264297">
            <text:p>-0.264297</text:p>
          </table:table-cell>
          <table:table-cell office:value-type="float" office:value="180.264">
            <text:p>180.264</text:p>
          </table:table-cell>
          <table:table-cell office:value-type="float" office:value="0.356866">
            <text:p>0.35686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2.2952">
            <text:p>32.2952</text:p>
          </table:table-cell>
          <table:table-cell office:value-type="float" office:value="-0.167236">
            <text:p>-0.167236</text:p>
          </table:table-cell>
          <table:table-cell office:value-type="float" office:value="180.167">
            <text:p>180.167</text:p>
          </table:table-cell>
          <table:table-cell office:value-type="float" office:value="0.368642">
            <text:p>0.36864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2.4043">
            <text:p>32.4043</text:p>
          </table:table-cell>
          <table:table-cell office:value-type="float" office:value="-0.0679779">
            <text:p>-0.0679779</text:p>
          </table:table-cell>
          <table:table-cell office:value-type="float" office:value="180.068">
            <text:p>180.068</text:p>
          </table:table-cell>
          <table:table-cell office:value-type="float" office:value="0.381332">
            <text:p>0.38133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2.5149">
            <text:p>32.5149</text:p>
          </table:table-cell>
          <table:table-cell office:value-type="float" office:value="0.0364075">
            <text:p>0.0364075</text:p>
          </table:table-cell>
          <table:table-cell office:value-type="float" office:value="179.964">
            <text:p>179.964</text:p>
          </table:table-cell>
          <table:table-cell office:value-type="float" office:value="0.395326">
            <text:p>0.39532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2.6235">
            <text:p>32.6235</text:p>
          </table:table-cell>
          <table:table-cell office:value-type="float" office:value="0.14241">
            <text:p>0.14241</text:p>
          </table:table-cell>
          <table:table-cell office:value-type="float" office:value="179.858">
            <text:p>179.858</text:p>
          </table:table-cell>
          <table:table-cell office:value-type="float" office:value="0.410171">
            <text:p>0.41017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2.7341">
            <text:p>32.7341</text:p>
          </table:table-cell>
          <table:table-cell office:value-type="float" office:value="0.252899">
            <text:p>0.252899</text:p>
          </table:table-cell>
          <table:table-cell office:value-type="float" office:value="179.747">
            <text:p>179.747</text:p>
          </table:table-cell>
          <table:table-cell office:value-type="float" office:value="0.426292">
            <text:p>0.42629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2.8445">
            <text:p>32.8445</text:p>
          </table:table-cell>
          <table:table-cell office:value-type="float" office:value="0.365646">
            <text:p>0.365646</text:p>
          </table:table-cell>
          <table:table-cell office:value-type="float" office:value="179.634">
            <text:p>179.634</text:p>
          </table:table-cell>
          <table:table-cell office:value-type="float" office:value="0.443395">
            <text:p>0.44339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2.9553">
            <text:p>32.9553</text:p>
          </table:table-cell>
          <table:table-cell office:value-type="float" office:value="0.480484">
            <text:p>0.480484</text:p>
          </table:table-cell>
          <table:table-cell office:value-type="float" office:value="179.52">
            <text:p>179.52</text:p>
          </table:table-cell>
          <table:table-cell office:value-type="float" office:value="0.461484">
            <text:p>0.46148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3.0674">
            <text:p>33.0674</text:p>
          </table:table-cell>
          <table:table-cell office:value-type="float" office:value="0.598267">
            <text:p>0.598267</text:p>
          </table:table-cell>
          <table:table-cell office:value-type="float" office:value="179.402">
            <text:p>179.402</text:p>
          </table:table-cell>
          <table:table-cell office:value-type="float" office:value="0.48072">
            <text:p>0.4807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3.1787">
            <text:p>33.1787</text:p>
          </table:table-cell>
          <table:table-cell office:value-type="float" office:value="0.715744">
            <text:p>0.715744</text:p>
          </table:table-cell>
          <table:table-cell office:value-type="float" office:value="179.284">
            <text:p>179.284</text:p>
          </table:table-cell>
          <table:table-cell office:value-type="float" office:value="0.500615">
            <text:p>0.50061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3.2886">
            <text:p>33.2886</text:p>
          </table:table-cell>
          <table:table-cell office:value-type="float" office:value="0.832047">
            <text:p>0.832047</text:p>
          </table:table-cell>
          <table:table-cell office:value-type="float" office:value="179.168">
            <text:p>179.168</text:p>
          </table:table-cell>
          <table:table-cell office:value-type="float" office:value="0.521008">
            <text:p>0.52100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3.3987">
            <text:p>33.3987</text:p>
          </table:table-cell>
          <table:table-cell office:value-type="float" office:value="0.948029">
            <text:p>0.948029</text:p>
          </table:table-cell>
          <table:table-cell office:value-type="float" office:value="179.052">
            <text:p>179.052</text:p>
          </table:table-cell>
          <table:table-cell office:value-type="float" office:value="0.542073">
            <text:p>0.54207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3.5088">
            <text:p>33.5088</text:p>
          </table:table-cell>
          <table:table-cell office:value-type="float" office:value="1.06281">
            <text:p>1.06281</text:p>
          </table:table-cell>
          <table:table-cell office:value-type="float" office:value="178.937">
            <text:p>178.937</text:p>
          </table:table-cell>
          <table:table-cell office:value-type="float" office:value="0.563677">
            <text:p>0.56367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3.6189">
            <text:p>33.6189</text:p>
          </table:table-cell>
          <table:table-cell office:value-type="float" office:value="1.17586">
            <text:p>1.17586</text:p>
          </table:table-cell>
          <table:table-cell office:value-type="float" office:value="178.824">
            <text:p>178.824</text:p>
          </table:table-cell>
          <table:table-cell office:value-type="float" office:value="0.585741">
            <text:p>0.58574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3.7295">
            <text:p>33.7295</text:p>
          </table:table-cell>
          <table:table-cell office:value-type="float" office:value="1.28651">
            <text:p>1.28651</text:p>
          </table:table-cell>
          <table:table-cell office:value-type="float" office:value="178.713">
            <text:p>178.713</text:p>
          </table:table-cell>
          <table:table-cell office:value-type="float" office:value="0.608195">
            <text:p>0.60819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3.8398">
            <text:p>33.8398</text:p>
          </table:table-cell>
          <table:table-cell office:value-type="float" office:value="1.39348">
            <text:p>1.39348</text:p>
          </table:table-cell>
          <table:table-cell office:value-type="float" office:value="178.607">
            <text:p>178.607</text:p>
          </table:table-cell>
          <table:table-cell office:value-type="float" office:value="0.630797">
            <text:p>0.63079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3.9492">
            <text:p>33.9492</text:p>
          </table:table-cell>
          <table:table-cell office:value-type="float" office:value="1.49496">
            <text:p>1.49496</text:p>
          </table:table-cell>
          <table:table-cell office:value-type="float" office:value="178.505">
            <text:p>178.505</text:p>
          </table:table-cell>
          <table:table-cell office:value-type="float" office:value="0.653216">
            <text:p>0.65321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.0559">
            <text:p>34.0559</text:p>
          </table:table-cell>
          <table:table-cell office:value-type="float" office:value="1.58894">
            <text:p>1.58894</text:p>
          </table:table-cell>
          <table:table-cell office:value-type="float" office:value="178.411">
            <text:p>178.411</text:p>
          </table:table-cell>
          <table:table-cell office:value-type="float" office:value="0.674984">
            <text:p>0.67498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.1621">
            <text:p>34.1621</text:p>
          </table:table-cell>
          <table:table-cell office:value-type="float" office:value="1.67627">
            <text:p>1.67627</text:p>
          </table:table-cell>
          <table:table-cell office:value-type="float" office:value="178.324">
            <text:p>178.324</text:p>
          </table:table-cell>
          <table:table-cell office:value-type="float" office:value="0.696343">
            <text:p>0.69634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.2844">
            <text:p>34.2844</text:p>
          </table:table-cell>
          <table:table-cell office:value-type="float" office:value="1.76859">
            <text:p>1.76859</text:p>
          </table:table-cell>
          <table:table-cell office:value-type="float" office:value="178.231">
            <text:p>178.231</text:p>
          </table:table-cell>
          <table:table-cell office:value-type="float" office:value="0.720436">
            <text:p>0.72043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.4031">
            <text:p>34.4031</text:p>
          </table:table-cell>
          <table:table-cell office:value-type="float" office:value="1.8486">
            <text:p>1.8486</text:p>
          </table:table-cell>
          <table:table-cell office:value-type="float" office:value="178.151">
            <text:p>178.151</text:p>
          </table:table-cell>
          <table:table-cell office:value-type="float" office:value="0.743086">
            <text:p>0.74308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.5071">
            <text:p>34.5071</text:p>
          </table:table-cell>
          <table:table-cell office:value-type="float" office:value="1.91017">
            <text:p>1.91017</text:p>
          </table:table-cell>
          <table:table-cell office:value-type="float" office:value="178.09">
            <text:p>178.09</text:p>
          </table:table-cell>
          <table:table-cell office:value-type="float" office:value="0.757873">
            <text:p>0.75787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.6208">
            <text:p>34.6208</text:p>
          </table:table-cell>
          <table:table-cell office:value-type="float" office:value="1.96747">
            <text:p>1.96747</text:p>
          </table:table-cell>
          <table:table-cell office:value-type="float" office:value="178.033">
            <text:p>178.03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.7339">
            <text:p>34.7339</text:p>
          </table:table-cell>
          <table:table-cell office:value-type="float" office:value="2.01323">
            <text:p>2.01323</text:p>
          </table:table-cell>
          <table:table-cell office:value-type="float" office:value="177.987">
            <text:p>177.98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.8501">
            <text:p>34.8501</text:p>
          </table:table-cell>
          <table:table-cell office:value-type="float" office:value="2.04779">
            <text:p>2.04779</text:p>
          </table:table-cell>
          <table:table-cell office:value-type="float" office:value="177.952">
            <text:p>177.95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.9619">
            <text:p>34.9619</text:p>
          </table:table-cell>
          <table:table-cell office:value-type="float" office:value="2.06851">
            <text:p>2.06851</text:p>
          </table:table-cell>
          <table:table-cell office:value-type="float" office:value="177.931">
            <text:p>177.93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5.0698">
            <text:p>35.0698</text:p>
          </table:table-cell>
          <table:table-cell office:value-type="float" office:value="2.07646">
            <text:p>2.07646</text:p>
          </table:table-cell>
          <table:table-cell office:value-type="float" office:value="177.924">
            <text:p>177.92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5.1772">
            <text:p>35.1772</text:p>
          </table:table-cell>
          <table:table-cell office:value-type="float" office:value="2.07259">
            <text:p>2.07259</text:p>
          </table:table-cell>
          <table:table-cell office:value-type="float" office:value="177.927">
            <text:p>177.92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5.282">
            <text:p>35.282</text:p>
          </table:table-cell>
          <table:table-cell office:value-type="float" office:value="2.0575">
            <text:p>2.0575</text:p>
          </table:table-cell>
          <table:table-cell office:value-type="float" office:value="177.943">
            <text:p>177.94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5.3928">
            <text:p>35.3928</text:p>
          </table:table-cell>
          <table:table-cell office:value-type="float" office:value="2.02943">
            <text:p>2.02943</text:p>
          </table:table-cell>
          <table:table-cell office:value-type="float" office:value="177.971">
            <text:p>177.97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5.5056">
            <text:p>35.5056</text:p>
          </table:table-cell>
          <table:table-cell office:value-type="float" office:value="1.98854">
            <text:p>1.98854</text:p>
          </table:table-cell>
          <table:table-cell office:value-type="float" office:value="178.011">
            <text:p>178.01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5.6204">
            <text:p>35.6204</text:p>
          </table:table-cell>
          <table:table-cell office:value-type="float" office:value="1.93471">
            <text:p>1.93471</text:p>
          </table:table-cell>
          <table:table-cell office:value-type="float" office:value="178.065">
            <text:p>178.065</text:p>
          </table:table-cell>
          <table:table-cell office:value-type="float" office:value="0.761186">
            <text:p>0.76118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5.7234">
            <text:p>35.7234</text:p>
          </table:table-cell>
          <table:table-cell office:value-type="float" office:value="1.87642">
            <text:p>1.87642</text:p>
          </table:table-cell>
          <table:table-cell office:value-type="float" office:value="178.124">
            <text:p>178.124</text:p>
          </table:table-cell>
          <table:table-cell office:value-type="float" office:value="0.753317">
            <text:p>0.75331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5.8325">
            <text:p>35.8325</text:p>
          </table:table-cell>
          <table:table-cell office:value-type="float" office:value="1.8051">
            <text:p>1.8051</text:p>
          </table:table-cell>
          <table:table-cell office:value-type="float" office:value="178.195">
            <text:p>178.195</text:p>
          </table:table-cell>
          <table:table-cell office:value-type="float" office:value="0.743688">
            <text:p>0.74368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5.9504">
            <text:p>35.9504</text:p>
          </table:table-cell>
          <table:table-cell office:value-type="float" office:value="1.71779">
            <text:p>1.71779</text:p>
          </table:table-cell>
          <table:table-cell office:value-type="float" office:value="178.282">
            <text:p>178.282</text:p>
          </table:table-cell>
          <table:table-cell office:value-type="float" office:value="0.731901">
            <text:p>0.73190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6.0603">
            <text:p>36.0603</text:p>
          </table:table-cell>
          <table:table-cell office:value-type="float" office:value="1.62761">
            <text:p>1.62761</text:p>
          </table:table-cell>
          <table:table-cell office:value-type="float" office:value="178.372">
            <text:p>178.372</text:p>
          </table:table-cell>
          <table:table-cell office:value-type="float" office:value="0.719727">
            <text:p>0.71972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6.1758">
            <text:p>36.1758</text:p>
          </table:table-cell>
          <table:table-cell office:value-type="float" office:value="1.52495">
            <text:p>1.52495</text:p>
          </table:table-cell>
          <table:table-cell office:value-type="float" office:value="178.475">
            <text:p>178.475</text:p>
          </table:table-cell>
          <table:table-cell office:value-type="float" office:value="0.705868">
            <text:p>0.70586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6.2896">
            <text:p>36.2896</text:p>
          </table:table-cell>
          <table:table-cell office:value-type="float" office:value="1.41705">
            <text:p>1.41705</text:p>
          </table:table-cell>
          <table:table-cell office:value-type="float" office:value="178.583">
            <text:p>178.583</text:p>
          </table:table-cell>
          <table:table-cell office:value-type="float" office:value="0.691302">
            <text:p>0.69130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6.3987">
            <text:p>36.3987</text:p>
          </table:table-cell>
          <table:table-cell office:value-type="float" office:value="1.30824">
            <text:p>1.30824</text:p>
          </table:table-cell>
          <table:table-cell office:value-type="float" office:value="178.692">
            <text:p>178.692</text:p>
          </table:table-cell>
          <table:table-cell office:value-type="float" office:value="0.676613">
            <text:p>0.67661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6.5066">
            <text:p>36.5066</text:p>
          </table:table-cell>
          <table:table-cell office:value-type="float" office:value="1.19682">
            <text:p>1.19682</text:p>
          </table:table-cell>
          <table:table-cell office:value-type="float" office:value="178.803">
            <text:p>178.803</text:p>
          </table:table-cell>
          <table:table-cell office:value-type="float" office:value="0.661571">
            <text:p>0.66157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6.6096">
            <text:p>36.6096</text:p>
          </table:table-cell>
          <table:table-cell office:value-type="float" office:value="1.08754">
            <text:p>1.08754</text:p>
          </table:table-cell>
          <table:table-cell office:value-type="float" office:value="178.912">
            <text:p>178.912</text:p>
          </table:table-cell>
          <table:table-cell office:value-type="float" office:value="0.646818">
            <text:p>0.64681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6.718">
            <text:p>36.718</text:p>
          </table:table-cell>
          <table:table-cell office:value-type="float" office:value="0.970505">
            <text:p>0.970505</text:p>
          </table:table-cell>
          <table:table-cell office:value-type="float" office:value="179.029">
            <text:p>179.029</text:p>
          </table:table-cell>
          <table:table-cell office:value-type="float" office:value="0.631018">
            <text:p>0.63101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6.8384">
            <text:p>36.8384</text:p>
          </table:table-cell>
          <table:table-cell office:value-type="float" office:value="0.839905">
            <text:p>0.839905</text:p>
          </table:table-cell>
          <table:table-cell office:value-type="float" office:value="179.16">
            <text:p>179.16</text:p>
          </table:table-cell>
          <table:table-cell office:value-type="float" office:value="0.613387">
            <text:p>0.61338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6.9485">
            <text:p>36.9485</text:p>
          </table:table-cell>
          <table:table-cell office:value-type="float" office:value="0.720703">
            <text:p>0.720703</text:p>
          </table:table-cell>
          <table:table-cell office:value-type="float" office:value="179.279">
            <text:p>179.279</text:p>
          </table:table-cell>
          <table:table-cell office:value-type="float" office:value="0.597295">
            <text:p>0.59729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7.0686">
            <text:p>37.0686</text:p>
          </table:table-cell>
          <table:table-cell office:value-type="float" office:value="0.592545">
            <text:p>0.592545</text:p>
          </table:table-cell>
          <table:table-cell office:value-type="float" office:value="179.407">
            <text:p>179.407</text:p>
          </table:table-cell>
          <table:table-cell office:value-type="float" office:value="0.579993">
            <text:p>0.57999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7.1824">
            <text:p>37.1824</text:p>
          </table:table-cell>
          <table:table-cell office:value-type="float" office:value="0.473724">
            <text:p>0.473724</text:p>
          </table:table-cell>
          <table:table-cell office:value-type="float" office:value="179.526">
            <text:p>179.526</text:p>
          </table:table-cell>
          <table:table-cell office:value-type="float" office:value="0.563953">
            <text:p>0.56395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7.2966">
            <text:p>37.2966</text:p>
          </table:table-cell>
          <table:table-cell office:value-type="float" office:value="0.35849">
            <text:p>0.35849</text:p>
          </table:table-cell>
          <table:table-cell office:value-type="float" office:value="179.642">
            <text:p>179.642</text:p>
          </table:table-cell>
          <table:table-cell office:value-type="float" office:value="0.548396">
            <text:p>0.54839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7.3987">
            <text:p>37.3987</text:p>
          </table:table-cell>
          <table:table-cell office:value-type="float" office:value="0.259491">
            <text:p>0.259491</text:p>
          </table:table-cell>
          <table:table-cell office:value-type="float" office:value="179.741">
            <text:p>179.741</text:p>
          </table:table-cell>
          <table:table-cell office:value-type="float" office:value="0.535031">
            <text:p>0.53503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7.5137">
            <text:p>37.5137</text:p>
          </table:table-cell>
          <table:table-cell office:value-type="float" office:value="0.153824">
            <text:p>0.153824</text:p>
          </table:table-cell>
          <table:table-cell office:value-type="float" office:value="179.846">
            <text:p>179.846</text:p>
          </table:table-cell>
          <table:table-cell office:value-type="float" office:value="0.520766">
            <text:p>0.52076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7.6179">
            <text:p>37.6179</text:p>
          </table:table-cell>
          <table:table-cell office:value-type="float" office:value="0.0635223">
            <text:p>0.0635223</text:p>
          </table:table-cell>
          <table:table-cell office:value-type="float" office:value="179.936">
            <text:p>179.936</text:p>
          </table:table-cell>
          <table:table-cell office:value-type="float" office:value="0.508575">
            <text:p>0.50857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7.7202">
            <text:p>37.7202</text:p>
          </table:table-cell>
          <table:table-cell office:value-type="float" office:value="-0.0188904">
            <text:p>-0.0188904</text:p>
          </table:table-cell>
          <table:table-cell office:value-type="float" office:value="180.019">
            <text:p>180.019</text:p>
          </table:table-cell>
          <table:table-cell office:value-type="float" office:value="0.497437">
            <text:p>0.49743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7.8213">
            <text:p>37.8213</text:p>
          </table:table-cell>
          <table:table-cell office:value-type="float" office:value="-0.0941467">
            <text:p>-0.0941467</text:p>
          </table:table-cell>
          <table:table-cell office:value-type="float" office:value="180.094">
            <text:p>180.094</text:p>
          </table:table-cell>
          <table:table-cell office:value-type="float" office:value="0.486959">
            <text:p>0.48695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7.9294">
            <text:p>37.9294</text:p>
          </table:table-cell>
          <table:table-cell office:value-type="float" office:value="-0.167282">
            <text:p>-0.167282</text:p>
          </table:table-cell>
          <table:table-cell office:value-type="float" office:value="180.167">
            <text:p>180.167</text:p>
          </table:table-cell>
          <table:table-cell office:value-type="float" office:value="0.476302">
            <text:p>0.47630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8.0312">
            <text:p>38.0312</text:p>
          </table:table-cell>
          <table:table-cell office:value-type="float" office:value="-0.228699">
            <text:p>-0.228699</text:p>
          </table:table-cell>
          <table:table-cell office:value-type="float" office:value="180.229">
            <text:p>180.229</text:p>
          </table:table-cell>
          <table:table-cell office:value-type="float" office:value="0.466895">
            <text:p>0.46689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8.1328">
            <text:p>38.1328</text:p>
          </table:table-cell>
          <table:table-cell office:value-type="float" office:value="-0.282623">
            <text:p>-0.282623</text:p>
          </table:table-cell>
          <table:table-cell office:value-type="float" office:value="180.283">
            <text:p>180.283</text:p>
          </table:table-cell>
          <table:table-cell office:value-type="float" office:value="0.458179">
            <text:p>0.45817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8.2349">
            <text:p>38.2349</text:p>
          </table:table-cell>
          <table:table-cell office:value-type="float" office:value="-0.329254">
            <text:p>-0.329254</text:p>
          </table:table-cell>
          <table:table-cell office:value-type="float" office:value="180.329">
            <text:p>180.329</text:p>
          </table:table-cell>
          <table:table-cell office:value-type="float" office:value="0.450158">
            <text:p>0.45015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8.3359">
            <text:p>38.3359</text:p>
          </table:table-cell>
          <table:table-cell office:value-type="float" office:value="-0.367462">
            <text:p>-0.367462</text:p>
          </table:table-cell>
          <table:table-cell office:value-type="float" office:value="180.367">
            <text:p>180.367</text:p>
          </table:table-cell>
          <table:table-cell office:value-type="float" office:value="0.443054">
            <text:p>0.44305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8.4368">
            <text:p>38.4368</text:p>
          </table:table-cell>
          <table:table-cell office:value-type="float" office:value="-0.397949">
            <text:p>-0.397949</text:p>
          </table:table-cell>
          <table:table-cell office:value-type="float" office:value="180.398">
            <text:p>180.398</text:p>
          </table:table-cell>
          <table:table-cell office:value-type="float" office:value="0.436806">
            <text:p>0.43680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8.5437">
            <text:p>38.5437</text:p>
          </table:table-cell>
          <table:table-cell office:value-type="float" office:value="-0.421967">
            <text:p>-0.421967</text:p>
          </table:table-cell>
          <table:table-cell office:value-type="float" office:value="180.422">
            <text:p>180.422</text:p>
          </table:table-cell>
          <table:table-cell office:value-type="float" office:value="0.43114">
            <text:p>0.4311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8.6631">
            <text:p>38.6631</text:p>
          </table:table-cell>
          <table:table-cell office:value-type="float" office:value="-0.438385">
            <text:p>-0.438385</text:p>
          </table:table-cell>
          <table:table-cell office:value-type="float" office:value="180.438">
            <text:p>180.438</text:p>
          </table:table-cell>
          <table:table-cell office:value-type="float" office:value="0.426084">
            <text:p>0.42608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8.7849">
            <text:p>38.7849</text:p>
          </table:table-cell>
          <table:table-cell office:value-type="float" office:value="-0.444138">
            <text:p>-0.444138</text:p>
          </table:table-cell>
          <table:table-cell office:value-type="float" office:value="180.444">
            <text:p>180.444</text:p>
          </table:table-cell>
          <table:table-cell office:value-type="float" office:value="0.422335">
            <text:p>0.42233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8.9097">
            <text:p>38.9097</text:p>
          </table:table-cell>
          <table:table-cell office:value-type="float" office:value="-0.438477">
            <text:p>-0.438477</text:p>
          </table:table-cell>
          <table:table-cell office:value-type="float" office:value="180.438">
            <text:p>180.438</text:p>
          </table:table-cell>
          <table:table-cell office:value-type="float" office:value="0.420056">
            <text:p>0.42005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9.0322">
            <text:p>39.0322</text:p>
          </table:table-cell>
          <table:table-cell office:value-type="float" office:value="-0.422104">
            <text:p>-0.422104</text:p>
          </table:table-cell>
          <table:table-cell office:value-type="float" office:value="180.422">
            <text:p>180.422</text:p>
          </table:table-cell>
          <table:table-cell office:value-type="float" office:value="0.41935">
            <text:p>0.4193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9.1609">
            <text:p>39.1609</text:p>
          </table:table-cell>
          <table:table-cell office:value-type="float" office:value="-0.393661">
            <text:p>-0.393661</text:p>
          </table:table-cell>
          <table:table-cell office:value-type="float" office:value="180.394">
            <text:p>180.394</text:p>
          </table:table-cell>
          <table:table-cell office:value-type="float" office:value="0.420288">
            <text:p>0.42028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9.2825">
            <text:p>39.2825</text:p>
          </table:table-cell>
          <table:table-cell office:value-type="float" office:value="-0.356522">
            <text:p>-0.356522</text:p>
          </table:table-cell>
          <table:table-cell office:value-type="float" office:value="180.357">
            <text:p>180.357</text:p>
          </table:table-cell>
          <table:table-cell office:value-type="float" office:value="0.42278">
            <text:p>0.4227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9.4019">
            <text:p>39.4019</text:p>
          </table:table-cell>
          <table:table-cell office:value-type="float" office:value="-0.311035">
            <text:p>-0.311035</text:p>
          </table:table-cell>
          <table:table-cell office:value-type="float" office:value="180.311">
            <text:p>180.311</text:p>
          </table:table-cell>
          <table:table-cell office:value-type="float" office:value="0.426718">
            <text:p>0.42671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9.5049">
            <text:p>39.5049</text:p>
          </table:table-cell>
          <table:table-cell office:value-type="float" office:value="-0.264847">
            <text:p>-0.264847</text:p>
          </table:table-cell>
          <table:table-cell office:value-type="float" office:value="180.265">
            <text:p>180.265</text:p>
          </table:table-cell>
          <table:table-cell office:value-type="float" office:value="0.431313">
            <text:p>0.43131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9.6077">
            <text:p>39.6077</text:p>
          </table:table-cell>
          <table:table-cell office:value-type="float" office:value="-0.212875">
            <text:p>-0.212875</text:p>
          </table:table-cell>
          <table:table-cell office:value-type="float" office:value="180.213">
            <text:p>180.213</text:p>
          </table:table-cell>
          <table:table-cell office:value-type="float" office:value="0.436972">
            <text:p>0.43697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9.7112">
            <text:p>39.7112</text:p>
          </table:table-cell>
          <table:table-cell office:value-type="float" office:value="-0.154724">
            <text:p>-0.154724</text:p>
          </table:table-cell>
          <table:table-cell office:value-type="float" office:value="180.155">
            <text:p>180.155</text:p>
          </table:table-cell>
          <table:table-cell office:value-type="float" office:value="0.44377">
            <text:p>0.4437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9.8132">
            <text:p>39.8132</text:p>
          </table:table-cell>
          <table:table-cell office:value-type="float" office:value="-0.092453">
            <text:p>-0.092453</text:p>
          </table:table-cell>
          <table:table-cell office:value-type="float" office:value="180.092">
            <text:p>180.092</text:p>
          </table:table-cell>
          <table:table-cell office:value-type="float" office:value="0.451478">
            <text:p>0.45147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9.9167">
            <text:p>39.9167</text:p>
          </table:table-cell>
          <table:table-cell office:value-type="float" office:value="-0.0245667">
            <text:p>-0.0245667</text:p>
          </table:table-cell>
          <table:table-cell office:value-type="float" office:value="180.025">
            <text:p>180.025</text:p>
          </table:table-cell>
          <table:table-cell office:value-type="float" office:value="0.460307">
            <text:p>0.46030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0.032">
            <text:p>40.032</text:p>
          </table:table-cell>
          <table:table-cell office:value-type="float" office:value="0.056076">
            <text:p>0.056076</text:p>
          </table:table-cell>
          <table:table-cell office:value-type="float" office:value="179.944">
            <text:p>179.944</text:p>
          </table:table-cell>
          <table:table-cell office:value-type="float" office:value="0.471292">
            <text:p>0.47129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0.1382">
            <text:p>40.1382</text:p>
          </table:table-cell>
          <table:table-cell office:value-type="float" office:value="0.134705">
            <text:p>0.134705</text:p>
          </table:table-cell>
          <table:table-cell office:value-type="float" office:value="179.865">
            <text:p>179.865</text:p>
          </table:table-cell>
          <table:table-cell office:value-type="float" office:value="0.482464">
            <text:p>0.48246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0.2544">
            <text:p>40.2544</text:p>
          </table:table-cell>
          <table:table-cell office:value-type="float" office:value="0.224731">
            <text:p>0.224731</text:p>
          </table:table-cell>
          <table:table-cell office:value-type="float" office:value="179.775">
            <text:p>179.775</text:p>
          </table:table-cell>
          <table:table-cell office:value-type="float" office:value="0.495768">
            <text:p>0.49576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0.3745">
            <text:p>40.3745</text:p>
          </table:table-cell>
          <table:table-cell office:value-type="float" office:value="0.321381">
            <text:p>0.321381</text:p>
          </table:table-cell>
          <table:table-cell office:value-type="float" office:value="179.679">
            <text:p>179.679</text:p>
          </table:table-cell>
          <table:table-cell office:value-type="float" office:value="0.510625">
            <text:p>0.5106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0.4939">
            <text:p>40.4939</text:p>
          </table:table-cell>
          <table:table-cell office:value-type="float" office:value="0.420227">
            <text:p>0.420227</text:p>
          </table:table-cell>
          <table:table-cell office:value-type="float" office:value="179.58">
            <text:p>179.58</text:p>
          </table:table-cell>
          <table:table-cell office:value-type="float" office:value="0.526411">
            <text:p>0.52641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0.6233">
            <text:p>40.6233</text:p>
          </table:table-cell>
          <table:table-cell office:value-type="float" office:value="0.529648">
            <text:p>0.529648</text:p>
          </table:table-cell>
          <table:table-cell office:value-type="float" office:value="179.47">
            <text:p>179.47</text:p>
          </table:table-cell>
          <table:table-cell office:value-type="float" office:value="0.544573">
            <text:p>0.54457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0.7507">
            <text:p>40.7507</text:p>
          </table:table-cell>
          <table:table-cell office:value-type="float" office:value="0.638855">
            <text:p>0.638855</text:p>
          </table:table-cell>
          <table:table-cell office:value-type="float" office:value="179.361">
            <text:p>179.361</text:p>
          </table:table-cell>
          <table:table-cell office:value-type="float" office:value="0.563424">
            <text:p>0.56342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0.8774">
            <text:p>40.8774</text:p>
          </table:table-cell>
          <table:table-cell office:value-type="float" office:value="0.747345">
            <text:p>0.747345</text:p>
          </table:table-cell>
          <table:table-cell office:value-type="float" office:value="179.253">
            <text:p>179.253</text:p>
          </table:table-cell>
          <table:table-cell office:value-type="float" office:value="0.582916">
            <text:p>0.58291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0.9941">
            <text:p>40.9941</text:p>
          </table:table-cell>
          <table:table-cell office:value-type="float" office:value="0.846497">
            <text:p>0.846497</text:p>
          </table:table-cell>
          <table:table-cell office:value-type="float" office:value="179.154">
            <text:p>179.154</text:p>
          </table:table-cell>
          <table:table-cell office:value-type="float" office:value="0.601433">
            <text:p>0.60143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1.1091">
            <text:p>41.1091</text:p>
          </table:table-cell>
          <table:table-cell office:value-type="float" office:value="0.942627">
            <text:p>0.942627</text:p>
          </table:table-cell>
          <table:table-cell office:value-type="float" office:value="179.057">
            <text:p>179.057</text:p>
          </table:table-cell>
          <table:table-cell office:value-type="float" office:value="0.620088">
            <text:p>0.62008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1.2148">
            <text:p>41.2148</text:p>
          </table:table-cell>
          <table:table-cell office:value-type="float" office:value="1.02902">
            <text:p>1.02902</text:p>
          </table:table-cell>
          <table:table-cell office:value-type="float" office:value="178.971">
            <text:p>178.971</text:p>
          </table:table-cell>
          <table:table-cell office:value-type="float" office:value="0.637503">
            <text:p>0.63750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1.3167">
            <text:p>41.3167</text:p>
          </table:table-cell>
          <table:table-cell office:value-type="float" office:value="1.10938">
            <text:p>1.10938</text:p>
          </table:table-cell>
          <table:table-cell office:value-type="float" office:value="178.891">
            <text:p>178.891</text:p>
          </table:table-cell>
          <table:table-cell office:value-type="float" office:value="0.649766">
            <text:p>0.64976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1.4421">
            <text:p>41.4421</text:p>
          </table:table-cell>
          <table:table-cell office:value-type="float" office:value="1.20392">
            <text:p>1.20392</text:p>
          </table:table-cell>
          <table:table-cell office:value-type="float" office:value="178.796">
            <text:p>178.796</text:p>
          </table:table-cell>
          <table:table-cell office:value-type="float" office:value="0.662529">
            <text:p>0.66252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1.5569">
            <text:p>41.5569</text:p>
          </table:table-cell>
          <table:table-cell office:value-type="float" office:value="1.2847">
            <text:p>1.2847</text:p>
          </table:table-cell>
          <table:table-cell office:value-type="float" office:value="178.715">
            <text:p>178.715</text:p>
          </table:table-cell>
          <table:table-cell office:value-type="float" office:value="0.673434">
            <text:p>0.67343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1.6721">
            <text:p>41.6721</text:p>
          </table:table-cell>
          <table:table-cell office:value-type="float" office:value="1.3597">
            <text:p>1.3597</text:p>
          </table:table-cell>
          <table:table-cell office:value-type="float" office:value="178.64">
            <text:p>178.64</text:p>
          </table:table-cell>
          <table:table-cell office:value-type="float" office:value="0.683559">
            <text:p>0.68355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1.7998">
            <text:p>41.7998</text:p>
          </table:table-cell>
          <table:table-cell office:value-type="float" office:value="1.43459">
            <text:p>1.43459</text:p>
          </table:table-cell>
          <table:table-cell office:value-type="float" office:value="178.565">
            <text:p>178.565</text:p>
          </table:table-cell>
          <table:table-cell office:value-type="float" office:value="0.693669">
            <text:p>0.69366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1.9197">
            <text:p>41.9197</text:p>
          </table:table-cell>
          <table:table-cell office:value-type="float" office:value="1.49615">
            <text:p>1.49615</text:p>
          </table:table-cell>
          <table:table-cell office:value-type="float" office:value="178.504">
            <text:p>178.504</text:p>
          </table:table-cell>
          <table:table-cell office:value-type="float" office:value="0.701981">
            <text:p>0.70198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2.0273">
            <text:p>42.0273</text:p>
          </table:table-cell>
          <table:table-cell office:value-type="float" office:value="1.54376">
            <text:p>1.54376</text:p>
          </table:table-cell>
          <table:table-cell office:value-type="float" office:value="178.456">
            <text:p>178.456</text:p>
          </table:table-cell>
          <table:table-cell office:value-type="float" office:value="0.708408">
            <text:p>0.70840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2.1296">
            <text:p>42.1296</text:p>
          </table:table-cell>
          <table:table-cell office:value-type="float" office:value="1.58192">
            <text:p>1.58192</text:p>
          </table:table-cell>
          <table:table-cell office:value-type="float" office:value="178.418">
            <text:p>178.418</text:p>
          </table:table-cell>
          <table:table-cell office:value-type="float" office:value="0.71356">
            <text:p>0.7135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2.2341">
            <text:p>42.2341</text:p>
          </table:table-cell>
          <table:table-cell office:value-type="float" office:value="1.61353">
            <text:p>1.61353</text:p>
          </table:table-cell>
          <table:table-cell office:value-type="float" office:value="178.386">
            <text:p>178.386</text:p>
          </table:table-cell>
          <table:table-cell office:value-type="float" office:value="0.717826">
            <text:p>0.71782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2.3354">
            <text:p>42.3354</text:p>
          </table:table-cell>
          <table:table-cell office:value-type="float" office:value="1.63676">
            <text:p>1.63676</text:p>
          </table:table-cell>
          <table:table-cell office:value-type="float" office:value="178.363">
            <text:p>178.363</text:p>
          </table:table-cell>
          <table:table-cell office:value-type="float" office:value="0.720963">
            <text:p>0.72096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2.4448">
            <text:p>42.4448</text:p>
          </table:table-cell>
          <table:table-cell office:value-type="float" office:value="1.6537">
            <text:p>1.6537</text:p>
          </table:table-cell>
          <table:table-cell office:value-type="float" office:value="178.346">
            <text:p>178.346</text:p>
          </table:table-cell>
          <table:table-cell office:value-type="float" office:value="0.72325">
            <text:p>0.723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2.5486">
            <text:p>42.5486</text:p>
          </table:table-cell>
          <table:table-cell office:value-type="float" office:value="1.66174">
            <text:p>1.66174</text:p>
          </table:table-cell>
          <table:table-cell office:value-type="float" office:value="178.338">
            <text:p>178.338</text:p>
          </table:table-cell>
          <table:table-cell office:value-type="float" office:value="0.724335">
            <text:p>0.72433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2.6562">
            <text:p>42.6562</text:p>
          </table:table-cell>
          <table:table-cell office:value-type="float" office:value="1.66196">
            <text:p>1.66196</text:p>
          </table:table-cell>
          <table:table-cell office:value-type="float" office:value="178.338">
            <text:p>178.338</text:p>
          </table:table-cell>
          <table:table-cell office:value-type="float" office:value="0.724364">
            <text:p>0.72436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2.7678">
            <text:p>42.7678</text:p>
          </table:table-cell>
          <table:table-cell office:value-type="float" office:value="1.6537">
            <text:p>1.6537</text:p>
          </table:table-cell>
          <table:table-cell office:value-type="float" office:value="178.346">
            <text:p>178.346</text:p>
          </table:table-cell>
          <table:table-cell office:value-type="float" office:value="0.72325">
            <text:p>0.723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2.8682">
            <text:p>42.8682</text:p>
          </table:table-cell>
          <table:table-cell office:value-type="float" office:value="1.63881">
            <text:p>1.63881</text:p>
          </table:table-cell>
          <table:table-cell office:value-type="float" office:value="178.361">
            <text:p>178.361</text:p>
          </table:table-cell>
          <table:table-cell office:value-type="float" office:value="0.721239">
            <text:p>0.72123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2.9736">
            <text:p>42.9736</text:p>
          </table:table-cell>
          <table:table-cell office:value-type="float" office:value="1.61586">
            <text:p>1.61586</text:p>
          </table:table-cell>
          <table:table-cell office:value-type="float" office:value="178.384">
            <text:p>178.384</text:p>
          </table:table-cell>
          <table:table-cell office:value-type="float" office:value="0.718141">
            <text:p>0.71814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3.0884">
            <text:p>43.0884</text:p>
          </table:table-cell>
          <table:table-cell office:value-type="float" office:value="1.58304">
            <text:p>1.58304</text:p>
          </table:table-cell>
          <table:table-cell office:value-type="float" office:value="178.417">
            <text:p>178.417</text:p>
          </table:table-cell>
          <table:table-cell office:value-type="float" office:value="0.71371">
            <text:p>0.7137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3.2109">
            <text:p>43.2109</text:p>
          </table:table-cell>
          <table:table-cell office:value-type="float" office:value="1.53914">
            <text:p>1.53914</text:p>
          </table:table-cell>
          <table:table-cell office:value-type="float" office:value="178.461">
            <text:p>178.461</text:p>
          </table:table-cell>
          <table:table-cell office:value-type="float" office:value="0.707784">
            <text:p>0.70778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3.3269">
            <text:p>43.3269</text:p>
          </table:table-cell>
          <table:table-cell office:value-type="float" office:value="1.4901">
            <text:p>1.4901</text:p>
          </table:table-cell>
          <table:table-cell office:value-type="float" office:value="178.51">
            <text:p>178.51</text:p>
          </table:table-cell>
          <table:table-cell office:value-type="float" office:value="0.701163">
            <text:p>0.70116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3.4299">
            <text:p>43.4299</text:p>
          </table:table-cell>
          <table:table-cell office:value-type="float" office:value="1.4406">
            <text:p>1.4406</text:p>
          </table:table-cell>
          <table:table-cell office:value-type="float" office:value="178.559">
            <text:p>178.559</text:p>
          </table:table-cell>
          <table:table-cell office:value-type="float" office:value="0.694481">
            <text:p>0.69448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3.531">
            <text:p>43.531</text:p>
          </table:table-cell>
          <table:table-cell office:value-type="float" office:value="1.3875">
            <text:p>1.3875</text:p>
          </table:table-cell>
          <table:table-cell office:value-type="float" office:value="178.613">
            <text:p>178.613</text:p>
          </table:table-cell>
          <table:table-cell office:value-type="float" office:value="0.687312">
            <text:p>0.68731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3.6331">
            <text:p>43.6331</text:p>
          </table:table-cell>
          <table:table-cell office:value-type="float" office:value="1.3295">
            <text:p>1.3295</text:p>
          </table:table-cell>
          <table:table-cell office:value-type="float" office:value="178.671">
            <text:p>178.671</text:p>
          </table:table-cell>
          <table:table-cell office:value-type="float" office:value="0.679482">
            <text:p>0.67948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3.7495">
            <text:p>43.7495</text:p>
          </table:table-cell>
          <table:table-cell office:value-type="float" office:value="1.25897">
            <text:p>1.25897</text:p>
          </table:table-cell>
          <table:table-cell office:value-type="float" office:value="178.741">
            <text:p>178.741</text:p>
          </table:table-cell>
          <table:table-cell office:value-type="float" office:value="0.669961">
            <text:p>0.66996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3.8638">
            <text:p>43.8638</text:p>
          </table:table-cell>
          <table:table-cell office:value-type="float" office:value="1.18588">
            <text:p>1.18588</text:p>
          </table:table-cell>
          <table:table-cell office:value-type="float" office:value="178.814">
            <text:p>178.814</text:p>
          </table:table-cell>
          <table:table-cell office:value-type="float" office:value="0.660094">
            <text:p>0.66009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3.9744">
            <text:p>43.9744</text:p>
          </table:table-cell>
          <table:table-cell office:value-type="float" office:value="1.1124">
            <text:p>1.1124</text:p>
          </table:table-cell>
          <table:table-cell office:value-type="float" office:value="178.888">
            <text:p>178.888</text:p>
          </table:table-cell>
          <table:table-cell office:value-type="float" office:value="0.650173">
            <text:p>0.65017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4.0754">
            <text:p>44.0754</text:p>
          </table:table-cell>
          <table:table-cell office:value-type="float" office:value="1.04349">
            <text:p>1.04349</text:p>
          </table:table-cell>
          <table:table-cell office:value-type="float" office:value="178.957">
            <text:p>178.957</text:p>
          </table:table-cell>
          <table:table-cell office:value-type="float" office:value="0.640871">
            <text:p>0.64087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4.1787">
            <text:p>44.1787</text:p>
          </table:table-cell>
          <table:table-cell office:value-type="float" office:value="0.971878">
            <text:p>0.971878</text:p>
          </table:table-cell>
          <table:table-cell office:value-type="float" office:value="179.028">
            <text:p>179.028</text:p>
          </table:table-cell>
          <table:table-cell office:value-type="float" office:value="0.631204">
            <text:p>0.63120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4.2981">
            <text:p>44.2981</text:p>
          </table:table-cell>
          <table:table-cell office:value-type="float" office:value="0.888504">
            <text:p>0.888504</text:p>
          </table:table-cell>
          <table:table-cell office:value-type="float" office:value="179.111">
            <text:p>179.111</text:p>
          </table:table-cell>
          <table:table-cell office:value-type="float" office:value="0.619948">
            <text:p>0.61994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4.4194">
            <text:p>44.4194</text:p>
          </table:table-cell>
          <table:table-cell office:value-type="float" office:value="0.803787">
            <text:p>0.803787</text:p>
          </table:table-cell>
          <table:table-cell office:value-type="float" office:value="179.196">
            <text:p>179.196</text:p>
          </table:table-cell>
          <table:table-cell office:value-type="float" office:value="0.608511">
            <text:p>0.60851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4.5461">
            <text:p>44.5461</text:p>
          </table:table-cell>
          <table:table-cell office:value-type="float" office:value="0.716629">
            <text:p>0.716629</text:p>
          </table:table-cell>
          <table:table-cell office:value-type="float" office:value="179.283">
            <text:p>179.283</text:p>
          </table:table-cell>
          <table:table-cell office:value-type="float" office:value="0.596745">
            <text:p>0.59674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4.667">
            <text:p>44.667</text:p>
          </table:table-cell>
          <table:table-cell office:value-type="float" office:value="0.635483">
            <text:p>0.635483</text:p>
          </table:table-cell>
          <table:table-cell office:value-type="float" office:value="179.365">
            <text:p>179.365</text:p>
          </table:table-cell>
          <table:table-cell office:value-type="float" office:value="0.58579">
            <text:p>0.5857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4.7852">
            <text:p>44.7852</text:p>
          </table:table-cell>
          <table:table-cell office:value-type="float" office:value="0.558762">
            <text:p>0.558762</text:p>
          </table:table-cell>
          <table:table-cell office:value-type="float" office:value="179.441">
            <text:p>179.441</text:p>
          </table:table-cell>
          <table:table-cell office:value-type="float" office:value="0.575433">
            <text:p>0.57543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4.9104">
            <text:p>44.9104</text:p>
          </table:table-cell>
          <table:table-cell office:value-type="float" office:value="0.481186">
            <text:p>0.481186</text:p>
          </table:table-cell>
          <table:table-cell office:value-type="float" office:value="179.519">
            <text:p>179.519</text:p>
          </table:table-cell>
          <table:table-cell office:value-type="float" office:value="0.56496">
            <text:p>0.5649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5.0366">
            <text:p>45.0366</text:p>
          </table:table-cell>
          <table:table-cell office:value-type="float" office:value="0.406631">
            <text:p>0.406631</text:p>
          </table:table-cell>
          <table:table-cell office:value-type="float" office:value="179.593">
            <text:p>179.593</text:p>
          </table:table-cell>
          <table:table-cell office:value-type="float" office:value="0.554895">
            <text:p>0.55489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5.1516">
            <text:p>45.1516</text:p>
          </table:table-cell>
          <table:table-cell office:value-type="float" office:value="0.344467">
            <text:p>0.344467</text:p>
          </table:table-cell>
          <table:table-cell office:value-type="float" office:value="179.656">
            <text:p>179.656</text:p>
          </table:table-cell>
          <table:table-cell office:value-type="float" office:value="0.546503">
            <text:p>0.54650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5.259">
            <text:p>45.259</text:p>
          </table:table-cell>
          <table:table-cell office:value-type="float" office:value="0.290756">
            <text:p>0.290756</text:p>
          </table:table-cell>
          <table:table-cell office:value-type="float" office:value="179.709">
            <text:p>179.709</text:p>
          </table:table-cell>
          <table:table-cell office:value-type="float" office:value="0.539252">
            <text:p>0.53925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5.3621">
            <text:p>45.3621</text:p>
          </table:table-cell>
          <table:table-cell office:value-type="float" office:value="0.243759">
            <text:p>0.243759</text:p>
          </table:table-cell>
          <table:table-cell office:value-type="float" office:value="179.756">
            <text:p>179.756</text:p>
          </table:table-cell>
          <table:table-cell office:value-type="float" office:value="0.532907">
            <text:p>0.53290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5.4634">
            <text:p>45.4634</text:p>
          </table:table-cell>
          <table:table-cell office:value-type="float" office:value="0.201736">
            <text:p>0.201736</text:p>
          </table:table-cell>
          <table:table-cell office:value-type="float" office:value="179.798">
            <text:p>179.798</text:p>
          </table:table-cell>
          <table:table-cell office:value-type="float" office:value="0.527234">
            <text:p>0.52723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5.5652">
            <text:p>45.5652</text:p>
          </table:table-cell>
          <table:table-cell office:value-type="float" office:value="0.164154">
            <text:p>0.164154</text:p>
          </table:table-cell>
          <table:table-cell office:value-type="float" office:value="179.836">
            <text:p>179.836</text:p>
          </table:table-cell>
          <table:table-cell office:value-type="float" office:value="0.522161">
            <text:p>0.52216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5.6714">
            <text:p>45.6714</text:p>
          </table:table-cell>
          <table:table-cell office:value-type="float" office:value="0.130096">
            <text:p>0.130096</text:p>
          </table:table-cell>
          <table:table-cell office:value-type="float" office:value="179.87">
            <text:p>179.87</text:p>
          </table:table-cell>
          <table:table-cell office:value-type="float" office:value="0.517563">
            <text:p>0.51756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5.7871">
            <text:p>45.7871</text:p>
          </table:table-cell>
          <table:table-cell office:value-type="float" office:value="0.098999">
            <text:p>0.098999</text:p>
          </table:table-cell>
          <table:table-cell office:value-type="float" office:value="179.901">
            <text:p>179.901</text:p>
          </table:table-cell>
          <table:table-cell office:value-type="float" office:value="0.513365">
            <text:p>0.5133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5.9141">
            <text:p>45.9141</text:p>
          </table:table-cell>
          <table:table-cell office:value-type="float" office:value="0.0723419">
            <text:p>0.0723419</text:p>
          </table:table-cell>
          <table:table-cell office:value-type="float" office:value="179.928">
            <text:p>179.928</text:p>
          </table:table-cell>
          <table:table-cell office:value-type="float" office:value="0.509766">
            <text:p>0.50976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6.0435">
            <text:p>46.0435</text:p>
          </table:table-cell>
          <table:table-cell office:value-type="float" office:value="0.0531464">
            <text:p>0.0531464</text:p>
          </table:table-cell>
          <table:table-cell office:value-type="float" office:value="179.947">
            <text:p>179.947</text:p>
          </table:table-cell>
          <table:table-cell office:value-type="float" office:value="0.507175">
            <text:p>0.50717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6.1716">
            <text:p>46.1716</text:p>
          </table:table-cell>
          <table:table-cell office:value-type="float" office:value="0.0421448">
            <text:p>0.0421448</text:p>
          </table:table-cell>
          <table:table-cell office:value-type="float" office:value="179.958">
            <text:p>179.958</text:p>
          </table:table-cell>
          <table:table-cell office:value-type="float" office:value="0.50569">
            <text:p>0.5056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6.2866">
            <text:p>46.2866</text:p>
          </table:table-cell>
          <table:table-cell office:value-type="float" office:value="0.0387726">
            <text:p>0.0387726</text:p>
          </table:table-cell>
          <table:table-cell office:value-type="float" office:value="179.961">
            <text:p>179.961</text:p>
          </table:table-cell>
          <table:table-cell office:value-type="float" office:value="0.505234">
            <text:p>0.50523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6.4148">
            <text:p>46.4148</text:p>
          </table:table-cell>
          <table:table-cell office:value-type="float" office:value="0.0422821">
            <text:p>0.0422821</text:p>
          </table:table-cell>
          <table:table-cell office:value-type="float" office:value="179.958">
            <text:p>179.958</text:p>
          </table:table-cell>
          <table:table-cell office:value-type="float" office:value="0.505708">
            <text:p>0.50570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6.5278">
            <text:p>46.5278</text:p>
          </table:table-cell>
          <table:table-cell office:value-type="float" office:value="0.0513916">
            <text:p>0.0513916</text:p>
          </table:table-cell>
          <table:table-cell office:value-type="float" office:value="179.949">
            <text:p>179.949</text:p>
          </table:table-cell>
          <table:table-cell office:value-type="float" office:value="0.506938">
            <text:p>0.50693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6.6606">
            <text:p>46.6606</text:p>
          </table:table-cell>
          <table:table-cell office:value-type="float" office:value="0.0691071">
            <text:p>0.0691071</text:p>
          </table:table-cell>
          <table:table-cell office:value-type="float" office:value="179.931">
            <text:p>179.931</text:p>
          </table:table-cell>
          <table:table-cell office:value-type="float" office:value="0.509329">
            <text:p>0.50932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6.7673">
            <text:p>46.7673</text:p>
          </table:table-cell>
          <table:table-cell office:value-type="float" office:value="0.0883026">
            <text:p>0.0883026</text:p>
          </table:table-cell>
          <table:table-cell office:value-type="float" office:value="179.912">
            <text:p>179.912</text:p>
          </table:table-cell>
          <table:table-cell office:value-type="float" office:value="0.511921">
            <text:p>0.51192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6.895">
            <text:p>46.895</text:p>
          </table:table-cell>
          <table:table-cell office:value-type="float" office:value="0.116974">
            <text:p>0.116974</text:p>
          </table:table-cell>
          <table:table-cell office:value-type="float" office:value="179.883">
            <text:p>179.883</text:p>
          </table:table-cell>
          <table:table-cell office:value-type="float" office:value="0.515791">
            <text:p>0.51579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7.0132">
            <text:p>47.0132</text:p>
          </table:table-cell>
          <table:table-cell office:value-type="float" office:value="0.148468">
            <text:p>0.148468</text:p>
          </table:table-cell>
          <table:table-cell office:value-type="float" office:value="179.852">
            <text:p>179.852</text:p>
          </table:table-cell>
          <table:table-cell office:value-type="float" office:value="0.520043">
            <text:p>0.52004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7.134">
            <text:p>47.134</text:p>
          </table:table-cell>
          <table:table-cell office:value-type="float" office:value="0.185226">
            <text:p>0.185226</text:p>
          </table:table-cell>
          <table:table-cell office:value-type="float" office:value="179.815">
            <text:p>179.815</text:p>
          </table:table-cell>
          <table:table-cell office:value-type="float" office:value="0.525006">
            <text:p>0.52500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7.2366">
            <text:p>47.2366</text:p>
          </table:table-cell>
          <table:table-cell office:value-type="float" office:value="0.219788">
            <text:p>0.219788</text:p>
          </table:table-cell>
          <table:table-cell office:value-type="float" office:value="179.78">
            <text:p>179.78</text:p>
          </table:table-cell>
          <table:table-cell office:value-type="float" office:value="0.529671">
            <text:p>0.52967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7.3557">
            <text:p>47.3557</text:p>
          </table:table-cell>
          <table:table-cell office:value-type="float" office:value="0.263138">
            <text:p>0.263138</text:p>
          </table:table-cell>
          <table:table-cell office:value-type="float" office:value="179.737">
            <text:p>179.737</text:p>
          </table:table-cell>
          <table:table-cell office:value-type="float" office:value="0.535524">
            <text:p>0.53552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7.4836">
            <text:p>47.4836</text:p>
          </table:table-cell>
          <table:table-cell office:value-type="float" office:value="0.312836">
            <text:p>0.312836</text:p>
          </table:table-cell>
          <table:table-cell office:value-type="float" office:value="179.687">
            <text:p>179.687</text:p>
          </table:table-cell>
          <table:table-cell office:value-type="float" office:value="0.542233">
            <text:p>0.54223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7.6023">
            <text:p>47.6023</text:p>
          </table:table-cell>
          <table:table-cell office:value-type="float" office:value="0.361404">
            <text:p>0.361404</text:p>
          </table:table-cell>
          <table:table-cell office:value-type="float" office:value="179.639">
            <text:p>179.639</text:p>
          </table:table-cell>
          <table:table-cell office:value-type="float" office:value="0.54879">
            <text:p>0.5487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7.7166">
            <text:p>47.7166</text:p>
          </table:table-cell>
          <table:table-cell office:value-type="float" office:value="0.409851">
            <text:p>0.409851</text:p>
          </table:table-cell>
          <table:table-cell office:value-type="float" office:value="179.59">
            <text:p>179.59</text:p>
          </table:table-cell>
          <table:table-cell office:value-type="float" office:value="0.55533">
            <text:p>0.5553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7.8308">
            <text:p>47.8308</text:p>
          </table:table-cell>
          <table:table-cell office:value-type="float" office:value="0.459534">
            <text:p>0.459534</text:p>
          </table:table-cell>
          <table:table-cell office:value-type="float" office:value="179.54">
            <text:p>179.54</text:p>
          </table:table-cell>
          <table:table-cell office:value-type="float" office:value="0.562037">
            <text:p>0.56203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7.9321">
            <text:p>47.9321</text:p>
          </table:table-cell>
          <table:table-cell office:value-type="float" office:value="0.504227">
            <text:p>0.504227</text:p>
          </table:table-cell>
          <table:table-cell office:value-type="float" office:value="179.496">
            <text:p>179.496</text:p>
          </table:table-cell>
          <table:table-cell office:value-type="float" office:value="0.568071">
            <text:p>0.56807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8.0342">
            <text:p>48.0342</text:p>
          </table:table-cell>
          <table:table-cell office:value-type="float" office:value="0.549469">
            <text:p>0.549469</text:p>
          </table:table-cell>
          <table:table-cell office:value-type="float" office:value="179.451">
            <text:p>179.451</text:p>
          </table:table-cell>
          <table:table-cell office:value-type="float" office:value="0.574178">
            <text:p>0.57417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8.1543">
            <text:p>48.1543</text:p>
          </table:table-cell>
          <table:table-cell office:value-type="float" office:value="0.602295">
            <text:p>0.602295</text:p>
          </table:table-cell>
          <table:table-cell office:value-type="float" office:value="179.398">
            <text:p>179.398</text:p>
          </table:table-cell>
          <table:table-cell office:value-type="float" office:value="0.58131">
            <text:p>0.5813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8.2771">
            <text:p>48.2771</text:p>
          </table:table-cell>
          <table:table-cell office:value-type="float" office:value="0.655609">
            <text:p>0.655609</text:p>
          </table:table-cell>
          <table:table-cell office:value-type="float" office:value="179.344">
            <text:p>179.344</text:p>
          </table:table-cell>
          <table:table-cell office:value-type="float" office:value="0.588507">
            <text:p>0.58850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8.3853">
            <text:p>48.3853</text:p>
          </table:table-cell>
          <table:table-cell office:value-type="float" office:value="0.701431">
            <text:p>0.701431</text:p>
          </table:table-cell>
          <table:table-cell office:value-type="float" office:value="179.299">
            <text:p>179.299</text:p>
          </table:table-cell>
          <table:table-cell office:value-type="float" office:value="0.594693">
            <text:p>0.59469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8.4868">
            <text:p>48.4868</text:p>
          </table:table-cell>
          <table:table-cell office:value-type="float" office:value="0.743134">
            <text:p>0.743134</text:p>
          </table:table-cell>
          <table:table-cell office:value-type="float" office:value="179.257">
            <text:p>179.257</text:p>
          </table:table-cell>
          <table:table-cell office:value-type="float" office:value="0.600323">
            <text:p>0.60032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8.5886">
            <text:p>48.5886</text:p>
          </table:table-cell>
          <table:table-cell office:value-type="float" office:value="0.783463">
            <text:p>0.783463</text:p>
          </table:table-cell>
          <table:table-cell office:value-type="float" office:value="179.217">
            <text:p>179.217</text:p>
          </table:table-cell>
          <table:table-cell office:value-type="float" office:value="0.605767">
            <text:p>0.60576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8.6914">
            <text:p>48.6914</text:p>
          </table:table-cell>
          <table:table-cell office:value-type="float" office:value="0.822113">
            <text:p>0.822113</text:p>
          </table:table-cell>
          <table:table-cell office:value-type="float" office:value="179.178">
            <text:p>179.178</text:p>
          </table:table-cell>
          <table:table-cell office:value-type="float" office:value="0.610985">
            <text:p>0.61098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8.8137">
            <text:p>48.8137</text:p>
          </table:table-cell>
          <table:table-cell office:value-type="float" office:value="0.865143">
            <text:p>0.865143</text:p>
          </table:table-cell>
          <table:table-cell office:value-type="float" office:value="179.135">
            <text:p>179.135</text:p>
          </table:table-cell>
          <table:table-cell office:value-type="float" office:value="0.616794">
            <text:p>0.61679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8.9426">
            <text:p>48.9426</text:p>
          </table:table-cell>
          <table:table-cell office:value-type="float" office:value="0.906448">
            <text:p>0.906448</text:p>
          </table:table-cell>
          <table:table-cell office:value-type="float" office:value="179.094">
            <text:p>179.094</text:p>
          </table:table-cell>
          <table:table-cell office:value-type="float" office:value="0.622371">
            <text:p>0.62237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9.0671">
            <text:p>49.0671</text:p>
          </table:table-cell>
          <table:table-cell office:value-type="float" office:value="0.942032">
            <text:p>0.942032</text:p>
          </table:table-cell>
          <table:table-cell office:value-type="float" office:value="179.058">
            <text:p>179.058</text:p>
          </table:table-cell>
          <table:table-cell office:value-type="float" office:value="0.627174">
            <text:p>0.62717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9.1807">
            <text:p>49.1807</text:p>
          </table:table-cell>
          <table:table-cell office:value-type="float" office:value="0.970291">
            <text:p>0.970291</text:p>
          </table:table-cell>
          <table:table-cell office:value-type="float" office:value="179.03">
            <text:p>179.03</text:p>
          </table:table-cell>
          <table:table-cell office:value-type="float" office:value="0.630989">
            <text:p>0.63098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9.3027">
            <text:p>49.3027</text:p>
          </table:table-cell>
          <table:table-cell office:value-type="float" office:value="0.996033">
            <text:p>0.996033</text:p>
          </table:table-cell>
          <table:table-cell office:value-type="float" office:value="179.004">
            <text:p>179.004</text:p>
          </table:table-cell>
          <table:table-cell office:value-type="float" office:value="0.634464">
            <text:p>0.63446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9.4292">
            <text:p>49.4292</text:p>
          </table:table-cell>
          <table:table-cell office:value-type="float" office:value="1.01732">
            <text:p>1.01732</text:p>
          </table:table-cell>
          <table:table-cell office:value-type="float" office:value="178.983">
            <text:p>178.983</text:p>
          </table:table-cell>
          <table:table-cell office:value-type="float" office:value="0.637338">
            <text:p>0.63733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9.5581">
            <text:p>49.5581</text:p>
          </table:table-cell>
          <table:table-cell office:value-type="float" office:value="1.03336">
            <text:p>1.03336</text:p>
          </table:table-cell>
          <table:table-cell office:value-type="float" office:value="178.967">
            <text:p>178.967</text:p>
          </table:table-cell>
          <table:table-cell office:value-type="float" office:value="0.639503">
            <text:p>0.63950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9.6858">
            <text:p>49.6858</text:p>
          </table:table-cell>
          <table:table-cell office:value-type="float" office:value="1.04333">
            <text:p>1.04333</text:p>
          </table:table-cell>
          <table:table-cell office:value-type="float" office:value="178.957">
            <text:p>178.957</text:p>
          </table:table-cell>
          <table:table-cell office:value-type="float" office:value="0.64085">
            <text:p>0.6408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9.8081">
            <text:p>49.8081</text:p>
          </table:table-cell>
          <table:table-cell office:value-type="float" office:value="1.04745">
            <text:p>1.04745</text:p>
          </table:table-cell>
          <table:table-cell office:value-type="float" office:value="178.953">
            <text:p>178.953</text:p>
          </table:table-cell>
          <table:table-cell office:value-type="float" office:value="0.641406">
            <text:p>0.64140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49.9363">
            <text:p>49.9363</text:p>
          </table:table-cell>
          <table:table-cell office:value-type="float" office:value="1.04631">
            <text:p>1.04631</text:p>
          </table:table-cell>
          <table:table-cell office:value-type="float" office:value="178.954">
            <text:p>178.954</text:p>
          </table:table-cell>
          <table:table-cell office:value-type="float" office:value="0.641252">
            <text:p>0.64125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0.0381">
            <text:p>50.0381</text:p>
          </table:table-cell>
          <table:table-cell office:value-type="float" office:value="1.04114">
            <text:p>1.04114</text:p>
          </table:table-cell>
          <table:table-cell office:value-type="float" office:value="178.959">
            <text:p>178.959</text:p>
          </table:table-cell>
          <table:table-cell office:value-type="float" office:value="0.640554">
            <text:p>0.64055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0.1472">
            <text:p>50.1472</text:p>
          </table:table-cell>
          <table:table-cell office:value-type="float" office:value="1.03181">
            <text:p>1.03181</text:p>
          </table:table-cell>
          <table:table-cell office:value-type="float" office:value="178.968">
            <text:p>178.968</text:p>
          </table:table-cell>
          <table:table-cell office:value-type="float" office:value="0.639295">
            <text:p>0.63929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0.2566">
            <text:p>50.2566</text:p>
          </table:table-cell>
          <table:table-cell office:value-type="float" office:value="1.01846">
            <text:p>1.01846</text:p>
          </table:table-cell>
          <table:table-cell office:value-type="float" office:value="178.982">
            <text:p>178.982</text:p>
          </table:table-cell>
          <table:table-cell office:value-type="float" office:value="0.637493">
            <text:p>0.63749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0.3596">
            <text:p>50.3596</text:p>
          </table:table-cell>
          <table:table-cell office:value-type="float" office:value="1.00235">
            <text:p>1.00235</text:p>
          </table:table-cell>
          <table:table-cell office:value-type="float" office:value="178.998">
            <text:p>178.998</text:p>
          </table:table-cell>
          <table:table-cell office:value-type="float" office:value="0.635317">
            <text:p>0.63531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0.4604">
            <text:p>50.4604</text:p>
          </table:table-cell>
          <table:table-cell office:value-type="float" office:value="0.98349">
            <text:p>0.98349</text:p>
          </table:table-cell>
          <table:table-cell office:value-type="float" office:value="179.017">
            <text:p>179.017</text:p>
          </table:table-cell>
          <table:table-cell office:value-type="float" office:value="0.632771">
            <text:p>0.63277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0.5696">
            <text:p>50.5696</text:p>
          </table:table-cell>
          <table:table-cell office:value-type="float" office:value="0.959976">
            <text:p>0.959976</text:p>
          </table:table-cell>
          <table:table-cell office:value-type="float" office:value="179.04">
            <text:p>179.04</text:p>
          </table:table-cell>
          <table:table-cell office:value-type="float" office:value="0.629597">
            <text:p>0.62959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0.6838">
            <text:p>50.6838</text:p>
          </table:table-cell>
          <table:table-cell office:value-type="float" office:value="0.931778">
            <text:p>0.931778</text:p>
          </table:table-cell>
          <table:table-cell office:value-type="float" office:value="179.068">
            <text:p>179.068</text:p>
          </table:table-cell>
          <table:table-cell office:value-type="float" office:value="0.62579">
            <text:p>0.6257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0.8081">
            <text:p>50.8081</text:p>
          </table:table-cell>
          <table:table-cell office:value-type="float" office:value="0.897675">
            <text:p>0.897675</text:p>
          </table:table-cell>
          <table:table-cell office:value-type="float" office:value="179.102">
            <text:p>179.102</text:p>
          </table:table-cell>
          <table:table-cell office:value-type="float" office:value="0.621186">
            <text:p>0.62118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0.9241">
            <text:p>50.9241</text:p>
          </table:table-cell>
          <table:table-cell office:value-type="float" office:value="0.86264">
            <text:p>0.86264</text:p>
          </table:table-cell>
          <table:table-cell office:value-type="float" office:value="179.137">
            <text:p>179.137</text:p>
          </table:table-cell>
          <table:table-cell office:value-type="float" office:value="0.616456">
            <text:p>0.61645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1.0378">
            <text:p>51.0378</text:p>
          </table:table-cell>
          <table:table-cell office:value-type="float" office:value="0.826019">
            <text:p>0.826019</text:p>
          </table:table-cell>
          <table:table-cell office:value-type="float" office:value="179.174">
            <text:p>179.174</text:p>
          </table:table-cell>
          <table:table-cell office:value-type="float" office:value="0.611513">
            <text:p>0.61151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1.166">
            <text:p>51.166</text:p>
          </table:table-cell>
          <table:table-cell office:value-type="float" office:value="0.782257">
            <text:p>0.782257</text:p>
          </table:table-cell>
          <table:table-cell office:value-type="float" office:value="179.218">
            <text:p>179.218</text:p>
          </table:table-cell>
          <table:table-cell office:value-type="float" office:value="0.605605">
            <text:p>0.60560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1.2886">
            <text:p>51.2886</text:p>
          </table:table-cell>
          <table:table-cell office:value-type="float" office:value="0.738373">
            <text:p>0.738373</text:p>
          </table:table-cell>
          <table:table-cell office:value-type="float" office:value="179.262">
            <text:p>179.262</text:p>
          </table:table-cell>
          <table:table-cell office:value-type="float" office:value="0.59968">
            <text:p>0.5996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1.4033">
            <text:p>51.4033</text:p>
          </table:table-cell>
          <table:table-cell office:value-type="float" office:value="0.695892">
            <text:p>0.695892</text:p>
          </table:table-cell>
          <table:table-cell office:value-type="float" office:value="179.304">
            <text:p>179.304</text:p>
          </table:table-cell>
          <table:table-cell office:value-type="float" office:value="0.593945">
            <text:p>0.59394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1.5042">
            <text:p>51.5042</text:p>
          </table:table-cell>
          <table:table-cell office:value-type="float" office:value="0.657898">
            <text:p>0.657898</text:p>
          </table:table-cell>
          <table:table-cell office:value-type="float" office:value="179.342">
            <text:p>179.342</text:p>
          </table:table-cell>
          <table:table-cell office:value-type="float" office:value="0.588816">
            <text:p>0.58881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1.6069">
            <text:p>51.6069</text:p>
          </table:table-cell>
          <table:table-cell office:value-type="float" office:value="0.618622">
            <text:p>0.618622</text:p>
          </table:table-cell>
          <table:table-cell office:value-type="float" office:value="179.381">
            <text:p>179.381</text:p>
          </table:table-cell>
          <table:table-cell office:value-type="float" office:value="0.583514">
            <text:p>0.58351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1.7092">
            <text:p>51.7092</text:p>
          </table:table-cell>
          <table:table-cell office:value-type="float" office:value="0.5793">
            <text:p>0.5793</text:p>
          </table:table-cell>
          <table:table-cell office:value-type="float" office:value="179.421">
            <text:p>179.421</text:p>
          </table:table-cell>
          <table:table-cell office:value-type="float" office:value="0.578205">
            <text:p>0.57820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1.8306">
            <text:p>51.8306</text:p>
          </table:table-cell>
          <table:table-cell office:value-type="float" office:value="0.532745">
            <text:p>0.532745</text:p>
          </table:table-cell>
          <table:table-cell office:value-type="float" office:value="179.467">
            <text:p>179.467</text:p>
          </table:table-cell>
          <table:table-cell office:value-type="float" office:value="0.571921">
            <text:p>0.57192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1.9312">
            <text:p>51.9312</text:p>
          </table:table-cell>
          <table:table-cell office:value-type="float" office:value="0.494507">
            <text:p>0.494507</text:p>
          </table:table-cell>
          <table:table-cell office:value-type="float" office:value="179.505">
            <text:p>179.505</text:p>
          </table:table-cell>
          <table:table-cell office:value-type="float" office:value="0.566758">
            <text:p>0.56675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2.032">
            <text:p>52.032</text:p>
          </table:table-cell>
          <table:table-cell office:value-type="float" office:value="0.456741">
            <text:p>0.456741</text:p>
          </table:table-cell>
          <table:table-cell office:value-type="float" office:value="179.543">
            <text:p>179.543</text:p>
          </table:table-cell>
          <table:table-cell office:value-type="float" office:value="0.56166">
            <text:p>0.5616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2.135">
            <text:p>52.135</text:p>
          </table:table-cell>
          <table:table-cell office:value-type="float" office:value="0.418976">
            <text:p>0.418976</text:p>
          </table:table-cell>
          <table:table-cell office:value-type="float" office:value="179.581">
            <text:p>179.581</text:p>
          </table:table-cell>
          <table:table-cell office:value-type="float" office:value="0.556562">
            <text:p>0.55656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2.2568">
            <text:p>52.2568</text:p>
          </table:table-cell>
          <table:table-cell office:value-type="float" office:value="0.375732">
            <text:p>0.375732</text:p>
          </table:table-cell>
          <table:table-cell office:value-type="float" office:value="179.624">
            <text:p>179.624</text:p>
          </table:table-cell>
          <table:table-cell office:value-type="float" office:value="0.550724">
            <text:p>0.55072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2.384">
            <text:p>52.384</text:p>
          </table:table-cell>
          <table:table-cell office:value-type="float" office:value="0.332489">
            <text:p>0.332489</text:p>
          </table:table-cell>
          <table:table-cell office:value-type="float" office:value="179.668">
            <text:p>179.668</text:p>
          </table:table-cell>
          <table:table-cell office:value-type="float" office:value="0.544886">
            <text:p>0.54488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2.5054">
            <text:p>52.5054</text:p>
          </table:table-cell>
          <table:table-cell office:value-type="float" office:value="0.293549">
            <text:p>0.293549</text:p>
          </table:table-cell>
          <table:table-cell office:value-type="float" office:value="179.706">
            <text:p>179.706</text:p>
          </table:table-cell>
          <table:table-cell office:value-type="float" office:value="0.539629">
            <text:p>0.53962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2.6221">
            <text:p>52.6221</text:p>
          </table:table-cell>
          <table:table-cell office:value-type="float" office:value="0.258286">
            <text:p>0.258286</text:p>
          </table:table-cell>
          <table:table-cell office:value-type="float" office:value="179.742">
            <text:p>179.742</text:p>
          </table:table-cell>
          <table:table-cell office:value-type="float" office:value="0.534869">
            <text:p>0.53486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2.7258">
            <text:p>52.7258</text:p>
          </table:table-cell>
          <table:table-cell office:value-type="float" office:value="0.228958">
            <text:p>0.228958</text:p>
          </table:table-cell>
          <table:table-cell office:value-type="float" office:value="179.771">
            <text:p>179.771</text:p>
          </table:table-cell>
          <table:table-cell office:value-type="float" office:value="0.530909">
            <text:p>0.53090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2.8547">
            <text:p>52.8547</text:p>
          </table:table-cell>
          <table:table-cell office:value-type="float" office:value="0.195496">
            <text:p>0.195496</text:p>
          </table:table-cell>
          <table:table-cell office:value-type="float" office:value="179.805">
            <text:p>179.805</text:p>
          </table:table-cell>
          <table:table-cell office:value-type="float" office:value="0.526392">
            <text:p>0.52639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2.9705">
            <text:p>52.9705</text:p>
          </table:table-cell>
          <table:table-cell office:value-type="float" office:value="0.168594">
            <text:p>0.168594</text:p>
          </table:table-cell>
          <table:table-cell office:value-type="float" office:value="179.831">
            <text:p>179.831</text:p>
          </table:table-cell>
          <table:table-cell office:value-type="float" office:value="0.52276">
            <text:p>0.5227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3.0835">
            <text:p>53.0835</text:p>
          </table:table-cell>
          <table:table-cell office:value-type="float" office:value="0.144867">
            <text:p>0.144867</text:p>
          </table:table-cell>
          <table:table-cell office:value-type="float" office:value="179.855">
            <text:p>179.855</text:p>
          </table:table-cell>
          <table:table-cell office:value-type="float" office:value="0.519557">
            <text:p>0.51955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3.2129">
            <text:p>53.2129</text:p>
          </table:table-cell>
          <table:table-cell office:value-type="float" office:value="0.121552">
            <text:p>0.121552</text:p>
          </table:table-cell>
          <table:table-cell office:value-type="float" office:value="179.878">
            <text:p>179.878</text:p>
          </table:table-cell>
          <table:table-cell office:value-type="float" office:value="0.516409">
            <text:p>0.51640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3.3167">
            <text:p>53.3167</text:p>
          </table:table-cell>
          <table:table-cell office:value-type="float" office:value="0.105759">
            <text:p>0.105759</text:p>
          </table:table-cell>
          <table:table-cell office:value-type="float" office:value="179.894">
            <text:p>179.894</text:p>
          </table:table-cell>
          <table:table-cell office:value-type="float" office:value="0.514277">
            <text:p>0.51427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3.4182">
            <text:p>53.4182</text:p>
          </table:table-cell>
          <table:table-cell office:value-type="float" office:value="0.0926208">
            <text:p>0.0926208</text:p>
          </table:table-cell>
          <table:table-cell office:value-type="float" office:value="179.907">
            <text:p>179.907</text:p>
          </table:table-cell>
          <table:table-cell office:value-type="float" office:value="0.512504">
            <text:p>0.51250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3.519">
            <text:p>53.519</text:p>
          </table:table-cell>
          <table:table-cell office:value-type="float" office:value="0.0819855">
            <text:p>0.0819855</text:p>
          </table:table-cell>
          <table:table-cell office:value-type="float" office:value="179.918">
            <text:p>179.918</text:p>
          </table:table-cell>
          <table:table-cell office:value-type="float" office:value="0.511068">
            <text:p>0.51106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3.6206">
            <text:p>53.6206</text:p>
          </table:table-cell>
          <table:table-cell office:value-type="float" office:value="0.0737457">
            <text:p>0.0737457</text:p>
          </table:table-cell>
          <table:table-cell office:value-type="float" office:value="179.926">
            <text:p>179.926</text:p>
          </table:table-cell>
          <table:table-cell office:value-type="float" office:value="0.509956">
            <text:p>0.50995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3.7307">
            <text:p>53.7307</text:p>
          </table:table-cell>
          <table:table-cell office:value-type="float" office:value="0.0675659">
            <text:p>0.0675659</text:p>
          </table:table-cell>
          <table:table-cell office:value-type="float" office:value="179.932">
            <text:p>179.932</text:p>
          </table:table-cell>
          <table:table-cell office:value-type="float" office:value="0.509121">
            <text:p>0.50912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3.8577">
            <text:p>53.8577</text:p>
          </table:table-cell>
          <table:table-cell office:value-type="float" office:value="0.0640717">
            <text:p>0.0640717</text:p>
          </table:table-cell>
          <table:table-cell office:value-type="float" office:value="179.936">
            <text:p>179.936</text:p>
          </table:table-cell>
          <table:table-cell office:value-type="float" office:value="0.50865">
            <text:p>0.508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3.9841">
            <text:p>53.9841</text:p>
          </table:table-cell>
          <table:table-cell office:value-type="float" office:value="0.0640411">
            <text:p>0.0640411</text:p>
          </table:table-cell>
          <table:table-cell office:value-type="float" office:value="179.936">
            <text:p>179.936</text:p>
          </table:table-cell>
          <table:table-cell office:value-type="float" office:value="0.508646">
            <text:p>0.50864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4.0979">
            <text:p>54.0979</text:p>
          </table:table-cell>
          <table:table-cell office:value-type="float" office:value="0.0669861">
            <text:p>0.0669861</text:p>
          </table:table-cell>
          <table:table-cell office:value-type="float" office:value="179.933">
            <text:p>179.933</text:p>
          </table:table-cell>
          <table:table-cell office:value-type="float" office:value="0.509043">
            <text:p>0.50904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4.2014">
            <text:p>54.2014</text:p>
          </table:table-cell>
          <table:table-cell office:value-type="float" office:value="0.0720825">
            <text:p>0.0720825</text:p>
          </table:table-cell>
          <table:table-cell office:value-type="float" office:value="179.928">
            <text:p>179.928</text:p>
          </table:table-cell>
          <table:table-cell office:value-type="float" office:value="0.509731">
            <text:p>0.50973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4.3127">
            <text:p>54.3127</text:p>
          </table:table-cell>
          <table:table-cell office:value-type="float" office:value="0.0798798">
            <text:p>0.0798798</text:p>
          </table:table-cell>
          <table:table-cell office:value-type="float" office:value="179.92">
            <text:p>179.92</text:p>
          </table:table-cell>
          <table:table-cell office:value-type="float" office:value="0.510784">
            <text:p>0.51078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4.4141">
            <text:p>54.4141</text:p>
          </table:table-cell>
          <table:table-cell office:value-type="float" office:value="0.0889587">
            <text:p>0.0889587</text:p>
          </table:table-cell>
          <table:table-cell office:value-type="float" office:value="179.911">
            <text:p>179.911</text:p>
          </table:table-cell>
          <table:table-cell office:value-type="float" office:value="0.512009">
            <text:p>0.51200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4.5234">
            <text:p>54.5234</text:p>
          </table:table-cell>
          <table:table-cell office:value-type="float" office:value="0.100861">
            <text:p>0.100861</text:p>
          </table:table-cell>
          <table:table-cell office:value-type="float" office:value="179.899">
            <text:p>179.899</text:p>
          </table:table-cell>
          <table:table-cell office:value-type="float" office:value="0.513616">
            <text:p>0.51361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4.6265">
            <text:p>54.6265</text:p>
          </table:table-cell>
          <table:table-cell office:value-type="float" office:value="0.113785">
            <text:p>0.113785</text:p>
          </table:table-cell>
          <table:table-cell office:value-type="float" office:value="179.886">
            <text:p>179.886</text:p>
          </table:table-cell>
          <table:table-cell office:value-type="float" office:value="0.515361">
            <text:p>0.51536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4.7351">
            <text:p>54.7351</text:p>
          </table:table-cell>
          <table:table-cell office:value-type="float" office:value="0.128983">
            <text:p>0.128983</text:p>
          </table:table-cell>
          <table:table-cell office:value-type="float" office:value="179.871">
            <text:p>179.871</text:p>
          </table:table-cell>
          <table:table-cell office:value-type="float" office:value="0.517413">
            <text:p>0.51741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4.8372">
            <text:p>54.8372</text:p>
          </table:table-cell>
          <table:table-cell office:value-type="float" office:value="0.14473">
            <text:p>0.14473</text:p>
          </table:table-cell>
          <table:table-cell office:value-type="float" office:value="179.855">
            <text:p>179.855</text:p>
          </table:table-cell>
          <table:table-cell office:value-type="float" office:value="0.519539">
            <text:p>0.51953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4.9385">
            <text:p>54.9385</text:p>
          </table:table-cell>
          <table:table-cell office:value-type="float" office:value="0.161667">
            <text:p>0.161667</text:p>
          </table:table-cell>
          <table:table-cell office:value-type="float" office:value="179.838">
            <text:p>179.838</text:p>
          </table:table-cell>
          <table:table-cell office:value-type="float" office:value="0.521825">
            <text:p>0.5218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5.0564">
            <text:p>55.0564</text:p>
          </table:table-cell>
          <table:table-cell office:value-type="float" office:value="0.182755">
            <text:p>0.182755</text:p>
          </table:table-cell>
          <table:table-cell office:value-type="float" office:value="179.817">
            <text:p>179.817</text:p>
          </table:table-cell>
          <table:table-cell office:value-type="float" office:value="0.524672">
            <text:p>0.52467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5.1572">
            <text:p>55.1572</text:p>
          </table:table-cell>
          <table:table-cell office:value-type="float" office:value="0.201782">
            <text:p>0.201782</text:p>
          </table:table-cell>
          <table:table-cell office:value-type="float" office:value="179.798">
            <text:p>179.798</text:p>
          </table:table-cell>
          <table:table-cell office:value-type="float" office:value="0.527241">
            <text:p>0.52724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5.2659">
            <text:p>55.2659</text:p>
          </table:table-cell>
          <table:table-cell office:value-type="float" office:value="0.22316">
            <text:p>0.22316</text:p>
          </table:table-cell>
          <table:table-cell office:value-type="float" office:value="179.777">
            <text:p>179.777</text:p>
          </table:table-cell>
          <table:table-cell office:value-type="float" office:value="0.530127">
            <text:p>0.53012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5.3928">
            <text:p>55.3928</text:p>
          </table:table-cell>
          <table:table-cell office:value-type="float" office:value="0.248947">
            <text:p>0.248947</text:p>
          </table:table-cell>
          <table:table-cell office:value-type="float" office:value="179.751">
            <text:p>179.751</text:p>
          </table:table-cell>
          <table:table-cell office:value-type="float" office:value="0.533608">
            <text:p>0.53360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5.5134">
            <text:p>55.5134</text:p>
          </table:table-cell>
          <table:table-cell office:value-type="float" office:value="0.274033">
            <text:p>0.274033</text:p>
          </table:table-cell>
          <table:table-cell office:value-type="float" office:value="179.726">
            <text:p>179.726</text:p>
          </table:table-cell>
          <table:table-cell office:value-type="float" office:value="0.536994">
            <text:p>0.53699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5.623">
            <text:p>55.623</text:p>
          </table:table-cell>
          <table:table-cell office:value-type="float" office:value="0.297089">
            <text:p>0.297089</text:p>
          </table:table-cell>
          <table:table-cell office:value-type="float" office:value="179.703">
            <text:p>179.703</text:p>
          </table:table-cell>
          <table:table-cell office:value-type="float" office:value="0.540107">
            <text:p>0.54010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5.7268">
            <text:p>55.7268</text:p>
          </table:table-cell>
          <table:table-cell office:value-type="float" office:value="0.319183">
            <text:p>0.319183</text:p>
          </table:table-cell>
          <table:table-cell office:value-type="float" office:value="179.681">
            <text:p>179.681</text:p>
          </table:table-cell>
          <table:table-cell office:value-type="float" office:value="0.54309">
            <text:p>0.5430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5.845">
            <text:p>55.845</text:p>
          </table:table-cell>
          <table:table-cell office:value-type="float" office:value="0.344116">
            <text:p>0.344116</text:p>
          </table:table-cell>
          <table:table-cell office:value-type="float" office:value="179.656">
            <text:p>179.656</text:p>
          </table:table-cell>
          <table:table-cell office:value-type="float" office:value="0.546456">
            <text:p>0.54645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5.9563">
            <text:p>55.9563</text:p>
          </table:table-cell>
          <table:table-cell office:value-type="float" office:value="0.367172">
            <text:p>0.367172</text:p>
          </table:table-cell>
          <table:table-cell office:value-type="float" office:value="179.633">
            <text:p>179.633</text:p>
          </table:table-cell>
          <table:table-cell office:value-type="float" office:value="0.549568">
            <text:p>0.54956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6.0681">
            <text:p>56.0681</text:p>
          </table:table-cell>
          <table:table-cell office:value-type="float" office:value="0.390015">
            <text:p>0.390015</text:p>
          </table:table-cell>
          <table:table-cell office:value-type="float" office:value="179.61">
            <text:p>179.61</text:p>
          </table:table-cell>
          <table:table-cell office:value-type="float" office:value="0.552652">
            <text:p>0.55265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6.1802">
            <text:p>56.1802</text:p>
          </table:table-cell>
          <table:table-cell office:value-type="float" office:value="0.412064">
            <text:p>0.412064</text:p>
          </table:table-cell>
          <table:table-cell office:value-type="float" office:value="179.588">
            <text:p>179.588</text:p>
          </table:table-cell>
          <table:table-cell office:value-type="float" office:value="0.555629">
            <text:p>0.55562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6.292">
            <text:p>56.292</text:p>
          </table:table-cell>
          <table:table-cell office:value-type="float" office:value="0.433395">
            <text:p>0.433395</text:p>
          </table:table-cell>
          <table:table-cell office:value-type="float" office:value="179.567">
            <text:p>179.567</text:p>
          </table:table-cell>
          <table:table-cell office:value-type="float" office:value="0.558508">
            <text:p>0.55850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6.4041">
            <text:p>56.4041</text:p>
          </table:table-cell>
          <table:table-cell office:value-type="float" office:value="0.453659">
            <text:p>0.453659</text:p>
          </table:table-cell>
          <table:table-cell office:value-type="float" office:value="179.546">
            <text:p>179.546</text:p>
          </table:table-cell>
          <table:table-cell office:value-type="float" office:value="0.561244">
            <text:p>0.56124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6.5161">
            <text:p>56.5161</text:p>
          </table:table-cell>
          <table:table-cell office:value-type="float" office:value="0.472809">
            <text:p>0.472809</text:p>
          </table:table-cell>
          <table:table-cell office:value-type="float" office:value="179.527">
            <text:p>179.527</text:p>
          </table:table-cell>
          <table:table-cell office:value-type="float" office:value="0.563829">
            <text:p>0.56382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6.6274">
            <text:p>56.6274</text:p>
          </table:table-cell>
          <table:table-cell office:value-type="float" office:value="0.490662">
            <text:p>0.490662</text:p>
          </table:table-cell>
          <table:table-cell office:value-type="float" office:value="179.509">
            <text:p>179.509</text:p>
          </table:table-cell>
          <table:table-cell office:value-type="float" office:value="0.566239">
            <text:p>0.56623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6.738">
            <text:p>56.738</text:p>
          </table:table-cell>
          <table:table-cell office:value-type="float" office:value="0.506821">
            <text:p>0.506821</text:p>
          </table:table-cell>
          <table:table-cell office:value-type="float" office:value="179.493">
            <text:p>179.493</text:p>
          </table:table-cell>
          <table:table-cell office:value-type="float" office:value="0.568421">
            <text:p>0.56842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6.8489">
            <text:p>56.8489</text:p>
          </table:table-cell>
          <table:table-cell office:value-type="float" office:value="0.521606">
            <text:p>0.521606</text:p>
          </table:table-cell>
          <table:table-cell office:value-type="float" office:value="179.478">
            <text:p>179.478</text:p>
          </table:table-cell>
          <table:table-cell office:value-type="float" office:value="0.570417">
            <text:p>0.57041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6.9583">
            <text:p>56.9583</text:p>
          </table:table-cell>
          <table:table-cell office:value-type="float" office:value="0.534485">
            <text:p>0.534485</text:p>
          </table:table-cell>
          <table:table-cell office:value-type="float" office:value="179.466">
            <text:p>179.466</text:p>
          </table:table-cell>
          <table:table-cell office:value-type="float" office:value="0.572155">
            <text:p>0.57215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7.071">
            <text:p>57.071</text:p>
          </table:table-cell>
          <table:table-cell office:value-type="float" office:value="0.545929">
            <text:p>0.545929</text:p>
          </table:table-cell>
          <table:table-cell office:value-type="float" office:value="179.454">
            <text:p>179.454</text:p>
          </table:table-cell>
          <table:table-cell office:value-type="float" office:value="0.5737">
            <text:p>0.573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7.1833">
            <text:p>57.1833</text:p>
          </table:table-cell>
          <table:table-cell office:value-type="float" office:value="0.555435">
            <text:p>0.555435</text:p>
          </table:table-cell>
          <table:table-cell office:value-type="float" office:value="179.445">
            <text:p>179.445</text:p>
          </table:table-cell>
          <table:table-cell office:value-type="float" office:value="0.574984">
            <text:p>0.57498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7.2961">
            <text:p>57.2961</text:p>
          </table:table-cell>
          <table:table-cell office:value-type="float" office:value="0.563126">
            <text:p>0.563126</text:p>
          </table:table-cell>
          <table:table-cell office:value-type="float" office:value="179.437">
            <text:p>179.437</text:p>
          </table:table-cell>
          <table:table-cell office:value-type="float" office:value="0.576022">
            <text:p>0.57602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7.4058">
            <text:p>57.4058</text:p>
          </table:table-cell>
          <table:table-cell office:value-type="float" office:value="0.568695">
            <text:p>0.568695</text:p>
          </table:table-cell>
          <table:table-cell office:value-type="float" office:value="179.431">
            <text:p>179.431</text:p>
          </table:table-cell>
          <table:table-cell office:value-type="float" office:value="0.576774">
            <text:p>0.57677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7.5251">
            <text:p>57.5251</text:p>
          </table:table-cell>
          <table:table-cell office:value-type="float" office:value="0.572662">
            <text:p>0.572662</text:p>
          </table:table-cell>
          <table:table-cell office:value-type="float" office:value="179.427">
            <text:p>179.427</text:p>
          </table:table-cell>
          <table:table-cell office:value-type="float" office:value="0.577309">
            <text:p>0.57730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7.646">
            <text:p>57.646</text:p>
          </table:table-cell>
          <table:table-cell office:value-type="float" office:value="0.574402">
            <text:p>0.574402</text:p>
          </table:table-cell>
          <table:table-cell office:value-type="float" office:value="179.426">
            <text:p>179.426</text:p>
          </table:table-cell>
          <table:table-cell office:value-type="float" office:value="0.577544">
            <text:p>0.57754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7.7566">
            <text:p>57.7566</text:p>
          </table:table-cell>
          <table:table-cell office:value-type="float" office:value="0.573929">
            <text:p>0.573929</text:p>
          </table:table-cell>
          <table:table-cell office:value-type="float" office:value="179.426">
            <text:p>179.426</text:p>
          </table:table-cell>
          <table:table-cell office:value-type="float" office:value="0.57748">
            <text:p>0.5774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7.8677">
            <text:p>57.8677</text:p>
          </table:table-cell>
          <table:table-cell office:value-type="float" office:value="0.571823">
            <text:p>0.571823</text:p>
          </table:table-cell>
          <table:table-cell office:value-type="float" office:value="179.428">
            <text:p>179.428</text:p>
          </table:table-cell>
          <table:table-cell office:value-type="float" office:value="0.577196">
            <text:p>0.57719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7.9785">
            <text:p>57.9785</text:p>
          </table:table-cell>
          <table:table-cell office:value-type="float" office:value="0.567719">
            <text:p>0.567719</text:p>
          </table:table-cell>
          <table:table-cell office:value-type="float" office:value="179.432">
            <text:p>179.432</text:p>
          </table:table-cell>
          <table:table-cell office:value-type="float" office:value="0.576642">
            <text:p>0.57664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8.0896">
            <text:p>58.0896</text:p>
          </table:table-cell>
          <table:table-cell office:value-type="float" office:value="0.561981">
            <text:p>0.561981</text:p>
          </table:table-cell>
          <table:table-cell office:value-type="float" office:value="179.438">
            <text:p>179.438</text:p>
          </table:table-cell>
          <table:table-cell office:value-type="float" office:value="0.575867">
            <text:p>0.57586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8.1997">
            <text:p>58.1997</text:p>
          </table:table-cell>
          <table:table-cell office:value-type="float" office:value="0.554535">
            <text:p>0.554535</text:p>
          </table:table-cell>
          <table:table-cell office:value-type="float" office:value="179.445">
            <text:p>179.445</text:p>
          </table:table-cell>
          <table:table-cell office:value-type="float" office:value="0.574862">
            <text:p>0.57486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8.3103">
            <text:p>58.3103</text:p>
          </table:table-cell>
          <table:table-cell office:value-type="float" office:value="0.545532">
            <text:p>0.545532</text:p>
          </table:table-cell>
          <table:table-cell office:value-type="float" office:value="179.454">
            <text:p>179.454</text:p>
          </table:table-cell>
          <table:table-cell office:value-type="float" office:value="0.573647">
            <text:p>0.57364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8.4214">
            <text:p>58.4214</text:p>
          </table:table-cell>
          <table:table-cell office:value-type="float" office:value="0.535004">
            <text:p>0.535004</text:p>
          </table:table-cell>
          <table:table-cell office:value-type="float" office:value="179.465">
            <text:p>179.465</text:p>
          </table:table-cell>
          <table:table-cell office:value-type="float" office:value="0.572226">
            <text:p>0.57222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8.5325">
            <text:p>58.5325</text:p>
          </table:table-cell>
          <table:table-cell office:value-type="float" office:value="0.523285">
            <text:p>0.523285</text:p>
          </table:table-cell>
          <table:table-cell office:value-type="float" office:value="179.477">
            <text:p>179.477</text:p>
          </table:table-cell>
          <table:table-cell office:value-type="float" office:value="0.570643">
            <text:p>0.57064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8.6436">
            <text:p>58.6436</text:p>
          </table:table-cell>
          <table:table-cell office:value-type="float" office:value="0.51033">
            <text:p>0.51033</text:p>
          </table:table-cell>
          <table:table-cell office:value-type="float" office:value="179.49">
            <text:p>179.49</text:p>
          </table:table-cell>
          <table:table-cell office:value-type="float" office:value="0.568895">
            <text:p>0.56889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8.7537">
            <text:p>58.7537</text:p>
          </table:table-cell>
          <table:table-cell office:value-type="float" office:value="0.496277">
            <text:p>0.496277</text:p>
          </table:table-cell>
          <table:table-cell office:value-type="float" office:value="179.504">
            <text:p>179.504</text:p>
          </table:table-cell>
          <table:table-cell office:value-type="float" office:value="0.566997">
            <text:p>0.56699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8.8633">
            <text:p>58.8633</text:p>
          </table:table-cell>
          <table:table-cell office:value-type="float" office:value="0.481323">
            <text:p>0.481323</text:p>
          </table:table-cell>
          <table:table-cell office:value-type="float" office:value="179.519">
            <text:p>179.519</text:p>
          </table:table-cell>
          <table:table-cell office:value-type="float" office:value="0.564979">
            <text:p>0.56497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8.9729">
            <text:p>58.9729</text:p>
          </table:table-cell>
          <table:table-cell office:value-type="float" office:value="0.465607">
            <text:p>0.465607</text:p>
          </table:table-cell>
          <table:table-cell office:value-type="float" office:value="179.534">
            <text:p>179.534</text:p>
          </table:table-cell>
          <table:table-cell office:value-type="float" office:value="0.562857">
            <text:p>0.56285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9.0837">
            <text:p>59.0837</text:p>
          </table:table-cell>
          <table:table-cell office:value-type="float" office:value="0.44928">
            <text:p>0.44928</text:p>
          </table:table-cell>
          <table:table-cell office:value-type="float" office:value="179.551">
            <text:p>179.551</text:p>
          </table:table-cell>
          <table:table-cell office:value-type="float" office:value="0.560653">
            <text:p>0.56065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9.1963">
            <text:p>59.1963</text:p>
          </table:table-cell>
          <table:table-cell office:value-type="float" office:value="0.43219">
            <text:p>0.43219</text:p>
          </table:table-cell>
          <table:table-cell office:value-type="float" office:value="179.568">
            <text:p>179.568</text:p>
          </table:table-cell>
          <table:table-cell office:value-type="float" office:value="0.558346">
            <text:p>0.55834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9.3079">
            <text:p>59.3079</text:p>
          </table:table-cell>
          <table:table-cell office:value-type="float" office:value="0.414917">
            <text:p>0.414917</text:p>
          </table:table-cell>
          <table:table-cell office:value-type="float" office:value="179.585">
            <text:p>179.585</text:p>
          </table:table-cell>
          <table:table-cell office:value-type="float" office:value="0.556014">
            <text:p>0.55601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9.4182">
            <text:p>59.4182</text:p>
          </table:table-cell>
          <table:table-cell office:value-type="float" office:value="0.397629">
            <text:p>0.397629</text:p>
          </table:table-cell>
          <table:table-cell office:value-type="float" office:value="179.602">
            <text:p>179.602</text:p>
          </table:table-cell>
          <table:table-cell office:value-type="float" office:value="0.55368">
            <text:p>0.5536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9.5278">
            <text:p>59.5278</text:p>
          </table:table-cell>
          <table:table-cell office:value-type="float" office:value="0.380417">
            <text:p>0.380417</text:p>
          </table:table-cell>
          <table:table-cell office:value-type="float" office:value="179.62">
            <text:p>179.62</text:p>
          </table:table-cell>
          <table:table-cell office:value-type="float" office:value="0.551356">
            <text:p>0.55135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9.6396">
            <text:p>59.6396</text:p>
          </table:table-cell>
          <table:table-cell office:value-type="float" office:value="0.363022">
            <text:p>0.363022</text:p>
          </table:table-cell>
          <table:table-cell office:value-type="float" office:value="179.637">
            <text:p>179.637</text:p>
          </table:table-cell>
          <table:table-cell office:value-type="float" office:value="0.549008">
            <text:p>0.54900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9.7498">
            <text:p>59.7498</text:p>
          </table:table-cell>
          <table:table-cell office:value-type="float" office:value="0.346268">
            <text:p>0.346268</text:p>
          </table:table-cell>
          <table:table-cell office:value-type="float" office:value="179.654">
            <text:p>179.654</text:p>
          </table:table-cell>
          <table:table-cell office:value-type="float" office:value="0.546746">
            <text:p>0.54674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9.8608">
            <text:p>59.8608</text:p>
          </table:table-cell>
          <table:table-cell office:value-type="float" office:value="0.329651">
            <text:p>0.329651</text:p>
          </table:table-cell>
          <table:table-cell office:value-type="float" office:value="179.67">
            <text:p>179.67</text:p>
          </table:table-cell>
          <table:table-cell office:value-type="float" office:value="0.544503">
            <text:p>0.54450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59.9702">
            <text:p>59.9702</text:p>
          </table:table-cell>
          <table:table-cell office:value-type="float" office:value="0.313904">
            <text:p>0.313904</text:p>
          </table:table-cell>
          <table:table-cell office:value-type="float" office:value="179.686">
            <text:p>179.686</text:p>
          </table:table-cell>
          <table:table-cell office:value-type="float" office:value="0.542377">
            <text:p>0.54237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0.0808">
            <text:p>60.0808</text:p>
          </table:table-cell>
          <table:table-cell office:value-type="float" office:value="0.298767">
            <text:p>0.298767</text:p>
          </table:table-cell>
          <table:table-cell office:value-type="float" office:value="179.701">
            <text:p>179.701</text:p>
          </table:table-cell>
          <table:table-cell office:value-type="float" office:value="0.540334">
            <text:p>0.54033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0.1919">
            <text:p>60.1919</text:p>
          </table:table-cell>
          <table:table-cell office:value-type="float" office:value="0.284378">
            <text:p>0.284378</text:p>
          </table:table-cell>
          <table:table-cell office:value-type="float" office:value="179.716">
            <text:p>179.716</text:p>
          </table:table-cell>
          <table:table-cell office:value-type="float" office:value="0.538391">
            <text:p>0.53839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0.3032">
            <text:p>60.3032</text:p>
          </table:table-cell>
          <table:table-cell office:value-type="float" office:value="0.270767">
            <text:p>0.270767</text:p>
          </table:table-cell>
          <table:table-cell office:value-type="float" office:value="179.729">
            <text:p>179.729</text:p>
          </table:table-cell>
          <table:table-cell office:value-type="float" office:value="0.536554">
            <text:p>0.53655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0.415">
            <text:p>60.415</text:p>
          </table:table-cell>
          <table:table-cell office:value-type="float" office:value="0.258072">
            <text:p>0.258072</text:p>
          </table:table-cell>
          <table:table-cell office:value-type="float" office:value="179.742">
            <text:p>179.742</text:p>
          </table:table-cell>
          <table:table-cell office:value-type="float" office:value="0.53484">
            <text:p>0.5348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0.5256">
            <text:p>60.5256</text:p>
          </table:table-cell>
          <table:table-cell office:value-type="float" office:value="0.246704">
            <text:p>0.246704</text:p>
          </table:table-cell>
          <table:table-cell office:value-type="float" office:value="179.753">
            <text:p>179.753</text:p>
          </table:table-cell>
          <table:table-cell office:value-type="float" office:value="0.533305">
            <text:p>0.53330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0.636">
            <text:p>60.636</text:p>
          </table:table-cell>
          <table:table-cell office:value-type="float" office:value="0.236603">
            <text:p>0.236603</text:p>
          </table:table-cell>
          <table:table-cell office:value-type="float" office:value="179.763">
            <text:p>179.763</text:p>
          </table:table-cell>
          <table:table-cell office:value-type="float" office:value="0.531941">
            <text:p>0.53194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0.7485">
            <text:p>60.7485</text:p>
          </table:table-cell>
          <table:table-cell office:value-type="float" office:value="0.227585">
            <text:p>0.227585</text:p>
          </table:table-cell>
          <table:table-cell office:value-type="float" office:value="179.772">
            <text:p>179.772</text:p>
          </table:table-cell>
          <table:table-cell office:value-type="float" office:value="0.530724">
            <text:p>0.53072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0.8599">
            <text:p>60.8599</text:p>
          </table:table-cell>
          <table:table-cell office:value-type="float" office:value="0.220001">
            <text:p>0.220001</text:p>
          </table:table-cell>
          <table:table-cell office:value-type="float" office:value="179.78">
            <text:p>179.78</text:p>
          </table:table-cell>
          <table:table-cell office:value-type="float" office:value="0.5297">
            <text:p>0.529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0.9712">
            <text:p>60.9712</text:p>
          </table:table-cell>
          <table:table-cell office:value-type="float" office:value="0.213974">
            <text:p>0.213974</text:p>
          </table:table-cell>
          <table:table-cell office:value-type="float" office:value="179.786">
            <text:p>179.786</text:p>
          </table:table-cell>
          <table:table-cell office:value-type="float" office:value="0.528886">
            <text:p>0.52888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1.0854">
            <text:p>61.0854</text:p>
          </table:table-cell>
          <table:table-cell office:value-type="float" office:value="0.209167">
            <text:p>0.209167</text:p>
          </table:table-cell>
          <table:table-cell office:value-type="float" office:value="179.791">
            <text:p>179.791</text:p>
          </table:table-cell>
          <table:table-cell office:value-type="float" office:value="0.528238">
            <text:p>0.52823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1.2065">
            <text:p>61.2065</text:p>
          </table:table-cell>
          <table:table-cell office:value-type="float" office:value="0.205551">
            <text:p>0.205551</text:p>
          </table:table-cell>
          <table:table-cell office:value-type="float" office:value="179.794">
            <text:p>179.794</text:p>
          </table:table-cell>
          <table:table-cell office:value-type="float" office:value="0.527749">
            <text:p>0.52774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1.3181">
            <text:p>61.3181</text:p>
          </table:table-cell>
          <table:table-cell office:value-type="float" office:value="0.203491">
            <text:p>0.203491</text:p>
          </table:table-cell>
          <table:table-cell office:value-type="float" office:value="179.797">
            <text:p>179.797</text:p>
          </table:table-cell>
          <table:table-cell office:value-type="float" office:value="0.527471">
            <text:p>0.52747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1.4292">
            <text:p>61.4292</text:p>
          </table:table-cell>
          <table:table-cell office:value-type="float" office:value="0.202942">
            <text:p>0.202942</text:p>
          </table:table-cell>
          <table:table-cell office:value-type="float" office:value="179.797">
            <text:p>179.797</text:p>
          </table:table-cell>
          <table:table-cell office:value-type="float" office:value="0.527397">
            <text:p>0.52739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1.541">
            <text:p>61.541</text:p>
          </table:table-cell>
          <table:table-cell office:value-type="float" office:value="0.203598">
            <text:p>0.203598</text:p>
          </table:table-cell>
          <table:table-cell office:value-type="float" office:value="179.796">
            <text:p>179.796</text:p>
          </table:table-cell>
          <table:table-cell office:value-type="float" office:value="0.527486">
            <text:p>0.52748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1.6514">
            <text:p>61.6514</text:p>
          </table:table-cell>
          <table:table-cell office:value-type="float" office:value="0.205673">
            <text:p>0.205673</text:p>
          </table:table-cell>
          <table:table-cell office:value-type="float" office:value="179.794">
            <text:p>179.794</text:p>
          </table:table-cell>
          <table:table-cell office:value-type="float" office:value="0.527766">
            <text:p>0.52776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1.7627">
            <text:p>61.7627</text:p>
          </table:table-cell>
          <table:table-cell office:value-type="float" office:value="0.209">
            <text:p>0.209</text:p>
          </table:table-cell>
          <table:table-cell office:value-type="float" office:value="179.791">
            <text:p>179.791</text:p>
          </table:table-cell>
          <table:table-cell office:value-type="float" office:value="0.528215">
            <text:p>0.52821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1.873">
            <text:p>61.873</text:p>
          </table:table-cell>
          <table:table-cell office:value-type="float" office:value="0.213348">
            <text:p>0.213348</text:p>
          </table:table-cell>
          <table:table-cell office:value-type="float" office:value="179.787">
            <text:p>179.787</text:p>
          </table:table-cell>
          <table:table-cell office:value-type="float" office:value="0.528802">
            <text:p>0.52880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1.9851">
            <text:p>61.9851</text:p>
          </table:table-cell>
          <table:table-cell office:value-type="float" office:value="0.219238">
            <text:p>0.219238</text:p>
          </table:table-cell>
          <table:table-cell office:value-type="float" office:value="179.781">
            <text:p>179.781</text:p>
          </table:table-cell>
          <table:table-cell office:value-type="float" office:value="0.529597">
            <text:p>0.52959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2.0959">
            <text:p>62.0959</text:p>
          </table:table-cell>
          <table:table-cell office:value-type="float" office:value="0.225937">
            <text:p>0.225937</text:p>
          </table:table-cell>
          <table:table-cell office:value-type="float" office:value="179.774">
            <text:p>179.774</text:p>
          </table:table-cell>
          <table:table-cell office:value-type="float" office:value="0.530501">
            <text:p>0.53050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2.2083">
            <text:p>62.2083</text:p>
          </table:table-cell>
          <table:table-cell office:value-type="float" office:value="0.233917">
            <text:p>0.233917</text:p>
          </table:table-cell>
          <table:table-cell office:value-type="float" office:value="179.766">
            <text:p>179.766</text:p>
          </table:table-cell>
          <table:table-cell office:value-type="float" office:value="0.531579">
            <text:p>0.53157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2.3174">
            <text:p>62.3174</text:p>
          </table:table-cell>
          <table:table-cell office:value-type="float" office:value="0.242355">
            <text:p>0.242355</text:p>
          </table:table-cell>
          <table:table-cell office:value-type="float" office:value="179.758">
            <text:p>179.758</text:p>
          </table:table-cell>
          <table:table-cell office:value-type="float" office:value="0.532718">
            <text:p>0.53271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2.4285">
            <text:p>62.4285</text:p>
          </table:table-cell>
          <table:table-cell office:value-type="float" office:value="0.25206">
            <text:p>0.25206</text:p>
          </table:table-cell>
          <table:table-cell office:value-type="float" office:value="179.748">
            <text:p>179.748</text:p>
          </table:table-cell>
          <table:table-cell office:value-type="float" office:value="0.534028">
            <text:p>0.53402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2.5415">
            <text:p>62.5415</text:p>
          </table:table-cell>
          <table:table-cell office:value-type="float" office:value="0.26265">
            <text:p>0.26265</text:p>
          </table:table-cell>
          <table:table-cell office:value-type="float" office:value="179.737">
            <text:p>179.737</text:p>
          </table:table-cell>
          <table:table-cell office:value-type="float" office:value="0.535458">
            <text:p>0.53545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2.6567">
            <text:p>62.6567</text:p>
          </table:table-cell>
          <table:table-cell office:value-type="float" office:value="0.274063">
            <text:p>0.274063</text:p>
          </table:table-cell>
          <table:table-cell office:value-type="float" office:value="179.726">
            <text:p>179.726</text:p>
          </table:table-cell>
          <table:table-cell office:value-type="float" office:value="0.536999">
            <text:p>0.53699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2.762">
            <text:p>62.762</text:p>
          </table:table-cell>
          <table:table-cell office:value-type="float" office:value="0.28508">
            <text:p>0.28508</text:p>
          </table:table-cell>
          <table:table-cell office:value-type="float" office:value="179.715">
            <text:p>179.715</text:p>
          </table:table-cell>
          <table:table-cell office:value-type="float" office:value="0.538486">
            <text:p>0.53848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2.8733">
            <text:p>62.8733</text:p>
          </table:table-cell>
          <table:table-cell office:value-type="float" office:value="0.297134">
            <text:p>0.297134</text:p>
          </table:table-cell>
          <table:table-cell office:value-type="float" office:value="179.703">
            <text:p>179.703</text:p>
          </table:table-cell>
          <table:table-cell office:value-type="float" office:value="0.540113">
            <text:p>0.54011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2.9827">
            <text:p>62.9827</text:p>
          </table:table-cell>
          <table:table-cell office:value-type="float" office:value="0.309509">
            <text:p>0.309509</text:p>
          </table:table-cell>
          <table:table-cell office:value-type="float" office:value="179.69">
            <text:p>179.69</text:p>
          </table:table-cell>
          <table:table-cell office:value-type="float" office:value="0.541784">
            <text:p>0.54178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3.0938">
            <text:p>63.0938</text:p>
          </table:table-cell>
          <table:table-cell office:value-type="float" office:value="0.322296">
            <text:p>0.322296</text:p>
          </table:table-cell>
          <table:table-cell office:value-type="float" office:value="179.678">
            <text:p>179.678</text:p>
          </table:table-cell>
          <table:table-cell office:value-type="float" office:value="0.54351">
            <text:p>0.5435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3.208">
            <text:p>63.208</text:p>
          </table:table-cell>
          <table:table-cell office:value-type="float" office:value="0.335739">
            <text:p>0.335739</text:p>
          </table:table-cell>
          <table:table-cell office:value-type="float" office:value="179.664">
            <text:p>179.664</text:p>
          </table:table-cell>
          <table:table-cell office:value-type="float" office:value="0.545325">
            <text:p>0.5453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3.3193">
            <text:p>63.3193</text:p>
          </table:table-cell>
          <table:table-cell office:value-type="float" office:value="0.348846">
            <text:p>0.348846</text:p>
          </table:table-cell>
          <table:table-cell office:value-type="float" office:value="179.651">
            <text:p>179.651</text:p>
          </table:table-cell>
          <table:table-cell office:value-type="float" office:value="0.547094">
            <text:p>0.54709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3.4309">
            <text:p>63.4309</text:p>
          </table:table-cell>
          <table:table-cell office:value-type="float" office:value="0.362259">
            <text:p>0.362259</text:p>
          </table:table-cell>
          <table:table-cell office:value-type="float" office:value="179.638">
            <text:p>179.638</text:p>
          </table:table-cell>
          <table:table-cell office:value-type="float" office:value="0.548905">
            <text:p>0.54890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3.5425">
            <text:p>63.5425</text:p>
          </table:table-cell>
          <table:table-cell office:value-type="float" office:value="0.375549">
            <text:p>0.375549</text:p>
          </table:table-cell>
          <table:table-cell office:value-type="float" office:value="179.624">
            <text:p>179.624</text:p>
          </table:table-cell>
          <table:table-cell office:value-type="float" office:value="0.550699">
            <text:p>0.55069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3.6533">
            <text:p>63.6533</text:p>
          </table:table-cell>
          <table:table-cell office:value-type="float" office:value="0.388687">
            <text:p>0.388687</text:p>
          </table:table-cell>
          <table:table-cell office:value-type="float" office:value="179.611">
            <text:p>179.611</text:p>
          </table:table-cell>
          <table:table-cell office:value-type="float" office:value="0.552473">
            <text:p>0.55247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3.7651">
            <text:p>63.7651</text:p>
          </table:table-cell>
          <table:table-cell office:value-type="float" office:value="0.401703">
            <text:p>0.401703</text:p>
          </table:table-cell>
          <table:table-cell office:value-type="float" office:value="179.598">
            <text:p>179.598</text:p>
          </table:table-cell>
          <table:table-cell office:value-type="float" office:value="0.55423">
            <text:p>0.5542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3.8765">
            <text:p>63.8765</text:p>
          </table:table-cell>
          <table:table-cell office:value-type="float" office:value="0.414627">
            <text:p>0.414627</text:p>
          </table:table-cell>
          <table:table-cell office:value-type="float" office:value="179.585">
            <text:p>179.585</text:p>
          </table:table-cell>
          <table:table-cell office:value-type="float" office:value="0.555975">
            <text:p>0.55597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3.988">
            <text:p>63.988</text:p>
          </table:table-cell>
          <table:table-cell office:value-type="float" office:value="0.426956">
            <text:p>0.426956</text:p>
          </table:table-cell>
          <table:table-cell office:value-type="float" office:value="179.573">
            <text:p>179.573</text:p>
          </table:table-cell>
          <table:table-cell office:value-type="float" office:value="0.557639">
            <text:p>0.55763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4.1003">
            <text:p>64.1003</text:p>
          </table:table-cell>
          <table:table-cell office:value-type="float" office:value="0.439087">
            <text:p>0.439087</text:p>
          </table:table-cell>
          <table:table-cell office:value-type="float" office:value="179.561">
            <text:p>179.561</text:p>
          </table:table-cell>
          <table:table-cell office:value-type="float" office:value="0.559277">
            <text:p>0.55927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4.2126">
            <text:p>64.2126</text:p>
          </table:table-cell>
          <table:table-cell office:value-type="float" office:value="0.450729">
            <text:p>0.450729</text:p>
          </table:table-cell>
          <table:table-cell office:value-type="float" office:value="179.549">
            <text:p>179.549</text:p>
          </table:table-cell>
          <table:table-cell office:value-type="float" office:value="0.560848">
            <text:p>0.56084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4.322">
            <text:p>64.322</text:p>
          </table:table-cell>
          <table:table-cell office:value-type="float" office:value="0.461411">
            <text:p>0.461411</text:p>
          </table:table-cell>
          <table:table-cell office:value-type="float" office:value="179.539">
            <text:p>179.539</text:p>
          </table:table-cell>
          <table:table-cell office:value-type="float" office:value="0.56229">
            <text:p>0.5622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4.4324">
            <text:p>64.4324</text:p>
          </table:table-cell>
          <table:table-cell office:value-type="float" office:value="0.471634">
            <text:p>0.471634</text:p>
          </table:table-cell>
          <table:table-cell office:value-type="float" office:value="179.528">
            <text:p>179.528</text:p>
          </table:table-cell>
          <table:table-cell office:value-type="float" office:value="0.563671">
            <text:p>0.56367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4.5447">
            <text:p>64.5447</text:p>
          </table:table-cell>
          <table:table-cell office:value-type="float" office:value="0.481445">
            <text:p>0.481445</text:p>
          </table:table-cell>
          <table:table-cell office:value-type="float" office:value="179.519">
            <text:p>179.519</text:p>
          </table:table-cell>
          <table:table-cell office:value-type="float" office:value="0.564995">
            <text:p>0.56499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4.6548">
            <text:p>64.6548</text:p>
          </table:table-cell>
          <table:table-cell office:value-type="float" office:value="0.490524">
            <text:p>0.490524</text:p>
          </table:table-cell>
          <table:table-cell office:value-type="float" office:value="179.509">
            <text:p>179.509</text:p>
          </table:table-cell>
          <table:table-cell office:value-type="float" office:value="0.566221">
            <text:p>0.56622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4.7646">
            <text:p>64.7646</text:p>
          </table:table-cell>
          <table:table-cell office:value-type="float" office:value="0.498596">
            <text:p>0.498596</text:p>
          </table:table-cell>
          <table:table-cell office:value-type="float" office:value="179.501">
            <text:p>179.501</text:p>
          </table:table-cell>
          <table:table-cell office:value-type="float" office:value="0.567311">
            <text:p>0.56731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4.875">
            <text:p>64.875</text:p>
          </table:table-cell>
          <table:table-cell office:value-type="float" office:value="0.506165">
            <text:p>0.506165</text:p>
          </table:table-cell>
          <table:table-cell office:value-type="float" office:value="179.494">
            <text:p>179.494</text:p>
          </table:table-cell>
          <table:table-cell office:value-type="float" office:value="0.568332">
            <text:p>0.56833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4.9863">
            <text:p>64.9863</text:p>
          </table:table-cell>
          <table:table-cell office:value-type="float" office:value="0.513092">
            <text:p>0.513092</text:p>
          </table:table-cell>
          <table:table-cell office:value-type="float" office:value="179.487">
            <text:p>179.487</text:p>
          </table:table-cell>
          <table:table-cell office:value-type="float" office:value="0.569267">
            <text:p>0.56926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5.1006">
            <text:p>65.1006</text:p>
          </table:table-cell>
          <table:table-cell office:value-type="float" office:value="0.519272">
            <text:p>0.519272</text:p>
          </table:table-cell>
          <table:table-cell office:value-type="float" office:value="179.481">
            <text:p>179.481</text:p>
          </table:table-cell>
          <table:table-cell office:value-type="float" office:value="0.570102">
            <text:p>0.57010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5.2134">
            <text:p>65.2134</text:p>
          </table:table-cell>
          <table:table-cell office:value-type="float" office:value="0.524506">
            <text:p>0.524506</text:p>
          </table:table-cell>
          <table:table-cell office:value-type="float" office:value="179.475">
            <text:p>179.475</text:p>
          </table:table-cell>
          <table:table-cell office:value-type="float" office:value="0.570808">
            <text:p>0.57080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5.3242">
            <text:p>65.3242</text:p>
          </table:table-cell>
          <table:table-cell office:value-type="float" office:value="0.529083">
            <text:p>0.529083</text:p>
          </table:table-cell>
          <table:table-cell office:value-type="float" office:value="179.471">
            <text:p>179.471</text:p>
          </table:table-cell>
          <table:table-cell office:value-type="float" office:value="0.571426">
            <text:p>0.57142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5.4353">
            <text:p>65.4353</text:p>
          </table:table-cell>
          <table:table-cell office:value-type="float" office:value="0.532745">
            <text:p>0.532745</text:p>
          </table:table-cell>
          <table:table-cell office:value-type="float" office:value="179.467">
            <text:p>179.467</text:p>
          </table:table-cell>
          <table:table-cell office:value-type="float" office:value="0.571921">
            <text:p>0.57192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5.5464">
            <text:p>65.5464</text:p>
          </table:table-cell>
          <table:table-cell office:value-type="float" office:value="0.535538">
            <text:p>0.535538</text:p>
          </table:table-cell>
          <table:table-cell office:value-type="float" office:value="179.464">
            <text:p>179.464</text:p>
          </table:table-cell>
          <table:table-cell office:value-type="float" office:value="0.572298">
            <text:p>0.57229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5.6582">
            <text:p>65.6582</text:p>
          </table:table-cell>
          <table:table-cell office:value-type="float" office:value="0.537476">
            <text:p>0.537476</text:p>
          </table:table-cell>
          <table:table-cell office:value-type="float" office:value="179.463">
            <text:p>179.463</text:p>
          </table:table-cell>
          <table:table-cell office:value-type="float" office:value="0.572559">
            <text:p>0.57255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5.7703">
            <text:p>65.7703</text:p>
          </table:table-cell>
          <table:table-cell office:value-type="float" office:value="0.538757">
            <text:p>0.538757</text:p>
          </table:table-cell>
          <table:table-cell office:value-type="float" office:value="179.461">
            <text:p>179.461</text:p>
          </table:table-cell>
          <table:table-cell office:value-type="float" office:value="0.572732">
            <text:p>0.57273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5.8799">
            <text:p>65.8799</text:p>
          </table:table-cell>
          <table:table-cell office:value-type="float" office:value="0.539169">
            <text:p>0.539169</text:p>
          </table:table-cell>
          <table:table-cell office:value-type="float" office:value="179.461">
            <text:p>179.461</text:p>
          </table:table-cell>
          <table:table-cell office:value-type="float" office:value="0.572788">
            <text:p>0.57278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5.9912">
            <text:p>65.9912</text:p>
          </table:table-cell>
          <table:table-cell office:value-type="float" office:value="0.538742">
            <text:p>0.538742</text:p>
          </table:table-cell>
          <table:table-cell office:value-type="float" office:value="179.461">
            <text:p>179.461</text:p>
          </table:table-cell>
          <table:table-cell office:value-type="float" office:value="0.57273">
            <text:p>0.5727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6.103">
            <text:p>66.103</text:p>
          </table:table-cell>
          <table:table-cell office:value-type="float" office:value="0.537659">
            <text:p>0.537659</text:p>
          </table:table-cell>
          <table:table-cell office:value-type="float" office:value="179.462">
            <text:p>179.462</text:p>
          </table:table-cell>
          <table:table-cell office:value-type="float" office:value="0.572584">
            <text:p>0.57258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6.2163">
            <text:p>66.2163</text:p>
          </table:table-cell>
          <table:table-cell office:value-type="float" office:value="0.535812">
            <text:p>0.535812</text:p>
          </table:table-cell>
          <table:table-cell office:value-type="float" office:value="179.464">
            <text:p>179.464</text:p>
          </table:table-cell>
          <table:table-cell office:value-type="float" office:value="0.572335">
            <text:p>0.57233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6.3267">
            <text:p>66.3267</text:p>
          </table:table-cell>
          <table:table-cell office:value-type="float" office:value="0.533569">
            <text:p>0.533569</text:p>
          </table:table-cell>
          <table:table-cell office:value-type="float" office:value="179.466">
            <text:p>179.466</text:p>
          </table:table-cell>
          <table:table-cell office:value-type="float" office:value="0.572032">
            <text:p>0.57203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6.4382">
            <text:p>66.4382</text:p>
          </table:table-cell>
          <table:table-cell office:value-type="float" office:value="0.530563">
            <text:p>0.530563</text:p>
          </table:table-cell>
          <table:table-cell office:value-type="float" office:value="179.469">
            <text:p>179.469</text:p>
          </table:table-cell>
          <table:table-cell office:value-type="float" office:value="0.571626">
            <text:p>0.57162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6.5496">
            <text:p>66.5496</text:p>
          </table:table-cell>
          <table:table-cell office:value-type="float" office:value="0.527069">
            <text:p>0.527069</text:p>
          </table:table-cell>
          <table:table-cell office:value-type="float" office:value="179.473">
            <text:p>179.473</text:p>
          </table:table-cell>
          <table:table-cell office:value-type="float" office:value="0.571154">
            <text:p>0.57115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6.6653">
            <text:p>66.6653</text:p>
          </table:table-cell>
          <table:table-cell office:value-type="float" office:value="0.522919">
            <text:p>0.522919</text:p>
          </table:table-cell>
          <table:table-cell office:value-type="float" office:value="179.477">
            <text:p>179.477</text:p>
          </table:table-cell>
          <table:table-cell office:value-type="float" office:value="0.570594">
            <text:p>0.57059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6.7729">
            <text:p>66.7729</text:p>
          </table:table-cell>
          <table:table-cell office:value-type="float" office:value="0.5186">
            <text:p>0.5186</text:p>
          </table:table-cell>
          <table:table-cell office:value-type="float" office:value="179.481">
            <text:p>179.481</text:p>
          </table:table-cell>
          <table:table-cell office:value-type="float" office:value="0.570011">
            <text:p>0.57001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6.8843">
            <text:p>66.8843</text:p>
          </table:table-cell>
          <table:table-cell office:value-type="float" office:value="0.513733">
            <text:p>0.513733</text:p>
          </table:table-cell>
          <table:table-cell office:value-type="float" office:value="179.486">
            <text:p>179.486</text:p>
          </table:table-cell>
          <table:table-cell office:value-type="float" office:value="0.569354">
            <text:p>0.56935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6.9961">
            <text:p>66.9961</text:p>
          </table:table-cell>
          <table:table-cell office:value-type="float" office:value="0.508636">
            <text:p>0.508636</text:p>
          </table:table-cell>
          <table:table-cell office:value-type="float" office:value="179.491">
            <text:p>179.491</text:p>
          </table:table-cell>
          <table:table-cell office:value-type="float" office:value="0.568666">
            <text:p>0.56866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7.1118">
            <text:p>67.1118</text:p>
          </table:table-cell>
          <table:table-cell office:value-type="float" office:value="0.503204">
            <text:p>0.503204</text:p>
          </table:table-cell>
          <table:table-cell office:value-type="float" office:value="179.497">
            <text:p>179.497</text:p>
          </table:table-cell>
          <table:table-cell office:value-type="float" office:value="0.567933">
            <text:p>0.56793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7.2297">
            <text:p>67.2297</text:p>
          </table:table-cell>
          <table:table-cell office:value-type="float" office:value="0.497498">
            <text:p>0.497498</text:p>
          </table:table-cell>
          <table:table-cell office:value-type="float" office:value="179.503">
            <text:p>179.503</text:p>
          </table:table-cell>
          <table:table-cell office:value-type="float" office:value="0.567162">
            <text:p>0.56716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7.342">
            <text:p>67.342</text:p>
          </table:table-cell>
          <table:table-cell office:value-type="float" office:value="0.492065">
            <text:p>0.492065</text:p>
          </table:table-cell>
          <table:table-cell office:value-type="float" office:value="179.508">
            <text:p>179.508</text:p>
          </table:table-cell>
          <table:table-cell office:value-type="float" office:value="0.566429">
            <text:p>0.56642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7.4529">
            <text:p>67.4529</text:p>
          </table:table-cell>
          <table:table-cell office:value-type="float" office:value="0.48674">
            <text:p>0.48674</text:p>
          </table:table-cell>
          <table:table-cell office:value-type="float" office:value="179.513">
            <text:p>179.513</text:p>
          </table:table-cell>
          <table:table-cell office:value-type="float" office:value="0.56571">
            <text:p>0.5657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7.5701">
            <text:p>67.5701</text:p>
          </table:table-cell>
          <table:table-cell office:value-type="float" office:value="0.48114">
            <text:p>0.48114</text:p>
          </table:table-cell>
          <table:table-cell office:value-type="float" office:value="179.519">
            <text:p>179.519</text:p>
          </table:table-cell>
          <table:table-cell office:value-type="float" office:value="0.564954">
            <text:p>0.56495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7.6799">
            <text:p>67.6799</text:p>
          </table:table-cell>
          <table:table-cell office:value-type="float" office:value="0.476074">
            <text:p>0.476074</text:p>
          </table:table-cell>
          <table:table-cell office:value-type="float" office:value="179.524">
            <text:p>179.524</text:p>
          </table:table-cell>
          <table:table-cell office:value-type="float" office:value="0.56427">
            <text:p>0.5642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7.791">
            <text:p>67.791</text:p>
          </table:table-cell>
          <table:table-cell office:value-type="float" office:value="0.471237">
            <text:p>0.471237</text:p>
          </table:table-cell>
          <table:table-cell office:value-type="float" office:value="179.529">
            <text:p>179.529</text:p>
          </table:table-cell>
          <table:table-cell office:value-type="float" office:value="0.563617">
            <text:p>0.56361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7.9028">
            <text:p>67.9028</text:p>
          </table:table-cell>
          <table:table-cell office:value-type="float" office:value="0.466614">
            <text:p>0.466614</text:p>
          </table:table-cell>
          <table:table-cell office:value-type="float" office:value="179.533">
            <text:p>179.533</text:p>
          </table:table-cell>
          <table:table-cell office:value-type="float" office:value="0.562993">
            <text:p>0.56299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8.0144">
            <text:p>68.0144</text:p>
          </table:table-cell>
          <table:table-cell office:value-type="float" office:value="0.462234">
            <text:p>0.462234</text:p>
          </table:table-cell>
          <table:table-cell office:value-type="float" office:value="179.538">
            <text:p>179.538</text:p>
          </table:table-cell>
          <table:table-cell office:value-type="float" office:value="0.562402">
            <text:p>0.56240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8.1252">
            <text:p>68.1252</text:p>
          </table:table-cell>
          <table:table-cell office:value-type="float" office:value="0.458099">
            <text:p>0.458099</text:p>
          </table:table-cell>
          <table:table-cell office:value-type="float" office:value="179.542">
            <text:p>179.542</text:p>
          </table:table-cell>
          <table:table-cell office:value-type="float" office:value="0.561843">
            <text:p>0.56184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8.2368">
            <text:p>68.2368</text:p>
          </table:table-cell>
          <table:table-cell office:value-type="float" office:value="0.454559">
            <text:p>0.454559</text:p>
          </table:table-cell>
          <table:table-cell office:value-type="float" office:value="179.545">
            <text:p>179.545</text:p>
          </table:table-cell>
          <table:table-cell office:value-type="float" office:value="0.561365">
            <text:p>0.5613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8.3479">
            <text:p>68.3479</text:p>
          </table:table-cell>
          <table:table-cell office:value-type="float" office:value="0.45163">
            <text:p>0.45163</text:p>
          </table:table-cell>
          <table:table-cell office:value-type="float" office:value="179.548">
            <text:p>179.548</text:p>
          </table:table-cell>
          <table:table-cell office:value-type="float" office:value="0.56097">
            <text:p>0.5609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8.4587">
            <text:p>68.4587</text:p>
          </table:table-cell>
          <table:table-cell office:value-type="float" office:value="0.449097">
            <text:p>0.449097</text:p>
          </table:table-cell>
          <table:table-cell office:value-type="float" office:value="179.551">
            <text:p>179.551</text:p>
          </table:table-cell>
          <table:table-cell office:value-type="float" office:value="0.560628">
            <text:p>0.56062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8.5691">
            <text:p>68.5691</text:p>
          </table:table-cell>
          <table:table-cell office:value-type="float" office:value="0.446915">
            <text:p>0.446915</text:p>
          </table:table-cell>
          <table:table-cell office:value-type="float" office:value="179.553">
            <text:p>179.553</text:p>
          </table:table-cell>
          <table:table-cell office:value-type="float" office:value="0.560333">
            <text:p>0.56033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8.6809">
            <text:p>68.6809</text:p>
          </table:table-cell>
          <table:table-cell office:value-type="float" office:value="0.445602">
            <text:p>0.445602</text:p>
          </table:table-cell>
          <table:table-cell office:value-type="float" office:value="179.554">
            <text:p>179.554</text:p>
          </table:table-cell>
          <table:table-cell office:value-type="float" office:value="0.560156">
            <text:p>0.56015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8.7913">
            <text:p>68.7913</text:p>
          </table:table-cell>
          <table:table-cell office:value-type="float" office:value="0.444809">
            <text:p>0.444809</text:p>
          </table:table-cell>
          <table:table-cell office:value-type="float" office:value="179.555">
            <text:p>179.555</text:p>
          </table:table-cell>
          <table:table-cell office:value-type="float" office:value="0.560049">
            <text:p>0.56004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8.9028">
            <text:p>68.9028</text:p>
          </table:table-cell>
          <table:table-cell office:value-type="float" office:value="0.444626">
            <text:p>0.444626</text:p>
          </table:table-cell>
          <table:table-cell office:value-type="float" office:value="179.555">
            <text:p>179.555</text:p>
          </table:table-cell>
          <table:table-cell office:value-type="float" office:value="0.560024">
            <text:p>0.56002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9.0134">
            <text:p>69.0134</text:p>
          </table:table-cell>
          <table:table-cell office:value-type="float" office:value="0.444992">
            <text:p>0.444992</text:p>
          </table:table-cell>
          <table:table-cell office:value-type="float" office:value="179.555">
            <text:p>179.555</text:p>
          </table:table-cell>
          <table:table-cell office:value-type="float" office:value="0.560074">
            <text:p>0.56007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9.125">
            <text:p>69.125</text:p>
          </table:table-cell>
          <table:table-cell office:value-type="float" office:value="0.446259">
            <text:p>0.446259</text:p>
          </table:table-cell>
          <table:table-cell office:value-type="float" office:value="179.554">
            <text:p>179.554</text:p>
          </table:table-cell>
          <table:table-cell office:value-type="float" office:value="0.560245">
            <text:p>0.56024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9.2378">
            <text:p>69.2378</text:p>
          </table:table-cell>
          <table:table-cell office:value-type="float" office:value="0.448151">
            <text:p>0.448151</text:p>
          </table:table-cell>
          <table:table-cell office:value-type="float" office:value="179.552">
            <text:p>179.552</text:p>
          </table:table-cell>
          <table:table-cell office:value-type="float" office:value="0.5605">
            <text:p>0.560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9.3513">
            <text:p>69.3513</text:p>
          </table:table-cell>
          <table:table-cell office:value-type="float" office:value="0.450851">
            <text:p>0.450851</text:p>
          </table:table-cell>
          <table:table-cell office:value-type="float" office:value="179.549">
            <text:p>179.549</text:p>
          </table:table-cell>
          <table:table-cell office:value-type="float" office:value="0.560865">
            <text:p>0.5608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9.4634">
            <text:p>69.4634</text:p>
          </table:table-cell>
          <table:table-cell office:value-type="float" office:value="0.454086">
            <text:p>0.454086</text:p>
          </table:table-cell>
          <table:table-cell office:value-type="float" office:value="179.546">
            <text:p>179.546</text:p>
          </table:table-cell>
          <table:table-cell office:value-type="float" office:value="0.561302">
            <text:p>0.56130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9.574">
            <text:p>69.574</text:p>
          </table:table-cell>
          <table:table-cell office:value-type="float" office:value="0.457901">
            <text:p>0.457901</text:p>
          </table:table-cell>
          <table:table-cell office:value-type="float" office:value="179.542">
            <text:p>179.542</text:p>
          </table:table-cell>
          <table:table-cell office:value-type="float" office:value="0.561817">
            <text:p>0.56181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9.6858">
            <text:p>69.6858</text:p>
          </table:table-cell>
          <table:table-cell office:value-type="float" office:value="0.462326">
            <text:p>0.462326</text:p>
          </table:table-cell>
          <table:table-cell office:value-type="float" office:value="179.538">
            <text:p>179.538</text:p>
          </table:table-cell>
          <table:table-cell office:value-type="float" office:value="0.562414">
            <text:p>0.56241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9.7959">
            <text:p>69.7959</text:p>
          </table:table-cell>
          <table:table-cell office:value-type="float" office:value="0.467178">
            <text:p>0.467178</text:p>
          </table:table-cell>
          <table:table-cell office:value-type="float" office:value="179.533">
            <text:p>179.533</text:p>
          </table:table-cell>
          <table:table-cell office:value-type="float" office:value="0.563069">
            <text:p>0.56306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69.9067">
            <text:p>69.9067</text:p>
          </table:table-cell>
          <table:table-cell office:value-type="float" office:value="0.472794">
            <text:p>0.472794</text:p>
          </table:table-cell>
          <table:table-cell office:value-type="float" office:value="179.527">
            <text:p>179.527</text:p>
          </table:table-cell>
          <table:table-cell office:value-type="float" office:value="0.563827">
            <text:p>0.56382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0.0193">
            <text:p>70.0193</text:p>
          </table:table-cell>
          <table:table-cell office:value-type="float" office:value="0.479202">
            <text:p>0.479202</text:p>
          </table:table-cell>
          <table:table-cell office:value-type="float" office:value="179.521">
            <text:p>179.521</text:p>
          </table:table-cell>
          <table:table-cell office:value-type="float" office:value="0.564692">
            <text:p>0.56469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0.1306">
            <text:p>70.1306</text:p>
          </table:table-cell>
          <table:table-cell office:value-type="float" office:value="0.485809">
            <text:p>0.485809</text:p>
          </table:table-cell>
          <table:table-cell office:value-type="float" office:value="179.514">
            <text:p>179.514</text:p>
          </table:table-cell>
          <table:table-cell office:value-type="float" office:value="0.565584">
            <text:p>0.56558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0.2427">
            <text:p>70.2427</text:p>
          </table:table-cell>
          <table:table-cell office:value-type="float" office:value="0.493195">
            <text:p>0.493195</text:p>
          </table:table-cell>
          <table:table-cell office:value-type="float" office:value="179.507">
            <text:p>179.507</text:p>
          </table:table-cell>
          <table:table-cell office:value-type="float" office:value="0.566581">
            <text:p>0.56658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0.3542">
            <text:p>70.3542</text:p>
          </table:table-cell>
          <table:table-cell office:value-type="float" office:value="0.500946">
            <text:p>0.500946</text:p>
          </table:table-cell>
          <table:table-cell office:value-type="float" office:value="179.499">
            <text:p>179.499</text:p>
          </table:table-cell>
          <table:table-cell office:value-type="float" office:value="0.567628">
            <text:p>0.56762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0.4648">
            <text:p>70.4648</text:p>
          </table:table-cell>
          <table:table-cell office:value-type="float" office:value="0.508972">
            <text:p>0.508972</text:p>
          </table:table-cell>
          <table:table-cell office:value-type="float" office:value="179.491">
            <text:p>179.491</text:p>
          </table:table-cell>
          <table:table-cell office:value-type="float" office:value="0.568711">
            <text:p>0.56871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0.5754">
            <text:p>70.5754</text:p>
          </table:table-cell>
          <table:table-cell office:value-type="float" office:value="0.517258">
            <text:p>0.517258</text:p>
          </table:table-cell>
          <table:table-cell office:value-type="float" office:value="179.483">
            <text:p>179.483</text:p>
          </table:table-cell>
          <table:table-cell office:value-type="float" office:value="0.56983">
            <text:p>0.5698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0.6956">
            <text:p>70.6956</text:p>
          </table:table-cell>
          <table:table-cell office:value-type="float" office:value="0.526566">
            <text:p>0.526566</text:p>
          </table:table-cell>
          <table:table-cell office:value-type="float" office:value="179.473">
            <text:p>179.473</text:p>
          </table:table-cell>
          <table:table-cell office:value-type="float" office:value="0.571086">
            <text:p>0.57108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0.8054">
            <text:p>70.8054</text:p>
          </table:table-cell>
          <table:table-cell office:value-type="float" office:value="0.535233">
            <text:p>0.535233</text:p>
          </table:table-cell>
          <table:table-cell office:value-type="float" office:value="179.465">
            <text:p>179.465</text:p>
          </table:table-cell>
          <table:table-cell office:value-type="float" office:value="0.572256">
            <text:p>0.57225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0.917">
            <text:p>70.917</text:p>
          </table:table-cell>
          <table:table-cell office:value-type="float" office:value="0.544281">
            <text:p>0.544281</text:p>
          </table:table-cell>
          <table:table-cell office:value-type="float" office:value="179.456">
            <text:p>179.456</text:p>
          </table:table-cell>
          <table:table-cell office:value-type="float" office:value="0.573478">
            <text:p>0.57347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1.0286">
            <text:p>71.0286</text:p>
          </table:table-cell>
          <table:table-cell office:value-type="float" office:value="0.553391">
            <text:p>0.553391</text:p>
          </table:table-cell>
          <table:table-cell office:value-type="float" office:value="179.447">
            <text:p>179.447</text:p>
          </table:table-cell>
          <table:table-cell office:value-type="float" office:value="0.574708">
            <text:p>0.57470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1.1458">
            <text:p>71.1458</text:p>
          </table:table-cell>
          <table:table-cell office:value-type="float" office:value="0.56311">
            <text:p>0.56311</text:p>
          </table:table-cell>
          <table:table-cell office:value-type="float" office:value="179.437">
            <text:p>179.437</text:p>
          </table:table-cell>
          <table:table-cell office:value-type="float" office:value="0.57602">
            <text:p>0.5760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1.2551">
            <text:p>71.2551</text:p>
          </table:table-cell>
          <table:table-cell office:value-type="float" office:value="0.57222">
            <text:p>0.57222</text:p>
          </table:table-cell>
          <table:table-cell office:value-type="float" office:value="179.428">
            <text:p>179.428</text:p>
          </table:table-cell>
          <table:table-cell office:value-type="float" office:value="0.57725">
            <text:p>0.577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1.3689">
            <text:p>71.3689</text:p>
          </table:table-cell>
          <table:table-cell office:value-type="float" office:value="0.581436">
            <text:p>0.581436</text:p>
          </table:table-cell>
          <table:table-cell office:value-type="float" office:value="179.419">
            <text:p>179.419</text:p>
          </table:table-cell>
          <table:table-cell office:value-type="float" office:value="0.578494">
            <text:p>0.57849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1.48">
            <text:p>71.48</text:p>
          </table:table-cell>
          <table:table-cell office:value-type="float" office:value="0.590576">
            <text:p>0.590576</text:p>
          </table:table-cell>
          <table:table-cell office:value-type="float" office:value="179.409">
            <text:p>179.409</text:p>
          </table:table-cell>
          <table:table-cell office:value-type="float" office:value="0.579728">
            <text:p>0.57972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1.5911">
            <text:p>71.5911</text:p>
          </table:table-cell>
          <table:table-cell office:value-type="float" office:value="0.599258">
            <text:p>0.599258</text:p>
          </table:table-cell>
          <table:table-cell office:value-type="float" office:value="179.401">
            <text:p>179.401</text:p>
          </table:table-cell>
          <table:table-cell office:value-type="float" office:value="0.5809">
            <text:p>0.580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1.7031">
            <text:p>71.7031</text:p>
          </table:table-cell>
          <table:table-cell office:value-type="float" office:value="0.608002">
            <text:p>0.608002</text:p>
          </table:table-cell>
          <table:table-cell office:value-type="float" office:value="179.392">
            <text:p>179.392</text:p>
          </table:table-cell>
          <table:table-cell office:value-type="float" office:value="0.58208">
            <text:p>0.5820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1.813">
            <text:p>71.813</text:p>
          </table:table-cell>
          <table:table-cell office:value-type="float" office:value="0.616287">
            <text:p>0.616287</text:p>
          </table:table-cell>
          <table:table-cell office:value-type="float" office:value="179.384">
            <text:p>179.384</text:p>
          </table:table-cell>
          <table:table-cell office:value-type="float" office:value="0.583199">
            <text:p>0.58319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1.9238">
            <text:p>71.9238</text:p>
          </table:table-cell>
          <table:table-cell office:value-type="float" office:value="0.624451">
            <text:p>0.624451</text:p>
          </table:table-cell>
          <table:table-cell office:value-type="float" office:value="179.376">
            <text:p>179.376</text:p>
          </table:table-cell>
          <table:table-cell office:value-type="float" office:value="0.584301">
            <text:p>0.58430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2.0354">
            <text:p>72.0354</text:p>
          </table:table-cell>
          <table:table-cell office:value-type="float" office:value="0.632202">
            <text:p>0.632202</text:p>
          </table:table-cell>
          <table:table-cell office:value-type="float" office:value="179.368">
            <text:p>179.368</text:p>
          </table:table-cell>
          <table:table-cell office:value-type="float" office:value="0.585347">
            <text:p>0.58534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2.1472">
            <text:p>72.1472</text:p>
          </table:table-cell>
          <table:table-cell office:value-type="float" office:value="0.639587">
            <text:p>0.639587</text:p>
          </table:table-cell>
          <table:table-cell office:value-type="float" office:value="179.36">
            <text:p>179.36</text:p>
          </table:table-cell>
          <table:table-cell office:value-type="float" office:value="0.586344">
            <text:p>0.58634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2.2598">
            <text:p>72.2598</text:p>
          </table:table-cell>
          <table:table-cell office:value-type="float" office:value="0.646591">
            <text:p>0.646591</text:p>
          </table:table-cell>
          <table:table-cell office:value-type="float" office:value="179.353">
            <text:p>179.353</text:p>
          </table:table-cell>
          <table:table-cell office:value-type="float" office:value="0.58729">
            <text:p>0.5872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2.3711">
            <text:p>72.3711</text:p>
          </table:table-cell>
          <table:table-cell office:value-type="float" office:value="0.653">
            <text:p>0.653</text:p>
          </table:table-cell>
          <table:table-cell office:value-type="float" office:value="179.347">
            <text:p>179.347</text:p>
          </table:table-cell>
          <table:table-cell office:value-type="float" office:value="0.588155">
            <text:p>0.58815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2.4817">
            <text:p>72.4817</text:p>
          </table:table-cell>
          <table:table-cell office:value-type="float" office:value="0.659088">
            <text:p>0.659088</text:p>
          </table:table-cell>
          <table:table-cell office:value-type="float" office:value="179.341">
            <text:p>179.341</text:p>
          </table:table-cell>
          <table:table-cell office:value-type="float" office:value="0.588977">
            <text:p>0.58897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2.592">
            <text:p>72.592</text:p>
          </table:table-cell>
          <table:table-cell office:value-type="float" office:value="0.664612">
            <text:p>0.664612</text:p>
          </table:table-cell>
          <table:table-cell office:value-type="float" office:value="179.335">
            <text:p>179.335</text:p>
          </table:table-cell>
          <table:table-cell office:value-type="float" office:value="0.589723">
            <text:p>0.58972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2.7026">
            <text:p>72.7026</text:p>
          </table:table-cell>
          <table:table-cell office:value-type="float" office:value="0.669617">
            <text:p>0.669617</text:p>
          </table:table-cell>
          <table:table-cell office:value-type="float" office:value="179.33">
            <text:p>179.33</text:p>
          </table:table-cell>
          <table:table-cell office:value-type="float" office:value="0.590398">
            <text:p>0.59039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2.8135">
            <text:p>72.8135</text:p>
          </table:table-cell>
          <table:table-cell office:value-type="float" office:value="0.674164">
            <text:p>0.674164</text:p>
          </table:table-cell>
          <table:table-cell office:value-type="float" office:value="179.326">
            <text:p>179.326</text:p>
          </table:table-cell>
          <table:table-cell office:value-type="float" office:value="0.591012">
            <text:p>0.59101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2.9236">
            <text:p>72.9236</text:p>
          </table:table-cell>
          <table:table-cell office:value-type="float" office:value="0.678146">
            <text:p>0.678146</text:p>
          </table:table-cell>
          <table:table-cell office:value-type="float" office:value="179.322">
            <text:p>179.322</text:p>
          </table:table-cell>
          <table:table-cell office:value-type="float" office:value="0.59155">
            <text:p>0.5915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3.0342">
            <text:p>73.0342</text:p>
          </table:table-cell>
          <table:table-cell office:value-type="float" office:value="0.681656">
            <text:p>0.681656</text:p>
          </table:table-cell>
          <table:table-cell office:value-type="float" office:value="179.318">
            <text:p>179.318</text:p>
          </table:table-cell>
          <table:table-cell office:value-type="float" office:value="0.592024">
            <text:p>0.59202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3.147">
            <text:p>73.147</text:p>
          </table:table-cell>
          <table:table-cell office:value-type="float" office:value="0.684708">
            <text:p>0.684708</text:p>
          </table:table-cell>
          <table:table-cell office:value-type="float" office:value="179.315">
            <text:p>179.315</text:p>
          </table:table-cell>
          <table:table-cell office:value-type="float" office:value="0.592436">
            <text:p>0.59243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3.2578">
            <text:p>73.2578</text:p>
          </table:table-cell>
          <table:table-cell office:value-type="float" office:value="0.687164">
            <text:p>0.687164</text:p>
          </table:table-cell>
          <table:table-cell office:value-type="float" office:value="179.313">
            <text:p>179.313</text:p>
          </table:table-cell>
          <table:table-cell office:value-type="float" office:value="0.592767">
            <text:p>0.59276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3.3716">
            <text:p>73.3716</text:p>
          </table:table-cell>
          <table:table-cell office:value-type="float" office:value="0.689178">
            <text:p>0.689178</text:p>
          </table:table-cell>
          <table:table-cell office:value-type="float" office:value="179.311">
            <text:p>179.311</text:p>
          </table:table-cell>
          <table:table-cell office:value-type="float" office:value="0.593039">
            <text:p>0.59303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3.4824">
            <text:p>73.4824</text:p>
          </table:table-cell>
          <table:table-cell office:value-type="float" office:value="0.690659">
            <text:p>0.690659</text:p>
          </table:table-cell>
          <table:table-cell office:value-type="float" office:value="179.309">
            <text:p>179.309</text:p>
          </table:table-cell>
          <table:table-cell office:value-type="float" office:value="0.593239">
            <text:p>0.59323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3.593">
            <text:p>73.593</text:p>
          </table:table-cell>
          <table:table-cell office:value-type="float" office:value="0.691559">
            <text:p>0.691559</text:p>
          </table:table-cell>
          <table:table-cell office:value-type="float" office:value="179.308">
            <text:p>179.308</text:p>
          </table:table-cell>
          <table:table-cell office:value-type="float" office:value="0.59336">
            <text:p>0.5933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3.7039">
            <text:p>73.7039</text:p>
          </table:table-cell>
          <table:table-cell office:value-type="float" office:value="0.692047">
            <text:p>0.692047</text:p>
          </table:table-cell>
          <table:table-cell office:value-type="float" office:value="179.308">
            <text:p>179.308</text:p>
          </table:table-cell>
          <table:table-cell office:value-type="float" office:value="0.593426">
            <text:p>0.59342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3.8149">
            <text:p>73.8149</text:p>
          </table:table-cell>
          <table:table-cell office:value-type="float" office:value="0.691986">
            <text:p>0.691986</text:p>
          </table:table-cell>
          <table:table-cell office:value-type="float" office:value="179.308">
            <text:p>179.308</text:p>
          </table:table-cell>
          <table:table-cell office:value-type="float" office:value="0.593418">
            <text:p>0.59341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3.925">
            <text:p>73.925</text:p>
          </table:table-cell>
          <table:table-cell office:value-type="float" office:value="0.691376">
            <text:p>0.691376</text:p>
          </table:table-cell>
          <table:table-cell office:value-type="float" office:value="179.309">
            <text:p>179.309</text:p>
          </table:table-cell>
          <table:table-cell office:value-type="float" office:value="0.593336">
            <text:p>0.59333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4.0354">
            <text:p>74.0354</text:p>
          </table:table-cell>
          <table:table-cell office:value-type="float" office:value="0.690491">
            <text:p>0.690491</text:p>
          </table:table-cell>
          <table:table-cell office:value-type="float" office:value="179.31">
            <text:p>179.31</text:p>
          </table:table-cell>
          <table:table-cell office:value-type="float" office:value="0.593216">
            <text:p>0.59321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4.1462">
            <text:p>74.1462</text:p>
          </table:table-cell>
          <table:table-cell office:value-type="float" office:value="0.689178">
            <text:p>0.689178</text:p>
          </table:table-cell>
          <table:table-cell office:value-type="float" office:value="179.311">
            <text:p>179.311</text:p>
          </table:table-cell>
          <table:table-cell office:value-type="float" office:value="0.593039">
            <text:p>0.59303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4.2568">
            <text:p>74.2568</text:p>
          </table:table-cell>
          <table:table-cell office:value-type="float" office:value="0.687714">
            <text:p>0.687714</text:p>
          </table:table-cell>
          <table:table-cell office:value-type="float" office:value="179.312">
            <text:p>179.312</text:p>
          </table:table-cell>
          <table:table-cell office:value-type="float" office:value="0.592841">
            <text:p>0.59284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4.3682">
            <text:p>74.3682</text:p>
          </table:table-cell>
          <table:table-cell office:value-type="float" office:value="0.685883">
            <text:p>0.685883</text:p>
          </table:table-cell>
          <table:table-cell office:value-type="float" office:value="179.314">
            <text:p>179.314</text:p>
          </table:table-cell>
          <table:table-cell office:value-type="float" office:value="0.592594">
            <text:p>0.59259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4.479">
            <text:p>74.479</text:p>
          </table:table-cell>
          <table:table-cell office:value-type="float" office:value="0.683823">
            <text:p>0.683823</text:p>
          </table:table-cell>
          <table:table-cell office:value-type="float" office:value="179.316">
            <text:p>179.316</text:p>
          </table:table-cell>
          <table:table-cell office:value-type="float" office:value="0.592316">
            <text:p>0.59231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4.5894">
            <text:p>74.5894</text:p>
          </table:table-cell>
          <table:table-cell office:value-type="float" office:value="0.681458">
            <text:p>0.681458</text:p>
          </table:table-cell>
          <table:table-cell office:value-type="float" office:value="179.319">
            <text:p>179.319</text:p>
          </table:table-cell>
          <table:table-cell office:value-type="float" office:value="0.591997">
            <text:p>0.59199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4.6951">
            <text:p>74.6951</text:p>
          </table:table-cell>
          <table:table-cell office:value-type="float" office:value="0.679031">
            <text:p>0.679031</text:p>
          </table:table-cell>
          <table:table-cell office:value-type="float" office:value="179.321">
            <text:p>179.321</text:p>
          </table:table-cell>
          <table:table-cell office:value-type="float" office:value="0.591669">
            <text:p>0.59166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4.8027">
            <text:p>74.8027</text:p>
          </table:table-cell>
          <table:table-cell office:value-type="float" office:value="0.676285">
            <text:p>0.676285</text:p>
          </table:table-cell>
          <table:table-cell office:value-type="float" office:value="179.324">
            <text:p>179.324</text:p>
          </table:table-cell>
          <table:table-cell office:value-type="float" office:value="0.591298">
            <text:p>0.59129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4.915">
            <text:p>74.915</text:p>
          </table:table-cell>
          <table:table-cell office:value-type="float" office:value="0.673264">
            <text:p>0.673264</text:p>
          </table:table-cell>
          <table:table-cell office:value-type="float" office:value="179.327">
            <text:p>179.327</text:p>
          </table:table-cell>
          <table:table-cell office:value-type="float" office:value="0.590891">
            <text:p>0.59089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5.0256">
            <text:p>75.0256</text:p>
          </table:table-cell>
          <table:table-cell office:value-type="float" office:value="0.67009">
            <text:p>0.67009</text:p>
          </table:table-cell>
          <table:table-cell office:value-type="float" office:value="179.33">
            <text:p>179.33</text:p>
          </table:table-cell>
          <table:table-cell office:value-type="float" office:value="0.590462">
            <text:p>0.59046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5.1382">
            <text:p>75.1382</text:p>
          </table:table-cell>
          <table:table-cell office:value-type="float" office:value="0.666916">
            <text:p>0.666916</text:p>
          </table:table-cell>
          <table:table-cell office:value-type="float" office:value="179.333">
            <text:p>179.333</text:p>
          </table:table-cell>
          <table:table-cell office:value-type="float" office:value="0.590034">
            <text:p>0.59003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5.2495">
            <text:p>75.2495</text:p>
          </table:table-cell>
          <table:table-cell office:value-type="float" office:value="0.663696">
            <text:p>0.663696</text:p>
          </table:table-cell>
          <table:table-cell office:value-type="float" office:value="179.336">
            <text:p>179.336</text:p>
          </table:table-cell>
          <table:table-cell office:value-type="float" office:value="0.589599">
            <text:p>0.58959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5.3625">
            <text:p>75.3625</text:p>
          </table:table-cell>
          <table:table-cell office:value-type="float" office:value="0.6604">
            <text:p>0.6604</text:p>
          </table:table-cell>
          <table:table-cell office:value-type="float" office:value="179.34">
            <text:p>179.34</text:p>
          </table:table-cell>
          <table:table-cell office:value-type="float" office:value="0.589154">
            <text:p>0.58915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5.4744">
            <text:p>75.4744</text:p>
          </table:table-cell>
          <table:table-cell office:value-type="float" office:value="0.657257">
            <text:p>0.657257</text:p>
          </table:table-cell>
          <table:table-cell office:value-type="float" office:value="179.343">
            <text:p>179.343</text:p>
          </table:table-cell>
          <table:table-cell office:value-type="float" office:value="0.58873">
            <text:p>0.5887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5.5864">
            <text:p>75.5864</text:p>
          </table:table-cell>
          <table:table-cell office:value-type="float" office:value="0.654053">
            <text:p>0.654053</text:p>
          </table:table-cell>
          <table:table-cell office:value-type="float" office:value="179.346">
            <text:p>179.346</text:p>
          </table:table-cell>
          <table:table-cell office:value-type="float" office:value="0.588297">
            <text:p>0.58829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5.6978">
            <text:p>75.6978</text:p>
          </table:table-cell>
          <table:table-cell office:value-type="float" office:value="0.650986">
            <text:p>0.650986</text:p>
          </table:table-cell>
          <table:table-cell office:value-type="float" office:value="179.349">
            <text:p>179.349</text:p>
          </table:table-cell>
          <table:table-cell office:value-type="float" office:value="0.587883">
            <text:p>0.58788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5.8079">
            <text:p>75.8079</text:p>
          </table:table-cell>
          <table:table-cell office:value-type="float" office:value="0.648026">
            <text:p>0.648026</text:p>
          </table:table-cell>
          <table:table-cell office:value-type="float" office:value="179.352">
            <text:p>179.352</text:p>
          </table:table-cell>
          <table:table-cell office:value-type="float" office:value="0.587483">
            <text:p>0.58748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5.9185">
            <text:p>75.9185</text:p>
          </table:table-cell>
          <table:table-cell office:value-type="float" office:value="0.645172">
            <text:p>0.645172</text:p>
          </table:table-cell>
          <table:table-cell office:value-type="float" office:value="179.355">
            <text:p>179.355</text:p>
          </table:table-cell>
          <table:table-cell office:value-type="float" office:value="0.587098">
            <text:p>0.58709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6.03">
            <text:p>76.03</text:p>
          </table:table-cell>
          <table:table-cell office:value-type="float" office:value="0.642548">
            <text:p>0.642548</text:p>
          </table:table-cell>
          <table:table-cell office:value-type="float" office:value="179.357">
            <text:p>179.357</text:p>
          </table:table-cell>
          <table:table-cell office:value-type="float" office:value="0.586744">
            <text:p>0.58674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6.1416">
            <text:p>76.1416</text:p>
          </table:table-cell>
          <table:table-cell office:value-type="float" office:value="0.63974">
            <text:p>0.63974</text:p>
          </table:table-cell>
          <table:table-cell office:value-type="float" office:value="179.36">
            <text:p>179.36</text:p>
          </table:table-cell>
          <table:table-cell office:value-type="float" office:value="0.586365">
            <text:p>0.5863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6.2524">
            <text:p>76.2524</text:p>
          </table:table-cell>
          <table:table-cell office:value-type="float" office:value="0.637146">
            <text:p>0.637146</text:p>
          </table:table-cell>
          <table:table-cell office:value-type="float" office:value="179.363">
            <text:p>179.363</text:p>
          </table:table-cell>
          <table:table-cell office:value-type="float" office:value="0.586015">
            <text:p>0.58601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6.3645">
            <text:p>76.3645</text:p>
          </table:table-cell>
          <table:table-cell office:value-type="float" office:value="0.635025">
            <text:p>0.635025</text:p>
          </table:table-cell>
          <table:table-cell office:value-type="float" office:value="179.365">
            <text:p>179.365</text:p>
          </table:table-cell>
          <table:table-cell office:value-type="float" office:value="0.585728">
            <text:p>0.58572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6.4751">
            <text:p>76.4751</text:p>
          </table:table-cell>
          <table:table-cell office:value-type="float" office:value="0.63295">
            <text:p>0.63295</text:p>
          </table:table-cell>
          <table:table-cell office:value-type="float" office:value="179.367">
            <text:p>179.367</text:p>
          </table:table-cell>
          <table:table-cell office:value-type="float" office:value="0.585448">
            <text:p>0.58544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6.5867">
            <text:p>76.5867</text:p>
          </table:table-cell>
          <table:table-cell office:value-type="float" office:value="0.631134">
            <text:p>0.631134</text:p>
          </table:table-cell>
          <table:table-cell office:value-type="float" office:value="179.369">
            <text:p>179.369</text:p>
          </table:table-cell>
          <table:table-cell office:value-type="float" office:value="0.585203">
            <text:p>0.58520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6.6975">
            <text:p>76.6975</text:p>
          </table:table-cell>
          <table:table-cell office:value-type="float" office:value="0.629501">
            <text:p>0.629501</text:p>
          </table:table-cell>
          <table:table-cell office:value-type="float" office:value="179.37">
            <text:p>179.37</text:p>
          </table:table-cell>
          <table:table-cell office:value-type="float" office:value="0.584983">
            <text:p>0.58498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6.8079">
            <text:p>76.8079</text:p>
          </table:table-cell>
          <table:table-cell office:value-type="float" office:value="0.628036">
            <text:p>0.628036</text:p>
          </table:table-cell>
          <table:table-cell office:value-type="float" office:value="179.372">
            <text:p>179.372</text:p>
          </table:table-cell>
          <table:table-cell office:value-type="float" office:value="0.584785">
            <text:p>0.58478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6.9187">
            <text:p>76.9187</text:p>
          </table:table-cell>
          <table:table-cell office:value-type="float" office:value="0.626755">
            <text:p>0.626755</text:p>
          </table:table-cell>
          <table:table-cell office:value-type="float" office:value="179.373">
            <text:p>179.373</text:p>
          </table:table-cell>
          <table:table-cell office:value-type="float" office:value="0.584612">
            <text:p>0.58461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7.03">
            <text:p>77.03</text:p>
          </table:table-cell>
          <table:table-cell office:value-type="float" office:value="0.625839">
            <text:p>0.625839</text:p>
          </table:table-cell>
          <table:table-cell office:value-type="float" office:value="179.374">
            <text:p>179.374</text:p>
          </table:table-cell>
          <table:table-cell office:value-type="float" office:value="0.584488">
            <text:p>0.58448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7.1428">
            <text:p>77.1428</text:p>
          </table:table-cell>
          <table:table-cell office:value-type="float" office:value="0.624985">
            <text:p>0.624985</text:p>
          </table:table-cell>
          <table:table-cell office:value-type="float" office:value="179.375">
            <text:p>179.375</text:p>
          </table:table-cell>
          <table:table-cell office:value-type="float" office:value="0.584373">
            <text:p>0.58437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7.2534">
            <text:p>77.2534</text:p>
          </table:table-cell>
          <table:table-cell office:value-type="float" office:value="0.624313">
            <text:p>0.624313</text:p>
          </table:table-cell>
          <table:table-cell office:value-type="float" office:value="179.376">
            <text:p>179.376</text:p>
          </table:table-cell>
          <table:table-cell office:value-type="float" office:value="0.584282">
            <text:p>0.58428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7.3667">
            <text:p>77.3667</text:p>
          </table:table-cell>
          <table:table-cell office:value-type="float" office:value="0.624023">
            <text:p>0.624023</text:p>
          </table:table-cell>
          <table:table-cell office:value-type="float" office:value="179.376">
            <text:p>179.376</text:p>
          </table:table-cell>
          <table:table-cell office:value-type="float" office:value="0.584243">
            <text:p>0.58424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7.4795">
            <text:p>77.4795</text:p>
          </table:table-cell>
          <table:table-cell office:value-type="float" office:value="0.62384">
            <text:p>0.62384</text:p>
          </table:table-cell>
          <table:table-cell office:value-type="float" office:value="179.376">
            <text:p>179.376</text:p>
          </table:table-cell>
          <table:table-cell office:value-type="float" office:value="0.584218">
            <text:p>0.58421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7.5911">
            <text:p>77.5911</text:p>
          </table:table-cell>
          <table:table-cell office:value-type="float" office:value="0.62381">
            <text:p>0.62381</text:p>
          </table:table-cell>
          <table:table-cell office:value-type="float" office:value="179.376">
            <text:p>179.376</text:p>
          </table:table-cell>
          <table:table-cell office:value-type="float" office:value="0.584214">
            <text:p>0.58421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7.7029">
            <text:p>77.7029</text:p>
          </table:table-cell>
          <table:table-cell office:value-type="float" office:value="0.623978">
            <text:p>0.623978</text:p>
          </table:table-cell>
          <table:table-cell office:value-type="float" office:value="179.376">
            <text:p>179.376</text:p>
          </table:table-cell>
          <table:table-cell office:value-type="float" office:value="0.584237">
            <text:p>0.58423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7.8127">
            <text:p>77.8127</text:p>
          </table:table-cell>
          <table:table-cell office:value-type="float" office:value="0.624405">
            <text:p>0.624405</text:p>
          </table:table-cell>
          <table:table-cell office:value-type="float" office:value="179.376">
            <text:p>179.376</text:p>
          </table:table-cell>
          <table:table-cell office:value-type="float" office:value="0.584295">
            <text:p>0.58429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7.9238">
            <text:p>77.9238</text:p>
          </table:table-cell>
          <table:table-cell office:value-type="float" office:value="0.624847">
            <text:p>0.624847</text:p>
          </table:table-cell>
          <table:table-cell office:value-type="float" office:value="179.375">
            <text:p>179.375</text:p>
          </table:table-cell>
          <table:table-cell office:value-type="float" office:value="0.584354">
            <text:p>0.58435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8.0356">
            <text:p>78.0356</text:p>
          </table:table-cell>
          <table:table-cell office:value-type="float" office:value="0.625595">
            <text:p>0.625595</text:p>
          </table:table-cell>
          <table:table-cell office:value-type="float" office:value="179.374">
            <text:p>179.374</text:p>
          </table:table-cell>
          <table:table-cell office:value-type="float" office:value="0.584455">
            <text:p>0.58445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8.1472">
            <text:p>78.1472</text:p>
          </table:table-cell>
          <table:table-cell office:value-type="float" office:value="0.62645">
            <text:p>0.62645</text:p>
          </table:table-cell>
          <table:table-cell office:value-type="float" office:value="179.374">
            <text:p>179.374</text:p>
          </table:table-cell>
          <table:table-cell office:value-type="float" office:value="0.584571">
            <text:p>0.58457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8.2588">
            <text:p>78.2588</text:p>
          </table:table-cell>
          <table:table-cell office:value-type="float" office:value="0.627487">
            <text:p>0.627487</text:p>
          </table:table-cell>
          <table:table-cell office:value-type="float" office:value="179.373">
            <text:p>179.373</text:p>
          </table:table-cell>
          <table:table-cell office:value-type="float" office:value="0.584711">
            <text:p>0.58471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8.3899">
            <text:p>78.3899</text:p>
          </table:table-cell>
          <table:table-cell office:value-type="float" office:value="0.628708">
            <text:p>0.628708</text:p>
          </table:table-cell>
          <table:table-cell office:value-type="float" office:value="179.371">
            <text:p>179.371</text:p>
          </table:table-cell>
          <table:table-cell office:value-type="float" office:value="0.584876">
            <text:p>0.58487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8.4937">
            <text:p>78.4937</text:p>
          </table:table-cell>
          <table:table-cell office:value-type="float" office:value="0.629715">
            <text:p>0.629715</text:p>
          </table:table-cell>
          <table:table-cell office:value-type="float" office:value="179.37">
            <text:p>179.37</text:p>
          </table:table-cell>
          <table:table-cell office:value-type="float" office:value="0.585012">
            <text:p>0.58501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8.6067">
            <text:p>78.6067</text:p>
          </table:table-cell>
          <table:table-cell office:value-type="float" office:value="0.630859">
            <text:p>0.630859</text:p>
          </table:table-cell>
          <table:table-cell office:value-type="float" office:value="179.369">
            <text:p>179.369</text:p>
          </table:table-cell>
          <table:table-cell office:value-type="float" office:value="0.585166">
            <text:p>0.58516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8.719">
            <text:p>78.719</text:p>
          </table:table-cell>
          <table:table-cell office:value-type="float" office:value="0.632111">
            <text:p>0.632111</text:p>
          </table:table-cell>
          <table:table-cell office:value-type="float" office:value="179.368">
            <text:p>179.368</text:p>
          </table:table-cell>
          <table:table-cell office:value-type="float" office:value="0.585335">
            <text:p>0.58533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8.8325">
            <text:p>78.8325</text:p>
          </table:table-cell>
          <table:table-cell office:value-type="float" office:value="0.633316">
            <text:p>0.633316</text:p>
          </table:table-cell>
          <table:table-cell office:value-type="float" office:value="179.367">
            <text:p>179.367</text:p>
          </table:table-cell>
          <table:table-cell office:value-type="float" office:value="0.585498">
            <text:p>0.58549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8.9458">
            <text:p>78.9458</text:p>
          </table:table-cell>
          <table:table-cell office:value-type="float" office:value="0.634506">
            <text:p>0.634506</text:p>
          </table:table-cell>
          <table:table-cell office:value-type="float" office:value="179.365">
            <text:p>179.365</text:p>
          </table:table-cell>
          <table:table-cell office:value-type="float" office:value="0.585658">
            <text:p>0.58565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9.0596">
            <text:p>79.0596</text:p>
          </table:table-cell>
          <table:table-cell office:value-type="float" office:value="0.635666">
            <text:p>0.635666</text:p>
          </table:table-cell>
          <table:table-cell office:value-type="float" office:value="179.364">
            <text:p>179.364</text:p>
          </table:table-cell>
          <table:table-cell office:value-type="float" office:value="0.585815">
            <text:p>0.58581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9.1763">
            <text:p>79.1763</text:p>
          </table:table-cell>
          <table:table-cell office:value-type="float" office:value="0.636826">
            <text:p>0.636826</text:p>
          </table:table-cell>
          <table:table-cell office:value-type="float" office:value="179.363">
            <text:p>179.363</text:p>
          </table:table-cell>
          <table:table-cell office:value-type="float" office:value="0.585971">
            <text:p>0.58597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9.2861">
            <text:p>79.2861</text:p>
          </table:table-cell>
          <table:table-cell office:value-type="float" office:value="0.637848">
            <text:p>0.637848</text:p>
          </table:table-cell>
          <table:table-cell office:value-type="float" office:value="179.362">
            <text:p>179.362</text:p>
          </table:table-cell>
          <table:table-cell office:value-type="float" office:value="0.586109">
            <text:p>0.58610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9.4001">
            <text:p>79.4001</text:p>
          </table:table-cell>
          <table:table-cell office:value-type="float" office:value="0.63858">
            <text:p>0.63858</text:p>
          </table:table-cell>
          <table:table-cell office:value-type="float" office:value="179.361">
            <text:p>179.361</text:p>
          </table:table-cell>
          <table:table-cell office:value-type="float" office:value="0.586208">
            <text:p>0.58620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9.5115">
            <text:p>79.5115</text:p>
          </table:table-cell>
          <table:table-cell office:value-type="float" office:value="0.639191">
            <text:p>0.639191</text:p>
          </table:table-cell>
          <table:table-cell office:value-type="float" office:value="179.361">
            <text:p>179.361</text:p>
          </table:table-cell>
          <table:table-cell office:value-type="float" office:value="0.586291">
            <text:p>0.58629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9.6226">
            <text:p>79.6226</text:p>
          </table:table-cell>
          <table:table-cell office:value-type="float" office:value="0.639709">
            <text:p>0.639709</text:p>
          </table:table-cell>
          <table:table-cell office:value-type="float" office:value="179.36">
            <text:p>179.36</text:p>
          </table:table-cell>
          <table:table-cell office:value-type="float" office:value="0.586361">
            <text:p>0.58636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9.7346">
            <text:p>79.7346</text:p>
          </table:table-cell>
          <table:table-cell office:value-type="float" office:value="0.640137">
            <text:p>0.640137</text:p>
          </table:table-cell>
          <table:table-cell office:value-type="float" office:value="179.36">
            <text:p>179.36</text:p>
          </table:table-cell>
          <table:table-cell office:value-type="float" office:value="0.586418">
            <text:p>0.58641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9.8442">
            <text:p>79.8442</text:p>
          </table:table-cell>
          <table:table-cell office:value-type="float" office:value="0.640411">
            <text:p>0.640411</text:p>
          </table:table-cell>
          <table:table-cell office:value-type="float" office:value="179.36">
            <text:p>179.36</text:p>
          </table:table-cell>
          <table:table-cell office:value-type="float" office:value="0.586456">
            <text:p>0.58645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79.9553">
            <text:p>79.9553</text:p>
          </table:table-cell>
          <table:table-cell office:value-type="float" office:value="0.640533">
            <text:p>0.640533</text:p>
          </table:table-cell>
          <table:table-cell office:value-type="float" office:value="179.359">
            <text:p>179.359</text:p>
          </table:table-cell>
          <table:table-cell office:value-type="float" office:value="0.586472">
            <text:p>0.58647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0.0664">
            <text:p>80.0664</text:p>
          </table:table-cell>
          <table:table-cell office:value-type="float" office:value="0.640594">
            <text:p>0.640594</text:p>
          </table:table-cell>
          <table:table-cell office:value-type="float" office:value="179.359">
            <text:p>179.359</text:p>
          </table:table-cell>
          <table:table-cell office:value-type="float" office:value="0.58648">
            <text:p>0.5864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0.1782">
            <text:p>80.1782</text:p>
          </table:table-cell>
          <table:table-cell office:value-type="float" office:value="0.640457">
            <text:p>0.640457</text:p>
          </table:table-cell>
          <table:table-cell office:value-type="float" office:value="179.36">
            <text:p>179.36</text:p>
          </table:table-cell>
          <table:table-cell office:value-type="float" office:value="0.586462">
            <text:p>0.58646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0.2891">
            <text:p>80.2891</text:p>
          </table:table-cell>
          <table:table-cell office:value-type="float" office:value="0.640091">
            <text:p>0.640091</text:p>
          </table:table-cell>
          <table:table-cell office:value-type="float" office:value="179.36">
            <text:p>179.36</text:p>
          </table:table-cell>
          <table:table-cell office:value-type="float" office:value="0.586412">
            <text:p>0.58641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0.4004">
            <text:p>80.4004</text:p>
          </table:table-cell>
          <table:table-cell office:value-type="float" office:value="0.639297">
            <text:p>0.639297</text:p>
          </table:table-cell>
          <table:table-cell office:value-type="float" office:value="179.361">
            <text:p>179.361</text:p>
          </table:table-cell>
          <table:table-cell office:value-type="float" office:value="0.586305">
            <text:p>0.58630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0.5115">
            <text:p>80.5115</text:p>
          </table:table-cell>
          <table:table-cell office:value-type="float" office:value="0.638458">
            <text:p>0.638458</text:p>
          </table:table-cell>
          <table:table-cell office:value-type="float" office:value="179.362">
            <text:p>179.362</text:p>
          </table:table-cell>
          <table:table-cell office:value-type="float" office:value="0.586192">
            <text:p>0.58619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0.6235">
            <text:p>80.6235</text:p>
          </table:table-cell>
          <table:table-cell office:value-type="float" office:value="0.637238">
            <text:p>0.637238</text:p>
          </table:table-cell>
          <table:table-cell office:value-type="float" office:value="179.363">
            <text:p>179.363</text:p>
          </table:table-cell>
          <table:table-cell office:value-type="float" office:value="0.586027">
            <text:p>0.58602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0.7356">
            <text:p>80.7356</text:p>
          </table:table-cell>
          <table:table-cell office:value-type="float" office:value="0.635712">
            <text:p>0.635712</text:p>
          </table:table-cell>
          <table:table-cell office:value-type="float" office:value="179.364">
            <text:p>179.364</text:p>
          </table:table-cell>
          <table:table-cell office:value-type="float" office:value="0.585821">
            <text:p>0.58582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0.8455">
            <text:p>80.8455</text:p>
          </table:table-cell>
          <table:table-cell office:value-type="float" office:value="0.633987">
            <text:p>0.633987</text:p>
          </table:table-cell>
          <table:table-cell office:value-type="float" office:value="179.366">
            <text:p>179.366</text:p>
          </table:table-cell>
          <table:table-cell office:value-type="float" office:value="0.585588">
            <text:p>0.58558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0.9561">
            <text:p>80.9561</text:p>
          </table:table-cell>
          <table:table-cell office:value-type="float" office:value="0.632172">
            <text:p>0.632172</text:p>
          </table:table-cell>
          <table:table-cell office:value-type="float" office:value="179.368">
            <text:p>179.368</text:p>
          </table:table-cell>
          <table:table-cell office:value-type="float" office:value="0.585343">
            <text:p>0.58534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1.0669">
            <text:p>81.0669</text:p>
          </table:table-cell>
          <table:table-cell office:value-type="float" office:value="0.630112">
            <text:p>0.630112</text:p>
          </table:table-cell>
          <table:table-cell office:value-type="float" office:value="179.37">
            <text:p>179.37</text:p>
          </table:table-cell>
          <table:table-cell office:value-type="float" office:value="0.585065">
            <text:p>0.5850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1.1799">
            <text:p>81.1799</text:p>
          </table:table-cell>
          <table:table-cell office:value-type="float" office:value="0.627914">
            <text:p>0.627914</text:p>
          </table:table-cell>
          <table:table-cell office:value-type="float" office:value="179.372">
            <text:p>179.372</text:p>
          </table:table-cell>
          <table:table-cell office:value-type="float" office:value="0.584768">
            <text:p>0.58476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1.2905">
            <text:p>81.2905</text:p>
          </table:table-cell>
          <table:table-cell office:value-type="float" office:value="0.625488">
            <text:p>0.625488</text:p>
          </table:table-cell>
          <table:table-cell office:value-type="float" office:value="179.375">
            <text:p>179.375</text:p>
          </table:table-cell>
          <table:table-cell office:value-type="float" office:value="0.584441">
            <text:p>0.58444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1.4041">
            <text:p>81.4041</text:p>
          </table:table-cell>
          <table:table-cell office:value-type="float" office:value="0.622803">
            <text:p>0.622803</text:p>
          </table:table-cell>
          <table:table-cell office:value-type="float" office:value="179.377">
            <text:p>179.377</text:p>
          </table:table-cell>
          <table:table-cell office:value-type="float" office:value="0.584078">
            <text:p>0.58407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1.5161">
            <text:p>81.5161</text:p>
          </table:table-cell>
          <table:table-cell office:value-type="float" office:value="0.62001">
            <text:p>0.62001</text:p>
          </table:table-cell>
          <table:table-cell office:value-type="float" office:value="179.38">
            <text:p>179.38</text:p>
          </table:table-cell>
          <table:table-cell office:value-type="float" office:value="0.583701">
            <text:p>0.58370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1.6284">
            <text:p>81.6284</text:p>
          </table:table-cell>
          <table:table-cell office:value-type="float" office:value="0.616959">
            <text:p>0.616959</text:p>
          </table:table-cell>
          <table:table-cell office:value-type="float" office:value="179.383">
            <text:p>179.383</text:p>
          </table:table-cell>
          <table:table-cell office:value-type="float" office:value="0.583289">
            <text:p>0.58328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1.741">
            <text:p>81.741</text:p>
          </table:table-cell>
          <table:table-cell office:value-type="float" office:value="0.613678">
            <text:p>0.613678</text:p>
          </table:table-cell>
          <table:table-cell office:value-type="float" office:value="179.386">
            <text:p>179.386</text:p>
          </table:table-cell>
          <table:table-cell office:value-type="float" office:value="0.582847">
            <text:p>0.58284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1.8501">
            <text:p>81.8501</text:p>
          </table:table-cell>
          <table:table-cell office:value-type="float" office:value="0.610519">
            <text:p>0.610519</text:p>
          </table:table-cell>
          <table:table-cell office:value-type="float" office:value="179.389">
            <text:p>179.389</text:p>
          </table:table-cell>
          <table:table-cell office:value-type="float" office:value="0.58242">
            <text:p>0.5824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1.9612">
            <text:p>81.9612</text:p>
          </table:table-cell>
          <table:table-cell office:value-type="float" office:value="0.607269">
            <text:p>0.607269</text:p>
          </table:table-cell>
          <table:table-cell office:value-type="float" office:value="179.393">
            <text:p>179.393</text:p>
          </table:table-cell>
          <table:table-cell office:value-type="float" office:value="0.581981">
            <text:p>0.58198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2.071">
            <text:p>82.071</text:p>
          </table:table-cell>
          <table:table-cell office:value-type="float" office:value="0.603683">
            <text:p>0.603683</text:p>
          </table:table-cell>
          <table:table-cell office:value-type="float" office:value="179.396">
            <text:p>179.396</text:p>
          </table:table-cell>
          <table:table-cell office:value-type="float" office:value="0.581497">
            <text:p>0.58149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2.1826">
            <text:p>82.1826</text:p>
          </table:table-cell>
          <table:table-cell office:value-type="float" office:value="0.600006">
            <text:p>0.600006</text:p>
          </table:table-cell>
          <table:table-cell office:value-type="float" office:value="179.4">
            <text:p>179.4</text:p>
          </table:table-cell>
          <table:table-cell office:value-type="float" office:value="0.581001">
            <text:p>0.58100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2.2935">
            <text:p>82.2935</text:p>
          </table:table-cell>
          <table:table-cell office:value-type="float" office:value="0.596237">
            <text:p>0.596237</text:p>
          </table:table-cell>
          <table:table-cell office:value-type="float" office:value="179.404">
            <text:p>179.404</text:p>
          </table:table-cell>
          <table:table-cell office:value-type="float" office:value="0.580492">
            <text:p>0.58049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2.405">
            <text:p>82.405</text:p>
          </table:table-cell>
          <table:table-cell office:value-type="float" office:value="0.592377">
            <text:p>0.592377</text:p>
          </table:table-cell>
          <table:table-cell office:value-type="float" office:value="179.408">
            <text:p>179.408</text:p>
          </table:table-cell>
          <table:table-cell office:value-type="float" office:value="0.579971">
            <text:p>0.57997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2.5151">
            <text:p>82.5151</text:p>
          </table:table-cell>
          <table:table-cell office:value-type="float" office:value="0.588593">
            <text:p>0.588593</text:p>
          </table:table-cell>
          <table:table-cell office:value-type="float" office:value="179.411">
            <text:p>179.411</text:p>
          </table:table-cell>
          <table:table-cell office:value-type="float" office:value="0.57946">
            <text:p>0.5794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2.6365">
            <text:p>82.6365</text:p>
          </table:table-cell>
          <table:table-cell office:value-type="float" office:value="0.58429">
            <text:p>0.58429</text:p>
          </table:table-cell>
          <table:table-cell office:value-type="float" office:value="179.416">
            <text:p>179.416</text:p>
          </table:table-cell>
          <table:table-cell office:value-type="float" office:value="0.578879">
            <text:p>0.57887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2.7483">
            <text:p>82.7483</text:p>
          </table:table-cell>
          <table:table-cell office:value-type="float" office:value="0.580383">
            <text:p>0.580383</text:p>
          </table:table-cell>
          <table:table-cell office:value-type="float" office:value="179.42">
            <text:p>179.42</text:p>
          </table:table-cell>
          <table:table-cell office:value-type="float" office:value="0.578352">
            <text:p>0.57835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2.8572">
            <text:p>82.8572</text:p>
          </table:table-cell>
          <table:table-cell office:value-type="float" office:value="0.576569">
            <text:p>0.576569</text:p>
          </table:table-cell>
          <table:table-cell office:value-type="float" office:value="179.423">
            <text:p>179.423</text:p>
          </table:table-cell>
          <table:table-cell office:value-type="float" office:value="0.577837">
            <text:p>0.57783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2.9683">
            <text:p>82.9683</text:p>
          </table:table-cell>
          <table:table-cell office:value-type="float" office:value="0.572739">
            <text:p>0.572739</text:p>
          </table:table-cell>
          <table:table-cell office:value-type="float" office:value="179.427">
            <text:p>179.427</text:p>
          </table:table-cell>
          <table:table-cell office:value-type="float" office:value="0.57732">
            <text:p>0.5773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3.0791">
            <text:p>83.0791</text:p>
          </table:table-cell>
          <table:table-cell office:value-type="float" office:value="0.568863">
            <text:p>0.568863</text:p>
          </table:table-cell>
          <table:table-cell office:value-type="float" office:value="179.431">
            <text:p>179.431</text:p>
          </table:table-cell>
          <table:table-cell office:value-type="float" office:value="0.576796">
            <text:p>0.57679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3.1936">
            <text:p>83.1936</text:p>
          </table:table-cell>
          <table:table-cell office:value-type="float" office:value="0.564804">
            <text:p>0.564804</text:p>
          </table:table-cell>
          <table:table-cell office:value-type="float" office:value="179.435">
            <text:p>179.435</text:p>
          </table:table-cell>
          <table:table-cell office:value-type="float" office:value="0.576249">
            <text:p>0.57624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3.3022">
            <text:p>83.3022</text:p>
          </table:table-cell>
          <table:table-cell office:value-type="float" office:value="0.560974">
            <text:p>0.560974</text:p>
          </table:table-cell>
          <table:table-cell office:value-type="float" office:value="179.439">
            <text:p>179.439</text:p>
          </table:table-cell>
          <table:table-cell office:value-type="float" office:value="0.575732">
            <text:p>0.57573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3.4153">
            <text:p>83.4153</text:p>
          </table:table-cell>
          <table:table-cell office:value-type="float" office:value="0.557159">
            <text:p>0.557159</text:p>
          </table:table-cell>
          <table:table-cell office:value-type="float" office:value="179.443">
            <text:p>179.443</text:p>
          </table:table-cell>
          <table:table-cell office:value-type="float" office:value="0.575217">
            <text:p>0.57521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3.5261">
            <text:p>83.5261</text:p>
          </table:table-cell>
          <table:table-cell office:value-type="float" office:value="0.553528">
            <text:p>0.553528</text:p>
          </table:table-cell>
          <table:table-cell office:value-type="float" office:value="179.446">
            <text:p>179.446</text:p>
          </table:table-cell>
          <table:table-cell office:value-type="float" office:value="0.574726">
            <text:p>0.57472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3.6375">
            <text:p>83.6375</text:p>
          </table:table-cell>
          <table:table-cell office:value-type="float" office:value="0.54985">
            <text:p>0.54985</text:p>
          </table:table-cell>
          <table:table-cell office:value-type="float" office:value="179.45">
            <text:p>179.45</text:p>
          </table:table-cell>
          <table:table-cell office:value-type="float" office:value="0.57423">
            <text:p>0.5742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3.7476">
            <text:p>83.7476</text:p>
          </table:table-cell>
          <table:table-cell office:value-type="float" office:value="0.546188">
            <text:p>0.546188</text:p>
          </table:table-cell>
          <table:table-cell office:value-type="float" office:value="179.454">
            <text:p>179.454</text:p>
          </table:table-cell>
          <table:table-cell office:value-type="float" office:value="0.573735">
            <text:p>0.57373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3.8582">
            <text:p>83.8582</text:p>
          </table:table-cell>
          <table:table-cell office:value-type="float" office:value="0.542831">
            <text:p>0.542831</text:p>
          </table:table-cell>
          <table:table-cell office:value-type="float" office:value="179.457">
            <text:p>179.457</text:p>
          </table:table-cell>
          <table:table-cell office:value-type="float" office:value="0.573282">
            <text:p>0.57328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3.968">
            <text:p>83.968</text:p>
          </table:table-cell>
          <table:table-cell office:value-type="float" office:value="0.539474">
            <text:p>0.539474</text:p>
          </table:table-cell>
          <table:table-cell office:value-type="float" office:value="179.461">
            <text:p>179.461</text:p>
          </table:table-cell>
          <table:table-cell office:value-type="float" office:value="0.572829">
            <text:p>0.57282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4.0793">
            <text:p>84.0793</text:p>
          </table:table-cell>
          <table:table-cell office:value-type="float" office:value="0.53656">
            <text:p>0.53656</text:p>
          </table:table-cell>
          <table:table-cell office:value-type="float" office:value="179.463">
            <text:p>179.463</text:p>
          </table:table-cell>
          <table:table-cell office:value-type="float" office:value="0.572436">
            <text:p>0.57243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4.1907">
            <text:p>84.1907</text:p>
          </table:table-cell>
          <table:table-cell office:value-type="float" office:value="0.533463">
            <text:p>0.533463</text:p>
          </table:table-cell>
          <table:table-cell office:value-type="float" office:value="179.467">
            <text:p>179.467</text:p>
          </table:table-cell>
          <table:table-cell office:value-type="float" office:value="0.572017">
            <text:p>0.57201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4.3027">
            <text:p>84.3027</text:p>
          </table:table-cell>
          <table:table-cell office:value-type="float" office:value="0.53035">
            <text:p>0.53035</text:p>
          </table:table-cell>
          <table:table-cell office:value-type="float" office:value="179.47">
            <text:p>179.47</text:p>
          </table:table-cell>
          <table:table-cell office:value-type="float" office:value="0.571597">
            <text:p>0.57159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4.4146">
            <text:p>84.4146</text:p>
          </table:table-cell>
          <table:table-cell office:value-type="float" office:value="0.527496">
            <text:p>0.527496</text:p>
          </table:table-cell>
          <table:table-cell office:value-type="float" office:value="179.473">
            <text:p>179.473</text:p>
          </table:table-cell>
          <table:table-cell office:value-type="float" office:value="0.571212">
            <text:p>0.57121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4.5261">
            <text:p>84.5261</text:p>
          </table:table-cell>
          <table:table-cell office:value-type="float" office:value="0.524994">
            <text:p>0.524994</text:p>
          </table:table-cell>
          <table:table-cell office:value-type="float" office:value="179.475">
            <text:p>179.475</text:p>
          </table:table-cell>
          <table:table-cell office:value-type="float" office:value="0.570874">
            <text:p>0.57087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4.6401">
            <text:p>84.6401</text:p>
          </table:table-cell>
          <table:table-cell office:value-type="float" office:value="0.522491">
            <text:p>0.522491</text:p>
          </table:table-cell>
          <table:table-cell office:value-type="float" office:value="179.478">
            <text:p>179.478</text:p>
          </table:table-cell>
          <table:table-cell office:value-type="float" office:value="0.570536">
            <text:p>0.57053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4.75">
            <text:p>84.75</text:p>
          </table:table-cell>
          <table:table-cell office:value-type="float" office:value="0.520111">
            <text:p>0.520111</text:p>
          </table:table-cell>
          <table:table-cell office:value-type="float" office:value="179.48">
            <text:p>179.48</text:p>
          </table:table-cell>
          <table:table-cell office:value-type="float" office:value="0.570215">
            <text:p>0.57021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4.8604">
            <text:p>84.8604</text:p>
          </table:table-cell>
          <table:table-cell office:value-type="float" office:value="0.517853">
            <text:p>0.517853</text:p>
          </table:table-cell>
          <table:table-cell office:value-type="float" office:value="179.482">
            <text:p>179.482</text:p>
          </table:table-cell>
          <table:table-cell office:value-type="float" office:value="0.56991">
            <text:p>0.5699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4.9722">
            <text:p>84.9722</text:p>
          </table:table-cell>
          <table:table-cell office:value-type="float" office:value="0.515656">
            <text:p>0.515656</text:p>
          </table:table-cell>
          <table:table-cell office:value-type="float" office:value="179.484">
            <text:p>179.484</text:p>
          </table:table-cell>
          <table:table-cell office:value-type="float" office:value="0.569614">
            <text:p>0.56961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5.0835">
            <text:p>85.0835</text:p>
          </table:table-cell>
          <table:table-cell office:value-type="float" office:value="0.513687">
            <text:p>0.513687</text:p>
          </table:table-cell>
          <table:table-cell office:value-type="float" office:value="179.486">
            <text:p>179.486</text:p>
          </table:table-cell>
          <table:table-cell office:value-type="float" office:value="0.569348">
            <text:p>0.56934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5.1987">
            <text:p>85.1987</text:p>
          </table:table-cell>
          <table:table-cell office:value-type="float" office:value="0.511703">
            <text:p>0.511703</text:p>
          </table:table-cell>
          <table:table-cell office:value-type="float" office:value="179.488">
            <text:p>179.488</text:p>
          </table:table-cell>
          <table:table-cell office:value-type="float" office:value="0.56908">
            <text:p>0.5690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5.3081">
            <text:p>85.3081</text:p>
          </table:table-cell>
          <table:table-cell office:value-type="float" office:value="0.510117">
            <text:p>0.510117</text:p>
          </table:table-cell>
          <table:table-cell office:value-type="float" office:value="179.49">
            <text:p>179.49</text:p>
          </table:table-cell>
          <table:table-cell office:value-type="float" office:value="0.568866">
            <text:p>0.56886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5.4214">
            <text:p>85.4214</text:p>
          </table:table-cell>
          <table:table-cell office:value-type="float" office:value="0.508408">
            <text:p>0.508408</text:p>
          </table:table-cell>
          <table:table-cell office:value-type="float" office:value="179.492">
            <text:p>179.492</text:p>
          </table:table-cell>
          <table:table-cell office:value-type="float" office:value="0.568635">
            <text:p>0.56863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5.5337">
            <text:p>85.5337</text:p>
          </table:table-cell>
          <table:table-cell office:value-type="float" office:value="0.506927">
            <text:p>0.506927</text:p>
          </table:table-cell>
          <table:table-cell office:value-type="float" office:value="179.493">
            <text:p>179.493</text:p>
          </table:table-cell>
          <table:table-cell office:value-type="float" office:value="0.568435">
            <text:p>0.56843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5.6448">
            <text:p>85.6448</text:p>
          </table:table-cell>
          <table:table-cell office:value-type="float" office:value="0.505386">
            <text:p>0.505386</text:p>
          </table:table-cell>
          <table:table-cell office:value-type="float" office:value="179.495">
            <text:p>179.495</text:p>
          </table:table-cell>
          <table:table-cell office:value-type="float" office:value="0.568227">
            <text:p>0.56822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5.7546">
            <text:p>85.7546</text:p>
          </table:table-cell>
          <table:table-cell office:value-type="float" office:value="0.503922">
            <text:p>0.503922</text:p>
          </table:table-cell>
          <table:table-cell office:value-type="float" office:value="179.496">
            <text:p>179.496</text:p>
          </table:table-cell>
          <table:table-cell office:value-type="float" office:value="0.568029">
            <text:p>0.56802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5.8655">
            <text:p>85.8655</text:p>
          </table:table-cell>
          <table:table-cell office:value-type="float" office:value="0.502625">
            <text:p>0.502625</text:p>
          </table:table-cell>
          <table:table-cell office:value-type="float" office:value="179.497">
            <text:p>179.497</text:p>
          </table:table-cell>
          <table:table-cell office:value-type="float" office:value="0.567854">
            <text:p>0.56785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5.9773">
            <text:p>85.9773</text:p>
          </table:table-cell>
          <table:table-cell office:value-type="float" office:value="0.501389">
            <text:p>0.501389</text:p>
          </table:table-cell>
          <table:table-cell office:value-type="float" office:value="179.499">
            <text:p>179.499</text:p>
          </table:table-cell>
          <table:table-cell office:value-type="float" office:value="0.567687">
            <text:p>0.56768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6.0884">
            <text:p>86.0884</text:p>
          </table:table-cell>
          <table:table-cell office:value-type="float" office:value="0.500351">
            <text:p>0.500351</text:p>
          </table:table-cell>
          <table:table-cell office:value-type="float" office:value="179.5">
            <text:p>179.5</text:p>
          </table:table-cell>
          <table:table-cell office:value-type="float" office:value="0.567547">
            <text:p>0.56754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6.2007">
            <text:p>86.2007</text:p>
          </table:table-cell>
          <table:table-cell office:value-type="float" office:value="0.499298">
            <text:p>0.499298</text:p>
          </table:table-cell>
          <table:table-cell office:value-type="float" office:value="179.501">
            <text:p>179.501</text:p>
          </table:table-cell>
          <table:table-cell office:value-type="float" office:value="0.567405">
            <text:p>0.56740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6.3115">
            <text:p>86.3115</text:p>
          </table:table-cell>
          <table:table-cell office:value-type="float" office:value="0.498322">
            <text:p>0.498322</text:p>
          </table:table-cell>
          <table:table-cell office:value-type="float" office:value="179.502">
            <text:p>179.502</text:p>
          </table:table-cell>
          <table:table-cell office:value-type="float" office:value="0.567273">
            <text:p>0.56727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6.4224">
            <text:p>86.4224</text:p>
          </table:table-cell>
          <table:table-cell office:value-type="float" office:value="0.49736">
            <text:p>0.49736</text:p>
          </table:table-cell>
          <table:table-cell office:value-type="float" office:value="179.503">
            <text:p>179.503</text:p>
          </table:table-cell>
          <table:table-cell office:value-type="float" office:value="0.567144">
            <text:p>0.56714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6.5327">
            <text:p>86.5327</text:p>
          </table:table-cell>
          <table:table-cell office:value-type="float" office:value="0.496567">
            <text:p>0.496567</text:p>
          </table:table-cell>
          <table:table-cell office:value-type="float" office:value="179.503">
            <text:p>179.503</text:p>
          </table:table-cell>
          <table:table-cell office:value-type="float" office:value="0.567037">
            <text:p>0.56703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6.6436">
            <text:p>86.6436</text:p>
          </table:table-cell>
          <table:table-cell office:value-type="float" office:value="0.495819">
            <text:p>0.495819</text:p>
          </table:table-cell>
          <table:table-cell office:value-type="float" office:value="179.504">
            <text:p>179.504</text:p>
          </table:table-cell>
          <table:table-cell office:value-type="float" office:value="0.566936">
            <text:p>0.56693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6.7627">
            <text:p>86.7627</text:p>
          </table:table-cell>
          <table:table-cell office:value-type="float" office:value="0.494843">
            <text:p>0.494843</text:p>
          </table:table-cell>
          <table:table-cell office:value-type="float" office:value="179.505">
            <text:p>179.505</text:p>
          </table:table-cell>
          <table:table-cell office:value-type="float" office:value="0.566804">
            <text:p>0.56680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6.8733">
            <text:p>86.8733</text:p>
          </table:table-cell>
          <table:table-cell office:value-type="float" office:value="0.493988">
            <text:p>0.493988</text:p>
          </table:table-cell>
          <table:table-cell office:value-type="float" office:value="179.506">
            <text:p>179.506</text:p>
          </table:table-cell>
          <table:table-cell office:value-type="float" office:value="0.566688">
            <text:p>0.56668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6.9841">
            <text:p>86.9841</text:p>
          </table:table-cell>
          <table:table-cell office:value-type="float" office:value="0.493073">
            <text:p>0.493073</text:p>
          </table:table-cell>
          <table:table-cell office:value-type="float" office:value="179.507">
            <text:p>179.507</text:p>
          </table:table-cell>
          <table:table-cell office:value-type="float" office:value="0.566565">
            <text:p>0.5665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7.0952">
            <text:p>87.0952</text:p>
          </table:table-cell>
          <table:table-cell office:value-type="float" office:value="0.492096">
            <text:p>0.492096</text:p>
          </table:table-cell>
          <table:table-cell office:value-type="float" office:value="179.508">
            <text:p>179.508</text:p>
          </table:table-cell>
          <table:table-cell office:value-type="float" office:value="0.566433">
            <text:p>0.56643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7.2083">
            <text:p>87.2083</text:p>
          </table:table-cell>
          <table:table-cell office:value-type="float" office:value="0.490997">
            <text:p>0.490997</text:p>
          </table:table-cell>
          <table:table-cell office:value-type="float" office:value="179.509">
            <text:p>179.509</text:p>
          </table:table-cell>
          <table:table-cell office:value-type="float" office:value="0.566285">
            <text:p>0.56628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7.3176">
            <text:p>87.3176</text:p>
          </table:table-cell>
          <table:table-cell office:value-type="float" office:value="0.490082">
            <text:p>0.490082</text:p>
          </table:table-cell>
          <table:table-cell office:value-type="float" office:value="179.51">
            <text:p>179.51</text:p>
          </table:table-cell>
          <table:table-cell office:value-type="float" office:value="0.566161">
            <text:p>0.56616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7.4299">
            <text:p>87.4299</text:p>
          </table:table-cell>
          <table:table-cell office:value-type="float" office:value="0.489166">
            <text:p>0.489166</text:p>
          </table:table-cell>
          <table:table-cell office:value-type="float" office:value="179.511">
            <text:p>179.511</text:p>
          </table:table-cell>
          <table:table-cell office:value-type="float" office:value="0.566037">
            <text:p>0.56603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7.5427">
            <text:p>87.5427</text:p>
          </table:table-cell>
          <table:table-cell office:value-type="float" office:value="0.488235">
            <text:p>0.488235</text:p>
          </table:table-cell>
          <table:table-cell office:value-type="float" office:value="179.512">
            <text:p>179.512</text:p>
          </table:table-cell>
          <table:table-cell office:value-type="float" office:value="0.565912">
            <text:p>0.56591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7.6526">
            <text:p>87.6526</text:p>
          </table:table-cell>
          <table:table-cell office:value-type="float" office:value="0.487259">
            <text:p>0.487259</text:p>
          </table:table-cell>
          <table:table-cell office:value-type="float" office:value="179.513">
            <text:p>179.513</text:p>
          </table:table-cell>
          <table:table-cell office:value-type="float" office:value="0.56578">
            <text:p>0.5657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7.7637">
            <text:p>87.7637</text:p>
          </table:table-cell>
          <table:table-cell office:value-type="float" office:value="0.486038">
            <text:p>0.486038</text:p>
          </table:table-cell>
          <table:table-cell office:value-type="float" office:value="179.514">
            <text:p>179.514</text:p>
          </table:table-cell>
          <table:table-cell office:value-type="float" office:value="0.565615">
            <text:p>0.56561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7.875">
            <text:p>87.875</text:p>
          </table:table-cell>
          <table:table-cell office:value-type="float" office:value="0.484802">
            <text:p>0.484802</text:p>
          </table:table-cell>
          <table:table-cell office:value-type="float" office:value="179.515">
            <text:p>179.515</text:p>
          </table:table-cell>
          <table:table-cell office:value-type="float" office:value="0.565448">
            <text:p>0.56544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7.9878">
            <text:p>87.9878</text:p>
          </table:table-cell>
          <table:table-cell office:value-type="float" office:value="0.483612">
            <text:p>0.483612</text:p>
          </table:table-cell>
          <table:table-cell office:value-type="float" office:value="179.516">
            <text:p>179.516</text:p>
          </table:table-cell>
          <table:table-cell office:value-type="float" office:value="0.565288">
            <text:p>0.56528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8.0986">
            <text:p>88.0986</text:p>
          </table:table-cell>
          <table:table-cell office:value-type="float" office:value="0.482269">
            <text:p>0.482269</text:p>
          </table:table-cell>
          <table:table-cell office:value-type="float" office:value="179.518">
            <text:p>179.518</text:p>
          </table:table-cell>
          <table:table-cell office:value-type="float" office:value="0.565106">
            <text:p>0.56510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8.2102">
            <text:p>88.2102</text:p>
          </table:table-cell>
          <table:table-cell office:value-type="float" office:value="0.480789">
            <text:p>0.480789</text:p>
          </table:table-cell>
          <table:table-cell office:value-type="float" office:value="179.519">
            <text:p>179.519</text:p>
          </table:table-cell>
          <table:table-cell office:value-type="float" office:value="0.564907">
            <text:p>0.56490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8.3203">
            <text:p>88.3203</text:p>
          </table:table-cell>
          <table:table-cell office:value-type="float" office:value="0.479263">
            <text:p>0.479263</text:p>
          </table:table-cell>
          <table:table-cell office:value-type="float" office:value="179.521">
            <text:p>179.521</text:p>
          </table:table-cell>
          <table:table-cell office:value-type="float" office:value="0.564701">
            <text:p>0.56470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8.4309">
            <text:p>88.4309</text:p>
          </table:table-cell>
          <table:table-cell office:value-type="float" office:value="0.477768">
            <text:p>0.477768</text:p>
          </table:table-cell>
          <table:table-cell office:value-type="float" office:value="179.522">
            <text:p>179.522</text:p>
          </table:table-cell>
          <table:table-cell office:value-type="float" office:value="0.564499">
            <text:p>0.56449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8.542">
            <text:p>88.542</text:p>
          </table:table-cell>
          <table:table-cell office:value-type="float" office:value="0.476334">
            <text:p>0.476334</text:p>
          </table:table-cell>
          <table:table-cell office:value-type="float" office:value="179.524">
            <text:p>179.524</text:p>
          </table:table-cell>
          <table:table-cell office:value-type="float" office:value="0.564305">
            <text:p>0.56430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8.6521">
            <text:p>88.6521</text:p>
          </table:table-cell>
          <table:table-cell office:value-type="float" office:value="0.47467">
            <text:p>0.47467</text:p>
          </table:table-cell>
          <table:table-cell office:value-type="float" office:value="179.525">
            <text:p>179.525</text:p>
          </table:table-cell>
          <table:table-cell office:value-type="float" office:value="0.56408">
            <text:p>0.5640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8.7625">
            <text:p>88.7625</text:p>
          </table:table-cell>
          <table:table-cell office:value-type="float" office:value="0.473038">
            <text:p>0.473038</text:p>
          </table:table-cell>
          <table:table-cell office:value-type="float" office:value="179.527">
            <text:p>179.527</text:p>
          </table:table-cell>
          <table:table-cell office:value-type="float" office:value="0.56386">
            <text:p>0.5638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8.873">
            <text:p>88.873</text:p>
          </table:table-cell>
          <table:table-cell office:value-type="float" office:value="0.47139">
            <text:p>0.47139</text:p>
          </table:table-cell>
          <table:table-cell office:value-type="float" office:value="179.529">
            <text:p>179.529</text:p>
          </table:table-cell>
          <table:table-cell office:value-type="float" office:value="0.563638">
            <text:p>0.56363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8.9832">
            <text:p>88.9832</text:p>
          </table:table-cell>
          <table:table-cell office:value-type="float" office:value="0.469772">
            <text:p>0.469772</text:p>
          </table:table-cell>
          <table:table-cell office:value-type="float" office:value="179.53">
            <text:p>179.53</text:p>
          </table:table-cell>
          <table:table-cell office:value-type="float" office:value="0.563419">
            <text:p>0.56341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9.0945">
            <text:p>89.0945</text:p>
          </table:table-cell>
          <table:table-cell office:value-type="float" office:value="0.467941">
            <text:p>0.467941</text:p>
          </table:table-cell>
          <table:table-cell office:value-type="float" office:value="179.532">
            <text:p>179.532</text:p>
          </table:table-cell>
          <table:table-cell office:value-type="float" office:value="0.563172">
            <text:p>0.56317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9.2051">
            <text:p>89.2051</text:p>
          </table:table-cell>
          <table:table-cell office:value-type="float" office:value="0.466141">
            <text:p>0.466141</text:p>
          </table:table-cell>
          <table:table-cell office:value-type="float" office:value="179.534">
            <text:p>179.534</text:p>
          </table:table-cell>
          <table:table-cell office:value-type="float" office:value="0.562929">
            <text:p>0.56292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9.3179">
            <text:p>89.3179</text:p>
          </table:table-cell>
          <table:table-cell office:value-type="float" office:value="0.464432">
            <text:p>0.464432</text:p>
          </table:table-cell>
          <table:table-cell office:value-type="float" office:value="179.536">
            <text:p>179.536</text:p>
          </table:table-cell>
          <table:table-cell office:value-type="float" office:value="0.562698">
            <text:p>0.56269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9.4292">
            <text:p>89.4292</text:p>
          </table:table-cell>
          <table:table-cell office:value-type="float" office:value="0.462601">
            <text:p>0.462601</text:p>
          </table:table-cell>
          <table:table-cell office:value-type="float" office:value="179.537">
            <text:p>179.537</text:p>
          </table:table-cell>
          <table:table-cell office:value-type="float" office:value="0.562451">
            <text:p>0.56245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9.54">
            <text:p>89.54</text:p>
          </table:table-cell>
          <table:table-cell office:value-type="float" office:value="0.460709">
            <text:p>0.460709</text:p>
          </table:table-cell>
          <table:table-cell office:value-type="float" office:value="179.539">
            <text:p>179.539</text:p>
          </table:table-cell>
          <table:table-cell office:value-type="float" office:value="0.562196">
            <text:p>0.56219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9.6509">
            <text:p>89.6509</text:p>
          </table:table-cell>
          <table:table-cell office:value-type="float" office:value="0.458755">
            <text:p>0.458755</text:p>
          </table:table-cell>
          <table:table-cell office:value-type="float" office:value="179.541">
            <text:p>179.541</text:p>
          </table:table-cell>
          <table:table-cell office:value-type="float" office:value="0.561932">
            <text:p>0.56193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9.7625">
            <text:p>89.7625</text:p>
          </table:table-cell>
          <table:table-cell office:value-type="float" office:value="0.457062">
            <text:p>0.457062</text:p>
          </table:table-cell>
          <table:table-cell office:value-type="float" office:value="179.543">
            <text:p>179.543</text:p>
          </table:table-cell>
          <table:table-cell office:value-type="float" office:value="0.561703">
            <text:p>0.56170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9.873">
            <text:p>89.873</text:p>
          </table:table-cell>
          <table:table-cell office:value-type="float" office:value="0.45517">
            <text:p>0.45517</text:p>
          </table:table-cell>
          <table:table-cell office:value-type="float" office:value="179.545">
            <text:p>179.545</text:p>
          </table:table-cell>
          <table:table-cell office:value-type="float" office:value="0.561448">
            <text:p>0.56144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89.9839">
            <text:p>89.9839</text:p>
          </table:table-cell>
          <table:table-cell office:value-type="float" office:value="0.453522">
            <text:p>0.453522</text:p>
          </table:table-cell>
          <table:table-cell office:value-type="float" office:value="179.546">
            <text:p>179.546</text:p>
          </table:table-cell>
          <table:table-cell office:value-type="float" office:value="0.561225">
            <text:p>0.5612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0.095">
            <text:p>90.095</text:p>
          </table:table-cell>
          <table:table-cell office:value-type="float" office:value="0.451767">
            <text:p>0.451767</text:p>
          </table:table-cell>
          <table:table-cell office:value-type="float" office:value="179.548">
            <text:p>179.548</text:p>
          </table:table-cell>
          <table:table-cell office:value-type="float" office:value="0.560989">
            <text:p>0.56098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0.2061">
            <text:p>90.2061</text:p>
          </table:table-cell>
          <table:table-cell office:value-type="float" office:value="0.449936">
            <text:p>0.449936</text:p>
          </table:table-cell>
          <table:table-cell office:value-type="float" office:value="179.55">
            <text:p>179.55</text:p>
          </table:table-cell>
          <table:table-cell office:value-type="float" office:value="0.560741">
            <text:p>0.56074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0.3171">
            <text:p>90.3171</text:p>
          </table:table-cell>
          <table:table-cell office:value-type="float" office:value="0.448074">
            <text:p>0.448074</text:p>
          </table:table-cell>
          <table:table-cell office:value-type="float" office:value="179.552">
            <text:p>179.552</text:p>
          </table:table-cell>
          <table:table-cell office:value-type="float" office:value="0.56049">
            <text:p>0.5604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0.4272">
            <text:p>90.4272</text:p>
          </table:table-cell>
          <table:table-cell office:value-type="float" office:value="0.446472">
            <text:p>0.446472</text:p>
          </table:table-cell>
          <table:table-cell office:value-type="float" office:value="179.554">
            <text:p>179.554</text:p>
          </table:table-cell>
          <table:table-cell office:value-type="float" office:value="0.560274">
            <text:p>0.56027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0.5369">
            <text:p>90.5369</text:p>
          </table:table-cell>
          <table:table-cell office:value-type="float" office:value="0.444717">
            <text:p>0.444717</text:p>
          </table:table-cell>
          <table:table-cell office:value-type="float" office:value="179.555">
            <text:p>179.555</text:p>
          </table:table-cell>
          <table:table-cell office:value-type="float" office:value="0.560037">
            <text:p>0.56003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0.6475">
            <text:p>90.6475</text:p>
          </table:table-cell>
          <table:table-cell office:value-type="float" office:value="0.443283">
            <text:p>0.443283</text:p>
          </table:table-cell>
          <table:table-cell office:value-type="float" office:value="179.557">
            <text:p>179.557</text:p>
          </table:table-cell>
          <table:table-cell office:value-type="float" office:value="0.559843">
            <text:p>0.55984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0.7595">
            <text:p>90.7595</text:p>
          </table:table-cell>
          <table:table-cell office:value-type="float" office:value="0.441635">
            <text:p>0.441635</text:p>
          </table:table-cell>
          <table:table-cell office:value-type="float" office:value="179.558">
            <text:p>179.558</text:p>
          </table:table-cell>
          <table:table-cell office:value-type="float" office:value="0.559621">
            <text:p>0.55962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0.8708">
            <text:p>90.8708</text:p>
          </table:table-cell>
          <table:table-cell office:value-type="float" office:value="0.440109">
            <text:p>0.440109</text:p>
          </table:table-cell>
          <table:table-cell office:value-type="float" office:value="179.56">
            <text:p>179.56</text:p>
          </table:table-cell>
          <table:table-cell office:value-type="float" office:value="0.559415">
            <text:p>0.55941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0.9817">
            <text:p>90.9817</text:p>
          </table:table-cell>
          <table:table-cell office:value-type="float" office:value="0.438644">
            <text:p>0.438644</text:p>
          </table:table-cell>
          <table:table-cell office:value-type="float" office:value="179.561">
            <text:p>179.561</text:p>
          </table:table-cell>
          <table:table-cell office:value-type="float" office:value="0.559217">
            <text:p>0.55921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1.093">
            <text:p>91.093</text:p>
          </table:table-cell>
          <table:table-cell office:value-type="float" office:value="0.437286">
            <text:p>0.437286</text:p>
          </table:table-cell>
          <table:table-cell office:value-type="float" office:value="179.563">
            <text:p>179.563</text:p>
          </table:table-cell>
          <table:table-cell office:value-type="float" office:value="0.559034">
            <text:p>0.55903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1.2041">
            <text:p>91.2041</text:p>
          </table:table-cell>
          <table:table-cell office:value-type="float" office:value="0.436005">
            <text:p>0.436005</text:p>
          </table:table-cell>
          <table:table-cell office:value-type="float" office:value="179.564">
            <text:p>179.564</text:p>
          </table:table-cell>
          <table:table-cell office:value-type="float" office:value="0.558861">
            <text:p>0.55886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1.3162">
            <text:p>91.3162</text:p>
          </table:table-cell>
          <table:table-cell office:value-type="float" office:value="0.434906">
            <text:p>0.434906</text:p>
          </table:table-cell>
          <table:table-cell office:value-type="float" office:value="179.565">
            <text:p>179.565</text:p>
          </table:table-cell>
          <table:table-cell office:value-type="float" office:value="0.558712">
            <text:p>0.55871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1.429">
            <text:p>91.429</text:p>
          </table:table-cell>
          <table:table-cell office:value-type="float" office:value="0.433807">
            <text:p>0.433807</text:p>
          </table:table-cell>
          <table:table-cell office:value-type="float" office:value="179.566">
            <text:p>179.566</text:p>
          </table:table-cell>
          <table:table-cell office:value-type="float" office:value="0.558564">
            <text:p>0.55856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1.5396">
            <text:p>91.5396</text:p>
          </table:table-cell>
          <table:table-cell office:value-type="float" office:value="0.432892">
            <text:p>0.432892</text:p>
          </table:table-cell>
          <table:table-cell office:value-type="float" office:value="179.567">
            <text:p>179.567</text:p>
          </table:table-cell>
          <table:table-cell office:value-type="float" office:value="0.55844">
            <text:p>0.5584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1.6499">
            <text:p>91.6499</text:p>
          </table:table-cell>
          <table:table-cell office:value-type="float" office:value="0.432098">
            <text:p>0.432098</text:p>
          </table:table-cell>
          <table:table-cell office:value-type="float" office:value="179.568">
            <text:p>179.568</text:p>
          </table:table-cell>
          <table:table-cell office:value-type="float" office:value="0.558333">
            <text:p>0.55833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1.7607">
            <text:p>91.7607</text:p>
          </table:table-cell>
          <table:table-cell office:value-type="float" office:value="0.431305">
            <text:p>0.431305</text:p>
          </table:table-cell>
          <table:table-cell office:value-type="float" office:value="179.569">
            <text:p>179.569</text:p>
          </table:table-cell>
          <table:table-cell office:value-type="float" office:value="0.558226">
            <text:p>0.55822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1.8706">
            <text:p>91.8706</text:p>
          </table:table-cell>
          <table:table-cell office:value-type="float" office:value="0.430756">
            <text:p>0.430756</text:p>
          </table:table-cell>
          <table:table-cell office:value-type="float" office:value="179.569">
            <text:p>179.569</text:p>
          </table:table-cell>
          <table:table-cell office:value-type="float" office:value="0.558152">
            <text:p>0.55815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1.9819">
            <text:p>91.9819</text:p>
          </table:table-cell>
          <table:table-cell office:value-type="float" office:value="0.430099">
            <text:p>0.430099</text:p>
          </table:table-cell>
          <table:table-cell office:value-type="float" office:value="179.57">
            <text:p>179.57</text:p>
          </table:table-cell>
          <table:table-cell office:value-type="float" office:value="0.558063">
            <text:p>0.55806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2.093">
            <text:p>92.093</text:p>
          </table:table-cell>
          <table:table-cell office:value-type="float" office:value="0.429855">
            <text:p>0.429855</text:p>
          </table:table-cell>
          <table:table-cell office:value-type="float" office:value="179.57">
            <text:p>179.57</text:p>
          </table:table-cell>
          <table:table-cell office:value-type="float" office:value="0.55803">
            <text:p>0.5580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2.2046">
            <text:p>92.2046</text:p>
          </table:table-cell>
          <table:table-cell office:value-type="float" office:value="0.429672">
            <text:p>0.429672</text:p>
          </table:table-cell>
          <table:table-cell office:value-type="float" office:value="179.57">
            <text:p>179.57</text:p>
          </table:table-cell>
          <table:table-cell office:value-type="float" office:value="0.558006">
            <text:p>0.55800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2.3147">
            <text:p>92.3147</text:p>
          </table:table-cell>
          <table:table-cell office:value-type="float" office:value="0.429428">
            <text:p>0.429428</text:p>
          </table:table-cell>
          <table:table-cell office:value-type="float" office:value="179.571">
            <text:p>179.571</text:p>
          </table:table-cell>
          <table:table-cell office:value-type="float" office:value="0.557973">
            <text:p>0.55797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2.4265">
            <text:p>92.4265</text:p>
          </table:table-cell>
          <table:table-cell office:value-type="float" office:value="0.429535">
            <text:p>0.429535</text:p>
          </table:table-cell>
          <table:table-cell office:value-type="float" office:value="179.57">
            <text:p>179.57</text:p>
          </table:table-cell>
          <table:table-cell office:value-type="float" office:value="0.557987">
            <text:p>0.55798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2.5427">
            <text:p>92.5427</text:p>
          </table:table-cell>
          <table:table-cell office:value-type="float" office:value="0.429596">
            <text:p>0.429596</text:p>
          </table:table-cell>
          <table:table-cell office:value-type="float" office:value="179.57">
            <text:p>179.57</text:p>
          </table:table-cell>
          <table:table-cell office:value-type="float" office:value="0.557995">
            <text:p>0.55799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2.6558">
            <text:p>92.6558</text:p>
          </table:table-cell>
          <table:table-cell office:value-type="float" office:value="0.429733">
            <text:p>0.429733</text:p>
          </table:table-cell>
          <table:table-cell office:value-type="float" office:value="179.57">
            <text:p>179.57</text:p>
          </table:table-cell>
          <table:table-cell office:value-type="float" office:value="0.558014">
            <text:p>0.55801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2.7673">
            <text:p>92.7673</text:p>
          </table:table-cell>
          <table:table-cell office:value-type="float" office:value="0.430023">
            <text:p>0.430023</text:p>
          </table:table-cell>
          <table:table-cell office:value-type="float" office:value="179.57">
            <text:p>179.57</text:p>
          </table:table-cell>
          <table:table-cell office:value-type="float" office:value="0.558053">
            <text:p>0.55805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2.8767">
            <text:p>92.8767</text:p>
          </table:table-cell>
          <table:table-cell office:value-type="float" office:value="0.430573">
            <text:p>0.430573</text:p>
          </table:table-cell>
          <table:table-cell office:value-type="float" office:value="179.569">
            <text:p>179.569</text:p>
          </table:table-cell>
          <table:table-cell office:value-type="float" office:value="0.558127">
            <text:p>0.55812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2.9868">
            <text:p>92.9868</text:p>
          </table:table-cell>
          <table:table-cell office:value-type="float" office:value="0.431152">
            <text:p>0.431152</text:p>
          </table:table-cell>
          <table:table-cell office:value-type="float" office:value="179.569">
            <text:p>179.569</text:p>
          </table:table-cell>
          <table:table-cell office:value-type="float" office:value="0.558206">
            <text:p>0.55820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3.0969">
            <text:p>93.0969</text:p>
          </table:table-cell>
          <table:table-cell office:value-type="float" office:value="0.431824">
            <text:p>0.431824</text:p>
          </table:table-cell>
          <table:table-cell office:value-type="float" office:value="179.568">
            <text:p>179.568</text:p>
          </table:table-cell>
          <table:table-cell office:value-type="float" office:value="0.558296">
            <text:p>0.55829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3.2075">
            <text:p>93.2075</text:p>
          </table:table-cell>
          <table:table-cell office:value-type="float" office:value="0.432617">
            <text:p>0.432617</text:p>
          </table:table-cell>
          <table:table-cell office:value-type="float" office:value="179.567">
            <text:p>179.567</text:p>
          </table:table-cell>
          <table:table-cell office:value-type="float" office:value="0.558403">
            <text:p>0.55840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3.3186">
            <text:p>93.3186</text:p>
          </table:table-cell>
          <table:table-cell office:value-type="float" office:value="0.433411">
            <text:p>0.433411</text:p>
          </table:table-cell>
          <table:table-cell office:value-type="float" office:value="179.567">
            <text:p>179.567</text:p>
          </table:table-cell>
          <table:table-cell office:value-type="float" office:value="0.55851">
            <text:p>0.5585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3.4314">
            <text:p>93.4314</text:p>
          </table:table-cell>
          <table:table-cell office:value-type="float" office:value="0.434387">
            <text:p>0.434387</text:p>
          </table:table-cell>
          <table:table-cell office:value-type="float" office:value="179.566">
            <text:p>179.566</text:p>
          </table:table-cell>
          <table:table-cell office:value-type="float" office:value="0.558642">
            <text:p>0.55864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3.5432">
            <text:p>93.5432</text:p>
          </table:table-cell>
          <table:table-cell office:value-type="float" office:value="0.435608">
            <text:p>0.435608</text:p>
          </table:table-cell>
          <table:table-cell office:value-type="float" office:value="179.564">
            <text:p>179.564</text:p>
          </table:table-cell>
          <table:table-cell office:value-type="float" office:value="0.558807">
            <text:p>0.55880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3.6536">
            <text:p>93.6536</text:p>
          </table:table-cell>
          <table:table-cell office:value-type="float" office:value="0.436829">
            <text:p>0.436829</text:p>
          </table:table-cell>
          <table:table-cell office:value-type="float" office:value="179.563">
            <text:p>179.563</text:p>
          </table:table-cell>
          <table:table-cell office:value-type="float" office:value="0.558972">
            <text:p>0.55897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3.7639">
            <text:p>93.7639</text:p>
          </table:table-cell>
          <table:table-cell office:value-type="float" office:value="0.43811">
            <text:p>0.43811</text:p>
          </table:table-cell>
          <table:table-cell office:value-type="float" office:value="179.562">
            <text:p>179.562</text:p>
          </table:table-cell>
          <table:table-cell office:value-type="float" office:value="0.559145">
            <text:p>0.55914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3.8738">
            <text:p>93.8738</text:p>
          </table:table-cell>
          <table:table-cell office:value-type="float" office:value="0.439575">
            <text:p>0.439575</text:p>
          </table:table-cell>
          <table:table-cell office:value-type="float" office:value="179.56">
            <text:p>179.56</text:p>
          </table:table-cell>
          <table:table-cell office:value-type="float" office:value="0.559343">
            <text:p>0.55934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3.9844">
            <text:p>93.9844</text:p>
          </table:table-cell>
          <table:table-cell office:value-type="float" office:value="0.441055">
            <text:p>0.441055</text:p>
          </table:table-cell>
          <table:table-cell office:value-type="float" office:value="179.559">
            <text:p>179.559</text:p>
          </table:table-cell>
          <table:table-cell office:value-type="float" office:value="0.559542">
            <text:p>0.55954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4.0967">
            <text:p>94.0967</text:p>
          </table:table-cell>
          <table:table-cell office:value-type="float" office:value="0.442566">
            <text:p>0.442566</text:p>
          </table:table-cell>
          <table:table-cell office:value-type="float" office:value="179.557">
            <text:p>179.557</text:p>
          </table:table-cell>
          <table:table-cell office:value-type="float" office:value="0.559746">
            <text:p>0.55974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4.2073">
            <text:p>94.2073</text:p>
          </table:table-cell>
          <table:table-cell office:value-type="float" office:value="0.444275">
            <text:p>0.444275</text:p>
          </table:table-cell>
          <table:table-cell office:value-type="float" office:value="179.556">
            <text:p>179.556</text:p>
          </table:table-cell>
          <table:table-cell office:value-type="float" office:value="0.559977">
            <text:p>0.55997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4.3193">
            <text:p>94.3193</text:p>
          </table:table-cell>
          <table:table-cell office:value-type="float" office:value="0.445984">
            <text:p>0.445984</text:p>
          </table:table-cell>
          <table:table-cell office:value-type="float" office:value="179.554">
            <text:p>179.554</text:p>
          </table:table-cell>
          <table:table-cell office:value-type="float" office:value="0.560208">
            <text:p>0.56020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4.4304">
            <text:p>94.4304</text:p>
          </table:table-cell>
          <table:table-cell office:value-type="float" office:value="0.447922">
            <text:p>0.447922</text:p>
          </table:table-cell>
          <table:table-cell office:value-type="float" office:value="179.552">
            <text:p>179.552</text:p>
          </table:table-cell>
          <table:table-cell office:value-type="float" office:value="0.560469">
            <text:p>0.56046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4.5415">
            <text:p>94.5415</text:p>
          </table:table-cell>
          <table:table-cell office:value-type="float" office:value="0.449646">
            <text:p>0.449646</text:p>
          </table:table-cell>
          <table:table-cell office:value-type="float" office:value="179.55">
            <text:p>179.55</text:p>
          </table:table-cell>
          <table:table-cell office:value-type="float" office:value="0.560702">
            <text:p>0.56070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4.6516">
            <text:p>94.6516</text:p>
          </table:table-cell>
          <table:table-cell office:value-type="float" office:value="0.451599">
            <text:p>0.451599</text:p>
          </table:table-cell>
          <table:table-cell office:value-type="float" office:value="179.548">
            <text:p>179.548</text:p>
          </table:table-cell>
          <table:table-cell office:value-type="float" office:value="0.560966">
            <text:p>0.56096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4.7629">
            <text:p>94.7629</text:p>
          </table:table-cell>
          <table:table-cell office:value-type="float" office:value="0.453568">
            <text:p>0.453568</text:p>
          </table:table-cell>
          <table:table-cell office:value-type="float" office:value="179.546">
            <text:p>179.546</text:p>
          </table:table-cell>
          <table:table-cell office:value-type="float" office:value="0.561232">
            <text:p>0.56123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4.8721">
            <text:p>94.8721</text:p>
          </table:table-cell>
          <table:table-cell office:value-type="float" office:value="0.455429">
            <text:p>0.455429</text:p>
          </table:table-cell>
          <table:table-cell office:value-type="float" office:value="179.545">
            <text:p>179.545</text:p>
          </table:table-cell>
          <table:table-cell office:value-type="float" office:value="0.561483">
            <text:p>0.56148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4.9829">
            <text:p>94.9829</text:p>
          </table:table-cell>
          <table:table-cell office:value-type="float" office:value="0.457321">
            <text:p>0.457321</text:p>
          </table:table-cell>
          <table:table-cell office:value-type="float" office:value="179.543">
            <text:p>179.543</text:p>
          </table:table-cell>
          <table:table-cell office:value-type="float" office:value="0.561738">
            <text:p>0.56173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5.093">
            <text:p>95.093</text:p>
          </table:table-cell>
          <table:table-cell office:value-type="float" office:value="0.459244">
            <text:p>0.459244</text:p>
          </table:table-cell>
          <table:table-cell office:value-type="float" office:value="179.541">
            <text:p>179.541</text:p>
          </table:table-cell>
          <table:table-cell office:value-type="float" office:value="0.561998">
            <text:p>0.56199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5.2034">
            <text:p>95.2034</text:p>
          </table:table-cell>
          <table:table-cell office:value-type="float" office:value="0.461029">
            <text:p>0.461029</text:p>
          </table:table-cell>
          <table:table-cell office:value-type="float" office:value="179.539">
            <text:p>179.539</text:p>
          </table:table-cell>
          <table:table-cell office:value-type="float" office:value="0.562239">
            <text:p>0.56223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5.3145">
            <text:p>95.3145</text:p>
          </table:table-cell>
          <table:table-cell office:value-type="float" office:value="0.463104">
            <text:p>0.463104</text:p>
          </table:table-cell>
          <table:table-cell office:value-type="float" office:value="179.537">
            <text:p>179.537</text:p>
          </table:table-cell>
          <table:table-cell office:value-type="float" office:value="0.562519">
            <text:p>0.56251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5.4268">
            <text:p>95.4268</text:p>
          </table:table-cell>
          <table:table-cell office:value-type="float" office:value="0.465179">
            <text:p>0.465179</text:p>
          </table:table-cell>
          <table:table-cell office:value-type="float" office:value="179.535">
            <text:p>179.535</text:p>
          </table:table-cell>
          <table:table-cell office:value-type="float" office:value="0.562799">
            <text:p>0.56279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5.5383">
            <text:p>95.5383</text:p>
          </table:table-cell>
          <table:table-cell office:value-type="float" office:value="0.467194">
            <text:p>0.467194</text:p>
          </table:table-cell>
          <table:table-cell office:value-type="float" office:value="179.533">
            <text:p>179.533</text:p>
          </table:table-cell>
          <table:table-cell office:value-type="float" office:value="0.563071">
            <text:p>0.56307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5.6489">
            <text:p>95.6489</text:p>
          </table:table-cell>
          <table:table-cell office:value-type="float" office:value="0.469284">
            <text:p>0.469284</text:p>
          </table:table-cell>
          <table:table-cell office:value-type="float" office:value="179.531">
            <text:p>179.531</text:p>
          </table:table-cell>
          <table:table-cell office:value-type="float" office:value="0.563353">
            <text:p>0.56335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5.7588">
            <text:p>95.7588</text:p>
          </table:table-cell>
          <table:table-cell office:value-type="float" office:value="0.471359">
            <text:p>0.471359</text:p>
          </table:table-cell>
          <table:table-cell office:value-type="float" office:value="179.529">
            <text:p>179.529</text:p>
          </table:table-cell>
          <table:table-cell office:value-type="float" office:value="0.563634">
            <text:p>0.56363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5.8684">
            <text:p>95.8684</text:p>
          </table:table-cell>
          <table:table-cell office:value-type="float" office:value="0.473267">
            <text:p>0.473267</text:p>
          </table:table-cell>
          <table:table-cell office:value-type="float" office:value="179.527">
            <text:p>179.527</text:p>
          </table:table-cell>
          <table:table-cell office:value-type="float" office:value="0.563891">
            <text:p>0.56389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5.978">
            <text:p>95.978</text:p>
          </table:table-cell>
          <table:table-cell office:value-type="float" office:value="0.475098">
            <text:p>0.475098</text:p>
          </table:table-cell>
          <table:table-cell office:value-type="float" office:value="179.525">
            <text:p>179.525</text:p>
          </table:table-cell>
          <table:table-cell office:value-type="float" office:value="0.564138">
            <text:p>0.56413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6.0879">
            <text:p>96.0879</text:p>
          </table:table-cell>
          <table:table-cell office:value-type="float" office:value="0.476883">
            <text:p>0.476883</text:p>
          </table:table-cell>
          <table:table-cell office:value-type="float" office:value="179.523">
            <text:p>179.523</text:p>
          </table:table-cell>
          <table:table-cell office:value-type="float" office:value="0.564379">
            <text:p>0.56437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6.198">
            <text:p>96.198</text:p>
          </table:table-cell>
          <table:table-cell office:value-type="float" office:value="0.478836">
            <text:p>0.478836</text:p>
          </table:table-cell>
          <table:table-cell office:value-type="float" office:value="179.521">
            <text:p>179.521</text:p>
          </table:table-cell>
          <table:table-cell office:value-type="float" office:value="0.564643">
            <text:p>0.56464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6.3093">
            <text:p>96.3093</text:p>
          </table:table-cell>
          <table:table-cell office:value-type="float" office:value="0.480606">
            <text:p>0.480606</text:p>
          </table:table-cell>
          <table:table-cell office:value-type="float" office:value="179.519">
            <text:p>179.519</text:p>
          </table:table-cell>
          <table:table-cell office:value-type="float" office:value="0.564882">
            <text:p>0.56488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6.4192">
            <text:p>96.4192</text:p>
          </table:table-cell>
          <table:table-cell office:value-type="float" office:value="0.482361">
            <text:p>0.482361</text:p>
          </table:table-cell>
          <table:table-cell office:value-type="float" office:value="179.518">
            <text:p>179.518</text:p>
          </table:table-cell>
          <table:table-cell office:value-type="float" office:value="0.565119">
            <text:p>0.56511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6.5225">
            <text:p>96.5225</text:p>
          </table:table-cell>
          <table:table-cell office:value-type="float" office:value="0.4841">
            <text:p>0.4841</text:p>
          </table:table-cell>
          <table:table-cell office:value-type="float" office:value="179.516">
            <text:p>179.516</text:p>
          </table:table-cell>
          <table:table-cell office:value-type="float" office:value="0.565354">
            <text:p>0.56535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6.6436">
            <text:p>96.6436</text:p>
          </table:table-cell>
          <table:table-cell office:value-type="float" office:value="0.485901">
            <text:p>0.485901</text:p>
          </table:table-cell>
          <table:table-cell office:value-type="float" office:value="179.514">
            <text:p>179.514</text:p>
          </table:table-cell>
          <table:table-cell office:value-type="float" office:value="0.565597">
            <text:p>0.56559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6.7678">
            <text:p>96.7678</text:p>
          </table:table-cell>
          <table:table-cell office:value-type="float" office:value="0.487762">
            <text:p>0.487762</text:p>
          </table:table-cell>
          <table:table-cell office:value-type="float" office:value="179.512">
            <text:p>179.512</text:p>
          </table:table-cell>
          <table:table-cell office:value-type="float" office:value="0.565848">
            <text:p>0.56584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6.896">
            <text:p>96.896</text:p>
          </table:table-cell>
          <table:table-cell office:value-type="float" office:value="0.489761">
            <text:p>0.489761</text:p>
          </table:table-cell>
          <table:table-cell office:value-type="float" office:value="179.51">
            <text:p>179.51</text:p>
          </table:table-cell>
          <table:table-cell office:value-type="float" office:value="0.566118">
            <text:p>0.56611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7.0227">
            <text:p>97.0227</text:p>
          </table:table-cell>
          <table:table-cell office:value-type="float" office:value="0.491653">
            <text:p>0.491653</text:p>
          </table:table-cell>
          <table:table-cell office:value-type="float" office:value="179.508">
            <text:p>179.508</text:p>
          </table:table-cell>
          <table:table-cell office:value-type="float" office:value="0.566373">
            <text:p>0.56637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7.1311">
            <text:p>97.1311</text:p>
          </table:table-cell>
          <table:table-cell office:value-type="float" office:value="0.49324">
            <text:p>0.49324</text:p>
          </table:table-cell>
          <table:table-cell office:value-type="float" office:value="179.507">
            <text:p>179.507</text:p>
          </table:table-cell>
          <table:table-cell office:value-type="float" office:value="0.566587">
            <text:p>0.56658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7.2334">
            <text:p>97.2334</text:p>
          </table:table-cell>
          <table:table-cell office:value-type="float" office:value="0.494644">
            <text:p>0.494644</text:p>
          </table:table-cell>
          <table:table-cell office:value-type="float" office:value="179.505">
            <text:p>179.505</text:p>
          </table:table-cell>
          <table:table-cell office:value-type="float" office:value="0.566777">
            <text:p>0.56677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7.3442">
            <text:p>97.3442</text:p>
          </table:table-cell>
          <table:table-cell office:value-type="float" office:value="0.496109">
            <text:p>0.496109</text:p>
          </table:table-cell>
          <table:table-cell office:value-type="float" office:value="179.504">
            <text:p>179.504</text:p>
          </table:table-cell>
          <table:table-cell office:value-type="float" office:value="0.566975">
            <text:p>0.56697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7.4719">
            <text:p>97.4719</text:p>
          </table:table-cell>
          <table:table-cell office:value-type="float" office:value="0.49794">
            <text:p>0.49794</text:p>
          </table:table-cell>
          <table:table-cell office:value-type="float" office:value="179.502">
            <text:p>179.502</text:p>
          </table:table-cell>
          <table:table-cell office:value-type="float" office:value="0.567222">
            <text:p>0.56722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7.5767">
            <text:p>97.5767</text:p>
          </table:table-cell>
          <table:table-cell office:value-type="float" office:value="0.499283">
            <text:p>0.499283</text:p>
          </table:table-cell>
          <table:table-cell office:value-type="float" office:value="179.501">
            <text:p>179.501</text:p>
          </table:table-cell>
          <table:table-cell office:value-type="float" office:value="0.567403">
            <text:p>0.56740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7.6858">
            <text:p>97.6858</text:p>
          </table:table-cell>
          <table:table-cell office:value-type="float" office:value="0.500702">
            <text:p>0.500702</text:p>
          </table:table-cell>
          <table:table-cell office:value-type="float" office:value="179.499">
            <text:p>179.499</text:p>
          </table:table-cell>
          <table:table-cell office:value-type="float" office:value="0.567595">
            <text:p>0.56759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7.7983">
            <text:p>97.7983</text:p>
          </table:table-cell>
          <table:table-cell office:value-type="float" office:value="0.502243">
            <text:p>0.502243</text:p>
          </table:table-cell>
          <table:table-cell office:value-type="float" office:value="179.498">
            <text:p>179.498</text:p>
          </table:table-cell>
          <table:table-cell office:value-type="float" office:value="0.567803">
            <text:p>0.56780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7.9189">
            <text:p>97.9189</text:p>
          </table:table-cell>
          <table:table-cell office:value-type="float" office:value="0.50383">
            <text:p>0.50383</text:p>
          </table:table-cell>
          <table:table-cell office:value-type="float" office:value="179.496">
            <text:p>179.496</text:p>
          </table:table-cell>
          <table:table-cell office:value-type="float" office:value="0.568017">
            <text:p>0.56801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8.0461">
            <text:p>98.0461</text:p>
          </table:table-cell>
          <table:table-cell office:value-type="float" office:value="0.505554">
            <text:p>0.505554</text:p>
          </table:table-cell>
          <table:table-cell office:value-type="float" office:value="179.494">
            <text:p>179.494</text:p>
          </table:table-cell>
          <table:table-cell office:value-type="float" office:value="0.56825">
            <text:p>0.568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8.1667">
            <text:p>98.1667</text:p>
          </table:table-cell>
          <table:table-cell office:value-type="float" office:value="0.506958">
            <text:p>0.506958</text:p>
          </table:table-cell>
          <table:table-cell office:value-type="float" office:value="179.493">
            <text:p>179.493</text:p>
          </table:table-cell>
          <table:table-cell office:value-type="float" office:value="0.568439">
            <text:p>0.56843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8.2891">
            <text:p>98.2891</text:p>
          </table:table-cell>
          <table:table-cell office:value-type="float" office:value="0.508362">
            <text:p>0.508362</text:p>
          </table:table-cell>
          <table:table-cell office:value-type="float" office:value="179.492">
            <text:p>179.492</text:p>
          </table:table-cell>
          <table:table-cell office:value-type="float" office:value="0.568629">
            <text:p>0.56862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8.4167">
            <text:p>98.4167</text:p>
          </table:table-cell>
          <table:table-cell office:value-type="float" office:value="0.509842">
            <text:p>0.509842</text:p>
          </table:table-cell>
          <table:table-cell office:value-type="float" office:value="179.49">
            <text:p>179.49</text:p>
          </table:table-cell>
          <table:table-cell office:value-type="float" office:value="0.568829">
            <text:p>0.56882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8.5391">
            <text:p>98.5391</text:p>
          </table:table-cell>
          <table:table-cell office:value-type="float" office:value="0.511566">
            <text:p>0.511566</text:p>
          </table:table-cell>
          <table:table-cell office:value-type="float" office:value="179.488">
            <text:p>179.488</text:p>
          </table:table-cell>
          <table:table-cell office:value-type="float" office:value="0.569061">
            <text:p>0.56906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8.6489">
            <text:p>98.6489</text:p>
          </table:table-cell>
          <table:table-cell office:value-type="float" office:value="0.512924">
            <text:p>0.512924</text:p>
          </table:table-cell>
          <table:table-cell office:value-type="float" office:value="179.487">
            <text:p>179.487</text:p>
          </table:table-cell>
          <table:table-cell office:value-type="float" office:value="0.569245">
            <text:p>0.56924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8.7571">
            <text:p>98.7571</text:p>
          </table:table-cell>
          <table:table-cell office:value-type="float" office:value="0.514175">
            <text:p>0.514175</text:p>
          </table:table-cell>
          <table:table-cell office:value-type="float" office:value="179.486">
            <text:p>179.486</text:p>
          </table:table-cell>
          <table:table-cell office:value-type="float" office:value="0.569414">
            <text:p>0.56941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8.8806">
            <text:p>98.8806</text:p>
          </table:table-cell>
          <table:table-cell office:value-type="float" office:value="0.515411">
            <text:p>0.515411</text:p>
          </table:table-cell>
          <table:table-cell office:value-type="float" office:value="179.485">
            <text:p>179.485</text:p>
          </table:table-cell>
          <table:table-cell office:value-type="float" office:value="0.569581">
            <text:p>0.56958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8.9929">
            <text:p>98.9929</text:p>
          </table:table-cell>
          <table:table-cell office:value-type="float" office:value="0.516754">
            <text:p>0.516754</text:p>
          </table:table-cell>
          <table:table-cell office:value-type="float" office:value="179.483">
            <text:p>179.483</text:p>
          </table:table-cell>
          <table:table-cell office:value-type="float" office:value="0.569762">
            <text:p>0.56976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9.1077">
            <text:p>99.1077</text:p>
          </table:table-cell>
          <table:table-cell office:value-type="float" office:value="0.518066">
            <text:p>0.518066</text:p>
          </table:table-cell>
          <table:table-cell office:value-type="float" office:value="179.482">
            <text:p>179.482</text:p>
          </table:table-cell>
          <table:table-cell office:value-type="float" office:value="0.569939">
            <text:p>0.56993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9.2288">
            <text:p>99.2288</text:p>
          </table:table-cell>
          <table:table-cell office:value-type="float" office:value="0.519577">
            <text:p>0.519577</text:p>
          </table:table-cell>
          <table:table-cell office:value-type="float" office:value="179.48">
            <text:p>179.48</text:p>
          </table:table-cell>
          <table:table-cell office:value-type="float" office:value="0.570143">
            <text:p>0.57014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9.3489">
            <text:p>99.3489</text:p>
          </table:table-cell>
          <table:table-cell office:value-type="float" office:value="0.52095">
            <text:p>0.52095</text:p>
          </table:table-cell>
          <table:table-cell office:value-type="float" office:value="179.479">
            <text:p>179.479</text:p>
          </table:table-cell>
          <table:table-cell office:value-type="float" office:value="0.570328">
            <text:p>0.57032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9.4709">
            <text:p>99.4709</text:p>
          </table:table-cell>
          <table:table-cell office:value-type="float" office:value="0.522293">
            <text:p>0.522293</text:p>
          </table:table-cell>
          <table:table-cell office:value-type="float" office:value="179.478">
            <text:p>179.478</text:p>
          </table:table-cell>
          <table:table-cell office:value-type="float" office:value="0.57051">
            <text:p>0.5705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9.5928">
            <text:p>99.5928</text:p>
          </table:table-cell>
          <table:table-cell office:value-type="float" office:value="0.523666">
            <text:p>0.523666</text:p>
          </table:table-cell>
          <table:table-cell office:value-type="float" office:value="179.476">
            <text:p>179.476</text:p>
          </table:table-cell>
          <table:table-cell office:value-type="float" office:value="0.570695">
            <text:p>0.57069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9.7129">
            <text:p>99.7129</text:p>
          </table:table-cell>
          <table:table-cell office:value-type="float" office:value="0.525131">
            <text:p>0.525131</text:p>
          </table:table-cell>
          <table:table-cell office:value-type="float" office:value="179.475">
            <text:p>179.475</text:p>
          </table:table-cell>
          <table:table-cell office:value-type="float" office:value="0.570893">
            <text:p>0.57089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9.8298">
            <text:p>99.8298</text:p>
          </table:table-cell>
          <table:table-cell office:value-type="float" office:value="0.526535">
            <text:p>0.526535</text:p>
          </table:table-cell>
          <table:table-cell office:value-type="float" office:value="179.473">
            <text:p>179.473</text:p>
          </table:table-cell>
          <table:table-cell office:value-type="float" office:value="0.571082">
            <text:p>0.57108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99.9434">
            <text:p>99.9434</text:p>
          </table:table-cell>
          <table:table-cell office:value-type="float" office:value="0.527939">
            <text:p>0.527939</text:p>
          </table:table-cell>
          <table:table-cell office:value-type="float" office:value="179.472">
            <text:p>179.472</text:p>
          </table:table-cell>
          <table:table-cell office:value-type="float" office:value="0.571272">
            <text:p>0.57127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0.046">
            <text:p>100.046</text:p>
          </table:table-cell>
          <table:table-cell office:value-type="float" office:value="0.529114">
            <text:p>0.529114</text:p>
          </table:table-cell>
          <table:table-cell office:value-type="float" office:value="179.471">
            <text:p>179.471</text:p>
          </table:table-cell>
          <table:table-cell office:value-type="float" office:value="0.57143">
            <text:p>0.5714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0.148">
            <text:p>100.148</text:p>
          </table:table-cell>
          <table:table-cell office:value-type="float" office:value="0.53035">
            <text:p>0.53035</text:p>
          </table:table-cell>
          <table:table-cell office:value-type="float" office:value="179.47">
            <text:p>179.47</text:p>
          </table:table-cell>
          <table:table-cell office:value-type="float" office:value="0.571597">
            <text:p>0.57159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0.252">
            <text:p>100.252</text:p>
          </table:table-cell>
          <table:table-cell office:value-type="float" office:value="0.531265">
            <text:p>0.531265</text:p>
          </table:table-cell>
          <table:table-cell office:value-type="float" office:value="179.469">
            <text:p>179.469</text:p>
          </table:table-cell>
          <table:table-cell office:value-type="float" office:value="0.571721">
            <text:p>0.57172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0.367">
            <text:p>100.367</text:p>
          </table:table-cell>
          <table:table-cell office:value-type="float" office:value="0.53244">
            <text:p>0.53244</text:p>
          </table:table-cell>
          <table:table-cell office:value-type="float" office:value="179.468">
            <text:p>179.468</text:p>
          </table:table-cell>
          <table:table-cell office:value-type="float" office:value="0.571879">
            <text:p>0.57187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0.496">
            <text:p>100.496</text:p>
          </table:table-cell>
          <table:table-cell office:value-type="float" office:value="0.533844">
            <text:p>0.533844</text:p>
          </table:table-cell>
          <table:table-cell office:value-type="float" office:value="179.466">
            <text:p>179.466</text:p>
          </table:table-cell>
          <table:table-cell office:value-type="float" office:value="0.572069">
            <text:p>0.57206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0.612">
            <text:p>100.612</text:p>
          </table:table-cell>
          <table:table-cell office:value-type="float" office:value="0.534958">
            <text:p>0.534958</text:p>
          </table:table-cell>
          <table:table-cell office:value-type="float" office:value="179.465">
            <text:p>179.465</text:p>
          </table:table-cell>
          <table:table-cell office:value-type="float" office:value="0.572219">
            <text:p>0.57221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0.714">
            <text:p>100.714</text:p>
          </table:table-cell>
          <table:table-cell office:value-type="float" office:value="0.535919">
            <text:p>0.535919</text:p>
          </table:table-cell>
          <table:table-cell office:value-type="float" office:value="179.464">
            <text:p>179.464</text:p>
          </table:table-cell>
          <table:table-cell office:value-type="float" office:value="0.572349">
            <text:p>0.57234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0.835">
            <text:p>100.835</text:p>
          </table:table-cell>
          <table:table-cell office:value-type="float" office:value="0.537094">
            <text:p>0.537094</text:p>
          </table:table-cell>
          <table:table-cell office:value-type="float" office:value="179.463">
            <text:p>179.463</text:p>
          </table:table-cell>
          <table:table-cell office:value-type="float" office:value="0.572508">
            <text:p>0.57250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0.962">
            <text:p>100.962</text:p>
          </table:table-cell>
          <table:table-cell office:value-type="float" office:value="0.538559">
            <text:p>0.538559</text:p>
          </table:table-cell>
          <table:table-cell office:value-type="float" office:value="179.461">
            <text:p>179.461</text:p>
          </table:table-cell>
          <table:table-cell office:value-type="float" office:value="0.572705">
            <text:p>0.57270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1.076">
            <text:p>101.076</text:p>
          </table:table-cell>
          <table:table-cell office:value-type="float" office:value="0.539841">
            <text:p>0.539841</text:p>
          </table:table-cell>
          <table:table-cell office:value-type="float" office:value="179.46">
            <text:p>179.46</text:p>
          </table:table-cell>
          <table:table-cell office:value-type="float" office:value="0.572878">
            <text:p>0.57287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1.197">
            <text:p>101.197</text:p>
          </table:table-cell>
          <table:table-cell office:value-type="float" office:value="0.541122">
            <text:p>0.541122</text:p>
          </table:table-cell>
          <table:table-cell office:value-type="float" office:value="179.459">
            <text:p>179.459</text:p>
          </table:table-cell>
          <table:table-cell office:value-type="float" office:value="0.573052">
            <text:p>0.57305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1.315">
            <text:p>101.315</text:p>
          </table:table-cell>
          <table:table-cell office:value-type="float" office:value="0.542038">
            <text:p>0.542038</text:p>
          </table:table-cell>
          <table:table-cell office:value-type="float" office:value="179.458">
            <text:p>179.458</text:p>
          </table:table-cell>
          <table:table-cell office:value-type="float" office:value="0.573175">
            <text:p>0.57317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1.438">
            <text:p>101.438</text:p>
          </table:table-cell>
          <table:table-cell office:value-type="float" office:value="0.543182">
            <text:p>0.543182</text:p>
          </table:table-cell>
          <table:table-cell office:value-type="float" office:value="179.457">
            <text:p>179.457</text:p>
          </table:table-cell>
          <table:table-cell office:value-type="float" office:value="0.57333">
            <text:p>0.5733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1.551">
            <text:p>101.551</text:p>
          </table:table-cell>
          <table:table-cell office:value-type="float" office:value="0.544174">
            <text:p>0.544174</text:p>
          </table:table-cell>
          <table:table-cell office:value-type="float" office:value="179.456">
            <text:p>179.456</text:p>
          </table:table-cell>
          <table:table-cell office:value-type="float" office:value="0.573463">
            <text:p>0.57346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1.68">
            <text:p>101.68</text:p>
          </table:table-cell>
          <table:table-cell office:value-type="float" office:value="0.545273">
            <text:p>0.545273</text:p>
          </table:table-cell>
          <table:table-cell office:value-type="float" office:value="179.455">
            <text:p>179.455</text:p>
          </table:table-cell>
          <table:table-cell office:value-type="float" office:value="0.573612">
            <text:p>0.57361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1.802">
            <text:p>101.802</text:p>
          </table:table-cell>
          <table:table-cell office:value-type="float" office:value="0.546173">
            <text:p>0.546173</text:p>
          </table:table-cell>
          <table:table-cell office:value-type="float" office:value="179.454">
            <text:p>179.454</text:p>
          </table:table-cell>
          <table:table-cell office:value-type="float" office:value="0.573733">
            <text:p>0.57373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1.924">
            <text:p>101.924</text:p>
          </table:table-cell>
          <table:table-cell office:value-type="float" office:value="0.547226">
            <text:p>0.547226</text:p>
          </table:table-cell>
          <table:table-cell office:value-type="float" office:value="179.453">
            <text:p>179.453</text:p>
          </table:table-cell>
          <table:table-cell office:value-type="float" office:value="0.573875">
            <text:p>0.57387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2.025">
            <text:p>102.025</text:p>
          </table:table-cell>
          <table:table-cell office:value-type="float" office:value="0.548294">
            <text:p>0.548294</text:p>
          </table:table-cell>
          <table:table-cell office:value-type="float" office:value="179.452">
            <text:p>179.452</text:p>
          </table:table-cell>
          <table:table-cell office:value-type="float" office:value="0.57402">
            <text:p>0.5740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2.127">
            <text:p>102.127</text:p>
          </table:table-cell>
          <table:table-cell office:value-type="float" office:value="0.549088">
            <text:p>0.549088</text:p>
          </table:table-cell>
          <table:table-cell office:value-type="float" office:value="179.451">
            <text:p>179.451</text:p>
          </table:table-cell>
          <table:table-cell office:value-type="float" office:value="0.574127">
            <text:p>0.57412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2.236">
            <text:p>102.236</text:p>
          </table:table-cell>
          <table:table-cell office:value-type="float" office:value="0.550003">
            <text:p>0.550003</text:p>
          </table:table-cell>
          <table:table-cell office:value-type="float" office:value="179.45">
            <text:p>179.45</text:p>
          </table:table-cell>
          <table:table-cell office:value-type="float" office:value="0.57425">
            <text:p>0.574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2.358">
            <text:p>102.358</text:p>
          </table:table-cell>
          <table:table-cell office:value-type="float" office:value="0.551102">
            <text:p>0.551102</text:p>
          </table:table-cell>
          <table:table-cell office:value-type="float" office:value="179.449">
            <text:p>179.449</text:p>
          </table:table-cell>
          <table:table-cell office:value-type="float" office:value="0.574399">
            <text:p>0.57439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2.478">
            <text:p>102.478</text:p>
          </table:table-cell>
          <table:table-cell office:value-type="float" office:value="0.552109">
            <text:p>0.552109</text:p>
          </table:table-cell>
          <table:table-cell office:value-type="float" office:value="179.448">
            <text:p>179.448</text:p>
          </table:table-cell>
          <table:table-cell office:value-type="float" office:value="0.574535">
            <text:p>0.57453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2.585">
            <text:p>102.585</text:p>
          </table:table-cell>
          <table:table-cell office:value-type="float" office:value="0.552933">
            <text:p>0.552933</text:p>
          </table:table-cell>
          <table:table-cell office:value-type="float" office:value="179.447">
            <text:p>179.447</text:p>
          </table:table-cell>
          <table:table-cell office:value-type="float" office:value="0.574646">
            <text:p>0.57464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2.692">
            <text:p>102.692</text:p>
          </table:table-cell>
          <table:table-cell office:value-type="float" office:value="0.553818">
            <text:p>0.553818</text:p>
          </table:table-cell>
          <table:table-cell office:value-type="float" office:value="179.446">
            <text:p>179.446</text:p>
          </table:table-cell>
          <table:table-cell office:value-type="float" office:value="0.574765">
            <text:p>0.5747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2.798">
            <text:p>102.798</text:p>
          </table:table-cell>
          <table:table-cell office:value-type="float" office:value="0.554596">
            <text:p>0.554596</text:p>
          </table:table-cell>
          <table:table-cell office:value-type="float" office:value="179.445">
            <text:p>179.445</text:p>
          </table:table-cell>
          <table:table-cell office:value-type="float" office:value="0.57487">
            <text:p>0.5748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2.9">
            <text:p>102.9</text:p>
          </table:table-cell>
          <table:table-cell office:value-type="float" office:value="0.555359">
            <text:p>0.555359</text:p>
          </table:table-cell>
          <table:table-cell office:value-type="float" office:value="179.445">
            <text:p>179.445</text:p>
          </table:table-cell>
          <table:table-cell office:value-type="float" office:value="0.574973">
            <text:p>0.57497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3.002">
            <text:p>103.002</text:p>
          </table:table-cell>
          <table:table-cell office:value-type="float" office:value="0.556061">
            <text:p>0.556061</text:p>
          </table:table-cell>
          <table:table-cell office:value-type="float" office:value="179.444">
            <text:p>179.444</text:p>
          </table:table-cell>
          <table:table-cell office:value-type="float" office:value="0.575068">
            <text:p>0.57506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3.103">
            <text:p>103.103</text:p>
          </table:table-cell>
          <table:table-cell office:value-type="float" office:value="0.556915">
            <text:p>0.556915</text:p>
          </table:table-cell>
          <table:table-cell office:value-type="float" office:value="179.443">
            <text:p>179.443</text:p>
          </table:table-cell>
          <table:table-cell office:value-type="float" office:value="0.575184">
            <text:p>0.57518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3.205">
            <text:p>103.205</text:p>
          </table:table-cell>
          <table:table-cell office:value-type="float" office:value="0.557465">
            <text:p>0.557465</text:p>
          </table:table-cell>
          <table:table-cell office:value-type="float" office:value="179.443">
            <text:p>179.443</text:p>
          </table:table-cell>
          <table:table-cell office:value-type="float" office:value="0.575258">
            <text:p>0.57525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3.315">
            <text:p>103.315</text:p>
          </table:table-cell>
          <table:table-cell office:value-type="float" office:value="0.558075">
            <text:p>0.558075</text:p>
          </table:table-cell>
          <table:table-cell office:value-type="float" office:value="179.442">
            <text:p>179.442</text:p>
          </table:table-cell>
          <table:table-cell office:value-type="float" office:value="0.57534">
            <text:p>0.5753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3.436">
            <text:p>103.436</text:p>
          </table:table-cell>
          <table:table-cell office:value-type="float" office:value="0.558868">
            <text:p>0.558868</text:p>
          </table:table-cell>
          <table:table-cell office:value-type="float" office:value="179.441">
            <text:p>179.441</text:p>
          </table:table-cell>
          <table:table-cell office:value-type="float" office:value="0.575447">
            <text:p>0.57544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3.563">
            <text:p>103.563</text:p>
          </table:table-cell>
          <table:table-cell office:value-type="float" office:value="0.559341">
            <text:p>0.559341</text:p>
          </table:table-cell>
          <table:table-cell office:value-type="float" office:value="179.441">
            <text:p>179.441</text:p>
          </table:table-cell>
          <table:table-cell office:value-type="float" office:value="0.575511">
            <text:p>0.57551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3.691">
            <text:p>103.691</text:p>
          </table:table-cell>
          <table:table-cell office:value-type="float" office:value="0.560013">
            <text:p>0.560013</text:p>
          </table:table-cell>
          <table:table-cell office:value-type="float" office:value="179.44">
            <text:p>179.44</text:p>
          </table:table-cell>
          <table:table-cell office:value-type="float" office:value="0.575602">
            <text:p>0.57560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3.8">
            <text:p>103.8</text:p>
          </table:table-cell>
          <table:table-cell office:value-type="float" office:value="0.560394">
            <text:p>0.560394</text:p>
          </table:table-cell>
          <table:table-cell office:value-type="float" office:value="179.44">
            <text:p>179.44</text:p>
          </table:table-cell>
          <table:table-cell office:value-type="float" office:value="0.575653">
            <text:p>0.57565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3.928">
            <text:p>103.928</text:p>
          </table:table-cell>
          <table:table-cell office:value-type="float" office:value="0.560944">
            <text:p>0.560944</text:p>
          </table:table-cell>
          <table:table-cell office:value-type="float" office:value="179.439">
            <text:p>179.439</text:p>
          </table:table-cell>
          <table:table-cell office:value-type="float" office:value="0.575727">
            <text:p>0.57572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4.041">
            <text:p>104.041</text:p>
          </table:table-cell>
          <table:table-cell office:value-type="float" office:value="0.561371">
            <text:p>0.561371</text:p>
          </table:table-cell>
          <table:table-cell office:value-type="float" office:value="179.439">
            <text:p>179.439</text:p>
          </table:table-cell>
          <table:table-cell office:value-type="float" office:value="0.575785">
            <text:p>0.57578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4.169">
            <text:p>104.169</text:p>
          </table:table-cell>
          <table:table-cell office:value-type="float" office:value="0.5616">
            <text:p>0.5616</text:p>
          </table:table-cell>
          <table:table-cell office:value-type="float" office:value="179.438">
            <text:p>179.438</text:p>
          </table:table-cell>
          <table:table-cell office:value-type="float" office:value="0.575816">
            <text:p>0.57581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4.276">
            <text:p>104.276</text:p>
          </table:table-cell>
          <table:table-cell office:value-type="float" office:value="0.561966">
            <text:p>0.561966</text:p>
          </table:table-cell>
          <table:table-cell office:value-type="float" office:value="179.438">
            <text:p>179.438</text:p>
          </table:table-cell>
          <table:table-cell office:value-type="float" office:value="0.575865">
            <text:p>0.5758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4.397">
            <text:p>104.397</text:p>
          </table:table-cell>
          <table:table-cell office:value-type="float" office:value="0.562149">
            <text:p>0.562149</text:p>
          </table:table-cell>
          <table:table-cell office:value-type="float" office:value="179.438">
            <text:p>179.438</text:p>
          </table:table-cell>
          <table:table-cell office:value-type="float" office:value="0.57589">
            <text:p>0.5758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4.516">
            <text:p>104.516</text:p>
          </table:table-cell>
          <table:table-cell office:value-type="float" office:value="0.562378">
            <text:p>0.562378</text:p>
          </table:table-cell>
          <table:table-cell office:value-type="float" office:value="179.438">
            <text:p>179.438</text:p>
          </table:table-cell>
          <table:table-cell office:value-type="float" office:value="0.575921">
            <text:p>0.57592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4.625">
            <text:p>104.625</text:p>
          </table:table-cell>
          <table:table-cell office:value-type="float" office:value="0.5625">
            <text:p>0.5625</text:p>
          </table:table-cell>
          <table:table-cell office:value-type="float" office:value="179.438">
            <text:p>179.438</text:p>
          </table:table-cell>
          <table:table-cell office:value-type="float" office:value="0.575938">
            <text:p>0.57593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4.73">
            <text:p>104.73</text:p>
          </table:table-cell>
          <table:table-cell office:value-type="float" office:value="0.5625">
            <text:p>0.5625</text:p>
          </table:table-cell>
          <table:table-cell office:value-type="float" office:value="179.438">
            <text:p>179.438</text:p>
          </table:table-cell>
          <table:table-cell office:value-type="float" office:value="0.575938">
            <text:p>0.57593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4.847">
            <text:p>104.847</text:p>
          </table:table-cell>
          <table:table-cell office:value-type="float" office:value="0.562622">
            <text:p>0.562622</text:p>
          </table:table-cell>
          <table:table-cell office:value-type="float" office:value="179.437">
            <text:p>179.437</text:p>
          </table:table-cell>
          <table:table-cell office:value-type="float" office:value="0.575954">
            <text:p>0.57595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4.975">
            <text:p>104.975</text:p>
          </table:table-cell>
          <table:table-cell office:value-type="float" office:value="0.562622">
            <text:p>0.562622</text:p>
          </table:table-cell>
          <table:table-cell office:value-type="float" office:value="179.437">
            <text:p>179.437</text:p>
          </table:table-cell>
          <table:table-cell office:value-type="float" office:value="0.575954">
            <text:p>0.57595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5.094">
            <text:p>105.094</text:p>
          </table:table-cell>
          <table:table-cell office:value-type="float" office:value="0.562744">
            <text:p>0.562744</text:p>
          </table:table-cell>
          <table:table-cell office:value-type="float" office:value="179.437">
            <text:p>179.437</text:p>
          </table:table-cell>
          <table:table-cell office:value-type="float" office:value="0.57597">
            <text:p>0.5759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5.22">
            <text:p>105.22</text:p>
          </table:table-cell>
          <table:table-cell office:value-type="float" office:value="0.562805">
            <text:p>0.562805</text:p>
          </table:table-cell>
          <table:table-cell office:value-type="float" office:value="179.437">
            <text:p>179.437</text:p>
          </table:table-cell>
          <table:table-cell office:value-type="float" office:value="0.575979">
            <text:p>0.57597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5.369">
            <text:p>105.369</text:p>
          </table:table-cell>
          <table:table-cell office:value-type="float" office:value="0.562729">
            <text:p>0.562729</text:p>
          </table:table-cell>
          <table:table-cell office:value-type="float" office:value="179.437">
            <text:p>179.437</text:p>
          </table:table-cell>
          <table:table-cell office:value-type="float" office:value="0.575968">
            <text:p>0.57596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5.476">
            <text:p>105.476</text:p>
          </table:table-cell>
          <table:table-cell office:value-type="float" office:value="0.562485">
            <text:p>0.562485</text:p>
          </table:table-cell>
          <table:table-cell office:value-type="float" office:value="179.438">
            <text:p>179.438</text:p>
          </table:table-cell>
          <table:table-cell office:value-type="float" office:value="0.575935">
            <text:p>0.57593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5.585">
            <text:p>105.585</text:p>
          </table:table-cell>
          <table:table-cell office:value-type="float" office:value="0.562302">
            <text:p>0.562302</text:p>
          </table:table-cell>
          <table:table-cell office:value-type="float" office:value="179.438">
            <text:p>179.438</text:p>
          </table:table-cell>
          <table:table-cell office:value-type="float" office:value="0.575911">
            <text:p>0.57591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5.688">
            <text:p>105.688</text:p>
          </table:table-cell>
          <table:table-cell office:value-type="float" office:value="0.561935">
            <text:p>0.561935</text:p>
          </table:table-cell>
          <table:table-cell office:value-type="float" office:value="179.438">
            <text:p>179.438</text:p>
          </table:table-cell>
          <table:table-cell office:value-type="float" office:value="0.575861">
            <text:p>0.57586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5.792">
            <text:p>105.792</text:p>
          </table:table-cell>
          <table:table-cell office:value-type="float" office:value="0.561752">
            <text:p>0.561752</text:p>
          </table:table-cell>
          <table:table-cell office:value-type="float" office:value="179.438">
            <text:p>179.438</text:p>
          </table:table-cell>
          <table:table-cell office:value-type="float" office:value="0.575837">
            <text:p>0.57583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5.914">
            <text:p>105.914</text:p>
          </table:table-cell>
          <table:table-cell office:value-type="float" office:value="0.561447">
            <text:p>0.561447</text:p>
          </table:table-cell>
          <table:table-cell office:value-type="float" office:value="179.439">
            <text:p>179.439</text:p>
          </table:table-cell>
          <table:table-cell office:value-type="float" office:value="0.575795">
            <text:p>0.57579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6.023">
            <text:p>106.023</text:p>
          </table:table-cell>
          <table:table-cell office:value-type="float" office:value="0.560837">
            <text:p>0.560837</text:p>
          </table:table-cell>
          <table:table-cell office:value-type="float" office:value="179.439">
            <text:p>179.439</text:p>
          </table:table-cell>
          <table:table-cell office:value-type="float" office:value="0.575713">
            <text:p>0.57571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6.125">
            <text:p>106.125</text:p>
          </table:table-cell>
          <table:table-cell office:value-type="float" office:value="0.560364">
            <text:p>0.560364</text:p>
          </table:table-cell>
          <table:table-cell office:value-type="float" office:value="179.44">
            <text:p>179.44</text:p>
          </table:table-cell>
          <table:table-cell office:value-type="float" office:value="0.575649">
            <text:p>0.57564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6.228">
            <text:p>106.228</text:p>
          </table:table-cell>
          <table:table-cell office:value-type="float" office:value="0.559845">
            <text:p>0.559845</text:p>
          </table:table-cell>
          <table:table-cell office:value-type="float" office:value="179.44">
            <text:p>179.44</text:p>
          </table:table-cell>
          <table:table-cell office:value-type="float" office:value="0.575579">
            <text:p>0.57557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6.344">
            <text:p>106.344</text:p>
          </table:table-cell>
          <table:table-cell office:value-type="float" office:value="0.559174">
            <text:p>0.559174</text:p>
          </table:table-cell>
          <table:table-cell office:value-type="float" office:value="179.441">
            <text:p>179.441</text:p>
          </table:table-cell>
          <table:table-cell office:value-type="float" office:value="0.575488">
            <text:p>0.57548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6.463">
            <text:p>106.463</text:p>
          </table:table-cell>
          <table:table-cell office:value-type="float" office:value="0.558563">
            <text:p>0.558563</text:p>
          </table:table-cell>
          <table:table-cell office:value-type="float" office:value="179.441">
            <text:p>179.441</text:p>
          </table:table-cell>
          <table:table-cell office:value-type="float" office:value="0.575406">
            <text:p>0.57540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6.585">
            <text:p>106.585</text:p>
          </table:table-cell>
          <table:table-cell office:value-type="float" office:value="0.557953">
            <text:p>0.557953</text:p>
          </table:table-cell>
          <table:table-cell office:value-type="float" office:value="179.442">
            <text:p>179.442</text:p>
          </table:table-cell>
          <table:table-cell office:value-type="float" office:value="0.575324">
            <text:p>0.57532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6.712">
            <text:p>106.712</text:p>
          </table:table-cell>
          <table:table-cell office:value-type="float" office:value="0.557449">
            <text:p>0.557449</text:p>
          </table:table-cell>
          <table:table-cell office:value-type="float" office:value="179.443">
            <text:p>179.443</text:p>
          </table:table-cell>
          <table:table-cell office:value-type="float" office:value="0.575256">
            <text:p>0.57525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6.826">
            <text:p>106.826</text:p>
          </table:table-cell>
          <table:table-cell office:value-type="float" office:value="0.556885">
            <text:p>0.556885</text:p>
          </table:table-cell>
          <table:table-cell office:value-type="float" office:value="179.443">
            <text:p>179.443</text:p>
          </table:table-cell>
          <table:table-cell office:value-type="float" office:value="0.575179">
            <text:p>0.57517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6.936">
            <text:p>106.936</text:p>
          </table:table-cell>
          <table:table-cell office:value-type="float" office:value="0.556274">
            <text:p>0.556274</text:p>
          </table:table-cell>
          <table:table-cell office:value-type="float" office:value="179.444">
            <text:p>179.444</text:p>
          </table:table-cell>
          <table:table-cell office:value-type="float" office:value="0.575097">
            <text:p>0.57509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7.04">
            <text:p>107.04</text:p>
          </table:table-cell>
          <table:table-cell office:value-type="float" office:value="0.555756">
            <text:p>0.555756</text:p>
          </table:table-cell>
          <table:table-cell office:value-type="float" office:value="179.444">
            <text:p>179.444</text:p>
          </table:table-cell>
          <table:table-cell office:value-type="float" office:value="0.575027">
            <text:p>0.57502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7.143">
            <text:p>107.143</text:p>
          </table:table-cell>
          <table:table-cell office:value-type="float" office:value="0.555145">
            <text:p>0.555145</text:p>
          </table:table-cell>
          <table:table-cell office:value-type="float" office:value="179.445">
            <text:p>179.445</text:p>
          </table:table-cell>
          <table:table-cell office:value-type="float" office:value="0.574945">
            <text:p>0.57494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7.244">
            <text:p>107.244</text:p>
          </table:table-cell>
          <table:table-cell office:value-type="float" office:value="0.554413">
            <text:p>0.554413</text:p>
          </table:table-cell>
          <table:table-cell office:value-type="float" office:value="179.446">
            <text:p>179.446</text:p>
          </table:table-cell>
          <table:table-cell office:value-type="float" office:value="0.574846">
            <text:p>0.57484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7.357">
            <text:p>107.357</text:p>
          </table:table-cell>
          <table:table-cell office:value-type="float" office:value="0.55368">
            <text:p>0.55368</text:p>
          </table:table-cell>
          <table:table-cell office:value-type="float" office:value="179.446">
            <text:p>179.446</text:p>
          </table:table-cell>
          <table:table-cell office:value-type="float" office:value="0.574747">
            <text:p>0.57474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7.478">
            <text:p>107.478</text:p>
          </table:table-cell>
          <table:table-cell office:value-type="float" office:value="0.553024">
            <text:p>0.553024</text:p>
          </table:table-cell>
          <table:table-cell office:value-type="float" office:value="179.447">
            <text:p>179.447</text:p>
          </table:table-cell>
          <table:table-cell office:value-type="float" office:value="0.574658">
            <text:p>0.57465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7.578">
            <text:p>107.578</text:p>
          </table:table-cell>
          <table:table-cell office:value-type="float" office:value="0.552475">
            <text:p>0.552475</text:p>
          </table:table-cell>
          <table:table-cell office:value-type="float" office:value="179.448">
            <text:p>179.448</text:p>
          </table:table-cell>
          <table:table-cell office:value-type="float" office:value="0.574584">
            <text:p>0.57458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7.705">
            <text:p>107.705</text:p>
          </table:table-cell>
          <table:table-cell office:value-type="float" office:value="0.551743">
            <text:p>0.551743</text:p>
          </table:table-cell>
          <table:table-cell office:value-type="float" office:value="179.448">
            <text:p>179.448</text:p>
          </table:table-cell>
          <table:table-cell office:value-type="float" office:value="0.574485">
            <text:p>0.57448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7.826">
            <text:p>107.826</text:p>
          </table:table-cell>
          <table:table-cell office:value-type="float" office:value="0.551071">
            <text:p>0.551071</text:p>
          </table:table-cell>
          <table:table-cell office:value-type="float" office:value="179.449">
            <text:p>179.449</text:p>
          </table:table-cell>
          <table:table-cell office:value-type="float" office:value="0.574395">
            <text:p>0.57439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7.939">
            <text:p>107.939</text:p>
          </table:table-cell>
          <table:table-cell office:value-type="float" office:value="0.550339">
            <text:p>0.550339</text:p>
          </table:table-cell>
          <table:table-cell office:value-type="float" office:value="179.45">
            <text:p>179.45</text:p>
          </table:table-cell>
          <table:table-cell office:value-type="float" office:value="0.574296">
            <text:p>0.57429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8.043">
            <text:p>108.043</text:p>
          </table:table-cell>
          <table:table-cell office:value-type="float" office:value="0.549973">
            <text:p>0.549973</text:p>
          </table:table-cell>
          <table:table-cell office:value-type="float" office:value="179.45">
            <text:p>179.45</text:p>
          </table:table-cell>
          <table:table-cell office:value-type="float" office:value="0.574246">
            <text:p>0.57424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8.146">
            <text:p>108.146</text:p>
          </table:table-cell>
          <table:table-cell office:value-type="float" office:value="0.549301">
            <text:p>0.549301</text:p>
          </table:table-cell>
          <table:table-cell office:value-type="float" office:value="179.451">
            <text:p>179.451</text:p>
          </table:table-cell>
          <table:table-cell office:value-type="float" office:value="0.574156">
            <text:p>0.57415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8.248">
            <text:p>108.248</text:p>
          </table:table-cell>
          <table:table-cell office:value-type="float" office:value="0.54863">
            <text:p>0.54863</text:p>
          </table:table-cell>
          <table:table-cell office:value-type="float" office:value="179.451">
            <text:p>179.451</text:p>
          </table:table-cell>
          <table:table-cell office:value-type="float" office:value="0.574065">
            <text:p>0.57406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8.358">
            <text:p>108.358</text:p>
          </table:table-cell>
          <table:table-cell office:value-type="float" office:value="0.548004">
            <text:p>0.548004</text:p>
          </table:table-cell>
          <table:table-cell office:value-type="float" office:value="179.452">
            <text:p>179.452</text:p>
          </table:table-cell>
          <table:table-cell office:value-type="float" office:value="0.573981">
            <text:p>0.57398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8.485">
            <text:p>108.485</text:p>
          </table:table-cell>
          <table:table-cell office:value-type="float" office:value="0.547333">
            <text:p>0.547333</text:p>
          </table:table-cell>
          <table:table-cell office:value-type="float" office:value="179.453">
            <text:p>179.453</text:p>
          </table:table-cell>
          <table:table-cell office:value-type="float" office:value="0.57389">
            <text:p>0.5738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8.603">
            <text:p>108.603</text:p>
          </table:table-cell>
          <table:table-cell office:value-type="float" office:value="0.5466">
            <text:p>0.5466</text:p>
          </table:table-cell>
          <table:table-cell office:value-type="float" office:value="179.453">
            <text:p>179.453</text:p>
          </table:table-cell>
          <table:table-cell office:value-type="float" office:value="0.573791">
            <text:p>0.57379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8.732">
            <text:p>108.732</text:p>
          </table:table-cell>
          <table:table-cell office:value-type="float" office:value="0.54599">
            <text:p>0.54599</text:p>
          </table:table-cell>
          <table:table-cell office:value-type="float" office:value="179.454">
            <text:p>179.454</text:p>
          </table:table-cell>
          <table:table-cell office:value-type="float" office:value="0.573709">
            <text:p>0.57370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8.855">
            <text:p>108.855</text:p>
          </table:table-cell>
          <table:table-cell office:value-type="float" office:value="0.545319">
            <text:p>0.545319</text:p>
          </table:table-cell>
          <table:table-cell office:value-type="float" office:value="179.455">
            <text:p>179.455</text:p>
          </table:table-cell>
          <table:table-cell office:value-type="float" office:value="0.573618">
            <text:p>0.57361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8.981">
            <text:p>108.981</text:p>
          </table:table-cell>
          <table:table-cell office:value-type="float" office:value="0.544281">
            <text:p>0.544281</text:p>
          </table:table-cell>
          <table:table-cell office:value-type="float" office:value="179.456">
            <text:p>179.456</text:p>
          </table:table-cell>
          <table:table-cell office:value-type="float" office:value="0.573478">
            <text:p>0.57347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9.11">
            <text:p>109.11</text:p>
          </table:table-cell>
          <table:table-cell office:value-type="float" office:value="0.543365">
            <text:p>0.543365</text:p>
          </table:table-cell>
          <table:table-cell office:value-type="float" office:value="179.457">
            <text:p>179.457</text:p>
          </table:table-cell>
          <table:table-cell office:value-type="float" office:value="0.573354">
            <text:p>0.57335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9.237">
            <text:p>109.237</text:p>
          </table:table-cell>
          <table:table-cell office:value-type="float" office:value="0.54248">
            <text:p>0.54248</text:p>
          </table:table-cell>
          <table:table-cell office:value-type="float" office:value="179.458">
            <text:p>179.458</text:p>
          </table:table-cell>
          <table:table-cell office:value-type="float" office:value="0.573235">
            <text:p>0.57323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9.346">
            <text:p>109.346</text:p>
          </table:table-cell>
          <table:table-cell office:value-type="float" office:value="0.541977">
            <text:p>0.541977</text:p>
          </table:table-cell>
          <table:table-cell office:value-type="float" office:value="179.458">
            <text:p>179.458</text:p>
          </table:table-cell>
          <table:table-cell office:value-type="float" office:value="0.573167">
            <text:p>0.57316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9.463">
            <text:p>109.463</text:p>
          </table:table-cell>
          <table:table-cell office:value-type="float" office:value="0.541077">
            <text:p>0.541077</text:p>
          </table:table-cell>
          <table:table-cell office:value-type="float" office:value="179.459">
            <text:p>179.459</text:p>
          </table:table-cell>
          <table:table-cell office:value-type="float" office:value="0.573045">
            <text:p>0.57304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9.565">
            <text:p>109.565</text:p>
          </table:table-cell>
          <table:table-cell office:value-type="float" office:value="0.540466">
            <text:p>0.540466</text:p>
          </table:table-cell>
          <table:table-cell office:value-type="float" office:value="179.46">
            <text:p>179.46</text:p>
          </table:table-cell>
          <table:table-cell office:value-type="float" office:value="0.572963">
            <text:p>0.57296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9.668">
            <text:p>109.668</text:p>
          </table:table-cell>
          <table:table-cell office:value-type="float" office:value="0.539856">
            <text:p>0.539856</text:p>
          </table:table-cell>
          <table:table-cell office:value-type="float" office:value="179.46">
            <text:p>179.46</text:p>
          </table:table-cell>
          <table:table-cell office:value-type="float" office:value="0.572881">
            <text:p>0.57288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9.771">
            <text:p>109.771</text:p>
          </table:table-cell>
          <table:table-cell office:value-type="float" office:value="0.539169">
            <text:p>0.539169</text:p>
          </table:table-cell>
          <table:table-cell office:value-type="float" office:value="179.461">
            <text:p>179.461</text:p>
          </table:table-cell>
          <table:table-cell office:value-type="float" office:value="0.572788">
            <text:p>0.57278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09.883">
            <text:p>109.883</text:p>
          </table:table-cell>
          <table:table-cell office:value-type="float" office:value="0.538437">
            <text:p>0.538437</text:p>
          </table:table-cell>
          <table:table-cell office:value-type="float" office:value="179.462">
            <text:p>179.462</text:p>
          </table:table-cell>
          <table:table-cell office:value-type="float" office:value="0.572689">
            <text:p>0.57268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0.012">
            <text:p>110.012</text:p>
          </table:table-cell>
          <table:table-cell office:value-type="float" office:value="0.537643">
            <text:p>0.537643</text:p>
          </table:table-cell>
          <table:table-cell office:value-type="float" office:value="179.462">
            <text:p>179.462</text:p>
          </table:table-cell>
          <table:table-cell office:value-type="float" office:value="0.572582">
            <text:p>0.57258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0.132">
            <text:p>110.132</text:p>
          </table:table-cell>
          <table:table-cell office:value-type="float" office:value="0.536911">
            <text:p>0.536911</text:p>
          </table:table-cell>
          <table:table-cell office:value-type="float" office:value="179.463">
            <text:p>179.463</text:p>
          </table:table-cell>
          <table:table-cell office:value-type="float" office:value="0.572483">
            <text:p>0.57248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0.26">
            <text:p>110.26</text:p>
          </table:table-cell>
          <table:table-cell office:value-type="float" office:value="0.53624">
            <text:p>0.53624</text:p>
          </table:table-cell>
          <table:table-cell office:value-type="float" office:value="179.464">
            <text:p>179.464</text:p>
          </table:table-cell>
          <table:table-cell office:value-type="float" office:value="0.572392">
            <text:p>0.57239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0.374">
            <text:p>110.374</text:p>
          </table:table-cell>
          <table:table-cell office:value-type="float" office:value="0.535629">
            <text:p>0.535629</text:p>
          </table:table-cell>
          <table:table-cell office:value-type="float" office:value="179.464">
            <text:p>179.464</text:p>
          </table:table-cell>
          <table:table-cell office:value-type="float" office:value="0.57231">
            <text:p>0.5723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0.494">
            <text:p>110.494</text:p>
          </table:table-cell>
          <table:table-cell office:value-type="float" office:value="0.53508">
            <text:p>0.53508</text:p>
          </table:table-cell>
          <table:table-cell office:value-type="float" office:value="179.465">
            <text:p>179.465</text:p>
          </table:table-cell>
          <table:table-cell office:value-type="float" office:value="0.572236">
            <text:p>0.57223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0.623">
            <text:p>110.623</text:p>
          </table:table-cell>
          <table:table-cell office:value-type="float" office:value="0.534378">
            <text:p>0.534378</text:p>
          </table:table-cell>
          <table:table-cell office:value-type="float" office:value="179.466">
            <text:p>179.466</text:p>
          </table:table-cell>
          <table:table-cell office:value-type="float" office:value="0.572141">
            <text:p>0.57214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0.734">
            <text:p>110.734</text:p>
          </table:table-cell>
          <table:table-cell office:value-type="float" office:value="0.533691">
            <text:p>0.533691</text:p>
          </table:table-cell>
          <table:table-cell office:value-type="float" office:value="179.466">
            <text:p>179.466</text:p>
          </table:table-cell>
          <table:table-cell office:value-type="float" office:value="0.572048">
            <text:p>0.57204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0.844">
            <text:p>110.844</text:p>
          </table:table-cell>
          <table:table-cell office:value-type="float" office:value="0.533142">
            <text:p>0.533142</text:p>
          </table:table-cell>
          <table:table-cell office:value-type="float" office:value="179.467">
            <text:p>179.467</text:p>
          </table:table-cell>
          <table:table-cell office:value-type="float" office:value="0.571974">
            <text:p>0.57197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0.957">
            <text:p>110.957</text:p>
          </table:table-cell>
          <table:table-cell office:value-type="float" office:value="0.532745">
            <text:p>0.532745</text:p>
          </table:table-cell>
          <table:table-cell office:value-type="float" office:value="179.467">
            <text:p>179.467</text:p>
          </table:table-cell>
          <table:table-cell office:value-type="float" office:value="0.571921">
            <text:p>0.57192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1.084">
            <text:p>111.084</text:p>
          </table:table-cell>
          <table:table-cell office:value-type="float" office:value="0.532227">
            <text:p>0.532227</text:p>
          </table:table-cell>
          <table:table-cell office:value-type="float" office:value="179.468">
            <text:p>179.468</text:p>
          </table:table-cell>
          <table:table-cell office:value-type="float" office:value="0.571851">
            <text:p>0.57185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1.199">
            <text:p>111.199</text:p>
          </table:table-cell>
          <table:table-cell office:value-type="float" office:value="0.531677">
            <text:p>0.531677</text:p>
          </table:table-cell>
          <table:table-cell office:value-type="float" office:value="179.468">
            <text:p>179.468</text:p>
          </table:table-cell>
          <table:table-cell office:value-type="float" office:value="0.571776">
            <text:p>0.57177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1.31">
            <text:p>111.31</text:p>
          </table:table-cell>
          <table:table-cell office:value-type="float" office:value="0.531372">
            <text:p>0.531372</text:p>
          </table:table-cell>
          <table:table-cell office:value-type="float" office:value="179.469">
            <text:p>179.469</text:p>
          </table:table-cell>
          <table:table-cell office:value-type="float" office:value="0.571735">
            <text:p>0.57173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1.418">
            <text:p>111.418</text:p>
          </table:table-cell>
          <table:table-cell office:value-type="float" office:value="0.53093">
            <text:p>0.53093</text:p>
          </table:table-cell>
          <table:table-cell office:value-type="float" office:value="179.469">
            <text:p>179.469</text:p>
          </table:table-cell>
          <table:table-cell office:value-type="float" office:value="0.571675">
            <text:p>0.57167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1.52">
            <text:p>111.52</text:p>
          </table:table-cell>
          <table:table-cell office:value-type="float" office:value="0.530472">
            <text:p>0.530472</text:p>
          </table:table-cell>
          <table:table-cell office:value-type="float" office:value="179.47">
            <text:p>179.47</text:p>
          </table:table-cell>
          <table:table-cell office:value-type="float" office:value="0.571614">
            <text:p>0.57161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1.622">
            <text:p>111.622</text:p>
          </table:table-cell>
          <table:table-cell office:value-type="float" office:value="0.530167">
            <text:p>0.530167</text:p>
          </table:table-cell>
          <table:table-cell office:value-type="float" office:value="179.47">
            <text:p>179.47</text:p>
          </table:table-cell>
          <table:table-cell office:value-type="float" office:value="0.571572">
            <text:p>0.57157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1.727">
            <text:p>111.727</text:p>
          </table:table-cell>
          <table:table-cell office:value-type="float" office:value="0.529617">
            <text:p>0.529617</text:p>
          </table:table-cell>
          <table:table-cell office:value-type="float" office:value="179.47">
            <text:p>179.47</text:p>
          </table:table-cell>
          <table:table-cell office:value-type="float" office:value="0.571498">
            <text:p>0.57149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1.836">
            <text:p>111.836</text:p>
          </table:table-cell>
          <table:table-cell office:value-type="float" office:value="0.529068">
            <text:p>0.529068</text:p>
          </table:table-cell>
          <table:table-cell office:value-type="float" office:value="179.471">
            <text:p>179.471</text:p>
          </table:table-cell>
          <table:table-cell office:value-type="float" office:value="0.571424">
            <text:p>0.57142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1.956">
            <text:p>111.956</text:p>
          </table:table-cell>
          <table:table-cell office:value-type="float" office:value="0.528381">
            <text:p>0.528381</text:p>
          </table:table-cell>
          <table:table-cell office:value-type="float" office:value="179.472">
            <text:p>179.472</text:p>
          </table:table-cell>
          <table:table-cell office:value-type="float" office:value="0.571332">
            <text:p>0.57133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2.083">
            <text:p>112.083</text:p>
          </table:table-cell>
          <table:table-cell office:value-type="float" office:value="0.527679">
            <text:p>0.527679</text:p>
          </table:table-cell>
          <table:table-cell office:value-type="float" office:value="179.472">
            <text:p>179.472</text:p>
          </table:table-cell>
          <table:table-cell office:value-type="float" office:value="0.571237">
            <text:p>0.57123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2.204">
            <text:p>112.204</text:p>
          </table:table-cell>
          <table:table-cell office:value-type="float" office:value="0.527176">
            <text:p>0.527176</text:p>
          </table:table-cell>
          <table:table-cell office:value-type="float" office:value="179.473">
            <text:p>179.473</text:p>
          </table:table-cell>
          <table:table-cell office:value-type="float" office:value="0.571169">
            <text:p>0.57116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2.323">
            <text:p>112.323</text:p>
          </table:table-cell>
          <table:table-cell office:value-type="float" office:value="0.52655">
            <text:p>0.52655</text:p>
          </table:table-cell>
          <table:table-cell office:value-type="float" office:value="179.473">
            <text:p>179.473</text:p>
          </table:table-cell>
          <table:table-cell office:value-type="float" office:value="0.571084">
            <text:p>0.57108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2.436">
            <text:p>112.436</text:p>
          </table:table-cell>
          <table:table-cell office:value-type="float" office:value="0.526184">
            <text:p>0.526184</text:p>
          </table:table-cell>
          <table:table-cell office:value-type="float" office:value="179.474">
            <text:p>179.474</text:p>
          </table:table-cell>
          <table:table-cell office:value-type="float" office:value="0.571035">
            <text:p>0.57103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2.537">
            <text:p>112.537</text:p>
          </table:table-cell>
          <table:table-cell office:value-type="float" office:value="0.525574">
            <text:p>0.525574</text:p>
          </table:table-cell>
          <table:table-cell office:value-type="float" office:value="179.474">
            <text:p>179.474</text:p>
          </table:table-cell>
          <table:table-cell office:value-type="float" office:value="0.570952">
            <text:p>0.57095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2.645">
            <text:p>112.645</text:p>
          </table:table-cell>
          <table:table-cell office:value-type="float" office:value="0.524902">
            <text:p>0.524902</text:p>
          </table:table-cell>
          <table:table-cell office:value-type="float" office:value="179.475">
            <text:p>179.475</text:p>
          </table:table-cell>
          <table:table-cell office:value-type="float" office:value="0.570862">
            <text:p>0.57086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2.748">
            <text:p>112.748</text:p>
          </table:table-cell>
          <table:table-cell office:value-type="float" office:value="0.524292">
            <text:p>0.524292</text:p>
          </table:table-cell>
          <table:table-cell office:value-type="float" office:value="179.476">
            <text:p>179.476</text:p>
          </table:table-cell>
          <table:table-cell office:value-type="float" office:value="0.570779">
            <text:p>0.57077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2.858">
            <text:p>112.858</text:p>
          </table:table-cell>
          <table:table-cell office:value-type="float" office:value="0.523529">
            <text:p>0.523529</text:p>
          </table:table-cell>
          <table:table-cell office:value-type="float" office:value="179.476">
            <text:p>179.476</text:p>
          </table:table-cell>
          <table:table-cell office:value-type="float" office:value="0.570676">
            <text:p>0.57067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2.972">
            <text:p>112.972</text:p>
          </table:table-cell>
          <table:table-cell office:value-type="float" office:value="0.522919">
            <text:p>0.522919</text:p>
          </table:table-cell>
          <table:table-cell office:value-type="float" office:value="179.477">
            <text:p>179.477</text:p>
          </table:table-cell>
          <table:table-cell office:value-type="float" office:value="0.570594">
            <text:p>0.57059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3.073">
            <text:p>113.073</text:p>
          </table:table-cell>
          <table:table-cell office:value-type="float" office:value="0.522064">
            <text:p>0.522064</text:p>
          </table:table-cell>
          <table:table-cell office:value-type="float" office:value="179.478">
            <text:p>179.478</text:p>
          </table:table-cell>
          <table:table-cell office:value-type="float" office:value="0.570479">
            <text:p>0.57047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3.174">
            <text:p>113.174</text:p>
          </table:table-cell>
          <table:table-cell office:value-type="float" office:value="0.521454">
            <text:p>0.521454</text:p>
          </table:table-cell>
          <table:table-cell office:value-type="float" office:value="179.479">
            <text:p>179.479</text:p>
          </table:table-cell>
          <table:table-cell office:value-type="float" office:value="0.570396">
            <text:p>0.57039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3.277">
            <text:p>113.277</text:p>
          </table:table-cell>
          <table:table-cell office:value-type="float" office:value="0.52066">
            <text:p>0.52066</text:p>
          </table:table-cell>
          <table:table-cell office:value-type="float" office:value="179.479">
            <text:p>179.479</text:p>
          </table:table-cell>
          <table:table-cell office:value-type="float" office:value="0.570289">
            <text:p>0.57028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3.394">
            <text:p>113.394</text:p>
          </table:table-cell>
          <table:table-cell office:value-type="float" office:value="0.519928">
            <text:p>0.519928</text:p>
          </table:table-cell>
          <table:table-cell office:value-type="float" office:value="179.48">
            <text:p>179.48</text:p>
          </table:table-cell>
          <table:table-cell office:value-type="float" office:value="0.57019">
            <text:p>0.5701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3.514">
            <text:p>113.514</text:p>
          </table:table-cell>
          <table:table-cell office:value-type="float" office:value="0.519104">
            <text:p>0.519104</text:p>
          </table:table-cell>
          <table:table-cell office:value-type="float" office:value="179.481">
            <text:p>179.481</text:p>
          </table:table-cell>
          <table:table-cell office:value-type="float" office:value="0.570079">
            <text:p>0.57007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3.634">
            <text:p>113.634</text:p>
          </table:table-cell>
          <table:table-cell office:value-type="float" office:value="0.518219">
            <text:p>0.518219</text:p>
          </table:table-cell>
          <table:table-cell office:value-type="float" office:value="179.482">
            <text:p>179.482</text:p>
          </table:table-cell>
          <table:table-cell office:value-type="float" office:value="0.56996">
            <text:p>0.5699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3.745">
            <text:p>113.745</text:p>
          </table:table-cell>
          <table:table-cell office:value-type="float" office:value="0.517365">
            <text:p>0.517365</text:p>
          </table:table-cell>
          <table:table-cell office:value-type="float" office:value="179.483">
            <text:p>179.483</text:p>
          </table:table-cell>
          <table:table-cell office:value-type="float" office:value="0.569844">
            <text:p>0.56984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3.849">
            <text:p>113.849</text:p>
          </table:table-cell>
          <table:table-cell office:value-type="float" office:value="0.516479">
            <text:p>0.516479</text:p>
          </table:table-cell>
          <table:table-cell office:value-type="float" office:value="179.484">
            <text:p>179.484</text:p>
          </table:table-cell>
          <table:table-cell office:value-type="float" office:value="0.569725">
            <text:p>0.5697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3.952">
            <text:p>113.952</text:p>
          </table:table-cell>
          <table:table-cell office:value-type="float" office:value="0.515564">
            <text:p>0.515564</text:p>
          </table:table-cell>
          <table:table-cell office:value-type="float" office:value="179.484">
            <text:p>179.484</text:p>
          </table:table-cell>
          <table:table-cell office:value-type="float" office:value="0.569601">
            <text:p>0.56960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4.053">
            <text:p>114.053</text:p>
          </table:table-cell>
          <table:table-cell office:value-type="float" office:value="0.514648">
            <text:p>0.514648</text:p>
          </table:table-cell>
          <table:table-cell office:value-type="float" office:value="179.485">
            <text:p>179.485</text:p>
          </table:table-cell>
          <table:table-cell office:value-type="float" office:value="0.569478">
            <text:p>0.56947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4.173">
            <text:p>114.173</text:p>
          </table:table-cell>
          <table:table-cell office:value-type="float" office:value="0.51384">
            <text:p>0.51384</text:p>
          </table:table-cell>
          <table:table-cell office:value-type="float" office:value="179.486">
            <text:p>179.486</text:p>
          </table:table-cell>
          <table:table-cell office:value-type="float" office:value="0.569368">
            <text:p>0.56936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4.288">
            <text:p>114.288</text:p>
          </table:table-cell>
          <table:table-cell office:value-type="float" office:value="0.512863">
            <text:p>0.512863</text:p>
          </table:table-cell>
          <table:table-cell office:value-type="float" office:value="179.487">
            <text:p>179.487</text:p>
          </table:table-cell>
          <table:table-cell office:value-type="float" office:value="0.569237">
            <text:p>0.56923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4.401">
            <text:p>114.401</text:p>
          </table:table-cell>
          <table:table-cell office:value-type="float" office:value="0.511887">
            <text:p>0.511887</text:p>
          </table:table-cell>
          <table:table-cell office:value-type="float" office:value="179.488">
            <text:p>179.488</text:p>
          </table:table-cell>
          <table:table-cell office:value-type="float" office:value="0.569105">
            <text:p>0.56910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4.522">
            <text:p>114.522</text:p>
          </table:table-cell>
          <table:table-cell office:value-type="float" office:value="0.510971">
            <text:p>0.510971</text:p>
          </table:table-cell>
          <table:table-cell office:value-type="float" office:value="179.489">
            <text:p>179.489</text:p>
          </table:table-cell>
          <table:table-cell office:value-type="float" office:value="0.568981">
            <text:p>0.56898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4.624">
            <text:p>114.624</text:p>
          </table:table-cell>
          <table:table-cell office:value-type="float" office:value="0.510178">
            <text:p>0.510178</text:p>
          </table:table-cell>
          <table:table-cell office:value-type="float" office:value="179.49">
            <text:p>179.49</text:p>
          </table:table-cell>
          <table:table-cell office:value-type="float" office:value="0.568874">
            <text:p>0.56887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4.735">
            <text:p>114.735</text:p>
          </table:table-cell>
          <table:table-cell office:value-type="float" office:value="0.509277">
            <text:p>0.509277</text:p>
          </table:table-cell>
          <table:table-cell office:value-type="float" office:value="179.491">
            <text:p>179.491</text:p>
          </table:table-cell>
          <table:table-cell office:value-type="float" office:value="0.568752">
            <text:p>0.56875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4.84">
            <text:p>114.84</text:p>
          </table:table-cell>
          <table:table-cell office:value-type="float" office:value="0.508438">
            <text:p>0.508438</text:p>
          </table:table-cell>
          <table:table-cell office:value-type="float" office:value="179.492">
            <text:p>179.492</text:p>
          </table:table-cell>
          <table:table-cell office:value-type="float" office:value="0.568639">
            <text:p>0.56863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4.943">
            <text:p>114.943</text:p>
          </table:table-cell>
          <table:table-cell office:value-type="float" office:value="0.507462">
            <text:p>0.507462</text:p>
          </table:table-cell>
          <table:table-cell office:value-type="float" office:value="179.493">
            <text:p>179.493</text:p>
          </table:table-cell>
          <table:table-cell office:value-type="float" office:value="0.568507">
            <text:p>0.56850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5.044">
            <text:p>115.044</text:p>
          </table:table-cell>
          <table:table-cell office:value-type="float" office:value="0.506638">
            <text:p>0.506638</text:p>
          </table:table-cell>
          <table:table-cell office:value-type="float" office:value="179.493">
            <text:p>179.493</text:p>
          </table:table-cell>
          <table:table-cell office:value-type="float" office:value="0.568396">
            <text:p>0.56839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5.146">
            <text:p>115.146</text:p>
          </table:table-cell>
          <table:table-cell office:value-type="float" office:value="0.505905">
            <text:p>0.505905</text:p>
          </table:table-cell>
          <table:table-cell office:value-type="float" office:value="179.494">
            <text:p>179.494</text:p>
          </table:table-cell>
          <table:table-cell office:value-type="float" office:value="0.568297">
            <text:p>0.56829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5.247">
            <text:p>115.247</text:p>
          </table:table-cell>
          <table:table-cell office:value-type="float" office:value="0.505173">
            <text:p>0.505173</text:p>
          </table:table-cell>
          <table:table-cell office:value-type="float" office:value="179.495">
            <text:p>179.495</text:p>
          </table:table-cell>
          <table:table-cell office:value-type="float" office:value="0.568198">
            <text:p>0.56819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5.363">
            <text:p>115.363</text:p>
          </table:table-cell>
          <table:table-cell office:value-type="float" office:value="0.504318">
            <text:p>0.504318</text:p>
          </table:table-cell>
          <table:table-cell office:value-type="float" office:value="179.496">
            <text:p>179.496</text:p>
          </table:table-cell>
          <table:table-cell office:value-type="float" office:value="0.568083">
            <text:p>0.56808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5.473">
            <text:p>115.473</text:p>
          </table:table-cell>
          <table:table-cell office:value-type="float" office:value="0.503647">
            <text:p>0.503647</text:p>
          </table:table-cell>
          <table:table-cell office:value-type="float" office:value="179.496">
            <text:p>179.496</text:p>
          </table:table-cell>
          <table:table-cell office:value-type="float" office:value="0.567992">
            <text:p>0.56799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5.6">
            <text:p>115.6</text:p>
          </table:table-cell>
          <table:table-cell office:value-type="float" office:value="0.502853">
            <text:p>0.502853</text:p>
          </table:table-cell>
          <table:table-cell office:value-type="float" office:value="179.497">
            <text:p>179.497</text:p>
          </table:table-cell>
          <table:table-cell office:value-type="float" office:value="0.567885">
            <text:p>0.56788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5.725">
            <text:p>115.725</text:p>
          </table:table-cell>
          <table:table-cell office:value-type="float" office:value="0.502426">
            <text:p>0.502426</text:p>
          </table:table-cell>
          <table:table-cell office:value-type="float" office:value="179.498">
            <text:p>179.498</text:p>
          </table:table-cell>
          <table:table-cell office:value-type="float" office:value="0.567828">
            <text:p>0.56782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5.841">
            <text:p>115.841</text:p>
          </table:table-cell>
          <table:table-cell office:value-type="float" office:value="0.501816">
            <text:p>0.501816</text:p>
          </table:table-cell>
          <table:table-cell office:value-type="float" office:value="179.498">
            <text:p>179.498</text:p>
          </table:table-cell>
          <table:table-cell office:value-type="float" office:value="0.567745">
            <text:p>0.56774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5.953">
            <text:p>115.953</text:p>
          </table:table-cell>
          <table:table-cell office:value-type="float" office:value="0.501389">
            <text:p>0.501389</text:p>
          </table:table-cell>
          <table:table-cell office:value-type="float" office:value="179.499">
            <text:p>179.499</text:p>
          </table:table-cell>
          <table:table-cell office:value-type="float" office:value="0.567687">
            <text:p>0.56768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6.08">
            <text:p>116.08</text:p>
          </table:table-cell>
          <table:table-cell office:value-type="float" office:value="0.500687">
            <text:p>0.500687</text:p>
          </table:table-cell>
          <table:table-cell office:value-type="float" office:value="179.499">
            <text:p>179.499</text:p>
          </table:table-cell>
          <table:table-cell office:value-type="float" office:value="0.567593">
            <text:p>0.56759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6.207">
            <text:p>116.207</text:p>
          </table:table-cell>
          <table:table-cell office:value-type="float" office:value="0.500031">
            <text:p>0.500031</text:p>
          </table:table-cell>
          <table:table-cell office:value-type="float" office:value="179.5">
            <text:p>179.5</text:p>
          </table:table-cell>
          <table:table-cell office:value-type="float" office:value="0.567504">
            <text:p>0.56750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6.337">
            <text:p>116.337</text:p>
          </table:table-cell>
          <table:table-cell office:value-type="float" office:value="0.499481">
            <text:p>0.499481</text:p>
          </table:table-cell>
          <table:table-cell office:value-type="float" office:value="179.501">
            <text:p>179.501</text:p>
          </table:table-cell>
          <table:table-cell office:value-type="float" office:value="0.56743">
            <text:p>0.5674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6.438">
            <text:p>116.438</text:p>
          </table:table-cell>
          <table:table-cell office:value-type="float" office:value="0.498993">
            <text:p>0.498993</text:p>
          </table:table-cell>
          <table:table-cell office:value-type="float" office:value="179.501">
            <text:p>179.501</text:p>
          </table:table-cell>
          <table:table-cell office:value-type="float" office:value="0.567364">
            <text:p>0.56736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6.54">
            <text:p>116.54</text:p>
          </table:table-cell>
          <table:table-cell office:value-type="float" office:value="0.498749">
            <text:p>0.498749</text:p>
          </table:table-cell>
          <table:table-cell office:value-type="float" office:value="179.501">
            <text:p>179.501</text:p>
          </table:table-cell>
          <table:table-cell office:value-type="float" office:value="0.567331">
            <text:p>0.56733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6.642">
            <text:p>116.642</text:p>
          </table:table-cell>
          <table:table-cell office:value-type="float" office:value="0.498566">
            <text:p>0.498566</text:p>
          </table:table-cell>
          <table:table-cell office:value-type="float" office:value="179.501">
            <text:p>179.501</text:p>
          </table:table-cell>
          <table:table-cell office:value-type="float" office:value="0.567306">
            <text:p>0.56730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6.746">
            <text:p>116.746</text:p>
          </table:table-cell>
          <table:table-cell office:value-type="float" office:value="0.498199">
            <text:p>0.498199</text:p>
          </table:table-cell>
          <table:table-cell office:value-type="float" office:value="179.502">
            <text:p>179.502</text:p>
          </table:table-cell>
          <table:table-cell office:value-type="float" office:value="0.567257">
            <text:p>0.56725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6.864">
            <text:p>116.864</text:p>
          </table:table-cell>
          <table:table-cell office:value-type="float" office:value="0.497711">
            <text:p>0.497711</text:p>
          </table:table-cell>
          <table:table-cell office:value-type="float" office:value="179.502">
            <text:p>179.502</text:p>
          </table:table-cell>
          <table:table-cell office:value-type="float" office:value="0.567191">
            <text:p>0.56719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6.992">
            <text:p>116.992</text:p>
          </table:table-cell>
          <table:table-cell office:value-type="float" office:value="0.497406">
            <text:p>0.497406</text:p>
          </table:table-cell>
          <table:table-cell office:value-type="float" office:value="179.503">
            <text:p>179.503</text:p>
          </table:table-cell>
          <table:table-cell office:value-type="float" office:value="0.56715">
            <text:p>0.5671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7.112">
            <text:p>117.112</text:p>
          </table:table-cell>
          <table:table-cell office:value-type="float" office:value="0.497162">
            <text:p>0.497162</text:p>
          </table:table-cell>
          <table:table-cell office:value-type="float" office:value="179.503">
            <text:p>179.503</text:p>
          </table:table-cell>
          <table:table-cell office:value-type="float" office:value="0.567117">
            <text:p>0.56711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7.215">
            <text:p>117.215</text:p>
          </table:table-cell>
          <table:table-cell office:value-type="float" office:value="0.496811">
            <text:p>0.496811</text:p>
          </table:table-cell>
          <table:table-cell office:value-type="float" office:value="179.503">
            <text:p>179.503</text:p>
          </table:table-cell>
          <table:table-cell office:value-type="float" office:value="0.567069">
            <text:p>0.56706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7.319">
            <text:p>117.319</text:p>
          </table:table-cell>
          <table:table-cell office:value-type="float" office:value="0.496582">
            <text:p>0.496582</text:p>
          </table:table-cell>
          <table:table-cell office:value-type="float" office:value="179.503">
            <text:p>179.503</text:p>
          </table:table-cell>
          <table:table-cell office:value-type="float" office:value="0.567039">
            <text:p>0.56703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7.438">
            <text:p>117.438</text:p>
          </table:table-cell>
          <table:table-cell office:value-type="float" office:value="0.496292">
            <text:p>0.496292</text:p>
          </table:table-cell>
          <table:table-cell office:value-type="float" office:value="179.504">
            <text:p>179.504</text:p>
          </table:table-cell>
          <table:table-cell office:value-type="float" office:value="0.566999">
            <text:p>0.56699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7.545">
            <text:p>117.545</text:p>
          </table:table-cell>
          <table:table-cell office:value-type="float" office:value="0.496231">
            <text:p>0.496231</text:p>
          </table:table-cell>
          <table:table-cell office:value-type="float" office:value="179.504">
            <text:p>179.504</text:p>
          </table:table-cell>
          <table:table-cell office:value-type="float" office:value="0.566991">
            <text:p>0.56699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7.652">
            <text:p>117.652</text:p>
          </table:table-cell>
          <table:table-cell office:value-type="float" office:value="0.496048">
            <text:p>0.496048</text:p>
          </table:table-cell>
          <table:table-cell office:value-type="float" office:value="179.504">
            <text:p>179.504</text:p>
          </table:table-cell>
          <table:table-cell office:value-type="float" office:value="0.566966">
            <text:p>0.56696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7.763">
            <text:p>117.763</text:p>
          </table:table-cell>
          <table:table-cell office:value-type="float" office:value="0.495865">
            <text:p>0.495865</text:p>
          </table:table-cell>
          <table:table-cell office:value-type="float" office:value="179.504">
            <text:p>179.504</text:p>
          </table:table-cell>
          <table:table-cell office:value-type="float" office:value="0.566942">
            <text:p>0.56694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7.879">
            <text:p>117.879</text:p>
          </table:table-cell>
          <table:table-cell office:value-type="float" office:value="0.495544">
            <text:p>0.495544</text:p>
          </table:table-cell>
          <table:table-cell office:value-type="float" office:value="179.504">
            <text:p>179.504</text:p>
          </table:table-cell>
          <table:table-cell office:value-type="float" office:value="0.566899">
            <text:p>0.56689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4953">
            <text:p>0.4953</text:p>
          </table:table-cell>
          <table:table-cell office:value-type="float" office:value="179.505">
            <text:p>179.505</text:p>
          </table:table-cell>
          <table:table-cell office:value-type="float" office:value="0.566866">
            <text:p>0.56686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8.122">
            <text:p>118.122</text:p>
          </table:table-cell>
          <table:table-cell office:value-type="float" office:value="0.495148">
            <text:p>0.495148</text:p>
          </table:table-cell>
          <table:table-cell office:value-type="float" office:value="179.505">
            <text:p>179.505</text:p>
          </table:table-cell>
          <table:table-cell office:value-type="float" office:value="0.566845">
            <text:p>0.56684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8.248">
            <text:p>118.248</text:p>
          </table:table-cell>
          <table:table-cell office:value-type="float" office:value="0.49469">
            <text:p>0.49469</text:p>
          </table:table-cell>
          <table:table-cell office:value-type="float" office:value="179.505">
            <text:p>179.505</text:p>
          </table:table-cell>
          <table:table-cell office:value-type="float" office:value="0.566783">
            <text:p>0.56678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8.368">
            <text:p>118.368</text:p>
          </table:table-cell>
          <table:table-cell office:value-type="float" office:value="0.494446">
            <text:p>0.494446</text:p>
          </table:table-cell>
          <table:table-cell office:value-type="float" office:value="179.506">
            <text:p>179.506</text:p>
          </table:table-cell>
          <table:table-cell office:value-type="float" office:value="0.56675">
            <text:p>0.5667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8.489">
            <text:p>118.489</text:p>
          </table:table-cell>
          <table:table-cell office:value-type="float" office:value="0.494019">
            <text:p>0.494019</text:p>
          </table:table-cell>
          <table:table-cell office:value-type="float" office:value="179.506">
            <text:p>179.506</text:p>
          </table:table-cell>
          <table:table-cell office:value-type="float" office:value="0.566693">
            <text:p>0.56669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8.615">
            <text:p>118.615</text:p>
          </table:table-cell>
          <table:table-cell office:value-type="float" office:value="0.493835">
            <text:p>0.493835</text:p>
          </table:table-cell>
          <table:table-cell office:value-type="float" office:value="179.506">
            <text:p>179.506</text:p>
          </table:table-cell>
          <table:table-cell office:value-type="float" office:value="0.566668">
            <text:p>0.56666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8.741">
            <text:p>118.741</text:p>
          </table:table-cell>
          <table:table-cell office:value-type="float" office:value="0.493774">
            <text:p>0.493774</text:p>
          </table:table-cell>
          <table:table-cell office:value-type="float" office:value="179.506">
            <text:p>179.506</text:p>
          </table:table-cell>
          <table:table-cell office:value-type="float" office:value="0.56666">
            <text:p>0.5666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8.862">
            <text:p>118.862</text:p>
          </table:table-cell>
          <table:table-cell office:value-type="float" office:value="0.493286">
            <text:p>0.493286</text:p>
          </table:table-cell>
          <table:table-cell office:value-type="float" office:value="179.507">
            <text:p>179.507</text:p>
          </table:table-cell>
          <table:table-cell office:value-type="float" office:value="0.566594">
            <text:p>0.56659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8.973">
            <text:p>118.973</text:p>
          </table:table-cell>
          <table:table-cell office:value-type="float" office:value="0.493103">
            <text:p>0.493103</text:p>
          </table:table-cell>
          <table:table-cell office:value-type="float" office:value="179.507">
            <text:p>179.507</text:p>
          </table:table-cell>
          <table:table-cell office:value-type="float" office:value="0.566569">
            <text:p>0.56656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9.099">
            <text:p>119.099</text:p>
          </table:table-cell>
          <table:table-cell office:value-type="float" office:value="0.492554">
            <text:p>0.492554</text:p>
          </table:table-cell>
          <table:table-cell office:value-type="float" office:value="179.507">
            <text:p>179.507</text:p>
          </table:table-cell>
          <table:table-cell office:value-type="float" office:value="0.566495">
            <text:p>0.56649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9.209">
            <text:p>119.209</text:p>
          </table:table-cell>
          <table:table-cell office:value-type="float" office:value="0.49231">
            <text:p>0.49231</text:p>
          </table:table-cell>
          <table:table-cell office:value-type="float" office:value="179.508">
            <text:p>179.508</text:p>
          </table:table-cell>
          <table:table-cell office:value-type="float" office:value="0.566462">
            <text:p>0.56646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9.312">
            <text:p>119.312</text:p>
          </table:table-cell>
          <table:table-cell office:value-type="float" office:value="0.492065">
            <text:p>0.492065</text:p>
          </table:table-cell>
          <table:table-cell office:value-type="float" office:value="179.508">
            <text:p>179.508</text:p>
          </table:table-cell>
          <table:table-cell office:value-type="float" office:value="0.566429">
            <text:p>0.56642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9.435">
            <text:p>119.435</text:p>
          </table:table-cell>
          <table:table-cell office:value-type="float" office:value="0.491943">
            <text:p>0.491943</text:p>
          </table:table-cell>
          <table:table-cell office:value-type="float" office:value="179.508">
            <text:p>179.508</text:p>
          </table:table-cell>
          <table:table-cell office:value-type="float" office:value="0.566412">
            <text:p>0.56641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9.563">
            <text:p>119.563</text:p>
          </table:table-cell>
          <table:table-cell office:value-type="float" office:value="0.491806">
            <text:p>0.491806</text:p>
          </table:table-cell>
          <table:table-cell office:value-type="float" office:value="179.508">
            <text:p>179.508</text:p>
          </table:table-cell>
          <table:table-cell office:value-type="float" office:value="0.566394">
            <text:p>0.56639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9.69">
            <text:p>119.69</text:p>
          </table:table-cell>
          <table:table-cell office:value-type="float" office:value="0.491318">
            <text:p>0.491318</text:p>
          </table:table-cell>
          <table:table-cell office:value-type="float" office:value="179.509">
            <text:p>179.509</text:p>
          </table:table-cell>
          <table:table-cell office:value-type="float" office:value="0.566328">
            <text:p>0.56632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9.813">
            <text:p>119.813</text:p>
          </table:table-cell>
          <table:table-cell office:value-type="float" office:value="0.491257">
            <text:p>0.491257</text:p>
          </table:table-cell>
          <table:table-cell office:value-type="float" office:value="179.509">
            <text:p>179.509</text:p>
          </table:table-cell>
          <table:table-cell office:value-type="float" office:value="0.56632">
            <text:p>0.5663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19.94">
            <text:p>119.94</text:p>
          </table:table-cell>
          <table:table-cell office:value-type="float" office:value="0.491196">
            <text:p>0.491196</text:p>
          </table:table-cell>
          <table:table-cell office:value-type="float" office:value="179.509">
            <text:p>179.509</text:p>
          </table:table-cell>
          <table:table-cell office:value-type="float" office:value="0.566311">
            <text:p>0.56631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0.068">
            <text:p>120.068</text:p>
          </table:table-cell>
          <table:table-cell office:value-type="float" office:value="0.491119">
            <text:p>0.491119</text:p>
          </table:table-cell>
          <table:table-cell office:value-type="float" office:value="179.509">
            <text:p>179.509</text:p>
          </table:table-cell>
          <table:table-cell office:value-type="float" office:value="0.566301">
            <text:p>0.56630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0.194">
            <text:p>120.194</text:p>
          </table:table-cell>
          <table:table-cell office:value-type="float" office:value="0.49115">
            <text:p>0.49115</text:p>
          </table:table-cell>
          <table:table-cell office:value-type="float" office:value="179.509">
            <text:p>179.509</text:p>
          </table:table-cell>
          <table:table-cell office:value-type="float" office:value="0.566305">
            <text:p>0.56630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0.315">
            <text:p>120.315</text:p>
          </table:table-cell>
          <table:table-cell office:value-type="float" office:value="0.491089">
            <text:p>0.491089</text:p>
          </table:table-cell>
          <table:table-cell office:value-type="float" office:value="179.509">
            <text:p>179.509</text:p>
          </table:table-cell>
          <table:table-cell office:value-type="float" office:value="0.566297">
            <text:p>0.56629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0.442">
            <text:p>120.442</text:p>
          </table:table-cell>
          <table:table-cell office:value-type="float" office:value="0.49115">
            <text:p>0.49115</text:p>
          </table:table-cell>
          <table:table-cell office:value-type="float" office:value="179.509">
            <text:p>179.509</text:p>
          </table:table-cell>
          <table:table-cell office:value-type="float" office:value="0.566305">
            <text:p>0.56630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0.563">
            <text:p>120.563</text:p>
          </table:table-cell>
          <table:table-cell office:value-type="float" office:value="0.491211">
            <text:p>0.491211</text:p>
          </table:table-cell>
          <table:table-cell office:value-type="float" office:value="179.509">
            <text:p>179.509</text:p>
          </table:table-cell>
          <table:table-cell office:value-type="float" office:value="0.566314">
            <text:p>0.56631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0.691">
            <text:p>120.691</text:p>
          </table:table-cell>
          <table:table-cell office:value-type="float" office:value="0.49115">
            <text:p>0.49115</text:p>
          </table:table-cell>
          <table:table-cell office:value-type="float" office:value="179.509">
            <text:p>179.509</text:p>
          </table:table-cell>
          <table:table-cell office:value-type="float" office:value="0.566305">
            <text:p>0.56630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0.805">
            <text:p>120.805</text:p>
          </table:table-cell>
          <table:table-cell office:value-type="float" office:value="0.491089">
            <text:p>0.491089</text:p>
          </table:table-cell>
          <table:table-cell office:value-type="float" office:value="179.509">
            <text:p>179.509</text:p>
          </table:table-cell>
          <table:table-cell office:value-type="float" office:value="0.566297">
            <text:p>0.56629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0.933">
            <text:p>120.933</text:p>
          </table:table-cell>
          <table:table-cell office:value-type="float" office:value="0.490921">
            <text:p>0.490921</text:p>
          </table:table-cell>
          <table:table-cell office:value-type="float" office:value="179.509">
            <text:p>179.509</text:p>
          </table:table-cell>
          <table:table-cell office:value-type="float" office:value="0.566274">
            <text:p>0.56627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1.054">
            <text:p>121.054</text:p>
          </table:table-cell>
          <table:table-cell office:value-type="float" office:value="0.490738">
            <text:p>0.490738</text:p>
          </table:table-cell>
          <table:table-cell office:value-type="float" office:value="179.509">
            <text:p>179.509</text:p>
          </table:table-cell>
          <table:table-cell office:value-type="float" office:value="0.56625">
            <text:p>0.566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1.169">
            <text:p>121.169</text:p>
          </table:table-cell>
          <table:table-cell office:value-type="float" office:value="0.490433">
            <text:p>0.490433</text:p>
          </table:table-cell>
          <table:table-cell office:value-type="float" office:value="179.51">
            <text:p>179.51</text:p>
          </table:table-cell>
          <table:table-cell office:value-type="float" office:value="0.566208">
            <text:p>0.56620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1.271">
            <text:p>121.271</text:p>
          </table:table-cell>
          <table:table-cell office:value-type="float" office:value="0.490311">
            <text:p>0.490311</text:p>
          </table:table-cell>
          <table:table-cell office:value-type="float" office:value="179.51">
            <text:p>179.51</text:p>
          </table:table-cell>
          <table:table-cell office:value-type="float" office:value="0.566192">
            <text:p>0.56619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1.392">
            <text:p>121.392</text:p>
          </table:table-cell>
          <table:table-cell office:value-type="float" office:value="0.49025">
            <text:p>0.49025</text:p>
          </table:table-cell>
          <table:table-cell office:value-type="float" office:value="179.51">
            <text:p>179.51</text:p>
          </table:table-cell>
          <table:table-cell office:value-type="float" office:value="0.566184">
            <text:p>0.56618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1.516">
            <text:p>121.516</text:p>
          </table:table-cell>
          <table:table-cell office:value-type="float" office:value="0.49025">
            <text:p>0.49025</text:p>
          </table:table-cell>
          <table:table-cell office:value-type="float" office:value="179.51">
            <text:p>179.51</text:p>
          </table:table-cell>
          <table:table-cell office:value-type="float" office:value="0.566184">
            <text:p>0.56618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1.636">
            <text:p>121.636</text:p>
          </table:table-cell>
          <table:table-cell office:value-type="float" office:value="0.490234">
            <text:p>0.490234</text:p>
          </table:table-cell>
          <table:table-cell office:value-type="float" office:value="179.51">
            <text:p>179.51</text:p>
          </table:table-cell>
          <table:table-cell office:value-type="float" office:value="0.566182">
            <text:p>0.56618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1.749">
            <text:p>121.749</text:p>
          </table:table-cell>
          <table:table-cell office:value-type="float" office:value="0.490204">
            <text:p>0.490204</text:p>
          </table:table-cell>
          <table:table-cell office:value-type="float" office:value="179.51">
            <text:p>179.51</text:p>
          </table:table-cell>
          <table:table-cell office:value-type="float" office:value="0.566178">
            <text:p>0.56617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1.87">
            <text:p>121.87</text:p>
          </table:table-cell>
          <table:table-cell office:value-type="float" office:value="0.490265">
            <text:p>0.490265</text:p>
          </table:table-cell>
          <table:table-cell office:value-type="float" office:value="179.51">
            <text:p>179.51</text:p>
          </table:table-cell>
          <table:table-cell office:value-type="float" office:value="0.566186">
            <text:p>0.56618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1.999">
            <text:p>121.999</text:p>
          </table:table-cell>
          <table:table-cell office:value-type="float" office:value="0.490387">
            <text:p>0.490387</text:p>
          </table:table-cell>
          <table:table-cell office:value-type="float" office:value="179.51">
            <text:p>179.51</text:p>
          </table:table-cell>
          <table:table-cell office:value-type="float" office:value="0.566202">
            <text:p>0.56620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2.124">
            <text:p>122.124</text:p>
          </table:table-cell>
          <table:table-cell office:value-type="float" office:value="0.490692">
            <text:p>0.490692</text:p>
          </table:table-cell>
          <table:table-cell office:value-type="float" office:value="179.509">
            <text:p>179.509</text:p>
          </table:table-cell>
          <table:table-cell office:value-type="float" office:value="0.566243">
            <text:p>0.56624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2.251">
            <text:p>122.251</text:p>
          </table:table-cell>
          <table:table-cell office:value-type="float" office:value="0.490997">
            <text:p>0.490997</text:p>
          </table:table-cell>
          <table:table-cell office:value-type="float" office:value="179.509">
            <text:p>179.509</text:p>
          </table:table-cell>
          <table:table-cell office:value-type="float" office:value="0.566285">
            <text:p>0.56628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2.374">
            <text:p>122.374</text:p>
          </table:table-cell>
          <table:table-cell office:value-type="float" office:value="0.49118">
            <text:p>0.49118</text:p>
          </table:table-cell>
          <table:table-cell office:value-type="float" office:value="179.509">
            <text:p>179.509</text:p>
          </table:table-cell>
          <table:table-cell office:value-type="float" office:value="0.566309">
            <text:p>0.56630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2.488">
            <text:p>122.488</text:p>
          </table:table-cell>
          <table:table-cell office:value-type="float" office:value="0.49173">
            <text:p>0.49173</text:p>
          </table:table-cell>
          <table:table-cell office:value-type="float" office:value="179.508">
            <text:p>179.508</text:p>
          </table:table-cell>
          <table:table-cell office:value-type="float" office:value="0.566384">
            <text:p>0.56638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2.61">
            <text:p>122.61</text:p>
          </table:table-cell>
          <table:table-cell office:value-type="float" office:value="0.49234">
            <text:p>0.49234</text:p>
          </table:table-cell>
          <table:table-cell office:value-type="float" office:value="179.508">
            <text:p>179.508</text:p>
          </table:table-cell>
          <table:table-cell office:value-type="float" office:value="0.566466">
            <text:p>0.56646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2.715">
            <text:p>122.715</text:p>
          </table:table-cell>
          <table:table-cell office:value-type="float" office:value="0.492798">
            <text:p>0.492798</text:p>
          </table:table-cell>
          <table:table-cell office:value-type="float" office:value="179.507">
            <text:p>179.507</text:p>
          </table:table-cell>
          <table:table-cell office:value-type="float" office:value="0.566528">
            <text:p>0.56652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2.837">
            <text:p>122.837</text:p>
          </table:table-cell>
          <table:table-cell office:value-type="float" office:value="0.493347">
            <text:p>0.493347</text:p>
          </table:table-cell>
          <table:table-cell office:value-type="float" office:value="179.507">
            <text:p>179.507</text:p>
          </table:table-cell>
          <table:table-cell office:value-type="float" office:value="0.566602">
            <text:p>0.56660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2.964">
            <text:p>122.964</text:p>
          </table:table-cell>
          <table:table-cell office:value-type="float" office:value="0.494141">
            <text:p>0.494141</text:p>
          </table:table-cell>
          <table:table-cell office:value-type="float" office:value="179.506">
            <text:p>179.506</text:p>
          </table:table-cell>
          <table:table-cell office:value-type="float" office:value="0.566709">
            <text:p>0.56670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3.083">
            <text:p>123.083</text:p>
          </table:table-cell>
          <table:table-cell office:value-type="float" office:value="0.494812">
            <text:p>0.494812</text:p>
          </table:table-cell>
          <table:table-cell office:value-type="float" office:value="179.505">
            <text:p>179.505</text:p>
          </table:table-cell>
          <table:table-cell office:value-type="float" office:value="0.5668">
            <text:p>0.566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3.197">
            <text:p>123.197</text:p>
          </table:table-cell>
          <table:table-cell office:value-type="float" office:value="0.495636">
            <text:p>0.495636</text:p>
          </table:table-cell>
          <table:table-cell office:value-type="float" office:value="179.504">
            <text:p>179.504</text:p>
          </table:table-cell>
          <table:table-cell office:value-type="float" office:value="0.566911">
            <text:p>0.56691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3.3">
            <text:p>123.3</text:p>
          </table:table-cell>
          <table:table-cell office:value-type="float" office:value="0.496216">
            <text:p>0.496216</text:p>
          </table:table-cell>
          <table:table-cell office:value-type="float" office:value="179.504">
            <text:p>179.504</text:p>
          </table:table-cell>
          <table:table-cell office:value-type="float" office:value="0.566989">
            <text:p>0.56698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3.42">
            <text:p>123.42</text:p>
          </table:table-cell>
          <table:table-cell office:value-type="float" office:value="0.497009">
            <text:p>0.497009</text:p>
          </table:table-cell>
          <table:table-cell office:value-type="float" office:value="179.503">
            <text:p>179.503</text:p>
          </table:table-cell>
          <table:table-cell office:value-type="float" office:value="0.567096">
            <text:p>0.56709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3.531">
            <text:p>123.531</text:p>
          </table:table-cell>
          <table:table-cell office:value-type="float" office:value="0.497803">
            <text:p>0.497803</text:p>
          </table:table-cell>
          <table:table-cell office:value-type="float" office:value="179.502">
            <text:p>179.502</text:p>
          </table:table-cell>
          <table:table-cell office:value-type="float" office:value="0.567203">
            <text:p>0.56720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3.651">
            <text:p>123.651</text:p>
          </table:table-cell>
          <table:table-cell office:value-type="float" office:value="0.498352">
            <text:p>0.498352</text:p>
          </table:table-cell>
          <table:table-cell office:value-type="float" office:value="179.502">
            <text:p>179.502</text:p>
          </table:table-cell>
          <table:table-cell office:value-type="float" office:value="0.567278">
            <text:p>0.56727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3.779">
            <text:p>123.779</text:p>
          </table:table-cell>
          <table:table-cell office:value-type="float" office:value="0.499329">
            <text:p>0.499329</text:p>
          </table:table-cell>
          <table:table-cell office:value-type="float" office:value="179.501">
            <text:p>179.501</text:p>
          </table:table-cell>
          <table:table-cell office:value-type="float" office:value="0.567409">
            <text:p>0.56740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3.893">
            <text:p>123.893</text:p>
          </table:table-cell>
          <table:table-cell office:value-type="float" office:value="0.500244">
            <text:p>0.500244</text:p>
          </table:table-cell>
          <table:table-cell office:value-type="float" office:value="179.5">
            <text:p>179.5</text:p>
          </table:table-cell>
          <table:table-cell office:value-type="float" office:value="0.567533">
            <text:p>0.56753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4.009">
            <text:p>124.009</text:p>
          </table:table-cell>
          <table:table-cell office:value-type="float" office:value="0.500916">
            <text:p>0.500916</text:p>
          </table:table-cell>
          <table:table-cell office:value-type="float" office:value="179.499">
            <text:p>179.499</text:p>
          </table:table-cell>
          <table:table-cell office:value-type="float" office:value="0.567624">
            <text:p>0.56762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4.112">
            <text:p>124.112</text:p>
          </table:table-cell>
          <table:table-cell office:value-type="float" office:value="0.501648">
            <text:p>0.501648</text:p>
          </table:table-cell>
          <table:table-cell office:value-type="float" office:value="179.498">
            <text:p>179.498</text:p>
          </table:table-cell>
          <table:table-cell office:value-type="float" office:value="0.567722">
            <text:p>0.56772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4.213">
            <text:p>124.213</text:p>
          </table:table-cell>
          <table:table-cell office:value-type="float" office:value="0.50238">
            <text:p>0.50238</text:p>
          </table:table-cell>
          <table:table-cell office:value-type="float" office:value="179.498">
            <text:p>179.498</text:p>
          </table:table-cell>
          <table:table-cell office:value-type="float" office:value="0.567821">
            <text:p>0.56782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4.318">
            <text:p>124.318</text:p>
          </table:table-cell>
          <table:table-cell office:value-type="float" office:value="0.503174">
            <text:p>0.503174</text:p>
          </table:table-cell>
          <table:table-cell office:value-type="float" office:value="179.497">
            <text:p>179.497</text:p>
          </table:table-cell>
          <table:table-cell office:value-type="float" office:value="0.567928">
            <text:p>0.56792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4.446">
            <text:p>124.446</text:p>
          </table:table-cell>
          <table:table-cell office:value-type="float" office:value="0.503967">
            <text:p>0.503967</text:p>
          </table:table-cell>
          <table:table-cell office:value-type="float" office:value="179.496">
            <text:p>179.496</text:p>
          </table:table-cell>
          <table:table-cell office:value-type="float" office:value="0.568036">
            <text:p>0.56803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4.559">
            <text:p>124.559</text:p>
          </table:table-cell>
          <table:table-cell office:value-type="float" office:value="0.504639">
            <text:p>0.504639</text:p>
          </table:table-cell>
          <table:table-cell office:value-type="float" office:value="179.495">
            <text:p>179.495</text:p>
          </table:table-cell>
          <table:table-cell office:value-type="float" office:value="0.568126">
            <text:p>0.56812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4.667">
            <text:p>124.667</text:p>
          </table:table-cell>
          <table:table-cell office:value-type="float" office:value="0.505554">
            <text:p>0.505554</text:p>
          </table:table-cell>
          <table:table-cell office:value-type="float" office:value="179.494">
            <text:p>179.494</text:p>
          </table:table-cell>
          <table:table-cell office:value-type="float" office:value="0.56825">
            <text:p>0.568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4.769">
            <text:p>124.769</text:p>
          </table:table-cell>
          <table:table-cell office:value-type="float" office:value="0.506134">
            <text:p>0.506134</text:p>
          </table:table-cell>
          <table:table-cell office:value-type="float" office:value="179.494">
            <text:p>179.494</text:p>
          </table:table-cell>
          <table:table-cell office:value-type="float" office:value="0.568328">
            <text:p>0.56832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4.885">
            <text:p>124.885</text:p>
          </table:table-cell>
          <table:table-cell office:value-type="float" office:value="0.506699">
            <text:p>0.506699</text:p>
          </table:table-cell>
          <table:table-cell office:value-type="float" office:value="179.493">
            <text:p>179.493</text:p>
          </table:table-cell>
          <table:table-cell office:value-type="float" office:value="0.568404">
            <text:p>0.56840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4.987">
            <text:p>124.987</text:p>
          </table:table-cell>
          <table:table-cell office:value-type="float" office:value="0.507431">
            <text:p>0.507431</text:p>
          </table:table-cell>
          <table:table-cell office:value-type="float" office:value="179.493">
            <text:p>179.493</text:p>
          </table:table-cell>
          <table:table-cell office:value-type="float" office:value="0.568503">
            <text:p>0.56850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5.106">
            <text:p>125.106</text:p>
          </table:table-cell>
          <table:table-cell office:value-type="float" office:value="0.507919">
            <text:p>0.507919</text:p>
          </table:table-cell>
          <table:table-cell office:value-type="float" office:value="179.492">
            <text:p>179.492</text:p>
          </table:table-cell>
          <table:table-cell office:value-type="float" office:value="0.568569">
            <text:p>0.56856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5.236">
            <text:p>125.236</text:p>
          </table:table-cell>
          <table:table-cell office:value-type="float" office:value="0.508789">
            <text:p>0.508789</text:p>
          </table:table-cell>
          <table:table-cell office:value-type="float" office:value="179.491">
            <text:p>179.491</text:p>
          </table:table-cell>
          <table:table-cell office:value-type="float" office:value="0.568687">
            <text:p>0.56868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5.344">
            <text:p>125.344</text:p>
          </table:table-cell>
          <table:table-cell office:value-type="float" office:value="0.509216">
            <text:p>0.509216</text:p>
          </table:table-cell>
          <table:table-cell office:value-type="float" office:value="179.491">
            <text:p>179.491</text:p>
          </table:table-cell>
          <table:table-cell office:value-type="float" office:value="0.568744">
            <text:p>0.56874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5.467">
            <text:p>125.467</text:p>
          </table:table-cell>
          <table:table-cell office:value-type="float" office:value="0.509888">
            <text:p>0.509888</text:p>
          </table:table-cell>
          <table:table-cell office:value-type="float" office:value="179.49">
            <text:p>179.49</text:p>
          </table:table-cell>
          <table:table-cell office:value-type="float" office:value="0.568835">
            <text:p>0.56883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5.587">
            <text:p>125.587</text:p>
          </table:table-cell>
          <table:table-cell office:value-type="float" office:value="0.510559">
            <text:p>0.510559</text:p>
          </table:table-cell>
          <table:table-cell office:value-type="float" office:value="179.489">
            <text:p>179.489</text:p>
          </table:table-cell>
          <table:table-cell office:value-type="float" office:value="0.568925">
            <text:p>0.56892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5.715">
            <text:p>125.715</text:p>
          </table:table-cell>
          <table:table-cell office:value-type="float" office:value="0.511353">
            <text:p>0.511353</text:p>
          </table:table-cell>
          <table:table-cell office:value-type="float" office:value="179.489">
            <text:p>179.489</text:p>
          </table:table-cell>
          <table:table-cell office:value-type="float" office:value="0.569033">
            <text:p>0.56903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5.828">
            <text:p>125.828</text:p>
          </table:table-cell>
          <table:table-cell office:value-type="float" office:value="0.512024">
            <text:p>0.512024</text:p>
          </table:table-cell>
          <table:table-cell office:value-type="float" office:value="179.488">
            <text:p>179.488</text:p>
          </table:table-cell>
          <table:table-cell office:value-type="float" office:value="0.569123">
            <text:p>0.56912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5.957">
            <text:p>125.957</text:p>
          </table:table-cell>
          <table:table-cell office:value-type="float" office:value="0.512558">
            <text:p>0.512558</text:p>
          </table:table-cell>
          <table:table-cell office:value-type="float" office:value="179.487">
            <text:p>179.487</text:p>
          </table:table-cell>
          <table:table-cell office:value-type="float" office:value="0.569195">
            <text:p>0.569195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6.086">
            <text:p>126.086</text:p>
          </table:table-cell>
          <table:table-cell office:value-type="float" office:value="0.513351">
            <text:p>0.513351</text:p>
          </table:table-cell>
          <table:table-cell office:value-type="float" office:value="179.487">
            <text:p>179.487</text:p>
          </table:table-cell>
          <table:table-cell office:value-type="float" office:value="0.569302">
            <text:p>0.56930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6.207">
            <text:p>126.207</text:p>
          </table:table-cell>
          <table:table-cell office:value-type="float" office:value="0.514084">
            <text:p>0.514084</text:p>
          </table:table-cell>
          <table:table-cell office:value-type="float" office:value="179.486">
            <text:p>179.486</text:p>
          </table:table-cell>
          <table:table-cell office:value-type="float" office:value="0.569401">
            <text:p>0.56940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6.31">
            <text:p>126.31</text:p>
          </table:table-cell>
          <table:table-cell office:value-type="float" office:value="0.514618">
            <text:p>0.514618</text:p>
          </table:table-cell>
          <table:table-cell office:value-type="float" office:value="179.485">
            <text:p>179.485</text:p>
          </table:table-cell>
          <table:table-cell office:value-type="float" office:value="0.569473">
            <text:p>0.569473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6.413">
            <text:p>126.413</text:p>
          </table:table-cell>
          <table:table-cell office:value-type="float" office:value="0.515289">
            <text:p>0.515289</text:p>
          </table:table-cell>
          <table:table-cell office:value-type="float" office:value="179.485">
            <text:p>179.485</text:p>
          </table:table-cell>
          <table:table-cell office:value-type="float" office:value="0.569564">
            <text:p>0.56956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6.513">
            <text:p>126.513</text:p>
          </table:table-cell>
          <table:table-cell office:value-type="float" office:value="0.515656">
            <text:p>0.515656</text:p>
          </table:table-cell>
          <table:table-cell office:value-type="float" office:value="179.484">
            <text:p>179.484</text:p>
          </table:table-cell>
          <table:table-cell office:value-type="float" office:value="0.569614">
            <text:p>0.56961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6.634">
            <text:p>126.634</text:p>
          </table:table-cell>
          <table:table-cell office:value-type="float" office:value="0.516205">
            <text:p>0.516205</text:p>
          </table:table-cell>
          <table:table-cell office:value-type="float" office:value="179.484">
            <text:p>179.484</text:p>
          </table:table-cell>
          <table:table-cell office:value-type="float" office:value="0.569688">
            <text:p>0.56968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6.762">
            <text:p>126.762</text:p>
          </table:table-cell>
          <table:table-cell office:value-type="float" office:value="0.516876">
            <text:p>0.516876</text:p>
          </table:table-cell>
          <table:table-cell office:value-type="float" office:value="179.483">
            <text:p>179.483</text:p>
          </table:table-cell>
          <table:table-cell office:value-type="float" office:value="0.569778">
            <text:p>0.56977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6.885">
            <text:p>126.885</text:p>
          </table:table-cell>
          <table:table-cell office:value-type="float" office:value="0.517181">
            <text:p>0.517181</text:p>
          </table:table-cell>
          <table:table-cell office:value-type="float" office:value="179.483">
            <text:p>179.483</text:p>
          </table:table-cell>
          <table:table-cell office:value-type="float" office:value="0.56982">
            <text:p>0.5698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7.013">
            <text:p>127.013</text:p>
          </table:table-cell>
          <table:table-cell office:value-type="float" office:value="0.517365">
            <text:p>0.517365</text:p>
          </table:table-cell>
          <table:table-cell office:value-type="float" office:value="179.483">
            <text:p>179.483</text:p>
          </table:table-cell>
          <table:table-cell office:value-type="float" office:value="0.569844">
            <text:p>0.569844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7.133">
            <text:p>127.133</text:p>
          </table:table-cell>
          <table:table-cell office:value-type="float" office:value="0.517548">
            <text:p>0.517548</text:p>
          </table:table-cell>
          <table:table-cell office:value-type="float" office:value="179.482">
            <text:p>179.482</text:p>
          </table:table-cell>
          <table:table-cell office:value-type="float" office:value="0.569869">
            <text:p>0.569869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7.26">
            <text:p>127.26</text:p>
          </table:table-cell>
          <table:table-cell office:value-type="float" office:value="0.517609">
            <text:p>0.517609</text:p>
          </table:table-cell>
          <table:table-cell office:value-type="float" office:value="179.482">
            <text:p>179.482</text:p>
          </table:table-cell>
          <table:table-cell office:value-type="float" office:value="0.569877">
            <text:p>0.56987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7.374">
            <text:p>127.374</text:p>
          </table:table-cell>
          <table:table-cell office:value-type="float" office:value="0.517746">
            <text:p>0.517746</text:p>
          </table:table-cell>
          <table:table-cell office:value-type="float" office:value="179.482">
            <text:p>179.482</text:p>
          </table:table-cell>
          <table:table-cell office:value-type="float" office:value="0.569896">
            <text:p>0.56989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7.49">
            <text:p>127.49</text:p>
          </table:table-cell>
          <table:table-cell office:value-type="float" office:value="0.517868">
            <text:p>0.517868</text:p>
          </table:table-cell>
          <table:table-cell office:value-type="float" office:value="179.482">
            <text:p>179.482</text:p>
          </table:table-cell>
          <table:table-cell office:value-type="float" office:value="0.569912">
            <text:p>0.569912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7.615">
            <text:p>127.615</text:p>
          </table:table-cell>
          <table:table-cell office:value-type="float" office:value="0.518082">
            <text:p>0.518082</text:p>
          </table:table-cell>
          <table:table-cell office:value-type="float" office:value="179.482">
            <text:p>179.482</text:p>
          </table:table-cell>
          <table:table-cell office:value-type="float" office:value="0.569941">
            <text:p>0.569941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27.741">
            <text:p>127.741</text:p>
          </table:table-cell>
          <table:table-cell office:value-type="float" office:value="0.518127">
            <text:p>0.518127</text:p>
          </table:table-cell>
          <table:table-cell office:value-type="float" office:value="179.482">
            <text:p>179.482</text:p>
          </table:table-cell>
          <table:table-cell office:value-type="float" office:value="0.569947">
            <text:p>0.569947</text:p>
          </table:table-cell>
          <table:table-cell office:value-type="float" office:value="180">
            <text:p>18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1">04/21/2024</text:date>, <text:time>03:11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21T03:11:45.57</dc:date>
    <dc:creator>Thorsten Kuypers</dc:creator>
    <meta:document-statistic meta:table-count="1" meta:cell-count="5667" meta:object-count="1"/>
    <meta:generator>OpenOffice/4.1.13$Win32 OpenOffice.org_project/4113m1$Build-981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75" chart:maximum="18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511cm" svg:height="15.409cm" xlink:href=".." xlink:type="simple" chart:class="chart:scatter" chart:style-name="ch1">
        <chart:legend chart:legend-position="end" svg:x="25.95cm" svg:y="7.13cm" style:legend-expansion="high" chart:style-name="ch2"/>
        <chart:plot-area chart:style-name="ch3" table:cell-range-address="Tabelle1.C12:Tabelle1.C1140 Tabelle1.E12:Tabelle1.E1140" chart:data-source-has-labels="row" svg:x="1.02cm" svg:y="1.367cm" svg:width="23.79cm" svg:height="13.314cm">
          <chartooo:coordinate-region svg:x="1.827cm" svg:y="1.58cm" svg:width="22.611cm" svg:height="12.4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13:Tabelle1.C1140" chart:label-cell-address="Tabelle1.C12:Tabelle1.C12" chart:class="chart:scatter">
            <chart:data-point chart:repeated="1128"/>
          </chart:series>
          <chart:series chart:style-name="ch8" chart:values-cell-range-address="Tabelle1.E13:Tabelle1.E1140" chart:label-cell-address="Tabelle1.E12:Tabelle1.E12" chart:class="chart:scatter">
            <chart:data-point chart:repeated="11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Tabelle1.C12:Tabelle1.C12</svg:desc>
                </draw:g>
              </table:table-cell>
              <table:table-cell office:value-type="string">
                <text:p>setpoint</text:p>
                <draw:g>
                  <svg:desc>Tabelle1.E12:Tabelle1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9.4">
                <text:p>149.4</text:p>
                <draw:g>
                  <svg:desc>Tabelle1.C13:Tabelle1.C1140</svg:desc>
                </draw:g>
              </table:table-cell>
              <table:table-cell office:value-type="float" office:value="180">
                <text:p>180</text:p>
                <draw:g>
                  <svg:desc>Tabelle1.E13:Tabelle1.E1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.36">
                <text:p>149.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.323">
                <text:p>149.3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.29">
                <text:p>149.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.265">
                <text:p>149.2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.25">
                <text:p>149.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.247">
                <text:p>149.2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.259">
                <text:p>149.2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9.286">
                <text:p>149.2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.331">
                <text:p>149.3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9.395">
                <text:p>149.3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.469">
                <text:p>149.4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.549">
                <text:p>149.5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9.647">
                <text:p>149.6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9.757">
                <text:p>149.7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9.877">
                <text:p>149.8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.009">
                <text:p>150.0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.152">
                <text:p>150.1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.3">
                <text:p>150.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.459">
                <text:p>150.4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.628">
                <text:p>150.6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.801">
                <text:p>150.8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.981">
                <text:p>150.9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.164">
                <text:p>151.1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1.357">
                <text:p>151.3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1.552">
                <text:p>151.5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.747">
                <text:p>151.7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1.941">
                <text:p>151.9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2.129">
                <text:p>152.1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2.311">
                <text:p>152.3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2.533">
                <text:p>152.5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2.747">
                <text:p>152.7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2.954">
                <text:p>152.9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3.142">
                <text:p>153.1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3.328">
                <text:p>153.3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3.526">
                <text:p>153.5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3.737">
                <text:p>153.7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3.955">
                <text:p>153.9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.148">
                <text:p>154.1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.377">
                <text:p>154.3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4.592">
                <text:p>154.5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4.804">
                <text:p>154.8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5.007">
                <text:p>155.0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5.196">
                <text:p>155.1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5.381">
                <text:p>155.3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5.568">
                <text:p>155.5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5.753">
                <text:p>155.7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5.936">
                <text:p>155.9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6.114">
                <text:p>156.1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6.291">
                <text:p>156.2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6.464">
                <text:p>156.4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637">
                <text:p>156.6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.81">
                <text:p>156.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6.979">
                <text:p>156.9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7.15">
                <text:p>157.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7.317">
                <text:p>157.3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.483">
                <text:p>157.4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.654">
                <text:p>157.6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7.809">
                <text:p>157.8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.97">
                <text:p>157.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8.134">
                <text:p>158.1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8.296">
                <text:p>158.2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8.456">
                <text:p>158.4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8.614">
                <text:p>158.6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8.773">
                <text:p>158.7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8.93">
                <text:p>158.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9.087">
                <text:p>159.0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9.236">
                <text:p>159.2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9.387">
                <text:p>159.3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9.537">
                <text:p>159.5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9.688">
                <text:p>159.6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9.838">
                <text:p>159.8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9.991">
                <text:p>159.9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0.131">
                <text:p>160.1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0.269">
                <text:p>160.2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0.407">
                <text:p>160.4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0.544">
                <text:p>160.5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0.715">
                <text:p>160.7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.878">
                <text:p>160.8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1.049">
                <text:p>161.0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.186">
                <text:p>161.1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1.346">
                <text:p>161.3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1.518">
                <text:p>161.5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1.689">
                <text:p>161.6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1.851">
                <text:p>161.8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1.994">
                <text:p>161.9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2.157">
                <text:p>162.1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2.321">
                <text:p>162.3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2.459">
                <text:p>162.4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2.606">
                <text:p>162.6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2.745">
                <text:p>162.7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2.884">
                <text:p>162.8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3.023">
                <text:p>163.0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3.167">
                <text:p>163.1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3.321">
                <text:p>163.3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3.49">
                <text:p>163.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3.657">
                <text:p>163.6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3.835">
                <text:p>163.8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3.998">
                <text:p>163.9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4.151">
                <text:p>164.1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.295">
                <text:p>164.2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4.44">
                <text:p>164.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4.59">
                <text:p>164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4.767">
                <text:p>164.7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4.925">
                <text:p>164.9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.073">
                <text:p>165.0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5.222">
                <text:p>165.2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5.374">
                <text:p>165.3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5.564">
                <text:p>165.5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5.725">
                <text:p>165.7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5.887">
                <text:p>165.8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6.041">
                <text:p>166.0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6.213">
                <text:p>166.2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6.401">
                <text:p>166.4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6.6">
                <text:p>166.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6.8">
                <text:p>166.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6.971">
                <text:p>166.9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7.13">
                <text:p>167.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7.289">
                <text:p>167.2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7.45">
                <text:p>167.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7.611">
                <text:p>167.6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7.775">
                <text:p>167.7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7.939">
                <text:p>167.9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8.103">
                <text:p>168.1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8.267">
                <text:p>168.2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8.445">
                <text:p>168.4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8.645">
                <text:p>168.6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8.844">
                <text:p>168.8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9.011">
                <text:p>169.0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9.179">
                <text:p>169.1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9.36">
                <text:p>169.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9.57">
                <text:p>169.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9.781">
                <text:p>169.7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9.982">
                <text:p>169.9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0.163">
                <text:p>170.1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0.376">
                <text:p>170.3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.579">
                <text:p>170.5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0.748">
                <text:p>170.7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0.92">
                <text:p>170.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1.117">
                <text:p>171.1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1.287">
                <text:p>171.2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1.459">
                <text:p>171.4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1.634">
                <text:p>171.6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1.808">
                <text:p>171.8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2.026">
                <text:p>172.0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2.244">
                <text:p>172.2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2.447">
                <text:p>172.4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2.642">
                <text:p>172.6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2.841">
                <text:p>172.8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3.035">
                <text:p>173.0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3.244">
                <text:p>173.2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3.452">
                <text:p>173.4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3.66">
                <text:p>173.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3.864">
                <text:p>173.8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4.052">
                <text:p>174.0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4.227">
                <text:p>174.2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4.419">
                <text:p>174.4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4.615">
                <text:p>174.6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.834">
                <text:p>174.8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.039">
                <text:p>175.0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.234">
                <text:p>175.2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5.44">
                <text:p>175.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5.645">
                <text:p>175.6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5.851">
                <text:p>175.8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.051">
                <text:p>176.0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6.226">
                <text:p>176.2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6.431">
                <text:p>176.4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6.647">
                <text:p>176.6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6.829">
                <text:p>176.8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7.014">
                <text:p>177.0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7.219">
                <text:p>177.2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7.401">
                <text:p>177.4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7.572">
                <text:p>177.5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7.744">
                <text:p>177.7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7.929">
                <text:p>177.9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8.14">
                <text:p>178.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.33">
                <text:p>178.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.497">
                <text:p>178.4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.675">
                <text:p>178.6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8.881">
                <text:p>178.8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9.063">
                <text:p>179.0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9.253">
                <text:p>179.2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9.443">
                <text:p>179.4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9.6">
                <text:p>179.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9.789">
                <text:p>179.7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9.957">
                <text:p>179.9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0.096">
                <text:p>180.0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0.258">
                <text:p>180.2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0.405">
                <text:p>180.4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0.521">
                <text:p>180.5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0.621">
                <text:p>180.6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0.719">
                <text:p>180.7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0.799">
                <text:p>180.7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0.869">
                <text:p>180.8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0.929">
                <text:p>180.9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0.98">
                <text:p>180.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1.027">
                <text:p>181.0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1.058">
                <text:p>181.0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1.075">
                <text:p>181.0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1.082">
                <text:p>181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1.076">
                <text:p>181.0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1.06">
                <text:p>181.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1.031">
                <text:p>181.0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0.994">
                <text:p>180.9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0.947">
                <text:p>180.9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0.884">
                <text:p>180.8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0.817">
                <text:p>180.8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0.754">
                <text:p>180.7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0.684">
                <text:p>180.6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0.595">
                <text:p>180.5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0.503">
                <text:p>180.5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0.399">
                <text:p>180.3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0.291">
                <text:p>180.2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0.182">
                <text:p>180.1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0.066">
                <text:p>180.0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9.958">
                <text:p>179.9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9.861">
                <text:p>179.8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9.756">
                <text:p>179.7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9.641">
                <text:p>179.6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9.515">
                <text:p>179.5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9.397">
                <text:p>179.3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9.278">
                <text:p>179.2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9.154">
                <text:p>179.1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9.047">
                <text:p>179.0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8.927">
                <text:p>178.9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8.825">
                <text:p>178.8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8.716">
                <text:p>178.7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8.61">
                <text:p>178.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8.525">
                <text:p>178.5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8.439">
                <text:p>178.4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8.365">
                <text:p>178.3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8.296">
                <text:p>178.2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8.239">
                <text:p>178.2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8.198">
                <text:p>178.1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8.17">
                <text:p>178.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8.154">
                <text:p>178.1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8.152">
                <text:p>178.1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8.166">
                <text:p>178.1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8.192">
                <text:p>178.1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8.231">
                <text:p>178.2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8.291">
                <text:p>178.2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8.355">
                <text:p>178.3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8.426">
                <text:p>178.4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8.512">
                <text:p>178.5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8.607">
                <text:p>178.6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8.711">
                <text:p>178.7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8.822">
                <text:p>178.8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8.939">
                <text:p>178.9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9.06">
                <text:p>179.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9.186">
                <text:p>179.1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9.314">
                <text:p>179.3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9.443">
                <text:p>179.4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9.579">
                <text:p>179.5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9.715">
                <text:p>179.7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9.845">
                <text:p>179.8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9.968">
                <text:p>179.9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0.086">
                <text:p>180.0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0.2">
                <text:p>180.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0.309">
                <text:p>180.3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0.411">
                <text:p>180.4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0.503">
                <text:p>180.5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0.589">
                <text:p>180.5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0.666">
                <text:p>180.6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0.734">
                <text:p>180.7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0.793">
                <text:p>180.7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0.842">
                <text:p>180.8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0.881">
                <text:p>180.8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0.91">
                <text:p>180.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0.929">
                <text:p>180.9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0.938">
                <text:p>180.9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0.936">
                <text:p>180.9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0.925">
                <text:p>180.9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0.903">
                <text:p>180.9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0.872">
                <text:p>180.8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0.833">
                <text:p>180.8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0.786">
                <text:p>180.7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0.731">
                <text:p>180.7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0.669">
                <text:p>180.6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0.6">
                <text:p>180.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0.525">
                <text:p>180.5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0.444">
                <text:p>180.4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0.356">
                <text:p>180.3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0.264">
                <text:p>180.2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0.167">
                <text:p>180.1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0.068">
                <text:p>180.0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9.964">
                <text:p>179.9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9.858">
                <text:p>179.8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9.747">
                <text:p>179.7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9.634">
                <text:p>179.6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9.52">
                <text:p>179.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9.402">
                <text:p>179.4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9.284">
                <text:p>179.2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9.168">
                <text:p>179.1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9.052">
                <text:p>179.0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8.937">
                <text:p>178.9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8.824">
                <text:p>178.8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8.713">
                <text:p>178.7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8.607">
                <text:p>178.6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8.505">
                <text:p>178.5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8.411">
                <text:p>178.4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8.324">
                <text:p>178.3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8.231">
                <text:p>178.2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8.151">
                <text:p>178.1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8.09">
                <text:p>178.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8.033">
                <text:p>178.0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7.987">
                <text:p>177.9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7.952">
                <text:p>177.9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7.931">
                <text:p>177.9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7.924">
                <text:p>177.9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7.927">
                <text:p>177.9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7.943">
                <text:p>177.9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7.971">
                <text:p>177.9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8.011">
                <text:p>178.0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8.065">
                <text:p>178.0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8.124">
                <text:p>178.1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8.195">
                <text:p>178.1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8.282">
                <text:p>178.2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8.372">
                <text:p>178.3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8.475">
                <text:p>178.4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8.583">
                <text:p>178.5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8.692">
                <text:p>178.6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8.803">
                <text:p>178.8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8.912">
                <text:p>178.9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9.029">
                <text:p>179.0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9.16">
                <text:p>179.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9.279">
                <text:p>179.2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9.407">
                <text:p>179.4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9.526">
                <text:p>179.5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9.642">
                <text:p>179.6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9.741">
                <text:p>179.7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9.846">
                <text:p>179.8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9.936">
                <text:p>179.9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0.019">
                <text:p>180.0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0.094">
                <text:p>180.0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0.167">
                <text:p>180.1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0.229">
                <text:p>180.2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0.283">
                <text:p>180.2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0.329">
                <text:p>180.3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0.367">
                <text:p>180.3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0.398">
                <text:p>180.3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0.422">
                <text:p>180.4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0.438">
                <text:p>180.4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0.444">
                <text:p>180.4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0.438">
                <text:p>180.4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80.422">
                <text:p>180.4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0.394">
                <text:p>180.3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0.357">
                <text:p>180.3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0.311">
                <text:p>180.3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0.265">
                <text:p>180.2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0.213">
                <text:p>180.2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80.155">
                <text:p>180.1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0.092">
                <text:p>180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80.025">
                <text:p>180.0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9.944">
                <text:p>179.9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9.865">
                <text:p>179.8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9.775">
                <text:p>179.7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9.679">
                <text:p>179.6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9.58">
                <text:p>179.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.47">
                <text:p>179.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.361">
                <text:p>179.3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9.253">
                <text:p>179.2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9.154">
                <text:p>179.1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9.057">
                <text:p>179.0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8.971">
                <text:p>178.9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8.891">
                <text:p>178.8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8.796">
                <text:p>178.7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8.715">
                <text:p>178.7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8.64">
                <text:p>178.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8.565">
                <text:p>178.5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8.504">
                <text:p>178.5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8.456">
                <text:p>178.4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8.418">
                <text:p>178.4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8.386">
                <text:p>178.3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8.363">
                <text:p>178.3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8.346">
                <text:p>178.3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8.338">
                <text:p>178.3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8.338">
                <text:p>178.3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8.346">
                <text:p>178.3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8.361">
                <text:p>178.3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8.384">
                <text:p>178.3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8.417">
                <text:p>178.4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8.461">
                <text:p>178.4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8.51">
                <text:p>178.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8.559">
                <text:p>178.5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8.613">
                <text:p>178.6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8.671">
                <text:p>178.6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8.741">
                <text:p>178.7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8.814">
                <text:p>178.8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8.888">
                <text:p>178.8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8.957">
                <text:p>178.9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9.028">
                <text:p>179.0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9.111">
                <text:p>179.1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9.196">
                <text:p>179.1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79.283">
                <text:p>179.2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9.365">
                <text:p>179.3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9.441">
                <text:p>179.4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9.519">
                <text:p>179.5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9.593">
                <text:p>179.5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9.656">
                <text:p>179.6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9.709">
                <text:p>179.7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9.756">
                <text:p>179.7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9.798">
                <text:p>179.7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79.836">
                <text:p>179.8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9.87">
                <text:p>179.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9.901">
                <text:p>179.9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9.928">
                <text:p>179.9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9.947">
                <text:p>179.9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9.958">
                <text:p>179.9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9.961">
                <text:p>179.9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9.958">
                <text:p>179.9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9.949">
                <text:p>179.9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9.931">
                <text:p>179.9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9.912">
                <text:p>179.9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9.883">
                <text:p>179.8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79.852">
                <text:p>179.8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9.815">
                <text:p>179.8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9.78">
                <text:p>179.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9.737">
                <text:p>179.7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9.687">
                <text:p>179.6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9.639">
                <text:p>179.6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9.59">
                <text:p>179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9.54">
                <text:p>179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9.496">
                <text:p>179.4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9.451">
                <text:p>179.4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9.398">
                <text:p>179.3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9.344">
                <text:p>179.3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9.299">
                <text:p>179.2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9.257">
                <text:p>179.2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9.217">
                <text:p>179.2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9.178">
                <text:p>179.1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9.135">
                <text:p>179.1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9.094">
                <text:p>179.0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9.058">
                <text:p>179.0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9.03">
                <text:p>179.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9.004">
                <text:p>179.0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8.983">
                <text:p>178.9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8.967">
                <text:p>178.9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8.957">
                <text:p>178.9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8.953">
                <text:p>178.9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8.954">
                <text:p>178.9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8.959">
                <text:p>178.9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8.968">
                <text:p>178.9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8.982">
                <text:p>178.9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8.998">
                <text:p>178.9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9.017">
                <text:p>179.0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9.04">
                <text:p>179.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9.068">
                <text:p>179.0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9.102">
                <text:p>179.1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9.137">
                <text:p>179.1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9.174">
                <text:p>179.1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9.218">
                <text:p>179.2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9.262">
                <text:p>179.2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9.304">
                <text:p>179.3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9.342">
                <text:p>179.3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9.381">
                <text:p>179.3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9.421">
                <text:p>179.4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9.467">
                <text:p>179.4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9.505">
                <text:p>179.5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9.543">
                <text:p>179.5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9.581">
                <text:p>179.5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9.624">
                <text:p>179.6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9.668">
                <text:p>179.6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9.706">
                <text:p>179.7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9.742">
                <text:p>179.7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79.771">
                <text:p>179.7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9.805">
                <text:p>179.8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9.831">
                <text:p>179.8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9.855">
                <text:p>179.8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9.878">
                <text:p>179.8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9.894">
                <text:p>179.8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79.907">
                <text:p>179.9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79.918">
                <text:p>179.9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79.926">
                <text:p>179.9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79.932">
                <text:p>179.9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79.936">
                <text:p>179.9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79.936">
                <text:p>179.9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79.933">
                <text:p>179.9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79.928">
                <text:p>179.9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9.92">
                <text:p>179.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9.911">
                <text:p>179.9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9.899">
                <text:p>179.8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9.886">
                <text:p>179.8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79.871">
                <text:p>179.8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79.855">
                <text:p>179.8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79.838">
                <text:p>179.8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9.817">
                <text:p>179.8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9.798">
                <text:p>179.7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9.777">
                <text:p>179.7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9.751">
                <text:p>179.7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9.726">
                <text:p>179.7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9.703">
                <text:p>179.7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79.681">
                <text:p>179.6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9.656">
                <text:p>179.6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9.633">
                <text:p>179.6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9.61">
                <text:p>179.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9.588">
                <text:p>179.5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9.567">
                <text:p>179.5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9.546">
                <text:p>179.5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9.527">
                <text:p>179.5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79.509">
                <text:p>179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79.493">
                <text:p>179.4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79.478">
                <text:p>179.4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9.466">
                <text:p>179.4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79.454">
                <text:p>179.4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79.445">
                <text:p>179.4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9.437">
                <text:p>179.4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79.431">
                <text:p>179.4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79.427">
                <text:p>179.4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79.426">
                <text:p>179.4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9.426">
                <text:p>179.4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9.428">
                <text:p>179.4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9.432">
                <text:p>179.4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9.438">
                <text:p>179.4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9.445">
                <text:p>179.4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9.454">
                <text:p>179.4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9.465">
                <text:p>179.4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9.477">
                <text:p>179.4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9.49">
                <text:p>179.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9.504">
                <text:p>179.5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9.519">
                <text:p>179.5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9.534">
                <text:p>179.5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9.551">
                <text:p>179.5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9.568">
                <text:p>179.5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9.585">
                <text:p>179.5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9.602">
                <text:p>179.6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9.62">
                <text:p>179.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9.637">
                <text:p>179.6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9.654">
                <text:p>179.6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9.67">
                <text:p>179.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9.686">
                <text:p>179.6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9.701">
                <text:p>179.7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9.716">
                <text:p>179.7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9.729">
                <text:p>179.7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9.742">
                <text:p>179.7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9.753">
                <text:p>179.7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9.763">
                <text:p>179.7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9.772">
                <text:p>179.7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9.78">
                <text:p>179.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9.786">
                <text:p>179.7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9.791">
                <text:p>179.7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9.794">
                <text:p>179.7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9.797">
                <text:p>179.7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9.797">
                <text:p>179.7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9.796">
                <text:p>179.7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9.794">
                <text:p>179.7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9.791">
                <text:p>179.7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9.787">
                <text:p>179.7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9.781">
                <text:p>179.7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9.774">
                <text:p>179.7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9.766">
                <text:p>179.7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9.758">
                <text:p>179.7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9.748">
                <text:p>179.7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9.737">
                <text:p>179.7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79.726">
                <text:p>179.7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9.715">
                <text:p>179.7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9.703">
                <text:p>179.7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9.69">
                <text:p>179.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9.678">
                <text:p>179.6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9.664">
                <text:p>179.6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9.651">
                <text:p>179.6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9.638">
                <text:p>179.6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9.624">
                <text:p>179.6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9.611">
                <text:p>179.6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79.598">
                <text:p>179.5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9.585">
                <text:p>179.5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79.573">
                <text:p>179.5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9.561">
                <text:p>179.5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9.549">
                <text:p>179.5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9.539">
                <text:p>179.5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9.528">
                <text:p>179.5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79.519">
                <text:p>179.5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79.509">
                <text:p>179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9.501">
                <text:p>179.5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79.494">
                <text:p>179.4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9.487">
                <text:p>179.4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9.481">
                <text:p>179.4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9.475">
                <text:p>179.4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9.471">
                <text:p>179.4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79.467">
                <text:p>179.4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9.464">
                <text:p>179.4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79.463">
                <text:p>179.4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79.461">
                <text:p>179.4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79.461">
                <text:p>179.4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79.461">
                <text:p>179.4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79.462">
                <text:p>179.4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9.464">
                <text:p>179.4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9.466">
                <text:p>179.4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79.469">
                <text:p>179.4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9.473">
                <text:p>179.4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9.477">
                <text:p>179.4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79.481">
                <text:p>179.4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79.486">
                <text:p>179.4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79.491">
                <text:p>179.4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9.497">
                <text:p>179.4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9.503">
                <text:p>179.5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9.508">
                <text:p>179.5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79.513">
                <text:p>179.5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79.519">
                <text:p>179.5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79.524">
                <text:p>179.5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9.529">
                <text:p>179.5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9.533">
                <text:p>179.5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9.538">
                <text:p>179.5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79.542">
                <text:p>179.5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79.545">
                <text:p>179.5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9.548">
                <text:p>179.5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79.551">
                <text:p>179.5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79.553">
                <text:p>179.5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79.554">
                <text:p>179.5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79.555">
                <text:p>179.5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9.555">
                <text:p>179.5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79.555">
                <text:p>179.5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9.554">
                <text:p>179.5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9.552">
                <text:p>179.5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9.549">
                <text:p>179.5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9.546">
                <text:p>179.5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79.542">
                <text:p>179.5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9.538">
                <text:p>179.5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9.533">
                <text:p>179.5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9.527">
                <text:p>179.5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79.521">
                <text:p>179.5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9.514">
                <text:p>179.5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79.507">
                <text:p>179.5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9.499">
                <text:p>179.4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79.491">
                <text:p>179.4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79.483">
                <text:p>179.4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9.473">
                <text:p>179.4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79.465">
                <text:p>179.4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79.456">
                <text:p>179.4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79.447">
                <text:p>179.4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9.437">
                <text:p>179.4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79.428">
                <text:p>179.4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9.419">
                <text:p>179.4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9.409">
                <text:p>179.4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9.401">
                <text:p>179.4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9.392">
                <text:p>179.3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9.384">
                <text:p>179.3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9.376">
                <text:p>179.3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9.368">
                <text:p>179.3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9.36">
                <text:p>179.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79.353">
                <text:p>179.3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9.347">
                <text:p>179.3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9.341">
                <text:p>179.3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9.335">
                <text:p>179.3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9.33">
                <text:p>179.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9.326">
                <text:p>179.3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9.322">
                <text:p>179.3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79.318">
                <text:p>179.3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9.315">
                <text:p>179.3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79.313">
                <text:p>179.3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9.311">
                <text:p>179.3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79.309">
                <text:p>179.3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79.308">
                <text:p>179.3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9.308">
                <text:p>179.3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79.308">
                <text:p>179.3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9.309">
                <text:p>179.3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79.31">
                <text:p>179.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79.311">
                <text:p>179.3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79.312">
                <text:p>179.3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9.314">
                <text:p>179.3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79.316">
                <text:p>179.3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9.319">
                <text:p>179.3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9.321">
                <text:p>179.3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79.324">
                <text:p>179.3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79.327">
                <text:p>179.3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9.33">
                <text:p>179.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79.333">
                <text:p>179.3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79.336">
                <text:p>179.3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9.34">
                <text:p>179.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9.343">
                <text:p>179.3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79.346">
                <text:p>179.3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9.349">
                <text:p>179.3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9.352">
                <text:p>179.3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9.355">
                <text:p>179.3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9.357">
                <text:p>179.3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9.36">
                <text:p>179.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9.363">
                <text:p>179.3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9.365">
                <text:p>179.3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79.367">
                <text:p>179.3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9.369">
                <text:p>179.3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9.37">
                <text:p>179.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9.372">
                <text:p>179.3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9.373">
                <text:p>179.3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9.374">
                <text:p>179.3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9.375">
                <text:p>179.3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9.376">
                <text:p>179.3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9.376">
                <text:p>179.3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79.376">
                <text:p>179.3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79.376">
                <text:p>179.3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9.376">
                <text:p>179.3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9.376">
                <text:p>179.3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9.375">
                <text:p>179.3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79.374">
                <text:p>179.3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79.374">
                <text:p>179.3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79.373">
                <text:p>179.3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79.371">
                <text:p>179.3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9.37">
                <text:p>179.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79.369">
                <text:p>179.3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79.368">
                <text:p>179.3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9.367">
                <text:p>179.3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9.365">
                <text:p>179.3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79.364">
                <text:p>179.3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79.363">
                <text:p>179.3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79.362">
                <text:p>179.3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9.361">
                <text:p>179.3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9.361">
                <text:p>179.3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79.36">
                <text:p>179.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9.36">
                <text:p>179.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79.36">
                <text:p>179.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9.359">
                <text:p>179.3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79.359">
                <text:p>179.3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9.36">
                <text:p>179.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9.36">
                <text:p>179.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9.361">
                <text:p>179.3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9.362">
                <text:p>179.3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9.363">
                <text:p>179.3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79.364">
                <text:p>179.3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9.366">
                <text:p>179.3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79.368">
                <text:p>179.3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9.37">
                <text:p>179.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9.372">
                <text:p>179.3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79.375">
                <text:p>179.3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9.377">
                <text:p>179.3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79.38">
                <text:p>179.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79.383">
                <text:p>179.3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79.386">
                <text:p>179.3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79.389">
                <text:p>179.3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79.393">
                <text:p>179.3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79.396">
                <text:p>179.3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9.4">
                <text:p>179.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79.404">
                <text:p>179.4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9.408">
                <text:p>179.4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79.411">
                <text:p>179.4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79.416">
                <text:p>179.4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79.42">
                <text:p>179.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79.423">
                <text:p>179.4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79.427">
                <text:p>179.4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79.431">
                <text:p>179.4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79.435">
                <text:p>179.4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79.439">
                <text:p>179.4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79.443">
                <text:p>179.4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79.446">
                <text:p>179.4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79.45">
                <text:p>179.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79.454">
                <text:p>179.4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79.457">
                <text:p>179.4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79.461">
                <text:p>179.4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79.463">
                <text:p>179.4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79.467">
                <text:p>179.4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79.47">
                <text:p>179.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79.473">
                <text:p>179.4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79.475">
                <text:p>179.4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79.478">
                <text:p>179.4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79.48">
                <text:p>179.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79.482">
                <text:p>179.4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79.484">
                <text:p>179.4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79.486">
                <text:p>179.4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9.488">
                <text:p>179.4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79.49">
                <text:p>179.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9.492">
                <text:p>179.4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79.493">
                <text:p>179.4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79.495">
                <text:p>179.4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79.496">
                <text:p>179.4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79.497">
                <text:p>179.4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79.499">
                <text:p>179.4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79.5">
                <text:p>179.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79.501">
                <text:p>179.5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79.502">
                <text:p>179.5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9.503">
                <text:p>179.5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79.503">
                <text:p>179.5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79.504">
                <text:p>179.5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79.505">
                <text:p>179.5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79.506">
                <text:p>179.5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79.507">
                <text:p>179.5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79.508">
                <text:p>179.5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79.509">
                <text:p>179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79.51">
                <text:p>179.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79.511">
                <text:p>179.5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79.512">
                <text:p>179.5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79.513">
                <text:p>179.5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79.514">
                <text:p>179.5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79.515">
                <text:p>179.5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79.516">
                <text:p>179.5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79.518">
                <text:p>179.5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9.519">
                <text:p>179.5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79.521">
                <text:p>179.5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9.522">
                <text:p>179.5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9.524">
                <text:p>179.5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79.525">
                <text:p>179.5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9.527">
                <text:p>179.5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79.529">
                <text:p>179.5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79.53">
                <text:p>179.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79.532">
                <text:p>179.5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79.534">
                <text:p>179.5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79.536">
                <text:p>179.5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79.537">
                <text:p>179.5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79.539">
                <text:p>179.5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79.541">
                <text:p>179.5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79.543">
                <text:p>179.5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79.545">
                <text:p>179.5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79.546">
                <text:p>179.5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79.548">
                <text:p>179.5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79.55">
                <text:p>179.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9.552">
                <text:p>179.5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9.554">
                <text:p>179.5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79.555">
                <text:p>179.5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79.557">
                <text:p>179.5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79.558">
                <text:p>179.5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79.56">
                <text:p>179.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79.561">
                <text:p>179.5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79.563">
                <text:p>179.5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79.564">
                <text:p>179.5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79.565">
                <text:p>179.5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9.566">
                <text:p>179.5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79.567">
                <text:p>179.5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79.568">
                <text:p>179.5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79.569">
                <text:p>179.5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79.569">
                <text:p>179.5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79.57">
                <text:p>179.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79.57">
                <text:p>179.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79.57">
                <text:p>179.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79.571">
                <text:p>179.5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9.57">
                <text:p>179.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79.57">
                <text:p>179.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9.57">
                <text:p>179.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9.57">
                <text:p>179.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9.569">
                <text:p>179.5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9.569">
                <text:p>179.5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9.568">
                <text:p>179.5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9.567">
                <text:p>179.5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9.567">
                <text:p>179.5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9.566">
                <text:p>179.5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9.564">
                <text:p>179.5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9.563">
                <text:p>179.5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9.562">
                <text:p>179.5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9.56">
                <text:p>179.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9.559">
                <text:p>179.5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9.557">
                <text:p>179.5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9.556">
                <text:p>179.5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9.554">
                <text:p>179.5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9.552">
                <text:p>179.5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9.55">
                <text:p>179.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9.548">
                <text:p>179.5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9.546">
                <text:p>179.5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9.545">
                <text:p>179.5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9.543">
                <text:p>179.5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9.541">
                <text:p>179.5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9.539">
                <text:p>179.5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9.537">
                <text:p>179.5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9.535">
                <text:p>179.5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9.533">
                <text:p>179.5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9.531">
                <text:p>179.5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9.529">
                <text:p>179.5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9.527">
                <text:p>179.5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9.525">
                <text:p>179.5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9.523">
                <text:p>179.5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9.521">
                <text:p>179.5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9.519">
                <text:p>179.5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9.518">
                <text:p>179.5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9.516">
                <text:p>179.5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9.514">
                <text:p>179.5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9.512">
                <text:p>179.5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9.51">
                <text:p>179.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9.508">
                <text:p>179.5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9.507">
                <text:p>179.5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9.505">
                <text:p>179.5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9.504">
                <text:p>179.5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9.502">
                <text:p>179.5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9.501">
                <text:p>179.5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9.499">
                <text:p>179.4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9.498">
                <text:p>179.4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9.496">
                <text:p>179.4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9.494">
                <text:p>179.4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9.493">
                <text:p>179.4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9.492">
                <text:p>179.4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9.49">
                <text:p>179.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9.488">
                <text:p>179.4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9.487">
                <text:p>179.4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9.486">
                <text:p>179.4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9.485">
                <text:p>179.4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9.483">
                <text:p>179.4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9.482">
                <text:p>179.4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9.48">
                <text:p>179.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9.479">
                <text:p>179.4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9.478">
                <text:p>179.4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9.476">
                <text:p>179.4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9.475">
                <text:p>179.4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9.473">
                <text:p>179.4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9.472">
                <text:p>179.4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9.471">
                <text:p>179.4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9.47">
                <text:p>179.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9.469">
                <text:p>179.4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9.468">
                <text:p>179.4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9.466">
                <text:p>179.4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9.465">
                <text:p>179.4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9.464">
                <text:p>179.4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9.463">
                <text:p>179.4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.461">
                <text:p>179.4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.46">
                <text:p>179.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.459">
                <text:p>179.4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.458">
                <text:p>179.4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.457">
                <text:p>179.4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79.456">
                <text:p>179.4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79.455">
                <text:p>179.4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79.454">
                <text:p>179.4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79.453">
                <text:p>179.4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79.452">
                <text:p>179.4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79.451">
                <text:p>179.4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79.45">
                <text:p>179.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79.449">
                <text:p>179.4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79.448">
                <text:p>179.4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79.447">
                <text:p>179.4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79.446">
                <text:p>179.4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79.445">
                <text:p>179.4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79.445">
                <text:p>179.4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79.444">
                <text:p>179.4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79.443">
                <text:p>179.4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79.443">
                <text:p>179.4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79.442">
                <text:p>179.4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79.441">
                <text:p>179.4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79.441">
                <text:p>179.4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79.44">
                <text:p>179.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79.44">
                <text:p>179.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79.439">
                <text:p>179.4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79.439">
                <text:p>179.4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79.438">
                <text:p>179.4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79.438">
                <text:p>179.4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79.438">
                <text:p>179.4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79.438">
                <text:p>179.4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79.438">
                <text:p>179.4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79.438">
                <text:p>179.4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79.437">
                <text:p>179.4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79.437">
                <text:p>179.4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79.437">
                <text:p>179.4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79.437">
                <text:p>179.4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79.437">
                <text:p>179.4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79.438">
                <text:p>179.4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79.438">
                <text:p>179.4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79.438">
                <text:p>179.4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79.438">
                <text:p>179.4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79.439">
                <text:p>179.4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79.439">
                <text:p>179.4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79.44">
                <text:p>179.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79.44">
                <text:p>179.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79.441">
                <text:p>179.4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79.441">
                <text:p>179.4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79.442">
                <text:p>179.4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79.443">
                <text:p>179.4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79.443">
                <text:p>179.4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79.444">
                <text:p>179.4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79.444">
                <text:p>179.4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79.445">
                <text:p>179.4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79.446">
                <text:p>179.4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79.446">
                <text:p>179.4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79.447">
                <text:p>179.4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79.448">
                <text:p>179.4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79.448">
                <text:p>179.4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79.449">
                <text:p>179.4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79.45">
                <text:p>179.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79.45">
                <text:p>179.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79.451">
                <text:p>179.4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79.451">
                <text:p>179.4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79.452">
                <text:p>179.4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79.453">
                <text:p>179.4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79.453">
                <text:p>179.4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79.454">
                <text:p>179.4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79.455">
                <text:p>179.4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79.456">
                <text:p>179.4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79.457">
                <text:p>179.4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79.458">
                <text:p>179.4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79.458">
                <text:p>179.4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79.459">
                <text:p>179.4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79.46">
                <text:p>179.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79.46">
                <text:p>179.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79.461">
                <text:p>179.4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79.462">
                <text:p>179.4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79.462">
                <text:p>179.4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79.463">
                <text:p>179.4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79.464">
                <text:p>179.4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79.464">
                <text:p>179.4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79.465">
                <text:p>179.4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79.466">
                <text:p>179.4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79.466">
                <text:p>179.4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79.467">
                <text:p>179.4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79.467">
                <text:p>179.4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79.468">
                <text:p>179.4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79.468">
                <text:p>179.4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79.469">
                <text:p>179.4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79.469">
                <text:p>179.4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79.47">
                <text:p>179.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79.47">
                <text:p>179.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79.47">
                <text:p>179.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79.471">
                <text:p>179.4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79.472">
                <text:p>179.4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79.472">
                <text:p>179.4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79.473">
                <text:p>179.4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79.473">
                <text:p>179.4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79.474">
                <text:p>179.4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79.474">
                <text:p>179.4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79.475">
                <text:p>179.4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79.476">
                <text:p>179.4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79.476">
                <text:p>179.4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79.477">
                <text:p>179.4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79.478">
                <text:p>179.4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79.479">
                <text:p>179.4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79.479">
                <text:p>179.4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79.48">
                <text:p>179.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79.481">
                <text:p>179.4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79.482">
                <text:p>179.4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79.483">
                <text:p>179.4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79.484">
                <text:p>179.4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79.484">
                <text:p>179.4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79.485">
                <text:p>179.4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79.486">
                <text:p>179.4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79.487">
                <text:p>179.4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79.488">
                <text:p>179.4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79.489">
                <text:p>179.4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79.49">
                <text:p>179.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79.491">
                <text:p>179.4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79.492">
                <text:p>179.4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79.493">
                <text:p>179.4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79.493">
                <text:p>179.4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79.494">
                <text:p>179.4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79.495">
                <text:p>179.4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79.496">
                <text:p>179.4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79.496">
                <text:p>179.4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79.497">
                <text:p>179.4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79.498">
                <text:p>179.4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79.498">
                <text:p>179.4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79.499">
                <text:p>179.4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79.499">
                <text:p>179.4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79.5">
                <text:p>179.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79.501">
                <text:p>179.5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79.501">
                <text:p>179.5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79.501">
                <text:p>179.5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79.501">
                <text:p>179.5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79.502">
                <text:p>179.5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79.502">
                <text:p>179.5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79.503">
                <text:p>179.5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79.503">
                <text:p>179.5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79.503">
                <text:p>179.5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79.503">
                <text:p>179.5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79.504">
                <text:p>179.5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79.504">
                <text:p>179.5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79.504">
                <text:p>179.5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79.504">
                <text:p>179.5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79.504">
                <text:p>179.5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79.505">
                <text:p>179.5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79.505">
                <text:p>179.5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79.505">
                <text:p>179.5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79.506">
                <text:p>179.5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79.506">
                <text:p>179.5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79.506">
                <text:p>179.5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79.506">
                <text:p>179.5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79.507">
                <text:p>179.5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79.507">
                <text:p>179.5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79.507">
                <text:p>179.5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79.508">
                <text:p>179.5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79.508">
                <text:p>179.5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79.508">
                <text:p>179.5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79.508">
                <text:p>179.5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79.509">
                <text:p>179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79.509">
                <text:p>179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79.509">
                <text:p>179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79.509">
                <text:p>179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79.509">
                <text:p>179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79.509">
                <text:p>179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79.509">
                <text:p>179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79.509">
                <text:p>179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79.509">
                <text:p>179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79.509">
                <text:p>179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79.509">
                <text:p>179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79.509">
                <text:p>179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79.51">
                <text:p>179.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79.51">
                <text:p>179.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79.51">
                <text:p>179.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79.51">
                <text:p>179.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79.51">
                <text:p>179.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79.51">
                <text:p>179.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79.51">
                <text:p>179.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79.51">
                <text:p>179.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79.509">
                <text:p>179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79.509">
                <text:p>179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79.509">
                <text:p>179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79.508">
                <text:p>179.5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79.508">
                <text:p>179.5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79.507">
                <text:p>179.5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79.507">
                <text:p>179.5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79.506">
                <text:p>179.5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79.505">
                <text:p>179.5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79.504">
                <text:p>179.5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79.504">
                <text:p>179.5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79.503">
                <text:p>179.5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79.502">
                <text:p>179.5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79.502">
                <text:p>179.5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79.501">
                <text:p>179.5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79.5">
                <text:p>179.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79.499">
                <text:p>179.4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79.498">
                <text:p>179.4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79.498">
                <text:p>179.4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79.497">
                <text:p>179.4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79.496">
                <text:p>179.4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79.495">
                <text:p>179.4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79.494">
                <text:p>179.4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79.494">
                <text:p>179.4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79.493">
                <text:p>179.4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79.493">
                <text:p>179.4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79.492">
                <text:p>179.4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79.491">
                <text:p>179.4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79.491">
                <text:p>179.4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79.49">
                <text:p>179.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79.489">
                <text:p>179.4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79.489">
                <text:p>179.4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79.488">
                <text:p>179.4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79.487">
                <text:p>179.4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79.487">
                <text:p>179.4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79.486">
                <text:p>179.4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79.485">
                <text:p>179.4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79.485">
                <text:p>179.4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79.484">
                <text:p>179.4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79.484">
                <text:p>179.4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79.483">
                <text:p>179.4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79.483">
                <text:p>179.4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79.483">
                <text:p>179.4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79.482">
                <text:p>179.4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79.482">
                <text:p>179.4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79.482">
                <text:p>179.4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79.482">
                <text:p>179.4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79.482">
                <text:p>179.4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79.482">
                <text:p>179.482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